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801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6.0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lumetriskVattenshaderUSGProfilerData_SECOND_TEST_data_main_sel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Mean USG(msec)</text:p>
          </table:table-cell>
          <table:table-cell office:value-type="string" calcext:value-type="string">
            <text:p>Mean HLSL(msec)</text:p>
          </table:table-cell>
          <table:table-cell office:value-type="string" calcext:value-type="string">
            <text:p>HLSL BETTER (0 = False, 1 = True)</text:p>
          </table:table-cell>
          <table:table-cell office:value-type="string" calcext:value-type="string">
            <text:p>Diff</text:p>
          </table:table-cell>
          <table:table-cell/>
        </table:table-row>
        <table:table-row table:style-name="ro1">
          <table:table-cell office:value-type="string" calcext:value-type="string">
            <text:p>Main Thread</text:p>
          </table:table-cell>
          <table:table-cell office:value-type="string" calcext:value-type="string">
            <text:p>Internal</text:p>
          </table:table-cell>
          <table:table-cell office:value-type="float" office:value="0.3870143" calcext:value-type="float">
            <text:p>0.3870143</text:p>
          </table:table-cell>
          <table:table-cell office:value-type="float" office:value="0.3630297" calcext:value-type="float">
            <text:p>0.3630297</text:p>
          </table:table-cell>
          <table:table-cell table:formula="of:=COM.MICROSOFT.IFS([.C2]&gt;[.D2];1;[.D2]&gt;[.C2];0;[.C2]=[.D2];0)" office:value-type="float" office:value="1" calcext:value-type="float">
            <text:p>1</text:p>
          </table:table-cell>
          <table:table-cell table:formula="of:=[.C2]-[.D2]" office:value-type="float" office:value="0.0239846" calcext:value-type="float">
            <text:p>0.023984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layerLoop</text:p>
          </table:table-cell>
          <table:table-cell office:value-type="float" office:value="0.381767" calcext:value-type="float">
            <text:p>0.381767</text:p>
          </table:table-cell>
          <table:table-cell office:value-type="float" office:value="0.358218" calcext:value-type="float">
            <text:p>0.358218</text:p>
          </table:table-cell>
          <table:table-cell table:formula="of:=COM.MICROSOFT.IFS([.C3]&gt;[.D3];1;[.D3]&gt;[.C3];0;[.C3]=[.D3];0)" office:value-type="float" office:value="1" calcext:value-type="float">
            <text:p>1</text:p>
          </table:table-cell>
          <table:table-cell table:formula="of:=[.C3]-[.D3]" office:value-type="float" office:value="0.023549" calcext:value-type="float">
            <text:p>0.023549</text:p>
          </table:table-cell>
          <table:table-cell/>
        </table:table-row>
        <table:table-row table:style-name="ro1">
          <table:table-cell office:value-type="string" calcext:value-type="string">
            <text:p>PostLateUpdate.FinishFrameRendering</text:p>
          </table:table-cell>
          <table:table-cell office:value-type="string" calcext:value-type="string">
            <text:p>PlayerLoop</text:p>
          </table:table-cell>
          <table:table-cell office:value-type="float" office:value="0.261074" calcext:value-type="float">
            <text:p>0.261074</text:p>
          </table:table-cell>
          <table:table-cell office:value-type="float" office:value="0.2445854" calcext:value-type="float">
            <text:p>0.2445854</text:p>
          </table:table-cell>
          <table:table-cell table:formula="of:=COM.MICROSOFT.IFS([.C4]&gt;[.D4];1;[.D4]&gt;[.C4];0;[.C4]=[.D4];0)" office:value-type="float" office:value="1" calcext:value-type="float">
            <text:p>1</text:p>
          </table:table-cell>
          <table:table-cell table:formula="of:=[.C4]-[.D4]" office:value-type="float" office:value="0.0164886" calcext:value-type="float">
            <text:p>0.0164886</text:p>
          </table:table-cell>
          <table:table-cell/>
        </table:table-row>
        <table:table-row table:style-name="ro1">
          <table:table-cell office:value-type="string" calcext:value-type="string">
            <text:p>UnityEngine.CoreModule.dll!UnityEngine.Rendering::RenderPipelineManager.DoRenderLoop_Internal()</text:p>
          </table:table-cell>
          <table:table-cell office:value-type="string" calcext:value-type="string">
            <text:p>Scripts</text:p>
          </table:table-cell>
          <table:table-cell office:value-type="float" office:value="0.2216204" calcext:value-type="float">
            <text:p>0.2216204</text:p>
          </table:table-cell>
          <table:table-cell office:value-type="float" office:value="0.2062834" calcext:value-type="float">
            <text:p>0.2062834</text:p>
          </table:table-cell>
          <table:table-cell table:formula="of:=COM.MICROSOFT.IFS([.C5]&gt;[.D5];1;[.D5]&gt;[.C5];0;[.C5]=[.D5];0)" office:value-type="float" office:value="1" calcext:value-type="float">
            <text:p>1</text:p>
          </table:table-cell>
          <table:table-cell table:formula="of:=[.C5]-[.D5]" office:value-type="float" office:value="0.015337" calcext:value-type="float">
            <text:p>0.015337</text:p>
          </table:table-cell>
          <table:table-cell/>
        </table:table-row>
        <table:table-row table:style-name="ro1">
          <table:table-cell office:value-type="string" calcext:value-type="string">
            <text:p>Inl_UniversalRenderTotal</text:p>
          </table:table-cell>
          <table:table-cell office:value-type="string" calcext:value-type="string">
            <text:p>Scripts</text:p>
          </table:table-cell>
          <table:table-cell office:value-type="float" office:value="0.2193318" calcext:value-type="float">
            <text:p>0.2193318</text:p>
          </table:table-cell>
          <table:table-cell office:value-type="float" office:value="0.2040476" calcext:value-type="float">
            <text:p>0.2040476</text:p>
          </table:table-cell>
          <table:table-cell table:formula="of:=COM.MICROSOFT.IFS([.C6]&gt;[.D6];1;[.D6]&gt;[.C6];0;[.C6]=[.D6];0)" office:value-type="float" office:value="1" calcext:value-type="float">
            <text:p>1</text:p>
          </table:table-cell>
          <table:table-cell table:formula="of:=[.C6]-[.D6]" office:value-type="float" office:value="0.0152842" calcext:value-type="float">
            <text:p>0.0152842</text:p>
          </table:table-cell>
          <table:table-cell/>
        </table:table-row>
        <table:table-row table:style-name="ro1">
          <table:table-cell office:value-type="string" calcext:value-type="string">
            <text:p>Inl_RenderCameraStack</text:p>
          </table:table-cell>
          <table:table-cell office:value-type="string" calcext:value-type="string">
            <text:p>Scripts</text:p>
          </table:table-cell>
          <table:table-cell office:value-type="float" office:value="0.2146074" calcext:value-type="float">
            <text:p>0.2146074</text:p>
          </table:table-cell>
          <table:table-cell office:value-type="float" office:value="0.199758" calcext:value-type="float">
            <text:p>0.199758</text:p>
          </table:table-cell>
          <table:table-cell table:formula="of:=COM.MICROSOFT.IFS([.C7]&gt;[.D7];1;[.D7]&gt;[.C7];0;[.C7]=[.D7];0)" office:value-type="float" office:value="1" calcext:value-type="float">
            <text:p>1</text:p>
          </table:table-cell>
          <table:table-cell table:formula="of:=[.C7]-[.D7]" office:value-type="float" office:value="0.0148494" calcext:value-type="float">
            <text:p>0.0148494</text:p>
          </table:table-cell>
          <table:table-cell/>
        </table:table-row>
        <table:table-row table:style-name="ro1">
          <table:table-cell office:value-type="string" calcext:value-type="string">
            <text:p>Inl_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0.116059" calcext:value-type="float">
            <text:p>0.116059</text:p>
          </table:table-cell>
          <table:table-cell office:value-type="float" office:value="0.10764" calcext:value-type="float">
            <text:p>0.10764</text:p>
          </table:table-cell>
          <table:table-cell table:formula="of:=COM.MICROSOFT.IFS([.C8]&gt;[.D8];1;[.D8]&gt;[.C8];0;[.C8]=[.D8];0)" office:value-type="float" office:value="1" calcext:value-type="float">
            <text:p>1</text:p>
          </table:table-cell>
          <table:table-cell table:formula="of:=[.C8]-[.D8]" office:value-type="float" office:value="0.00841899999999998" calcext:value-type="float">
            <text:p>0.008419</text:p>
          </table:table-cell>
          <table:table-cell/>
        </table:table-row>
        <table:table-row table:style-name="ro1">
          <table:table-cell office:value-type="string" calcext:value-type="string">
            <text:p>Inl_Context.Submit</text:p>
          </table:table-cell>
          <table:table-cell office:value-type="string" calcext:value-type="string">
            <text:p>Scripts</text:p>
          </table:table-cell>
          <table:table-cell office:value-type="float" office:value="0.07177068" calcext:value-type="float">
            <text:p>0.07177068</text:p>
          </table:table-cell>
          <table:table-cell office:value-type="float" office:value="0.06648133" calcext:value-type="float">
            <text:p>0.06648133</text:p>
          </table:table-cell>
          <table:table-cell table:formula="of:=COM.MICROSOFT.IFS([.C9]&gt;[.D9];1;[.D9]&gt;[.C9];0;[.C9]=[.D9];0)" office:value-type="float" office:value="1" calcext:value-type="float">
            <text:p>1</text:p>
          </table:table-cell>
          <table:table-cell table:formula="of:=[.C9]-[.D9]" office:value-type="float" office:value="0.00528935" calcext:value-type="float">
            <text:p>0.00528935</text:p>
          </table:table-cell>
          <table:table-cell/>
        </table:table-row>
        <table:table-row table:style-name="ro1">
          <table:table-cell office:value-type="string" calcext:value-type="string">
            <text:p>Inl_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0.05564802" calcext:value-type="float">
            <text:p>0.05564802</text:p>
          </table:table-cell>
          <table:table-cell office:value-type="float" office:value="0.05047566" calcext:value-type="float">
            <text:p>0.05047566</text:p>
          </table:table-cell>
          <table:table-cell table:formula="of:=COM.MICROSOFT.IFS([.C10]&gt;[.D10];1;[.D10]&gt;[.C10];0;[.C10]=[.D10];0)" office:value-type="float" office:value="1" calcext:value-type="float">
            <text:p>1</text:p>
          </table:table-cell>
          <table:table-cell table:formula="of:=[.C10]-[.D10]" office:value-type="float" office:value="0.00517236" calcext:value-type="float">
            <text:p>0.00517236</text:p>
          </table:table-cell>
          <table:table-cell/>
        </table:table-row>
        <table:table-row table:style-name="ro1">
          <table:table-cell office:value-type="string" calcext:value-type="string">
            <text:p>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0.05400936" calcext:value-type="float">
            <text:p>0.05400936</text:p>
          </table:table-cell>
          <table:table-cell office:value-type="float" office:value="0.05012835" calcext:value-type="float">
            <text:p>0.05012835</text:p>
          </table:table-cell>
          <table:table-cell table:formula="of:=COM.MICROSOFT.IFS([.C11]&gt;[.D11];1;[.D11]&gt;[.C11];0;[.C11]=[.D11];0)" office:value-type="float" office:value="1" calcext:value-type="float">
            <text:p>1</text:p>
          </table:table-cell>
          <table:table-cell table:formula="of:=[.C11]-[.D11]" office:value-type="float" office:value="0.00388101" calcext:value-type="float">
            <text:p>0.00388101</text:p>
          </table:table-cell>
          <table:table-cell/>
        </table:table-row>
        <table:table-row table:style-name="ro1">
          <table:table-cell office:value-type="string" calcext:value-type="string">
            <text:p>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0.04538366" calcext:value-type="float">
            <text:p>0.04538366</text:p>
          </table:table-cell>
          <table:table-cell office:value-type="float" office:value="0.04209198" calcext:value-type="float">
            <text:p>0.04209198</text:p>
          </table:table-cell>
          <table:table-cell table:formula="of:=COM.MICROSOFT.IFS([.C12]&gt;[.D12];1;[.D12]&gt;[.C12];0;[.C12]=[.D12];0)" office:value-type="float" office:value="1" calcext:value-type="float">
            <text:p>1</text:p>
          </table:table-cell>
          <table:table-cell table:formula="of:=[.C12]-[.D12]" office:value-type="float" office:value="0.00329168" calcext:value-type="float">
            <text:p>0.00329168</text:p>
          </table:table-cell>
          <table:table-cell/>
        </table:table-row>
        <table:table-row table:style-name="ro1">
          <table:table-cell office:value-type="string" calcext:value-type="string">
            <text:p>CullScriptable</text:p>
          </table:table-cell>
          <table:table-cell office:value-type="string" calcext:value-type="string">
            <text:p>Render</text:p>
          </table:table-cell>
          <table:table-cell office:value-type="float" office:value="0.04258534" calcext:value-type="float">
            <text:p>0.04258534</text:p>
          </table:table-cell>
          <table:table-cell office:value-type="float" office:value="0.04076466" calcext:value-type="float">
            <text:p>0.04076466</text:p>
          </table:table-cell>
          <table:table-cell table:formula="of:=COM.MICROSOFT.IFS([.C13]&gt;[.D13];1;[.D13]&gt;[.C13];0;[.C13]=[.D13];0)" office:value-type="float" office:value="1" calcext:value-type="float">
            <text:p>1</text:p>
          </table:table-cell>
          <table:table-cell table:formula="of:=[.C13]-[.D13]" office:value-type="float" office:value="0.00182068" calcext:value-type="float">
            <text:p>0.00182068</text:p>
          </table:table-cell>
          <table:table-cell/>
        </table:table-row>
        <table:table-row table:style-name="ro1">
          <table:table-cell office:value-type="string" calcext:value-type="string">
            <text:p>TimeUpdate.WaitForLastPresentationAndUpdateTime</text:p>
          </table:table-cell>
          <table:table-cell office:value-type="string" calcext:value-type="string">
            <text:p>PlayerLoop</text:p>
          </table:table-cell>
          <table:table-cell office:value-type="float" office:value="0.03647234" calcext:value-type="float">
            <text:p>0.03647234</text:p>
          </table:table-cell>
          <table:table-cell office:value-type="float" office:value="0.03360366" calcext:value-type="float">
            <text:p>0.03360366</text:p>
          </table:table-cell>
          <table:table-cell table:formula="of:=COM.MICROSOFT.IFS([.C14]&gt;[.D14];1;[.D14]&gt;[.C14];0;[.C14]=[.D14];0)" office:value-type="float" office:value="1" calcext:value-type="float">
            <text:p>1</text:p>
          </table:table-cell>
          <table:table-cell table:formula="of:=[.C14]-[.D14]" office:value-type="float" office:value="0.00286868" calcext:value-type="float">
            <text:p>0.00286868</text:p>
          </table:table-cell>
          <table:table-cell/>
        </table:table-row>
        <table:table-row table:style-name="ro1">
          <table:table-cell office:value-type="string" calcext:value-type="string">
            <text:p>GfxDeviceD3D11.WaitForLastPresent</text:p>
          </table:table-cell>
          <table:table-cell office:value-type="string" calcext:value-type="string">
            <text:p>Render</text:p>
          </table:table-cell>
          <table:table-cell office:value-type="float" office:value="0.03448766" calcext:value-type="float">
            <text:p>0.03448766</text:p>
          </table:table-cell>
          <table:table-cell office:value-type="float" office:value="0.03181898" calcext:value-type="float">
            <text:p>0.03181898</text:p>
          </table:table-cell>
          <table:table-cell table:formula="of:=COM.MICROSOFT.IFS([.C15]&gt;[.D15];1;[.D15]&gt;[.C15];0;[.C15]=[.D15];0)" office:value-type="float" office:value="1" calcext:value-type="float">
            <text:p>1</text:p>
          </table:table-cell>
          <table:table-cell table:formula="of:=[.C15]-[.D15]" office:value-type="float" office:value="0.00266868" calcext:value-type="float">
            <text:p>0.00266868</text:p>
          </table:table-cell>
          <table:table-cell/>
        </table:table-row>
        <table:table-row table:style-name="ro1">
          <table:table-cell office:value-type="string" calcext:value-type="string">
            <text:p>DXGI.WaitOnSwapChain</text:p>
          </table:table-cell>
          <table:table-cell office:value-type="string" calcext:value-type="string">
            <text:p>PlayerLoop</text:p>
          </table:table-cell>
          <table:table-cell office:value-type="float" office:value="0.03196466" calcext:value-type="float">
            <text:p>0.03196466</text:p>
          </table:table-cell>
          <table:table-cell office:value-type="float" office:value="0.02936565" calcext:value-type="float">
            <text:p>0.02936565</text:p>
          </table:table-cell>
          <table:table-cell table:formula="of:=COM.MICROSOFT.IFS([.C16]&gt;[.D16];1;[.D16]&gt;[.C16];0;[.C16]=[.D16];0)" office:value-type="float" office:value="1" calcext:value-type="float">
            <text:p>1</text:p>
          </table:table-cell>
          <table:table-cell table:formula="of:=[.C16]-[.D16]" office:value-type="float" office:value="0.00259901" calcext:value-type="float">
            <text:p>0.00259901</text:p>
          </table:table-cell>
          <table:table-cell/>
        </table:table-row>
        <table:table-row table:style-name="ro1">
          <table:table-cell office:value-type="string" calcext:value-type="string">
            <text:p>SceneCulling</text:p>
          </table:table-cell>
          <table:table-cell office:value-type="string" calcext:value-type="string">
            <text:p>Render</text:p>
          </table:table-cell>
          <table:table-cell office:value-type="float" office:value="0.024891" calcext:value-type="float">
            <text:p>0.024891</text:p>
          </table:table-cell>
          <table:table-cell office:value-type="float" office:value="0.02345432" calcext:value-type="float">
            <text:p>0.02345432</text:p>
          </table:table-cell>
          <table:table-cell table:formula="of:=COM.MICROSOFT.IFS([.C17]&gt;[.D17];1;[.D17]&gt;[.C17];0;[.C17]=[.D17];0)" office:value-type="float" office:value="1" calcext:value-type="float">
            <text:p>1</text:p>
          </table:table-cell>
          <table:table-cell table:formula="of:=[.C17]-[.D17]" office:value-type="float" office:value="0.00143668" calcext:value-type="float">
            <text:p>0.00143668</text:p>
          </table:table-cell>
          <table:table-cell/>
        </table:table-row>
        <table:table-row table:style-name="ro1">
          <table:table-cell office:value-type="string" calcext:value-type="string">
            <text:p>Gfx.WaitForPresentOnGfxThread</text:p>
          </table:table-cell>
          <table:table-cell office:value-type="string" calcext:value-type="string">
            <text:p>Render</text:p>
          </table:table-cell>
          <table:table-cell office:value-type="float" office:value="0.02029698" calcext:value-type="float">
            <text:p>0.02029698</text:p>
          </table:table-cell>
          <table:table-cell office:value-type="float" office:value="0.02097932" calcext:value-type="float">
            <text:p>0.02097932</text:p>
          </table:table-cell>
          <table:table-cell table:formula="of:=COM.MICROSOFT.IFS([.C18]&gt;[.D18];1;[.D18]&gt;[.C18];0;[.C18]=[.D18];0)" office:value-type="float" office:value="0" calcext:value-type="float">
            <text:p>0</text:p>
          </table:table-cell>
          <table:table-cell table:formula="of:=[.C18]-[.D18]" office:value-type="float" office:value="-0.00068234" calcext:value-type="float">
            <text:p>-0.00068234</text:p>
          </table:table-cell>
          <table:table-cell/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2013199" calcext:value-type="float">
            <text:p>0.02013199</text:p>
          </table:table-cell>
          <table:table-cell office:value-type="float" office:value="0.02079733" calcext:value-type="float">
            <text:p>0.02079733</text:p>
          </table:table-cell>
          <table:table-cell table:formula="of:=COM.MICROSOFT.IFS([.C19]&gt;[.D19];1;[.D19]&gt;[.C19];0;[.C19]=[.D19];0)" office:value-type="float" office:value="0" calcext:value-type="float">
            <text:p>0</text:p>
          </table:table-cell>
          <table:table-cell table:formula="of:=[.C19]-[.D19]" office:value-type="float" office:value="-0.00066534" calcext:value-type="float">
            <text:p>-0.00066534</text:p>
          </table:table-cell>
          <table:table-cell/>
        </table:table-row>
        <table:table-row table:style-name="ro1">
          <table:table-cell office:value-type="string" calcext:value-type="string">
            <text:p>Inl_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0.02009599" calcext:value-type="float">
            <text:p>0.02009599</text:p>
          </table:table-cell>
          <table:table-cell office:value-type="float" office:value="0.01796034" calcext:value-type="float">
            <text:p>0.01796034</text:p>
          </table:table-cell>
          <table:table-cell table:formula="of:=COM.MICROSOFT.IFS([.C20]&gt;[.D20];1;[.D20]&gt;[.C20];0;[.C20]=[.D20];0)" office:value-type="float" office:value="1" calcext:value-type="float">
            <text:p>1</text:p>
          </table:table-cell>
          <table:table-cell table:formula="of:=[.C20]-[.D20]" office:value-type="float" office:value="0.00213565" calcext:value-type="float">
            <text:p>0.00213565</text:p>
          </table:table-cell>
          <table:table-cell/>
        </table:table-row>
        <table:table-row table:style-name="ro1">
          <table:table-cell office:value-type="string" calcext:value-type="string">
            <text:p>PostLateUpdate.ProfilerEndFrame</text:p>
          </table:table-cell>
          <table:table-cell office:value-type="string" calcext:value-type="string">
            <text:p>PlayerLoop</text:p>
          </table:table-cell>
          <table:table-cell office:value-type="float" office:value="0.01640566" calcext:value-type="float">
            <text:p>0.01640566</text:p>
          </table:table-cell>
          <table:table-cell office:value-type="float" office:value="0.01505133" calcext:value-type="float">
            <text:p>0.01505133</text:p>
          </table:table-cell>
          <table:table-cell table:formula="of:=COM.MICROSOFT.IFS([.C21]&gt;[.D21];1;[.D21]&gt;[.C21];0;[.C21]=[.D21];0)" office:value-type="float" office:value="1" calcext:value-type="float">
            <text:p>1</text:p>
          </table:table-cell>
          <table:table-cell table:formula="of:=[.C21]-[.D21]" office:value-type="float" office:value="0.00135433" calcext:value-type="float">
            <text:p>0.00135433</text:p>
          </table:table-cell>
          <table:table-cell/>
        </table:table-row>
        <table:table-row table:style-name="ro1">
          <table:table-cell office:value-type="string" calcext:value-type="string">
            <text:p>Profiler.FlushCounters</text:p>
          </table:table-cell>
          <table:table-cell office:value-type="string" calcext:value-type="string">
            <text:p>Overhead</text:p>
          </table:table-cell>
          <table:table-cell office:value-type="float" office:value="0.016268" calcext:value-type="float">
            <text:p>0.016268</text:p>
          </table:table-cell>
          <table:table-cell office:value-type="float" office:value="0.01491367" calcext:value-type="float">
            <text:p>0.01491367</text:p>
          </table:table-cell>
          <table:table-cell table:formula="of:=COM.MICROSOFT.IFS([.C22]&gt;[.D22];1;[.D22]&gt;[.C22];0;[.C22]=[.D22];0)" office:value-type="float" office:value="1" calcext:value-type="float">
            <text:p>1</text:p>
          </table:table-cell>
          <table:table-cell table:formula="of:=[.C22]-[.D22]" office:value-type="float" office:value="0.00135433" calcext:value-type="float">
            <text:p>0.00135433</text:p>
          </table:table-cell>
          <table:table-cell/>
        </table:table-row>
        <table:table-row table:style-name="ro1">
          <table:table-cell office:value-type="string" calcext:value-type="string">
            <text:p>CullSendEvents</text:p>
          </table:table-cell>
          <table:table-cell office:value-type="string" calcext:value-type="string">
            <text:p>Render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1128267" calcext:value-type="float">
            <text:p>0.01128267</text:p>
          </table:table-cell>
          <table:table-cell table:formula="of:=COM.MICROSOFT.IFS([.C23]&gt;[.D23];1;[.D23]&gt;[.C23];0;[.C23]=[.D23];0)" office:value-type="float" office:value="1" calcext:value-type="float">
            <text:p>1</text:p>
          </table:table-cell>
          <table:table-cell table:formula="of:=[.C23]-[.D23]" office:value-type="float" office:value="0.00100333" calcext:value-type="float">
            <text:p>0.00100333</text:p>
          </table:table-cell>
          <table:table-cell/>
        </table:table-row>
        <table:table-row table:style-name="ro1">
          <table:table-cell office:value-type="string" calcext:value-type="string">
            <text:p>CullResults.CreateSharedRendererScene</text:p>
          </table:table-cell>
          <table:table-cell office:value-type="string" calcext:value-type="string">
            <text:p>Render</text:p>
          </table:table-cell>
          <table:table-cell office:value-type="float" office:value="0.01027667" calcext:value-type="float">
            <text:p>0.01027667</text:p>
          </table:table-cell>
          <table:table-cell office:value-type="float" office:value="0.01039599" calcext:value-type="float">
            <text:p>0.01039599</text:p>
          </table:table-cell>
          <table:table-cell table:formula="of:=COM.MICROSOFT.IFS([.C24]&gt;[.D24];1;[.D24]&gt;[.C24];0;[.C24]=[.D24];0)" office:value-type="float" office:value="0" calcext:value-type="float">
            <text:p>0</text:p>
          </table:table-cell>
          <table:table-cell table:formula="of:=[.C24]-[.D24]" office:value-type="float" office:value="-0.000119320000000001" calcext:value-type="float">
            <text:p>-0.00011932</text:p>
          </table:table-cell>
          <table:table-cell/>
        </table:table-row>
        <table:table-row table:style-name="ro1">
          <table:table-cell office:value-type="string" calcext:value-type="string">
            <text:p>Inl_UpdateVolumeFramework</text:p>
          </table:table-cell>
          <table:table-cell office:value-type="string" calcext:value-type="string">
            <text:p>Scripts</text:p>
          </table:table-cell>
          <table:table-cell office:value-type="float" office:value="0.009903332" calcext:value-type="float">
            <text:p>0.009903332</text:p>
          </table:table-cell>
          <table:table-cell office:value-type="float" office:value="0.009926663" calcext:value-type="float">
            <text:p>0.009926663</text:p>
          </table:table-cell>
          <table:table-cell table:formula="of:=COM.MICROSOFT.IFS([.C25]&gt;[.D25];1;[.D25]&gt;[.C25];0;[.C25]=[.D25];0)" office:value-type="float" office:value="0" calcext:value-type="float">
            <text:p>0</text:p>
          </table:table-cell>
          <table:table-cell table:formula="of:=[.C25]-[.D25]" office:value-type="float" office:value="-0.0000233309999999997" calcext:value-type="float">
            <text:p>-2.33309999999997E-05</text:p>
          </table:table-cell>
          <table:table-cell/>
        </table:table-row>
        <table:table-row table:style-name="ro1">
          <table:table-cell office:value-type="string" calcext:value-type="string">
            <text:p>Profiler.FlushMemoryCounters</text:p>
          </table:table-cell>
          <table:table-cell office:value-type="string" calcext:value-type="string">
            <text:p>Overhead</text:p>
          </table:table-cell>
          <table:table-cell office:value-type="float" office:value="0.009785667" calcext:value-type="float">
            <text:p>0.009785667</text:p>
          </table:table-cell>
          <table:table-cell office:value-type="float" office:value="0.009082667" calcext:value-type="float">
            <text:p>0.009082667</text:p>
          </table:table-cell>
          <table:table-cell table:formula="of:=COM.MICROSOFT.IFS([.C26]&gt;[.D26];1;[.D26]&gt;[.C26];0;[.C26]=[.D26];0)" office:value-type="float" office:value="1" calcext:value-type="float">
            <text:p>1</text:p>
          </table:table-cell>
          <table:table-cell table:formula="of:=[.C26]-[.D26]" office:value-type="float" office:value="0.000703000000000001" calcext:value-type="float">
            <text:p>0.000703</text:p>
          </table:table-cell>
          <table:table-cell/>
        </table:table-row>
        <table:table-row table:style-name="ro1">
          <table:table-cell office:value-type="string" calcext:value-type="string">
            <text:p>Inl_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0.009288335" calcext:value-type="float">
            <text:p>0.009288335</text:p>
          </table:table-cell>
          <table:table-cell office:value-type="float" office:value="0.008345669" calcext:value-type="float">
            <text:p>0.008345669</text:p>
          </table:table-cell>
          <table:table-cell table:formula="of:=COM.MICROSOFT.IFS([.C27]&gt;[.D27];1;[.D27]&gt;[.C27];0;[.C27]=[.D27];0)" office:value-type="float" office:value="1" calcext:value-type="float">
            <text:p>1</text:p>
          </table:table-cell>
          <table:table-cell table:formula="of:=[.C27]-[.D27]" office:value-type="float" office:value="0.000942666" calcext:value-type="float">
            <text:p>0.000942666</text:p>
          </table:table-cell>
          <table:table-cell/>
        </table:table-row>
        <table:table-row table:style-name="ro1">
          <table:table-cell office:value-type="string" calcext:value-type="string">
            <text:p>PrepareSceneNodes</text:p>
          </table:table-cell>
          <table:table-cell office:value-type="string" calcext:value-type="string">
            <text:p>Render</text:p>
          </table:table-cell>
          <table:table-cell office:value-type="float" office:value="0.009063997" calcext:value-type="float">
            <text:p>0.009063997</text:p>
          </table:table-cell>
          <table:table-cell office:value-type="float" office:value="0.008844665" calcext:value-type="float">
            <text:p>0.008844665</text:p>
          </table:table-cell>
          <table:table-cell table:formula="of:=COM.MICROSOFT.IFS([.C28]&gt;[.D28];1;[.D28]&gt;[.C28];0;[.C28]=[.D28];0)" office:value-type="float" office:value="1" calcext:value-type="float">
            <text:p>1</text:p>
          </table:table-cell>
          <table:table-cell table:formula="of:=[.C28]-[.D28]" office:value-type="float" office:value="0.000219332000000001" calcext:value-type="float">
            <text:p>0.000219332</text:p>
          </table:table-cell>
          <table:table-cell/>
        </table:table-row>
        <table:table-row table:style-name="ro1">
          <table:table-cell office:value-type="string" calcext:value-type="string">
            <text:p>Inl_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0.008890334" calcext:value-type="float">
            <text:p>0.008890334</text:p>
          </table:table-cell>
          <table:table-cell office:value-type="float" office:value="0.008072666" calcext:value-type="float">
            <text:p>0.008072666</text:p>
          </table:table-cell>
          <table:table-cell table:formula="of:=COM.MICROSOFT.IFS([.C29]&gt;[.D29];1;[.D29]&gt;[.C29];0;[.C29]=[.D29];0)" office:value-type="float" office:value="1" calcext:value-type="float">
            <text:p>1</text:p>
          </table:table-cell>
          <table:table-cell table:formula="of:=[.C29]-[.D29]" office:value-type="float" office:value="0.000817667999999999" calcext:value-type="float">
            <text:p>0.000817668</text:p>
          </table:table-cell>
          <table:table-cell/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0.008470332" calcext:value-type="float">
            <text:p>0.008470332</text:p>
          </table:table-cell>
          <table:table-cell office:value-type="float" office:value="0.007742669" calcext:value-type="float">
            <text:p>0.007742669</text:p>
          </table:table-cell>
          <table:table-cell table:formula="of:=COM.MICROSOFT.IFS([.C30]&gt;[.D30];1;[.D30]&gt;[.C30];0;[.C30]=[.D30];0)" office:value-type="float" office:value="1" calcext:value-type="float">
            <text:p>1</text:p>
          </table:table-cell>
          <table:table-cell table:formula="of:=[.C30]-[.D30]" office:value-type="float" office:value="0.000727663" calcext:value-type="float">
            <text:p>0.000727663</text:p>
          </table:table-cell>
          <table:table-cell/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7530336" calcext:value-type="float">
            <text:p>0.007530336</text:p>
          </table:table-cell>
          <table:table-cell office:value-type="float" office:value="0.006451" calcext:value-type="float">
            <text:p>0.006451</text:p>
          </table:table-cell>
          <table:table-cell table:formula="of:=COM.MICROSOFT.IFS([.C31]&gt;[.D31];1;[.D31]&gt;[.C31];0;[.C31]=[.D31];0)" office:value-type="float" office:value="1" calcext:value-type="float">
            <text:p>1</text:p>
          </table:table-cell>
          <table:table-cell table:formula="of:=[.C31]-[.D31]" office:value-type="float" office:value="0.001079336" calcext:value-type="float">
            <text:p>0.001079336</text:p>
          </table:table-cell>
          <table:table-cell/>
        </table:table-row>
        <table:table-row table:style-name="ro1">
          <table:table-cell office:value-type="string" calcext:value-type="string">
            <text:p>Inl_UniversalRenderPipeline.InitializeCameraData</text:p>
          </table:table-cell>
          <table:table-cell office:value-type="string" calcext:value-type="string">
            <text:p>Scripts</text:p>
          </table:table-cell>
          <table:table-cell office:value-type="float" office:value="0.007291337" calcext:value-type="float">
            <text:p>0.007291337</text:p>
          </table:table-cell>
          <table:table-cell office:value-type="float" office:value="0.006806665" calcext:value-type="float">
            <text:p>0.006806665</text:p>
          </table:table-cell>
          <table:table-cell table:formula="of:=COM.MICROSOFT.IFS([.C32]&gt;[.D32];1;[.D32]&gt;[.C32];0;[.C32]=[.D32];0)" office:value-type="float" office:value="1" calcext:value-type="float">
            <text:p>1</text:p>
          </table:table-cell>
          <table:table-cell table:formula="of:=[.C32]-[.D32]" office:value-type="float" office:value="0.000484671999999999" calcext:value-type="float">
            <text:p>0.000484672</text:p>
          </table:table-cell>
          <table:table-cell/>
        </table:table-row>
        <table:table-row table:style-name="ro1">
          <table:table-cell office:value-type="string" calcext:value-type="string">
            <text:p>Inl_CopyDepthPass</text:p>
          </table:table-cell>
          <table:table-cell office:value-type="string" calcext:value-type="string">
            <text:p>Scripts</text:p>
          </table:table-cell>
          <table:table-cell office:value-type="float" office:value="0.006772996" calcext:value-type="float">
            <text:p>0.006772996</text:p>
          </table:table-cell>
          <table:table-cell office:value-type="float" office:value="0.00605833" calcext:value-type="float">
            <text:p>0.00605833</text:p>
          </table:table-cell>
          <table:table-cell table:formula="of:=COM.MICROSOFT.IFS([.C33]&gt;[.D33];1;[.D33]&gt;[.C33];0;[.C33]=[.D33];0)" office:value-type="float" office:value="1" calcext:value-type="float">
            <text:p>1</text:p>
          </table:table-cell>
          <table:table-cell table:formula="of:=[.C33]-[.D33]" office:value-type="float" office:value="0.000714666000000001" calcext:value-type="float">
            <text:p>0.000714666</text:p>
          </table:table-cell>
          <table:table-cell/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6203003" calcext:value-type="float">
            <text:p>0.006203003</text:p>
          </table:table-cell>
          <table:table-cell office:value-type="float" office:value="0.005445338" calcext:value-type="float">
            <text:p>0.005445338</text:p>
          </table:table-cell>
          <table:table-cell table:formula="of:=COM.MICROSOFT.IFS([.C34]&gt;[.D34];1;[.D34]&gt;[.C34];0;[.C34]=[.D34];0)" office:value-type="float" office:value="1" calcext:value-type="float">
            <text:p>1</text:p>
          </table:table-cell>
          <table:table-cell table:formula="of:=[.C34]-[.D34]" office:value-type="float" office:value="0.000757665" calcext:value-type="float">
            <text:p>0.000757665</text:p>
          </table:table-cell>
          <table:table-cell/>
        </table:table-row>
        <table:table-row table:style-name="ro1">
          <table:table-cell office:value-type="string" calcext:value-type="string">
            <text:p>DrawOpaqueObjects</text:p>
          </table:table-cell>
          <table:table-cell office:value-type="string" calcext:value-type="string">
            <text:p>Scripts</text:p>
          </table:table-cell>
          <table:table-cell office:value-type="float" office:value="0.005817333" calcext:value-type="float">
            <text:p>0.005817333</text:p>
          </table:table-cell>
          <table:table-cell office:value-type="float" office:value="0.005539998" calcext:value-type="float">
            <text:p>0.005539998</text:p>
          </table:table-cell>
          <table:table-cell table:formula="of:=COM.MICROSOFT.IFS([.C35]&gt;[.D35];1;[.D35]&gt;[.C35];0;[.C35]=[.D35];0)" office:value-type="float" office:value="1" calcext:value-type="float">
            <text:p>1</text:p>
          </table:table-cell>
          <table:table-cell table:formula="of:=[.C35]-[.D35]" office:value-type="float" office:value="0.000277335" calcext:value-type="float">
            <text:p>0.000277335</text:p>
          </table:table-cell>
          <table:table-cell/>
        </table:table-row>
        <table:table-row table:style-name="ro1">
          <table:table-cell office:value-type="string" calcext:value-type="string">
            <text:p>Inl_UniversalRenderPipeline.InitializeStackedCameraData</text:p>
          </table:table-cell>
          <table:table-cell office:value-type="string" calcext:value-type="string">
            <text:p>Scripts</text:p>
          </table:table-cell>
          <table:table-cell office:value-type="float" office:value="0.005330998" calcext:value-type="float">
            <text:p>0.005330998</text:p>
          </table:table-cell>
          <table:table-cell office:value-type="float" office:value="0.004931329" calcext:value-type="float">
            <text:p>0.004931329</text:p>
          </table:table-cell>
          <table:table-cell table:formula="of:=COM.MICROSOFT.IFS([.C36]&gt;[.D36];1;[.D36]&gt;[.C36];0;[.C36]=[.D36];0)" office:value-type="float" office:value="1" calcext:value-type="float">
            <text:p>1</text:p>
          </table:table-cell>
          <table:table-cell table:formula="of:=[.C36]-[.D36]" office:value-type="float" office:value="0.000399669" calcext:value-type="float">
            <text:p>0.000399669</text:p>
          </table:table-cell>
          <table:table-cell/>
        </table:table-row>
        <table:table-row table:style-name="ro1">
          <table:table-cell office:value-type="string" calcext:value-type="string">
            <text:p>PreLateUpdate.EndGraphicsJobsAfterScriptUpdate</text:p>
          </table:table-cell>
          <table:table-cell office:value-type="string" calcext:value-type="string">
            <text:p>PlayerLoop</text:p>
          </table:table-cell>
          <table:table-cell office:value-type="float" office:value="0.005308335" calcext:value-type="float">
            <text:p>0.005308335</text:p>
          </table:table-cell>
          <table:table-cell office:value-type="float" office:value="0.005212002" calcext:value-type="float">
            <text:p>0.005212002</text:p>
          </table:table-cell>
          <table:table-cell table:formula="of:=COM.MICROSOFT.IFS([.C37]&gt;[.D37];1;[.D37]&gt;[.C37];0;[.C37]=[.D37];0)" office:value-type="float" office:value="1" calcext:value-type="float">
            <text:p>1</text:p>
          </table:table-cell>
          <table:table-cell table:formula="of:=[.C37]-[.D37]" office:value-type="float" office:value="0.0000963329999999996" calcext:value-type="float">
            <text:p>9.63329999999996E-05</text:p>
          </table:table-cell>
          <table:table-cell/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0.00525667" calcext:value-type="float">
            <text:p>0.00525667</text:p>
          </table:table-cell>
          <table:table-cell office:value-type="float" office:value="0.004736334" calcext:value-type="float">
            <text:p>0.004736334</text:p>
          </table:table-cell>
          <table:table-cell table:formula="of:=COM.MICROSOFT.IFS([.C38]&gt;[.D38];1;[.D38]&gt;[.C38];0;[.C38]=[.D38];0)" office:value-type="float" office:value="1" calcext:value-type="float">
            <text:p>1</text:p>
          </table:table-cell>
          <table:table-cell table:formula="of:=[.C38]-[.D38]" office:value-type="float" office:value="0.000520336" calcext:value-type="float">
            <text:p>0.000520336</text:p>
          </table:table-cell>
          <table:table-cell/>
        </table:table-row>
        <table:table-row table:style-name="ro1">
          <table:table-cell office:value-type="string" calcext:value-type="string">
            <text:p>Inl_CopyColorPass</text:p>
          </table:table-cell>
          <table:table-cell office:value-type="string" calcext:value-type="string">
            <text:p>Scripts</text:p>
          </table:table-cell>
          <table:table-cell office:value-type="float" office:value="0.005201331" calcext:value-type="float">
            <text:p>0.005201331</text:p>
          </table:table-cell>
          <table:table-cell office:value-type="float" office:value="0.004726331" calcext:value-type="float">
            <text:p>0.004726331</text:p>
          </table:table-cell>
          <table:table-cell table:formula="of:=COM.MICROSOFT.IFS([.C39]&gt;[.D39];1;[.D39]&gt;[.C39];0;[.C39]=[.D39];0)" office:value-type="float" office:value="1" calcext:value-type="float">
            <text:p>1</text:p>
          </table:table-cell>
          <table:table-cell table:formula="of:=[.C39]-[.D39]" office:value-type="float" office:value="0.000475" calcext:value-type="float">
            <text:p>0.000475</text:p>
          </table:table-cell>
          <table:table-cell/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05181668" calcext:value-type="float">
            <text:p>0.005181668</text:p>
          </table:table-cell>
          <table:table-cell office:value-type="float" office:value="0.005041336" calcext:value-type="float">
            <text:p>0.005041336</text:p>
          </table:table-cell>
          <table:table-cell table:formula="of:=COM.MICROSOFT.IFS([.C40]&gt;[.D40];1;[.D40]&gt;[.C40];0;[.C40]=[.D40];0)" office:value-type="float" office:value="1" calcext:value-type="float">
            <text:p>1</text:p>
          </table:table-cell>
          <table:table-cell table:formula="of:=[.C40]-[.D40]" office:value-type="float" office:value="0.000140332" calcext:value-type="float">
            <text:p>0.000140332</text:p>
          </table:table-cell>
          <table:table-cell/>
        </table:table-row>
        <table:table-row table:style-name="ro1">
          <table:table-cell office:value-type="string" calcext:value-type="string">
            <text:p>Profiler.CollectLegacyStats</text:p>
          </table:table-cell>
          <table:table-cell office:value-type="string" calcext:value-type="string">
            <text:p>Overhead</text:p>
          </table:table-cell>
          <table:table-cell office:value-type="float" office:value="0.005101" calcext:value-type="float">
            <text:p>0.005101</text:p>
          </table:table-cell>
          <table:table-cell office:value-type="float" office:value="0.004579665" calcext:value-type="float">
            <text:p>0.004579665</text:p>
          </table:table-cell>
          <table:table-cell table:formula="of:=COM.MICROSOFT.IFS([.C41]&gt;[.D41];1;[.D41]&gt;[.C41];0;[.C41]=[.D41];0)" office:value-type="float" office:value="1" calcext:value-type="float">
            <text:p>1</text:p>
          </table:table-cell>
          <table:table-cell table:formula="of:=[.C41]-[.D41]" office:value-type="float" office:value="0.000521335" calcext:value-type="float">
            <text:p>0.000521335</text:p>
          </table:table-cell>
          <table:table-cell/>
        </table:table-row>
        <table:table-row table:style-name="ro1">
          <table:table-cell office:value-type="string" calcext:value-type="string">
            <text:p>Gfx.EndAsyncJobFrame</text:p>
          </table:table-cell>
          <table:table-cell office:value-type="string" calcext:value-type="string">
            <text:p>Render</text:p>
          </table:table-cell>
          <table:table-cell office:value-type="float" office:value="0.005002666" calcext:value-type="float">
            <text:p>0.005002666</text:p>
          </table:table-cell>
          <table:table-cell office:value-type="float" office:value="0.004861665" calcext:value-type="float">
            <text:p>0.004861665</text:p>
          </table:table-cell>
          <table:table-cell table:formula="of:=COM.MICROSOFT.IFS([.C42]&gt;[.D42];1;[.D42]&gt;[.C42];0;[.C42]=[.D42];0)" office:value-type="float" office:value="1" calcext:value-type="float">
            <text:p>1</text:p>
          </table:table-cell>
          <table:table-cell table:formula="of:=[.C42]-[.D42]" office:value-type="float" office:value="0.000141001" calcext:value-type="float">
            <text:p>0.000141001</text:p>
          </table:table-cell>
          <table:table-cell/>
        </table:table-row>
        <table:table-row table:style-name="ro1">
          <table:table-cell office:value-type="string" calcext:value-type="string">
            <text:p>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0.004935998" calcext:value-type="float">
            <text:p>0.004935998</text:p>
          </table:table-cell>
          <table:table-cell office:value-type="float" office:value="0.004642998" calcext:value-type="float">
            <text:p>0.004642998</text:p>
          </table:table-cell>
          <table:table-cell table:formula="of:=COM.MICROSOFT.IFS([.C43]&gt;[.D43];1;[.D43]&gt;[.C43];0;[.C43]=[.D43];0)" office:value-type="float" office:value="1" calcext:value-type="float">
            <text:p>1</text:p>
          </table:table-cell>
          <table:table-cell table:formula="of:=[.C43]-[.D43]" office:value-type="float" office:value="0.000293" calcext:value-type="float">
            <text:p>0.000293</text:p>
          </table:table-cell>
          <table:table-cell/>
        </table:table-row>
        <table:table-row table:style-name="ro1">
          <table:table-cell office:value-type="string" calcext:value-type="string">
            <text:p>WaitForRenderJobs</text:p>
          </table:table-cell>
          <table:table-cell office:value-type="string" calcext:value-type="string">
            <text:p>Render</text:p>
          </table:table-cell>
          <table:table-cell office:value-type="float" office:value="0.004900665" calcext:value-type="float">
            <text:p>0.004900665</text:p>
          </table:table-cell>
          <table:table-cell office:value-type="float" office:value="0.004764332" calcext:value-type="float">
            <text:p>0.004764332</text:p>
          </table:table-cell>
          <table:table-cell table:formula="of:=COM.MICROSOFT.IFS([.C44]&gt;[.D44];1;[.D44]&gt;[.C44];0;[.C44]=[.D44];0)" office:value-type="float" office:value="1" calcext:value-type="float">
            <text:p>1</text:p>
          </table:table-cell>
          <table:table-cell table:formula="of:=[.C44]-[.D44]" office:value-type="float" office:value="0.000136333" calcext:value-type="float">
            <text:p>0.000136333</text:p>
          </table:table-cell>
          <table:table-cell/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00486733" calcext:value-type="float">
            <text:p>0.00486733</text:p>
          </table:table-cell>
          <table:table-cell office:value-type="float" office:value="0.004635667" calcext:value-type="float">
            <text:p>0.004635667</text:p>
          </table:table-cell>
          <table:table-cell table:formula="of:=COM.MICROSOFT.IFS([.C45]&gt;[.D45];1;[.D45]&gt;[.C45];0;[.C45]=[.D45];0)" office:value-type="float" office:value="1" calcext:value-type="float">
            <text:p>1</text:p>
          </table:table-cell>
          <table:table-cell table:formula="of:=[.C45]-[.D45]" office:value-type="float" office:value="0.000231663" calcext:value-type="float">
            <text:p>0.000231663</text:p>
          </table:table-cell>
          <table:table-cell/>
        </table:table-row>
        <table:table-row table:style-name="ro1">
          <table:table-cell office:value-type="string" calcext:value-type="string">
            <text:p>Update.ScriptRun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04804334" calcext:value-type="float">
            <text:p>0.004804334</text:p>
          </table:table-cell>
          <table:table-cell office:value-type="float" office:value="0.004763336" calcext:value-type="float">
            <text:p>0.004763336</text:p>
          </table:table-cell>
          <table:table-cell table:formula="of:=COM.MICROSOFT.IFS([.C46]&gt;[.D46];1;[.D46]&gt;[.C46];0;[.C46]=[.D46];0)" office:value-type="float" office:value="1" calcext:value-type="float">
            <text:p>1</text:p>
          </table:table-cell>
          <table:table-cell table:formula="of:=[.C46]-[.D46]" office:value-type="float" office:value="0.0000409980000000004" calcext:value-type="float">
            <text:p>4.09980000000004E-05</text:p>
          </table:table-cell>
          <table:table-cell/>
        </table:table-row>
        <table:table-row table:style-name="ro1">
          <table:table-cell office:value-type="string" calcext:value-type="string">
            <text:p>Inl_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0.004743" calcext:value-type="float">
            <text:p>0.004743</text:p>
          </table:table-cell>
          <table:table-cell office:value-type="float" office:value="0.004440001" calcext:value-type="float">
            <text:p>0.004440001</text:p>
          </table:table-cell>
          <table:table-cell table:formula="of:=COM.MICROSOFT.IFS([.C47]&gt;[.D47];1;[.D47]&gt;[.C47];0;[.C47]=[.D47];0)" office:value-type="float" office:value="1" calcext:value-type="float">
            <text:p>1</text:p>
          </table:table-cell>
          <table:table-cell table:formula="of:=[.C47]-[.D47]" office:value-type="float" office:value="0.000302999" calcext:value-type="float">
            <text:p>0.000302999</text:p>
          </table:table-cell>
          <table:table-cell/>
        </table:table-row>
        <table:table-row table:style-name="ro1">
          <table:table-cell office:value-type="string" calcext:value-type="string">
            <text:p>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04574333" calcext:value-type="float">
            <text:p>0.004574333</text:p>
          </table:table-cell>
          <table:table-cell office:value-type="float" office:value="0.00454" calcext:value-type="float">
            <text:p>0.00454</text:p>
          </table:table-cell>
          <table:table-cell table:formula="of:=COM.MICROSOFT.IFS([.C48]&gt;[.D48];1;[.D48]&gt;[.C48];0;[.C48]=[.D48];0)" office:value-type="float" office:value="1" calcext:value-type="float">
            <text:p>1</text:p>
          </table:table-cell>
          <table:table-cell table:formula="of:=[.C48]-[.D48]" office:value-type="float" office:value="0.0000343329999999992" calcext:value-type="float">
            <text:p>3.43329999999992E-05</text:p>
          </table:table-cell>
          <table:table-cell/>
        </table:table-row>
        <table:table-row table:style-name="ro1">
          <table:table-cell office:value-type="string" calcext:value-type="string">
            <text:p>Inl_FinalBlitPass</text:p>
          </table:table-cell>
          <table:table-cell office:value-type="string" calcext:value-type="string">
            <text:p>Scripts</text:p>
          </table:table-cell>
          <table:table-cell office:value-type="float" office:value="0.004421335" calcext:value-type="float">
            <text:p>0.004421335</text:p>
          </table:table-cell>
          <table:table-cell office:value-type="float" office:value="0.004134668" calcext:value-type="float">
            <text:p>0.004134668</text:p>
          </table:table-cell>
          <table:table-cell table:formula="of:=COM.MICROSOFT.IFS([.C49]&gt;[.D49];1;[.D49]&gt;[.C49];0;[.C49]=[.D49];0)" office:value-type="float" office:value="1" calcext:value-type="float">
            <text:p>1</text:p>
          </table:table-cell>
          <table:table-cell table:formula="of:=[.C49]-[.D49]" office:value-type="float" office:value="0.000286667" calcext:value-type="float">
            <text:p>0.000286667</text:p>
          </table:table-cell>
          <table:table-cell/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004336666" calcext:value-type="float">
            <text:p>0.004336666</text:p>
          </table:table-cell>
          <table:table-cell office:value-type="float" office:value="0.004153002" calcext:value-type="float">
            <text:p>0.004153002</text:p>
          </table:table-cell>
          <table:table-cell table:formula="of:=COM.MICROSOFT.IFS([.C50]&gt;[.D50];1;[.D50]&gt;[.C50];0;[.C50]=[.D50];0)" office:value-type="float" office:value="1" calcext:value-type="float">
            <text:p>1</text:p>
          </table:table-cell>
          <table:table-cell table:formula="of:=[.C50]-[.D50]" office:value-type="float" office:value="0.000183664" calcext:value-type="float">
            <text:p>0.000183664</text:p>
          </table:table-cell>
          <table:table-cell/>
        </table:table-row>
        <table:table-row table:style-name="ro1">
          <table:table-cell office:value-type="string" calcext:value-type="string">
            <text:p>CopyColor</text:p>
          </table:table-cell>
          <table:table-cell office:value-type="string" calcext:value-type="string">
            <text:p>Scripts</text:p>
          </table:table-cell>
          <table:table-cell office:value-type="float" office:value="0.004269666" calcext:value-type="float">
            <text:p>0.004269666</text:p>
          </table:table-cell>
          <table:table-cell office:value-type="float" office:value="0.003919333" calcext:value-type="float">
            <text:p>0.003919333</text:p>
          </table:table-cell>
          <table:table-cell table:formula="of:=COM.MICROSOFT.IFS([.C51]&gt;[.D51];1;[.D51]&gt;[.C51];0;[.C51]=[.D51];0)" office:value-type="float" office:value="1" calcext:value-type="float">
            <text:p>1</text:p>
          </table:table-cell>
          <table:table-cell table:formula="of:=[.C51]-[.D51]" office:value-type="float" office:value="0.000350333" calcext:value-type="float">
            <text:p>0.000350333</text:p>
          </table:table-cell>
          <table:table-cell/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004024001" calcext:value-type="float">
            <text:p>0.004024001</text:p>
          </table:table-cell>
          <table:table-cell office:value-type="float" office:value="0.003449334" calcext:value-type="float">
            <text:p>0.003449334</text:p>
          </table:table-cell>
          <table:table-cell table:formula="of:=COM.MICROSOFT.IFS([.C52]&gt;[.D52];1;[.D52]&gt;[.C52];0;[.C52]=[.D52];0)" office:value-type="float" office:value="1" calcext:value-type="float">
            <text:p>1</text:p>
          </table:table-cell>
          <table:table-cell table:formula="of:=[.C52]-[.D52]" office:value-type="float" office:value="0.000574667" calcext:value-type="float">
            <text:p>0.000574667</text:p>
          </table:table-cell>
          <table:table-cell/>
        </table:table-row>
        <table:table-row table:style-name="ro1">
          <table:table-cell office:value-type="string" calcext:value-type="string">
            <text:p>WatermarkRender</text:p>
          </table:table-cell>
          <table:table-cell office:value-type="string" calcext:value-type="string">
            <text:p>Render</text:p>
          </table:table-cell>
          <table:table-cell office:value-type="float" office:value="0.003948668" calcext:value-type="float">
            <text:p>0.003948668</text:p>
          </table:table-cell>
          <table:table-cell office:value-type="float" office:value="0.003544668" calcext:value-type="float">
            <text:p>0.003544668</text:p>
          </table:table-cell>
          <table:table-cell table:formula="of:=COM.MICROSOFT.IFS([.C53]&gt;[.D53];1;[.D53]&gt;[.C53];0;[.C53]=[.D53];0)" office:value-type="float" office:value="1" calcext:value-type="float">
            <text:p>1</text:p>
          </table:table-cell>
          <table:table-cell table:formula="of:=[.C53]-[.D53]" office:value-type="float" office:value="0.000404" calcext:value-type="float">
            <text:p>0.000404</text:p>
          </table:table-cell>
          <table:table-cell/>
        </table:table-row>
        <table:table-row table:style-name="ro1">
          <table:table-cell office:value-type="string" calcext:value-type="string">
            <text:p>Inl_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0.003819334" calcext:value-type="float">
            <text:p>0.003819334</text:p>
          </table:table-cell>
          <table:table-cell office:value-type="float" office:value="0.003370666" calcext:value-type="float">
            <text:p>0.003370666</text:p>
          </table:table-cell>
          <table:table-cell table:formula="of:=COM.MICROSOFT.IFS([.C54]&gt;[.D54];1;[.D54]&gt;[.C54];0;[.C54]=[.D54];0)" office:value-type="float" office:value="1" calcext:value-type="float">
            <text:p>1</text:p>
          </table:table-cell>
          <table:table-cell table:formula="of:=[.C54]-[.D54]" office:value-type="float" office:value="0.000448668" calcext:value-type="float">
            <text:p>0.000448668</text:p>
          </table:table-cell>
          <table:table-cell/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3805" calcext:value-type="float">
            <text:p>0.003805</text:p>
          </table:table-cell>
          <table:table-cell table:formula="of:=COM.MICROSOFT.IFS([.C55]&gt;[.D55];1;[.D55]&gt;[.C55];0;[.C55]=[.D55];0)" office:value-type="float" office:value="0" calcext:value-type="float">
            <text:p>0</text:p>
          </table:table-cell>
          <table:table-cell table:formula="of:=[.C55]-[.D55]" office:value-type="float" office:value="-0.000139" calcext:value-type="float">
            <text:p>-0.000139</text:p>
          </table:table-cell>
          <table:table-cell/>
        </table:table-row>
        <table:table-row table:style-name="ro1">
          <table:table-cell office:value-type="string" calcext:value-type="string">
            <text:p>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0.003567333" calcext:value-type="float">
            <text:p>0.003567333</text:p>
          </table:table-cell>
          <table:table-cell office:value-type="float" office:value="0.003375334" calcext:value-type="float">
            <text:p>0.003375334</text:p>
          </table:table-cell>
          <table:table-cell table:formula="of:=COM.MICROSOFT.IFS([.C56]&gt;[.D56];1;[.D56]&gt;[.C56];0;[.C56]=[.D56];0)" office:value-type="float" office:value="1" calcext:value-type="float">
            <text:p>1</text:p>
          </table:table-cell>
          <table:table-cell table:formula="of:=[.C56]-[.D56]" office:value-type="float" office:value="0.000191999" calcext:value-type="float">
            <text:p>0.000191999</text:p>
          </table:table-cell>
          <table:table-cell/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4003" calcext:value-type="float">
            <text:p>0.004003</text:p>
          </table:table-cell>
          <table:table-cell table:formula="of:=COM.MICROSOFT.IFS([.C57]&gt;[.D57];1;[.D57]&gt;[.C57];0;[.C57]=[.D57];0)" office:value-type="float" office:value="0" calcext:value-type="float">
            <text:p>0</text:p>
          </table:table-cell>
          <table:table-cell table:formula="of:=[.C57]-[.D57]" office:value-type="float" office:value="-0.000438" calcext:value-type="float">
            <text:p>-0.000438</text:p>
          </table:table-cell>
          <table:table-cell/>
        </table:table-row>
        <table:table-row table:style-name="ro1">
          <table:table-cell office:value-type="string" calcext:value-type="string">
            <text:p>Unity.RenderPipelines.Core.Runtime.dll!UnityEngine.Rendering::DebugUpdater.Update()</text:p>
          </table:table-cell>
          <table:table-cell office:value-type="string" calcext:value-type="string">
            <text:p>Scripts</text:p>
          </table:table-cell>
          <table:table-cell office:value-type="float" office:value="0.003458999" calcext:value-type="float">
            <text:p>0.003458999</text:p>
          </table:table-cell>
          <table:table-cell office:value-type="float" office:value="0.003245665" calcext:value-type="float">
            <text:p>0.003245665</text:p>
          </table:table-cell>
          <table:table-cell table:formula="of:=COM.MICROSOFT.IFS([.C58]&gt;[.D58];1;[.D58]&gt;[.C58];0;[.C58]=[.D58];0)" office:value-type="float" office:value="1" calcext:value-type="float">
            <text:p>1</text:p>
          </table:table-cell>
          <table:table-cell table:formula="of:=[.C58]-[.D58]" office:value-type="float" office:value="0.000213334" calcext:value-type="float">
            <text:p>0.000213334</text:p>
          </table:table-cell>
          <table:table-cell/>
        </table:table-row>
        <table:table-row table:style-name="ro1">
          <table:table-cell office:value-type="string" calcext:value-type="string">
            <text:p>CopyDepth</text:p>
          </table:table-cell>
          <table:table-cell office:value-type="string" calcext:value-type="string">
            <text:p>Scripts</text:p>
          </table:table-cell>
          <table:table-cell office:value-type="float" office:value="0.003458335" calcext:value-type="float">
            <text:p>0.003458335</text:p>
          </table:table-cell>
          <table:table-cell office:value-type="float" office:value="0.003095999" calcext:value-type="float">
            <text:p>0.003095999</text:p>
          </table:table-cell>
          <table:table-cell table:formula="of:=COM.MICROSOFT.IFS([.C59]&gt;[.D59];1;[.D59]&gt;[.C59];0;[.C59]=[.D59];0)" office:value-type="float" office:value="1" calcext:value-type="float">
            <text:p>1</text:p>
          </table:table-cell>
          <table:table-cell table:formula="of:=[.C59]-[.D59]" office:value-type="float" office:value="0.000362336" calcext:value-type="float">
            <text:p>0.000362336</text:p>
          </table:table-cell>
          <table:table-cell/>
        </table:table-row>
        <table:table-row table:style-name="ro1">
          <table:table-cell office:value-type="string" calcext:value-type="string">
            <text:p>Inl_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0.003366998" calcext:value-type="float">
            <text:p>0.003366998</text:p>
          </table:table-cell>
          <table:table-cell office:value-type="float" office:value="0.002915" calcext:value-type="float">
            <text:p>0.002915</text:p>
          </table:table-cell>
          <table:table-cell table:formula="of:=COM.MICROSOFT.IFS([.C60]&gt;[.D60];1;[.D60]&gt;[.C60];0;[.C60]=[.D60];0)" office:value-type="float" office:value="1" calcext:value-type="float">
            <text:p>1</text:p>
          </table:table-cell>
          <table:table-cell table:formula="of:=[.C60]-[.D60]" office:value-type="float" office:value="0.000451998" calcext:value-type="float">
            <text:p>0.000451998</text:p>
          </table:table-cell>
          <table:table-cell/>
        </table:table-row>
        <table:table-row table:style-name="ro1">
          <table:table-cell office:value-type="string" calcext:value-type="string">
            <text:p>PreUpdate.SendMouseEvents</text:p>
          </table:table-cell>
          <table:table-cell office:value-type="string" calcext:value-type="string">
            <text:p>PlayerLoop</text:p>
          </table:table-cell>
          <table:table-cell office:value-type="float" office:value="0.003345998" calcext:value-type="float">
            <text:p>0.003345998</text:p>
          </table:table-cell>
          <table:table-cell office:value-type="float" office:value="0.003283332" calcext:value-type="float">
            <text:p>0.003283332</text:p>
          </table:table-cell>
          <table:table-cell table:formula="of:=COM.MICROSOFT.IFS([.C61]&gt;[.D61];1;[.D61]&gt;[.C61];0;[.C61]=[.D61];0)" office:value-type="float" office:value="1" calcext:value-type="float">
            <text:p>1</text:p>
          </table:table-cell>
          <table:table-cell table:formula="of:=[.C61]-[.D61]" office:value-type="float" office:value="0.0000626659999999998" calcext:value-type="float">
            <text:p>6.26659999999998E-05</text:p>
          </table:table-cell>
          <table:table-cell/>
        </table:table-row>
        <table:table-row table:style-name="ro1">
          <table:table-cell office:value-type="string" calcext:value-type="string">
            <text:p>Inl_DrawOpaqueObjects</text:p>
          </table:table-cell>
          <table:table-cell office:value-type="string" calcext:value-type="string">
            <text:p>Scripts</text:p>
          </table:table-cell>
          <table:table-cell office:value-type="float" office:value="0.003320331" calcext:value-type="float">
            <text:p>0.003320331</text:p>
          </table:table-cell>
          <table:table-cell office:value-type="float" office:value="0.003216998" calcext:value-type="float">
            <text:p>0.003216998</text:p>
          </table:table-cell>
          <table:table-cell table:formula="of:=COM.MICROSOFT.IFS([.C62]&gt;[.D62];1;[.D62]&gt;[.C62];0;[.C62]=[.D62];0)" office:value-type="float" office:value="1" calcext:value-type="float">
            <text:p>1</text:p>
          </table:table-cell>
          <table:table-cell table:formula="of:=[.C62]-[.D62]" office:value-type="float" office:value="0.000103333" calcext:value-type="float">
            <text:p>0.000103333</text:p>
          </table:table-cell>
          <table:table-cell/>
        </table:table-row>
        <table:table-row table:style-name="ro1">
          <table:table-cell office:value-type="string" calcext:value-type="string">
            <text:p>PostLateUpdate.UpdateAllRenderers</text:p>
          </table:table-cell>
          <table:table-cell office:value-type="string" calcext:value-type="string">
            <text:p>PlayerLoop</text:p>
          </table:table-cell>
          <table:table-cell office:value-type="float" office:value="0.003298002" calcext:value-type="float">
            <text:p>0.003298002</text:p>
          </table:table-cell>
          <table:table-cell office:value-type="float" office:value="0.003158667" calcext:value-type="float">
            <text:p>0.003158667</text:p>
          </table:table-cell>
          <table:table-cell table:formula="of:=COM.MICROSOFT.IFS([.C63]&gt;[.D63];1;[.D63]&gt;[.C63];0;[.C63]=[.D63];0)" office:value-type="float" office:value="1" calcext:value-type="float">
            <text:p>1</text:p>
          </table:table-cell>
          <table:table-cell table:formula="of:=[.C63]-[.D63]" office:value-type="float" office:value="0.000139335" calcext:value-type="float">
            <text:p>0.000139335</text:p>
          </table:table-cell>
          <table:table-cell/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0.003236332" calcext:value-type="float">
            <text:p>0.003236332</text:p>
          </table:table-cell>
          <table:table-cell office:value-type="float" office:value="0.001842335" calcext:value-type="float">
            <text:p>0.001842335</text:p>
          </table:table-cell>
          <table:table-cell table:formula="of:=COM.MICROSOFT.IFS([.C64]&gt;[.D64];1;[.D64]&gt;[.C64];0;[.C64]=[.D64];0)" office:value-type="float" office:value="1" calcext:value-type="float">
            <text:p>1</text:p>
          </table:table-cell>
          <table:table-cell table:formula="of:=[.C64]-[.D64]" office:value-type="float" office:value="0.001393997" calcext:value-type="float">
            <text:p>0.001393997</text:p>
          </table:table-cell>
          <table:table-cell/>
        </table:table-row>
        <table:table-row table:style-name="ro1">
          <table:table-cell office:value-type="string" calcext:value-type="string">
            <text:p>Monobehaviour.OnMouse_</text:p>
          </table:table-cell>
          <table:table-cell office:value-type="string" calcext:value-type="string">
            <text:p>Scripts</text:p>
          </table:table-cell>
          <table:table-cell office:value-type="float" office:value="0.003202334" calcext:value-type="float">
            <text:p>0.003202334</text:p>
          </table:table-cell>
          <table:table-cell office:value-type="float" office:value="0.003147667" calcext:value-type="float">
            <text:p>0.003147667</text:p>
          </table:table-cell>
          <table:table-cell table:formula="of:=COM.MICROSOFT.IFS([.C65]&gt;[.D65];1;[.D65]&gt;[.C65];0;[.C65]=[.D65];0)" office:value-type="float" office:value="1" calcext:value-type="float">
            <text:p>1</text:p>
          </table:table-cell>
          <table:table-cell table:formula="of:=[.C65]-[.D65]" office:value-type="float" office:value="0.000054667" calcext:value-type="float">
            <text:p>5.4667E-05</text:p>
          </table:table-cell>
          <table:table-cell/>
        </table:table-row>
        <table:table-row table:style-name="ro1">
          <table:table-cell office:value-type="string" calcext:value-type="string">
            <text:p>FinalBlit</text:p>
          </table:table-cell>
          <table:table-cell office:value-type="string" calcext:value-type="string">
            <text:p>Scripts</text:p>
          </table:table-cell>
          <table:table-cell office:value-type="float" office:value="0.002996335" calcext:value-type="float">
            <text:p>0.002996335</text:p>
          </table:table-cell>
          <table:table-cell office:value-type="float" office:value="0.002642001" calcext:value-type="float">
            <text:p>0.002642001</text:p>
          </table:table-cell>
          <table:table-cell table:formula="of:=COM.MICROSOFT.IFS([.C66]&gt;[.D66];1;[.D66]&gt;[.C66];0;[.C66]=[.D66];0)" office:value-type="float" office:value="1" calcext:value-type="float">
            <text:p>1</text:p>
          </table:table-cell>
          <table:table-cell table:formula="of:=[.C66]-[.D66]" office:value-type="float" office:value="0.000354334" calcext:value-type="float">
            <text:p>0.000354334</text:p>
          </table:table-cell>
          <table:table-cell/>
        </table:table-row>
        <table:table-row table:style-name="ro1">
          <table:table-cell office:value-type="string" calcext:value-type="string">
            <text:p>UnityEngine.InputLegacyModule.dll!UnityEngine::SendMouseEvents.DoSendMouseEvents()</text:p>
          </table:table-cell>
          <table:table-cell office:value-type="string" calcext:value-type="string">
            <text:p>Scripts</text:p>
          </table:table-cell>
          <table:table-cell office:value-type="float" office:value="0.002985666" calcext:value-type="float">
            <text:p>0.002985666</text:p>
          </table:table-cell>
          <table:table-cell office:value-type="float" office:value="0.002919999" calcext:value-type="float">
            <text:p>0.002919999</text:p>
          </table:table-cell>
          <table:table-cell table:formula="of:=COM.MICROSOFT.IFS([.C67]&gt;[.D67];1;[.D67]&gt;[.C67];0;[.C67]=[.D67];0)" office:value-type="float" office:value="1" calcext:value-type="float">
            <text:p>1</text:p>
          </table:table-cell>
          <table:table-cell table:formula="of:=[.C67]-[.D67]" office:value-type="float" office:value="0.0000656669999999997" calcext:value-type="float">
            <text:p>6.56669999999997E-05</text:p>
          </table:table-cell>
          <table:table-cell/>
        </table:table-row>
        <table:table-row table:style-name="ro1">
          <table:table-cell office:value-type="string" calcext:value-type="string">
            <text:p>Inl_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0.002923332" calcext:value-type="float">
            <text:p>0.002923332</text:p>
          </table:table-cell>
          <table:table-cell office:value-type="float" office:value="0.002640667" calcext:value-type="float">
            <text:p>0.002640667</text:p>
          </table:table-cell>
          <table:table-cell table:formula="of:=COM.MICROSOFT.IFS([.C68]&gt;[.D68];1;[.D68]&gt;[.C68];0;[.C68]=[.D68];0)" office:value-type="float" office:value="1" calcext:value-type="float">
            <text:p>1</text:p>
          </table:table-cell>
          <table:table-cell table:formula="of:=[.C68]-[.D68]" office:value-type="float" office:value="0.000282665" calcext:value-type="float">
            <text:p>0.000282665</text:p>
          </table:table-cell>
          <table:table-cell/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2749334" calcext:value-type="float">
            <text:p>0.002749334</text:p>
          </table:table-cell>
          <table:table-cell office:value-type="float" office:value="0.002455336" calcext:value-type="float">
            <text:p>0.002455336</text:p>
          </table:table-cell>
          <table:table-cell table:formula="of:=COM.MICROSOFT.IFS([.C69]&gt;[.D69];1;[.D69]&gt;[.C69];0;[.C69]=[.D69];0)" office:value-type="float" office:value="1" calcext:value-type="float">
            <text:p>1</text:p>
          </table:table-cell>
          <table:table-cell table:formula="of:=[.C69]-[.D69]" office:value-type="float" office:value="0.000293998" calcext:value-type="float">
            <text:p>0.000293998</text:p>
          </table:table-cell>
          <table:table-cell/>
        </table:table-row>
        <table:table-row table:style-name="ro1">
          <table:table-cell office:value-type="string" calcext:value-type="string">
            <text:p>PostLateUpdate.UpdateAudio</text:p>
          </table:table-cell>
          <table:table-cell office:value-type="string" calcext:value-type="string">
            <text:p>PlayerLoop</text:p>
          </table:table-cell>
          <table:table-cell office:value-type="float" office:value="0.002735999" calcext:value-type="float">
            <text:p>0.002735999</text:p>
          </table:table-cell>
          <table:table-cell office:value-type="float" office:value="0.002587" calcext:value-type="float">
            <text:p>0.002587</text:p>
          </table:table-cell>
          <table:table-cell table:formula="of:=COM.MICROSOFT.IFS([.C70]&gt;[.D70];1;[.D70]&gt;[.C70];0;[.C70]=[.D70];0)" office:value-type="float" office:value="1" calcext:value-type="float">
            <text:p>1</text:p>
          </table:table-cell>
          <table:table-cell table:formula="of:=[.C70]-[.D70]" office:value-type="float" office:value="0.000148999" calcext:value-type="float">
            <text:p>0.000148999</text:p>
          </table:table-cell>
          <table:table-cell/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2629284" calcext:value-type="float">
            <text:p>0.002629284</text:p>
          </table:table-cell>
          <table:table-cell office:value-type="float" office:value="0.002498623" calcext:value-type="float">
            <text:p>0.002498623</text:p>
          </table:table-cell>
          <table:table-cell table:formula="of:=COM.MICROSOFT.IFS([.C71]&gt;[.D71];1;[.D71]&gt;[.C71];0;[.C71]=[.D71];0)" office:value-type="float" office:value="1" calcext:value-type="float">
            <text:p>1</text:p>
          </table:table-cell>
          <table:table-cell table:formula="of:=[.C71]-[.D71]" office:value-type="float" office:value="0.000130661" calcext:value-type="float">
            <text:p>0.000130661</text:p>
          </table:table-cell>
          <table:table-cell/>
        </table:table-row>
        <table:table-row table:style-name="ro1">
          <table:table-cell office:value-type="string" calcext:value-type="string">
            <text:p>Inl_CopyDepth</text:p>
          </table:table-cell>
          <table:table-cell office:value-type="string" calcext:value-type="string">
            <text:p>Scripts</text:p>
          </table:table-cell>
          <table:table-cell office:value-type="float" office:value="0.002606333" calcext:value-type="float">
            <text:p>0.002606333</text:p>
          </table:table-cell>
          <table:table-cell office:value-type="float" office:value="0.002446333" calcext:value-type="float">
            <text:p>0.002446333</text:p>
          </table:table-cell>
          <table:table-cell table:formula="of:=COM.MICROSOFT.IFS([.C72]&gt;[.D72];1;[.D72]&gt;[.C72];0;[.C72]=[.D72];0)" office:value-type="float" office:value="1" calcext:value-type="float">
            <text:p>1</text:p>
          </table:table-cell>
          <table:table-cell table:formula="of:=[.C72]-[.D72]" office:value-type="float" office:value="0.00016" calcext:value-type="float">
            <text:p>0.00016</text:p>
          </table:table-cell>
          <table:table-cell/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 office:value-type="float" office:value="0.002539334" calcext:value-type="float">
            <text:p>0.002539334</text:p>
          </table:table-cell>
          <table:table-cell office:value-type="float" office:value="0.002564" calcext:value-type="float">
            <text:p>0.002564</text:p>
          </table:table-cell>
          <table:table-cell table:formula="of:=COM.MICROSOFT.IFS([.C73]&gt;[.D73];1;[.D73]&gt;[.C73];0;[.C73]=[.D73];0)" office:value-type="float" office:value="0" calcext:value-type="float">
            <text:p>0</text:p>
          </table:table-cell>
          <table:table-cell table:formula="of:=[.C73]-[.D73]" office:value-type="float" office:value="-0.0000246659999999996" calcext:value-type="float">
            <text:p>-2.46659999999996E-05</text:p>
          </table:table-cell>
          <table:table-cell/>
        </table:table-row>
        <table:table-row table:style-name="ro1">
          <table:table-cell office:value-type="string" calcext:value-type="string">
            <text:p>PostLateUpdate.PlayerSendFrameStarted</text:p>
          </table:table-cell>
          <table:table-cell office:value-type="string" calcext:value-type="string">
            <text:p>PlayerLoop</text:p>
          </table:table-cell>
          <table:table-cell office:value-type="float" office:value="0.002526333" calcext:value-type="float">
            <text:p>0.002526333</text:p>
          </table:table-cell>
          <table:table-cell office:value-type="float" office:value="0.002471333" calcext:value-type="float">
            <text:p>0.002471333</text:p>
          </table:table-cell>
          <table:table-cell table:formula="of:=COM.MICROSOFT.IFS([.C74]&gt;[.D74];1;[.D74]&gt;[.C74];0;[.C74]=[.D74];0)" office:value-type="float" office:value="1" calcext:value-type="float">
            <text:p>1</text:p>
          </table:table-cell>
          <table:table-cell table:formula="of:=[.C74]-[.D74]" office:value-type="float" office:value="0.0000549999999999999" calcext:value-type="float">
            <text:p>5.49999999999999E-05</text:p>
          </table:table-cell>
          <table:table-cell/>
        </table:table-row>
        <table:table-row table:style-name="ro1">
          <table:table-cell office:value-type="string" calcext:value-type="string">
            <text:p>Inl_UniversalRenderPipeline.SetupPerFrameShaderConstants</text:p>
          </table:table-cell>
          <table:table-cell office:value-type="string" calcext:value-type="string">
            <text:p>Scripts</text:p>
          </table:table-cell>
          <table:table-cell office:value-type="float" office:value="0.002509999" calcext:value-type="float">
            <text:p>0.002509999</text:p>
          </table:table-cell>
          <table:table-cell office:value-type="float" office:value="0.002298333" calcext:value-type="float">
            <text:p>0.002298333</text:p>
          </table:table-cell>
          <table:table-cell table:formula="of:=COM.MICROSOFT.IFS([.C75]&gt;[.D75];1;[.D75]&gt;[.C75];0;[.C75]=[.D75];0)" office:value-type="float" office:value="1" calcext:value-type="float">
            <text:p>1</text:p>
          </table:table-cell>
          <table:table-cell table:formula="of:=[.C75]-[.D75]" office:value-type="float" office:value="0.000211666" calcext:value-type="float">
            <text:p>0.000211666</text:p>
          </table:table-cell>
          <table:table-cell/>
        </table:table-row>
        <table:table-row table:style-name="ro1">
          <table:table-cell office:value-type="string" calcext:value-type="string">
            <text:p>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2400998" calcext:value-type="float">
            <text:p>0.002400998</text:p>
          </table:table-cell>
          <table:table-cell office:value-type="float" office:value="0.002238" calcext:value-type="float">
            <text:p>0.002238</text:p>
          </table:table-cell>
          <table:table-cell table:formula="of:=COM.MICROSOFT.IFS([.C76]&gt;[.D76];1;[.D76]&gt;[.C76];0;[.C76]=[.D76];0)" office:value-type="float" office:value="1" calcext:value-type="float">
            <text:p>1</text:p>
          </table:table-cell>
          <table:table-cell table:formula="of:=[.C76]-[.D76]" office:value-type="float" office:value="0.000162998" calcext:value-type="float">
            <text:p>0.000162998</text:p>
          </table:table-cell>
          <table:table-cell/>
        </table:table-row>
        <table:table-row table:style-name="ro1">
          <table:table-cell office:value-type="string" calcext:value-type="string">
            <text:p>Inl_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0.002301333" calcext:value-type="float">
            <text:p>0.002301333</text:p>
          </table:table-cell>
          <table:table-cell office:value-type="float" office:value="0.002047" calcext:value-type="float">
            <text:p>0.002047</text:p>
          </table:table-cell>
          <table:table-cell table:formula="of:=COM.MICROSOFT.IFS([.C77]&gt;[.D77];1;[.D77]&gt;[.C77];0;[.C77]=[.D77];0)" office:value-type="float" office:value="1" calcext:value-type="float">
            <text:p>1</text:p>
          </table:table-cell>
          <table:table-cell table:formula="of:=[.C77]-[.D77]" office:value-type="float" office:value="0.000254333" calcext:value-type="float">
            <text:p>0.000254333</text:p>
          </table:table-cell>
          <table:table-cell/>
        </table:table-row>
        <table:table-row table:style-name="ro1">
          <table:table-cell office:value-type="string" calcext:value-type="string">
            <text:p>Inl_UniversalRenderPipeline.InitializeRenderingData</text:p>
          </table:table-cell>
          <table:table-cell office:value-type="string" calcext:value-type="string">
            <text:p>Scripts</text:p>
          </table:table-cell>
          <table:table-cell office:value-type="float" office:value="0.002300666" calcext:value-type="float">
            <text:p>0.002300666</text:p>
          </table:table-cell>
          <table:table-cell office:value-type="float" office:value="0.002236666" calcext:value-type="float">
            <text:p>0.002236666</text:p>
          </table:table-cell>
          <table:table-cell table:formula="of:=COM.MICROSOFT.IFS([.C78]&gt;[.D78];1;[.D78]&gt;[.C78];0;[.C78]=[.D78];0)" office:value-type="float" office:value="1" calcext:value-type="float">
            <text:p>1</text:p>
          </table:table-cell>
          <table:table-cell table:formula="of:=[.C78]-[.D78]" office:value-type="float" office:value="0.0000640000000000003" calcext:value-type="float">
            <text:p>6.40000000000003E-05</text:p>
          </table:table-cell>
          <table:table-cell/>
        </table:table-row>
        <table:table-row table:style-name="ro1">
          <table:table-cell office:value-type="string" calcext:value-type="string">
            <text:p>Inl_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0.002215999" calcext:value-type="float">
            <text:p>0.002215999</text:p>
          </table:table-cell>
          <table:table-cell office:value-type="float" office:value="0.002160666" calcext:value-type="float">
            <text:p>0.002160666</text:p>
          </table:table-cell>
          <table:table-cell table:formula="of:=COM.MICROSOFT.IFS([.C79]&gt;[.D79];1;[.D79]&gt;[.C79];0;[.C79]=[.D79];0)" office:value-type="float" office:value="1" calcext:value-type="float">
            <text:p>1</text:p>
          </table:table-cell>
          <table:table-cell table:formula="of:=[.C79]-[.D79]" office:value-type="float" office:value="0.0000553329999999999" calcext:value-type="float">
            <text:p>5.53329999999999E-05</text:p>
          </table:table-cell>
          <table:table-cell/>
        </table:table-row>
        <table:table-row table:style-name="ro1">
          <table:table-cell office:value-type="string" calcext:value-type="string">
            <text:p>Profiler.CollectAudioStats</text:p>
          </table:table-cell>
          <table:table-cell office:value-type="string" calcext:value-type="string">
            <text:p>Overhead</text:p>
          </table:table-cell>
          <table:table-cell office:value-type="float" office:value="0.002177002" calcext:value-type="float">
            <text:p>0.002177002</text:p>
          </table:table-cell>
          <table:table-cell office:value-type="float" office:value="0.001941669" calcext:value-type="float">
            <text:p>0.001941669</text:p>
          </table:table-cell>
          <table:table-cell table:formula="of:=COM.MICROSOFT.IFS([.C80]&gt;[.D80];1;[.D80]&gt;[.C80];0;[.C80]=[.D80];0)" office:value-type="float" office:value="1" calcext:value-type="float">
            <text:p>1</text:p>
          </table:table-cell>
          <table:table-cell table:formula="of:=[.C80]-[.D80]" office:value-type="float" office:value="0.000235333" calcext:value-type="float">
            <text:p>0.000235333</text:p>
          </table:table-cell>
          <table:table-cell/>
        </table:table-row>
        <table:table-row table:style-name="ro1">
          <table:table-cell office:value-type="string" calcext:value-type="string">
            <text:p>Inl_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0.002166667" calcext:value-type="float">
            <text:p>0.002166667</text:p>
          </table:table-cell>
          <table:table-cell office:value-type="float" office:value="0.001877002" calcext:value-type="float">
            <text:p>0.001877002</text:p>
          </table:table-cell>
          <table:table-cell table:formula="of:=COM.MICROSOFT.IFS([.C81]&gt;[.D81];1;[.D81]&gt;[.C81];0;[.C81]=[.D81];0)" office:value-type="float" office:value="1" calcext:value-type="float">
            <text:p>1</text:p>
          </table:table-cell>
          <table:table-cell table:formula="of:=[.C81]-[.D81]" office:value-type="float" office:value="0.000289665" calcext:value-type="float">
            <text:p>0.000289665</text:p>
          </table:table-cell>
          <table:table-cell/>
        </table:table-row>
        <table:table-row table:style-name="ro1">
          <table:table-cell office:value-type="string" calcext:value-type="string">
            <text:p>AudioManager.Update</text:p>
          </table:table-cell>
          <table:table-cell office:value-type="string" calcext:value-type="string">
            <text:p>Audio</text:p>
          </table:table-cell>
          <table:table-cell office:value-type="float" office:value="0.002149333" calcext:value-type="float">
            <text:p>0.002149333</text:p>
          </table:table-cell>
          <table:table-cell office:value-type="float" office:value="0.002033667" calcext:value-type="float">
            <text:p>0.002033667</text:p>
          </table:table-cell>
          <table:table-cell table:formula="of:=COM.MICROSOFT.IFS([.C82]&gt;[.D82];1;[.D82]&gt;[.C82];0;[.C82]=[.D82];0)" office:value-type="float" office:value="1" calcext:value-type="float">
            <text:p>1</text:p>
          </table:table-cell>
          <table:table-cell table:formula="of:=[.C82]-[.D82]" office:value-type="float" office:value="0.000115666" calcext:value-type="float">
            <text:p>0.000115666</text:p>
          </table:table-cell>
          <table:table-cell/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0.002125669" calcext:value-type="float">
            <text:p>0.002125669</text:p>
          </table:table-cell>
          <table:table-cell office:value-type="float" office:value="0.002990665" calcext:value-type="float">
            <text:p>0.002990665</text:p>
          </table:table-cell>
          <table:table-cell table:formula="of:=COM.MICROSOFT.IFS([.C83]&gt;[.D83];1;[.D83]&gt;[.C83];0;[.C83]=[.D83];0)" office:value-type="float" office:value="0" calcext:value-type="float">
            <text:p>0</text:p>
          </table:table-cell>
          <table:table-cell table:formula="of:=[.C83]-[.D83]" office:value-type="float" office:value="-0.000864996" calcext:value-type="float">
            <text:p>-0.000864996</text:p>
          </table:table-cell>
          <table:table-cell/>
        </table:table-row>
        <table:table-row table:style-name="ro1">
          <table:table-cell office:value-type="string" calcext:value-type="string">
            <text:p>PostLateUpdate.PresentAfterDraw</text:p>
          </table:table-cell>
          <table:table-cell office:value-type="string" calcext:value-type="string">
            <text:p>PlayerLoop</text:p>
          </table:table-cell>
          <table:table-cell office:value-type="float" office:value="0.001943335" calcext:value-type="float">
            <text:p>0.001943335</text:p>
          </table:table-cell>
          <table:table-cell office:value-type="float" office:value="0.001739668" calcext:value-type="float">
            <text:p>0.001739668</text:p>
          </table:table-cell>
          <table:table-cell table:formula="of:=COM.MICROSOFT.IFS([.C84]&gt;[.D84];1;[.D84]&gt;[.C84];0;[.C84]=[.D84];0)" office:value-type="float" office:value="1" calcext:value-type="float">
            <text:p>1</text:p>
          </table:table-cell>
          <table:table-cell table:formula="of:=[.C84]-[.D84]" office:value-type="float" office:value="0.000203667" calcext:value-type="float">
            <text:p>0.000203667</text:p>
          </table:table-cell>
          <table:table-cell/>
        </table:table-row>
        <table:table-row table:style-name="ro1">
          <table:table-cell office:value-type="string" calcext:value-type="string">
            <text:p>Context.Submit</text:p>
          </table:table-cell>
          <table:table-cell office:value-type="string" calcext:value-type="string">
            <text:p>Scripts</text:p>
          </table:table-cell>
          <table:table-cell office:value-type="float" office:value="0.001813001" calcext:value-type="float">
            <text:p>0.001813001</text:p>
          </table:table-cell>
          <table:table-cell office:value-type="float" office:value="0.001690334" calcext:value-type="float">
            <text:p>0.001690334</text:p>
          </table:table-cell>
          <table:table-cell table:formula="of:=COM.MICROSOFT.IFS([.C85]&gt;[.D85];1;[.D85]&gt;[.C85];0;[.C85]=[.D85];0)" office:value-type="float" office:value="1" calcext:value-type="float">
            <text:p>1</text:p>
          </table:table-cell>
          <table:table-cell table:formula="of:=[.C85]-[.D85]" office:value-type="float" office:value="0.000122667" calcext:value-type="float">
            <text:p>0.000122667</text:p>
          </table:table-cell>
          <table:table-cell/>
        </table:table-row>
        <table:table-row table:style-name="ro1">
          <table:table-cell office:value-type="string" calcext:value-type="string">
            <text:p>Graphics.PresentAndSync</text:p>
          </table:table-cell>
          <table:table-cell office:value-type="string" calcext:value-type="string">
            <text:p>Render</text:p>
          </table:table-cell>
          <table:table-cell office:value-type="float" office:value="0.001736334" calcext:value-type="float">
            <text:p>0.001736334</text:p>
          </table:table-cell>
          <table:table-cell office:value-type="float" office:value="0.001544666" calcext:value-type="float">
            <text:p>0.001544666</text:p>
          </table:table-cell>
          <table:table-cell table:formula="of:=COM.MICROSOFT.IFS([.C86]&gt;[.D86];1;[.D86]&gt;[.C86];0;[.C86]=[.D86];0)" office:value-type="float" office:value="1" calcext:value-type="float">
            <text:p>1</text:p>
          </table:table-cell>
          <table:table-cell table:formula="of:=[.C86]-[.D86]" office:value-type="float" office:value="0.000191668" calcext:value-type="float">
            <text:p>0.000191668</text:p>
          </table:table-cell>
          <table:table-cell/>
        </table:table-row>
        <table:table-row table:style-name="ro1">
          <table:table-cell office:value-type="string" calcext:value-type="string">
            <text:p>UIEvents.IMGUIRenderOverlays</text:p>
          </table:table-cell>
          <table:table-cell office:value-type="string" calcext:value-type="string">
            <text:p>PlayerLoop</text:p>
          </table:table-cell>
          <table:table-cell office:value-type="float" office:value="0.001735001" calcext:value-type="float">
            <text:p>0.001735001</text:p>
          </table:table-cell>
          <table:table-cell office:value-type="float" office:value="0.001576667" calcext:value-type="float">
            <text:p>0.001576667</text:p>
          </table:table-cell>
          <table:table-cell table:formula="of:=COM.MICROSOFT.IFS([.C87]&gt;[.D87];1;[.D87]&gt;[.C87];0;[.C87]=[.D87];0)" office:value-type="float" office:value="1" calcext:value-type="float">
            <text:p>1</text:p>
          </table:table-cell>
          <table:table-cell table:formula="of:=[.C87]-[.D87]" office:value-type="float" office:value="0.000158334" calcext:value-type="float">
            <text:p>0.000158334</text:p>
          </table:table-cell>
          <table:table-cell/>
        </table:table-row>
        <table:table-row table:style-name="ro1">
          <table:table-cell office:value-type="string" calcext:value-type="string">
            <text:p>Inl_InvokeOnRenderObjectCallbackPass</text:p>
          </table:table-cell>
          <table:table-cell office:value-type="string" calcext:value-type="string">
            <text:p>Scripts</text:p>
          </table:table-cell>
          <table:table-cell office:value-type="float" office:value="0.001653001" calcext:value-type="float">
            <text:p>0.001653001</text:p>
          </table:table-cell>
          <table:table-cell office:value-type="float" office:value="0.001600667" calcext:value-type="float">
            <text:p>0.001600667</text:p>
          </table:table-cell>
          <table:table-cell table:formula="of:=COM.MICROSOFT.IFS([.C88]&gt;[.D88];1;[.D88]&gt;[.C88];0;[.C88]=[.D88];0)" office:value-type="float" office:value="1" calcext:value-type="float">
            <text:p>1</text:p>
          </table:table-cell>
          <table:table-cell table:formula="of:=[.C88]-[.D88]" office:value-type="float" office:value="0.000052334" calcext:value-type="float">
            <text:p>5.2334E-05</text:p>
          </table:table-cell>
          <table:table-cell/>
        </table:table-row>
        <table:table-row table:style-name="ro1">
          <table:table-cell office:value-type="string" calcext:value-type="string">
            <text:p>Device.Present</text:p>
          </table:table-cell>
          <table:table-cell office:value-type="string" calcext:value-type="string">
            <text:p>Render</text:p>
          </table:table-cell>
          <table:table-cell office:value-type="float" office:value="0.001651001" calcext:value-type="float">
            <text:p>0.001651001</text:p>
          </table:table-cell>
          <table:table-cell office:value-type="float" office:value="0.001470335" calcext:value-type="float">
            <text:p>0.001470335</text:p>
          </table:table-cell>
          <table:table-cell table:formula="of:=COM.MICROSOFT.IFS([.C89]&gt;[.D89];1;[.D89]&gt;[.C89];0;[.C89]=[.D89];0)" office:value-type="float" office:value="1" calcext:value-type="float">
            <text:p>1</text:p>
          </table:table-cell>
          <table:table-cell table:formula="of:=[.C89]-[.D89]" office:value-type="float" office:value="0.000180666" calcext:value-type="float">
            <text:p>0.000180666</text:p>
          </table:table-cell>
          <table:table-cell/>
        </table:table-row>
        <table:table-row table:style-name="ro1">
          <table:table-cell office:value-type="string" calcext:value-type="string">
            <text:p>Inl_FinalBlit</text:p>
          </table:table-cell>
          <table:table-cell office:value-type="string" calcext:value-type="string">
            <text:p>Scripts</text:p>
          </table:table-cell>
          <table:table-cell office:value-type="float" office:value="0.001633334" calcext:value-type="float">
            <text:p>0.001633334</text:p>
          </table:table-cell>
          <table:table-cell office:value-type="float" office:value="0.001495001" calcext:value-type="float">
            <text:p>0.001495001</text:p>
          </table:table-cell>
          <table:table-cell table:formula="of:=COM.MICROSOFT.IFS([.C90]&gt;[.D90];1;[.D90]&gt;[.C90];0;[.C90]=[.D90];0)" office:value-type="float" office:value="1" calcext:value-type="float">
            <text:p>1</text:p>
          </table:table-cell>
          <table:table-cell table:formula="of:=[.C90]-[.D90]" office:value-type="float" office:value="0.000138333" calcext:value-type="float">
            <text:p>0.000138333</text:p>
          </table:table-cell>
          <table:table-cell/>
        </table:table-row>
        <table:table-row table:style-name="ro1">
          <table:table-cell office:value-type="string" calcext:value-type="string">
            <text:p>PrepareSceneCullingParameters</text:p>
          </table:table-cell>
          <table:table-cell office:value-type="string" calcext:value-type="string">
            <text:p>Render</text:p>
          </table:table-cell>
          <table:table-cell office:value-type="float" office:value="0.001596667" calcext:value-type="float">
            <text:p>0.001596667</text:p>
          </table:table-cell>
          <table:table-cell office:value-type="float" office:value="0.001472334" calcext:value-type="float">
            <text:p>0.001472334</text:p>
          </table:table-cell>
          <table:table-cell table:formula="of:=COM.MICROSOFT.IFS([.C91]&gt;[.D91];1;[.D91]&gt;[.C91];0;[.C91]=[.D91];0)" office:value-type="float" office:value="1" calcext:value-type="float">
            <text:p>1</text:p>
          </table:table-cell>
          <table:table-cell table:formula="of:=[.C91]-[.D91]" office:value-type="float" office:value="0.000124333" calcext:value-type="float">
            <text:p>0.000124333</text:p>
          </table:table-cell>
          <table:table-cell/>
        </table:table-row>
        <table:table-row table:style-name="ro1">
          <table:table-cell office:value-type="string" calcext:value-type="string">
            <text:p>DestroyCullResults</text:p>
          </table:table-cell>
          <table:table-cell office:value-type="string" calcext:value-type="string">
            <text:p>Render</text:p>
          </table:table-cell>
          <table:table-cell office:value-type="float" office:value="0.001568001" calcext:value-type="float">
            <text:p>0.001568001</text:p>
          </table:table-cell>
          <table:table-cell office:value-type="float" office:value="0.001301334" calcext:value-type="float">
            <text:p>0.001301334</text:p>
          </table:table-cell>
          <table:table-cell table:formula="of:=COM.MICROSOFT.IFS([.C92]&gt;[.D92];1;[.D92]&gt;[.C92];0;[.C92]=[.D92];0)" office:value-type="float" office:value="1" calcext:value-type="float">
            <text:p>1</text:p>
          </table:table-cell>
          <table:table-cell table:formula="of:=[.C92]-[.D92]" office:value-type="float" office:value="0.000266667" calcext:value-type="float">
            <text:p>0.000266667</text:p>
          </table:table-cell>
          <table:table-cell/>
        </table:table-row>
        <table:table-row table:style-name="ro1">
          <table:table-cell office:value-type="string" calcext:value-type="string">
            <text:p>Inl_CopyColor</text:p>
          </table:table-cell>
          <table:table-cell office:value-type="string" calcext:value-type="string">
            <text:p>Scripts</text:p>
          </table:table-cell>
          <table:table-cell office:value-type="float" office:value="0.001560001" calcext:value-type="float">
            <text:p>0.001560001</text:p>
          </table:table-cell>
          <table:table-cell office:value-type="float" office:value="0.001393335" calcext:value-type="float">
            <text:p>0.001393335</text:p>
          </table:table-cell>
          <table:table-cell table:formula="of:=COM.MICROSOFT.IFS([.C93]&gt;[.D93];1;[.D93]&gt;[.C93];0;[.C93]=[.D93];0)" office:value-type="float" office:value="1" calcext:value-type="float">
            <text:p>1</text:p>
          </table:table-cell>
          <table:table-cell table:formula="of:=[.C93]-[.D93]" office:value-type="float" office:value="0.000166666" calcext:value-type="float">
            <text:p>0.000166666</text:p>
          </table:table-cell>
          <table:table-cell/>
        </table:table-row>
        <table:table-row table:style-name="ro1">
          <table:table-cell office:value-type="string" calcext:value-type="string">
            <text:p>Inl_UniversalRenderPipeline.InitializeAdditionalCameraData</text:p>
          </table:table-cell>
          <table:table-cell office:value-type="string" calcext:value-type="string">
            <text:p>Scripts</text:p>
          </table:table-cell>
          <table:table-cell office:value-type="float" office:value="0.001527667" calcext:value-type="float">
            <text:p>0.001527667</text:p>
          </table:table-cell>
          <table:table-cell office:value-type="float" office:value="0.001464667" calcext:value-type="float">
            <text:p>0.001464667</text:p>
          </table:table-cell>
          <table:table-cell table:formula="of:=COM.MICROSOFT.IFS([.C94]&gt;[.D94];1;[.D94]&gt;[.C94];0;[.C94]=[.D94];0)" office:value-type="float" office:value="1" calcext:value-type="float">
            <text:p>1</text:p>
          </table:table-cell>
          <table:table-cell table:formula="of:=[.C94]-[.D94]" office:value-type="float" office:value="0.0000630000000000001" calcext:value-type="float">
            <text:p>6.30000000000001E-05</text:p>
          </table:table-cell>
          <table:table-cell/>
        </table:table-row>
        <table:table-row table:style-name="ro1">
          <table:table-cell office:value-type="string" calcext:value-type="string">
            <text:p>PreUpdate.NewInputUpdate</text:p>
          </table:table-cell>
          <table:table-cell office:value-type="string" calcext:value-type="string">
            <text:p>PlayerLoop</text:p>
          </table:table-cell>
          <table:table-cell office:value-type="float" office:value="0.001444334" calcext:value-type="float">
            <text:p>0.001444334</text:p>
          </table:table-cell>
          <table:table-cell office:value-type="float" office:value="0.001498667" calcext:value-type="float">
            <text:p>0.001498667</text:p>
          </table:table-cell>
          <table:table-cell table:formula="of:=COM.MICROSOFT.IFS([.C95]&gt;[.D95];1;[.D95]&gt;[.C95];0;[.C95]=[.D95];0)" office:value-type="float" office:value="0" calcext:value-type="float">
            <text:p>0</text:p>
          </table:table-cell>
          <table:table-cell table:formula="of:=[.C95]-[.D95]" office:value-type="float" office:value="-0.0000543330000000002" calcext:value-type="float">
            <text:p>-5.43330000000002E-05</text:p>
          </table:table-cell>
          <table:table-cell/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1434334" calcext:value-type="float">
            <text:p>0.001434334</text:p>
          </table:table-cell>
          <table:table-cell office:value-type="float" office:value="0.001415668" calcext:value-type="float">
            <text:p>0.001415668</text:p>
          </table:table-cell>
          <table:table-cell table:formula="of:=COM.MICROSOFT.IFS([.C96]&gt;[.D96];1;[.D96]&gt;[.C96];0;[.C96]=[.D96];0)" office:value-type="float" office:value="1" calcext:value-type="float">
            <text:p>1</text:p>
          </table:table-cell>
          <table:table-cell table:formula="of:=[.C96]-[.D96]" office:value-type="float" office:value="0.0000186659999999999" calcext:value-type="float">
            <text:p>1.86659999999999E-05</text:p>
          </table:table-cell>
          <table:table-cell/>
        </table:table-row>
        <table:table-row table:style-name="ro1">
          <table:table-cell office:value-type="string" calcext:value-type="string">
            <text:p>GUI.Repaint</text:p>
          </table:table-cell>
          <table:table-cell office:value-type="string" calcext:value-type="string">
            <text:p>GUI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329001" calcext:value-type="float">
            <text:p>0.001329001</text:p>
          </table:table-cell>
          <table:table-cell table:formula="of:=COM.MICROSOFT.IFS([.C97]&gt;[.D97];1;[.D97]&gt;[.C97];0;[.C97]=[.D97];0)" office:value-type="float" office:value="1" calcext:value-type="float">
            <text:p>1</text:p>
          </table:table-cell>
          <table:table-cell table:formula="of:=[.C97]-[.D97]" office:value-type="float" office:value="0.0000849989999999999" calcext:value-type="float">
            <text:p>8.49989999999999E-05</text:p>
          </table:table-cell>
          <table:table-cell/>
        </table:table-row>
        <table:table-row table:style-name="ro1">
          <table:table-cell office:value-type="string" calcext:value-type="string">
            <text:p>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0.001397334" calcext:value-type="float">
            <text:p>0.001397334</text:p>
          </table:table-cell>
          <table:table-cell office:value-type="float" office:value="0.001263" calcext:value-type="float">
            <text:p>0.001263</text:p>
          </table:table-cell>
          <table:table-cell table:formula="of:=COM.MICROSOFT.IFS([.C98]&gt;[.D98];1;[.D98]&gt;[.C98];0;[.C98]=[.D98];0)" office:value-type="float" office:value="1" calcext:value-type="float">
            <text:p>1</text:p>
          </table:table-cell>
          <table:table-cell table:formula="of:=[.C98]-[.D98]" office:value-type="float" office:value="0.000134334" calcext:value-type="float">
            <text:p>0.000134334</text:p>
          </table:table-cell>
          <table:table-cell/>
        </table:table-row>
        <table:table-row table:style-name="ro1">
          <table:table-cell office:value-type="string" calcext:value-type="string">
            <text:p>PreLateUpdate.ParticleSystemBeginUpdateAll</text:p>
          </table:table-cell>
          <table:table-cell office:value-type="string" calcext:value-type="string">
            <text:p>PlayerLoop</text:p>
          </table:table-cell>
          <table:table-cell office:value-type="float" office:value="0.001356333" calcext:value-type="float">
            <text:p>0.001356333</text:p>
          </table:table-cell>
          <table:table-cell office:value-type="float" office:value="0.001456666" calcext:value-type="float">
            <text:p>0.001456666</text:p>
          </table:table-cell>
          <table:table-cell table:formula="of:=COM.MICROSOFT.IFS([.C99]&gt;[.D99];1;[.D99]&gt;[.C99];0;[.C99]=[.D99];0)" office:value-type="float" office:value="0" calcext:value-type="float">
            <text:p>0</text:p>
          </table:table-cell>
          <table:table-cell table:formula="of:=[.C99]-[.D99]" office:value-type="float" office:value="-0.000100333" calcext:value-type="float">
            <text:p>-0.000100333</text:p>
          </table:table-cell>
          <table:table-cell/>
        </table:table-row>
        <table:table-row table:style-name="ro1">
          <table:table-cell office:value-type="string" calcext:value-type="string">
            <text:p>Inl_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0.001317334" calcext:value-type="float">
            <text:p>0.001317334</text:p>
          </table:table-cell>
          <table:table-cell office:value-type="float" office:value="0.001162334" calcext:value-type="float">
            <text:p>0.001162334</text:p>
          </table:table-cell>
          <table:table-cell table:formula="of:=COM.MICROSOFT.IFS([.C100]&gt;[.D100];1;[.D100]&gt;[.C100];0;[.C100]=[.D100];0)" office:value-type="float" office:value="1" calcext:value-type="float">
            <text:p>1</text:p>
          </table:table-cell>
          <table:table-cell table:formula="of:=[.C100]-[.D100]" office:value-type="float" office:value="0.000155" calcext:value-type="float">
            <text:p>0.000155</text:p>
          </table:table-cell>
          <table:table-cell/>
        </table:table-row>
        <table:table-row table:style-name="ro1">
          <table:table-cell office:value-type="string" calcext:value-type="string">
            <text:p>EarlyUpdate.UpdateInputManager</text:p>
          </table:table-cell>
          <table:table-cell office:value-type="string" calcext:value-type="string">
            <text:p>PlayerLoop</text:p>
          </table:table-cell>
          <table:table-cell office:value-type="float" office:value="0.001266333" calcext:value-type="float">
            <text:p>0.001266333</text:p>
          </table:table-cell>
          <table:table-cell office:value-type="float" office:value="0.001231666" calcext:value-type="float">
            <text:p>0.001231666</text:p>
          </table:table-cell>
          <table:table-cell table:formula="of:=COM.MICROSOFT.IFS([.C101]&gt;[.D101];1;[.D101]&gt;[.C101];0;[.C101]=[.D101];0)" office:value-type="float" office:value="1" calcext:value-type="float">
            <text:p>1</text:p>
          </table:table-cell>
          <table:table-cell table:formula="of:=[.C101]-[.D101]" office:value-type="float" office:value="0.0000346669999999999" calcext:value-type="float">
            <text:p>3.46669999999999E-05</text:p>
          </table:table-cell>
          <table:table-cell/>
        </table:table-row>
        <table:table-row table:style-name="ro1">
          <table:table-cell office:value-type="string" calcext:value-type="string">
            <text:p>ParticleSystem.Update</text:p>
          </table:table-cell>
          <table:table-cell office:value-type="string" calcext:value-type="string">
            <text:p>Particles</text:p>
          </table:table-cell>
          <table:table-cell office:value-type="float" office:value="0.001238667" calcext:value-type="float">
            <text:p>0.001238667</text:p>
          </table:table-cell>
          <table:table-cell office:value-type="float" office:value="0.001322" calcext:value-type="float">
            <text:p>0.001322</text:p>
          </table:table-cell>
          <table:table-cell table:formula="of:=COM.MICROSOFT.IFS([.C102]&gt;[.D102];1;[.D102]&gt;[.C102];0;[.C102]=[.D102];0)" office:value-type="float" office:value="0" calcext:value-type="float">
            <text:p>0</text:p>
          </table:table-cell>
          <table:table-cell table:formula="of:=[.C102]-[.D102]" office:value-type="float" office:value="-0.0000833329999999999" calcext:value-type="float">
            <text:p>-8.33329999999999E-05</text:p>
          </table:table-cell>
          <table:table-cell/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1233666" calcext:value-type="float">
            <text:p>0.001233666</text:p>
          </table:table-cell>
          <table:table-cell office:value-type="float" office:value="0.001069999" calcext:value-type="float">
            <text:p>0.001069999</text:p>
          </table:table-cell>
          <table:table-cell table:formula="of:=COM.MICROSOFT.IFS([.C103]&gt;[.D103];1;[.D103]&gt;[.C103];0;[.C103]=[.D103];0)" office:value-type="float" office:value="1" calcext:value-type="float">
            <text:p>1</text:p>
          </table:table-cell>
          <table:table-cell table:formula="of:=[.C103]-[.D103]" office:value-type="float" office:value="0.000163667" calcext:value-type="float">
            <text:p>0.000163667</text:p>
          </table:table-cell>
          <table:table-cell/>
        </table:table-row>
        <table:table-row table:style-name="ro1">
          <table:table-cell office:value-type="string" calcext:value-type="string">
            <text:p>FrameEvents.NewInputBeforeRenderUpdate</text:p>
          </table:table-cell>
          <table:table-cell office:value-type="string" calcext:value-type="string">
            <text:p>PlayerLoop</text:p>
          </table:table-cell>
          <table:table-cell office:value-type="float" office:value="0.001231001" calcext:value-type="float">
            <text:p>0.001231001</text:p>
          </table:table-cell>
          <table:table-cell office:value-type="float" office:value="0.001158001" calcext:value-type="float">
            <text:p>0.001158001</text:p>
          </table:table-cell>
          <table:table-cell table:formula="of:=COM.MICROSOFT.IFS([.C104]&gt;[.D104];1;[.D104]&gt;[.C104];0;[.C104]=[.D104];0)" office:value-type="float" office:value="1" calcext:value-type="float">
            <text:p>1</text:p>
          </table:table-cell>
          <table:table-cell table:formula="of:=[.C104]-[.D104]" office:value-type="float" office:value="0.0000729999999999999" calcext:value-type="float">
            <text:p>7.29999999999999E-05</text:p>
          </table:table-cell>
          <table:table-cell/>
        </table:table-row>
        <table:table-row table:style-name="ro1">
          <table:table-cell office:value-type="string" calcext:value-type="string">
            <text:p>PostLateUpdate.UpdateCustomRenderTextures</text:p>
          </table:table-cell>
          <table:table-cell office:value-type="string" calcext:value-type="string">
            <text:p>PlayerLoop</text:p>
          </table:table-cell>
          <table:table-cell office:value-type="float" office:value="0.001228333" calcext:value-type="float">
            <text:p>0.001228333</text:p>
          </table:table-cell>
          <table:table-cell office:value-type="float" office:value="0.001249666" calcext:value-type="float">
            <text:p>0.001249666</text:p>
          </table:table-cell>
          <table:table-cell table:formula="of:=COM.MICROSOFT.IFS([.C105]&gt;[.D105];1;[.D105]&gt;[.C105];0;[.C105]=[.D105];0)" office:value-type="float" office:value="0" calcext:value-type="float">
            <text:p>0</text:p>
          </table:table-cell>
          <table:table-cell table:formula="of:=[.C105]-[.D105]" office:value-type="float" office:value="-0.0000213329999999999" calcext:value-type="float">
            <text:p>-2.13329999999999E-05</text:p>
          </table:table-cell>
          <table:table-cell/>
        </table:table-row>
        <table:table-row table:style-name="ro1">
          <table:table-cell office:value-type="string" calcext:value-type="string">
            <text:p>UnityEngine.CoreModule.dll!UnityEngine.Experimental.Rendering::ScriptableRuntimeReflectionSystemWrapper.Internal_ScriptableRuntimeReflectionSystemWrapper_TickRealtimeProbes()</text:p>
          </table:table-cell>
          <table:table-cell office:value-type="string" calcext:value-type="string">
            <text:p>Scripts</text:p>
          </table:table-cell>
          <table:table-cell office:value-type="float" office:value="0.001209333" calcext:value-type="float">
            <text:p>0.001209333</text:p>
          </table:table-cell>
          <table:table-cell office:value-type="float" office:value="0.001051" calcext:value-type="float">
            <text:p>0.001051</text:p>
          </table:table-cell>
          <table:table-cell table:formula="of:=COM.MICROSOFT.IFS([.C106]&gt;[.D106];1;[.D106]&gt;[.C106];0;[.C106]=[.D106];0)" office:value-type="float" office:value="1" calcext:value-type="float">
            <text:p>1</text:p>
          </table:table-cell>
          <table:table-cell table:formula="of:=[.C106]-[.D106]" office:value-type="float" office:value="0.000158333" calcext:value-type="float">
            <text:p>0.000158333</text:p>
          </table:table-cell>
          <table:table-cell/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1167666" calcext:value-type="float">
            <text:p>0.001167666</text:p>
          </table:table-cell>
          <table:table-cell office:value-type="float" office:value="0.001048666" calcext:value-type="float">
            <text:p>0.001048666</text:p>
          </table:table-cell>
          <table:table-cell table:formula="of:=COM.MICROSOFT.IFS([.C107]&gt;[.D107];1;[.D107]&gt;[.C107];0;[.C107]=[.D107];0)" office:value-type="float" office:value="1" calcext:value-type="float">
            <text:p>1</text:p>
          </table:table-cell>
          <table:table-cell table:formula="of:=[.C107]-[.D107]" office:value-type="float" office:value="0.000119" calcext:value-type="float">
            <text:p>0.000119</text:p>
          </table:table-cell>
          <table:table-cell/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08169989" calcext:value-type="float">
            <text:p>0.0008169989</text:p>
          </table:table-cell>
          <table:table-cell table:formula="of:=COM.MICROSOFT.IFS([.C108]&gt;[.D108];1;[.D108]&gt;[.C108];0;[.C108]=[.D108];0)" office:value-type="float" office:value="1" calcext:value-type="float">
            <text:p>1</text:p>
          </table:table-cell>
          <table:table-cell table:formula="of:=[.C108]-[.D108]" office:value-type="float" office:value="0.0003160011" calcext:value-type="float">
            <text:p>0.0003160011</text:p>
          </table:table-cell>
          <table:table-cell/>
        </table:table-row>
        <table:table-row table:style-name="ro1">
          <table:table-cell office:value-type="string" calcext:value-type="string">
            <text:p>PostLateUpdate.PlayerUpdateCanvases</text:p>
          </table:table-cell>
          <table:table-cell office:value-type="string" calcext:value-type="string">
            <text:p>PlayerLoop</text:p>
          </table:table-cell>
          <table:table-cell office:value-type="float" office:value="0.001126668" calcext:value-type="float">
            <text:p>0.001126668</text:p>
          </table:table-cell>
          <table:table-cell office:value-type="float" office:value="0.001112334" calcext:value-type="float">
            <text:p>0.001112334</text:p>
          </table:table-cell>
          <table:table-cell table:formula="of:=COM.MICROSOFT.IFS([.C109]&gt;[.D109];1;[.D109]&gt;[.C109];0;[.C109]=[.D109];0)" office:value-type="float" office:value="1" calcext:value-type="float">
            <text:p>1</text:p>
          </table:table-cell>
          <table:table-cell table:formula="of:=[.C109]-[.D109]" office:value-type="float" office:value="0.0000143340000000002" calcext:value-type="float">
            <text:p>1.43340000000002E-05</text:p>
          </table:table-cell>
          <table:table-cell/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09866665" calcext:value-type="float">
            <text:p>0.0009866665</text:p>
          </table:table-cell>
          <table:table-cell table:formula="of:=COM.MICROSOFT.IFS([.C110]&gt;[.D110];1;[.D110]&gt;[.C110];0;[.C110]=[.D110];0)" office:value-type="float" office:value="1" calcext:value-type="float">
            <text:p>1</text:p>
          </table:table-cell>
          <table:table-cell table:formula="of:=[.C110]-[.D110]" office:value-type="float" office:value="0.0000963335" calcext:value-type="float">
            <text:p>9.63335E-05</text:p>
          </table:table-cell>
          <table:table-cell/>
        </table:table-row>
        <table:table-row table:style-name="ro1">
          <table:table-cell office:value-type="string" calcext:value-type="string">
            <text:p>EarlyUpdate.PollPlayerConnection</text:p>
          </table:table-cell>
          <table:table-cell office:value-type="string" calcext:value-type="string">
            <text:p>PlayerLoop</text:p>
          </table:table-cell>
          <table:table-cell office:value-type="float" office:value="0.001073001" calcext:value-type="float">
            <text:p>0.001073001</text:p>
          </table:table-cell>
          <table:table-cell office:value-type="float" office:value="0.001027" calcext:value-type="float">
            <text:p>0.001027</text:p>
          </table:table-cell>
          <table:table-cell table:formula="of:=COM.MICROSOFT.IFS([.C111]&gt;[.D111];1;[.D111]&gt;[.C111];0;[.C111]=[.D111];0)" office:value-type="float" office:value="1" calcext:value-type="float">
            <text:p>1</text:p>
          </table:table-cell>
          <table:table-cell table:formula="of:=[.C111]-[.D111]" office:value-type="float" office:value="0.0000460010000000002" calcext:value-type="float">
            <text:p>4.60010000000002E-05</text:p>
          </table:table-cell>
          <table:table-cell/>
        </table:table-row>
        <table:table-row table:style-name="ro1">
          <table:table-cell office:value-type="string" calcext:value-type="string">
            <text:p>Profiler.FlushCountersWithFlushOnEndOfFrame</text:p>
          </table:table-cell>
          <table:table-cell office:value-type="string" calcext:value-type="string">
            <text:p>Overhead</text:p>
          </table:table-cell>
          <table:table-cell office:value-type="float" office:value="0.0009950012" calcext:value-type="float">
            <text:p>0.0009950012</text:p>
          </table:table-cell>
          <table:table-cell office:value-type="float" office:value="0.0008983338" calcext:value-type="float">
            <text:p>0.0008983338</text:p>
          </table:table-cell>
          <table:table-cell table:formula="of:=COM.MICROSOFT.IFS([.C112]&gt;[.D112];1;[.D112]&gt;[.C112];0;[.C112]=[.D112];0)" office:value-type="float" office:value="1" calcext:value-type="float">
            <text:p>1</text:p>
          </table:table-cell>
          <table:table-cell table:formula="of:=[.C112]-[.D112]" office:value-type="float" office:value="0.0000966674" calcext:value-type="float">
            <text:p>9.66674E-05</text:p>
          </table:table-cell>
          <table:table-cell/>
        </table:table-row>
        <table:table-row table:style-name="ro1">
          <table:table-cell office:value-type="string" calcext:value-type="string">
            <text:p>CustomRenderTextures.Update</text:p>
          </table:table-cell>
          <table:table-cell office:value-type="string" calcext:value-type="string">
            <text:p>Render</text:p>
          </table:table-cell>
          <table:table-cell office:value-type="float" office:value="0.0009873336" calcext:value-type="float">
            <text:p>0.0009873336</text:p>
          </table:table-cell>
          <table:table-cell office:value-type="float" office:value="0.000997333" calcext:value-type="float">
            <text:p>0.000997333</text:p>
          </table:table-cell>
          <table:table-cell table:formula="of:=COM.MICROSOFT.IFS([.C113]&gt;[.D113];1;[.D113]&gt;[.C113];0;[.C113]=[.D113];0)" office:value-type="float" office:value="0" calcext:value-type="float">
            <text:p>0</text:p>
          </table:table-cell>
          <table:table-cell table:formula="of:=[.C113]-[.D113]" office:value-type="float" office:value="-0.00000999940000000004" calcext:value-type="float">
            <text:p>-9.99940000000004E-06</text:p>
          </table:table-cell>
          <table:table-cell/>
        </table:table-row>
        <table:table-row table:style-name="ro1">
          <table:table-cell office:value-type="string" calcext:value-type="string">
            <text:p>PostLateUpdate.PlayerSendFrameComplete</text:p>
          </table:table-cell>
          <table:table-cell office:value-type="string" calcext:value-type="string">
            <text:p>PlayerLoop</text:p>
          </table:table-cell>
          <table:table-cell office:value-type="float" office:value="0.0009780007" calcext:value-type="float">
            <text:p>0.0009780007</text:p>
          </table:table-cell>
          <table:table-cell office:value-type="float" office:value="0.0009690012" calcext:value-type="float">
            <text:p>0.0009690012</text:p>
          </table:table-cell>
          <table:table-cell table:formula="of:=COM.MICROSOFT.IFS([.C114]&gt;[.D114];1;[.D114]&gt;[.C114];0;[.C114]=[.D114];0)" office:value-type="float" office:value="1" calcext:value-type="float">
            <text:p>1</text:p>
          </table:table-cell>
          <table:table-cell table:formula="of:=[.C114]-[.D114]" office:value-type="float" office:value="0.00000899949999999994" calcext:value-type="float">
            <text:p>8.99949999999994E-06</text:p>
          </table:table-cell>
          <table:table-cell/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9580006" calcext:value-type="float">
            <text:p>0.0009580006</text:p>
          </table:table-cell>
          <table:table-cell office:value-type="float" office:value="0.0009256685" calcext:value-type="float">
            <text:p>0.0009256685</text:p>
          </table:table-cell>
          <table:table-cell table:formula="of:=COM.MICROSOFT.IFS([.C115]&gt;[.D115];1;[.D115]&gt;[.C115];0;[.C115]=[.D115];0)" office:value-type="float" office:value="1" calcext:value-type="float">
            <text:p>1</text:p>
          </table:table-cell>
          <table:table-cell table:formula="of:=[.C115]-[.D115]" office:value-type="float" office:value="0.0000323321000000001" calcext:value-type="float">
            <text:p>3.23321000000001E-05</text:p>
          </table:table-cell>
          <table:table-cell/>
        </table:table-row>
        <table:table-row table:style-name="ro1">
          <table:table-cell office:value-type="string" calcext:value-type="string">
            <text:p>AudioProfiler.CaptureFrame</text:p>
          </table:table-cell>
          <table:table-cell office:value-type="string" calcext:value-type="string">
            <text:p>Audio</text:p>
          </table:table-cell>
          <table:table-cell office:value-type="float" office:value="0.0009570012" calcext:value-type="float">
            <text:p>0.0009570012</text:p>
          </table:table-cell>
          <table:table-cell office:value-type="float" office:value="0.0008409993" calcext:value-type="float">
            <text:p>0.0008409993</text:p>
          </table:table-cell>
          <table:table-cell table:formula="of:=COM.MICROSOFT.IFS([.C116]&gt;[.D116];1;[.D116]&gt;[.C116];0;[.C116]=[.D116];0)" office:value-type="float" office:value="1" calcext:value-type="float">
            <text:p>1</text:p>
          </table:table-cell>
          <table:table-cell table:formula="of:=[.C116]-[.D116]" office:value-type="float" office:value="0.0001160019" calcext:value-type="float">
            <text:p>0.0001160019</text:p>
          </table:table-cell>
          <table:table-cell/>
        </table:table-row>
        <table:table-row table:style-name="ro1">
          <table:table-cell office:value-type="string" calcext:value-type="string">
            <text:p>Profiler.SerializeStats</text:p>
          </table:table-cell>
          <table:table-cell office:value-type="string" calcext:value-type="string">
            <text:p>Overhead</text:p>
          </table:table-cell>
          <table:table-cell office:value-type="float" office:value="0.0009266668" calcext:value-type="float">
            <text:p>0.0009266668</text:p>
          </table:table-cell>
          <table:table-cell office:value-type="float" office:value="0.0008449994" calcext:value-type="float">
            <text:p>0.0008449994</text:p>
          </table:table-cell>
          <table:table-cell table:formula="of:=COM.MICROSOFT.IFS([.C117]&gt;[.D117];1;[.D117]&gt;[.C117];0;[.C117]=[.D117];0)" office:value-type="float" office:value="1" calcext:value-type="float">
            <text:p>1</text:p>
          </table:table-cell>
          <table:table-cell table:formula="of:=[.C117]-[.D117]" office:value-type="float" office:value="0.0000816673999999999" calcext:value-type="float">
            <text:p>8.16673999999999E-05</text:p>
          </table:table-cell>
          <table:table-cell/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0009086668" calcext:value-type="float">
            <text:p>0.0009086668</text:p>
          </table:table-cell>
          <table:table-cell office:value-type="float" office:value="0.001004667" calcext:value-type="float">
            <text:p>0.001004667</text:p>
          </table:table-cell>
          <table:table-cell table:formula="of:=COM.MICROSOFT.IFS([.C118]&gt;[.D118];1;[.D118]&gt;[.C118];0;[.C118]=[.D118];0)" office:value-type="float" office:value="0" calcext:value-type="float">
            <text:p>0</text:p>
          </table:table-cell>
          <table:table-cell table:formula="of:=[.C118]-[.D118]" office:value-type="float" office:value="-0.0000960002" calcext:value-type="float">
            <text:p>-9.60002E-05</text:p>
          </table:table-cell>
          <table:table-cell/>
        </table:table-row>
        <table:table-row table:style-name="ro1">
          <table:table-cell office:value-type="string" calcext:value-type="string">
            <text:p>PlayerConnection.Poll</text:p>
          </table:table-cell>
          <table:table-cell office:value-type="string" calcext:value-type="string">
            <text:p>Overhead</text:p>
          </table:table-cell>
          <table:table-cell office:value-type="float" office:value="0.0009003319" calcext:value-type="float">
            <text:p>0.0009003319</text:p>
          </table:table-cell>
          <table:table-cell office:value-type="float" office:value="0.0008553322" calcext:value-type="float">
            <text:p>0.0008553322</text:p>
          </table:table-cell>
          <table:table-cell table:formula="of:=COM.MICROSOFT.IFS([.C119]&gt;[.D119];1;[.D119]&gt;[.C119];0;[.C119]=[.D119];0)" office:value-type="float" office:value="1" calcext:value-type="float">
            <text:p>1</text:p>
          </table:table-cell>
          <table:table-cell table:formula="of:=[.C119]-[.D119]" office:value-type="float" office:value="0.0000449997" calcext:value-type="float">
            <text:p>4.49997E-05</text:p>
          </table:table-cell>
          <table:table-cell/>
        </table:table-row>
        <table:table-row table:style-name="ro1">
          <table:table-cell office:value-type="string" calcext:value-type="string">
            <text:p>PlayerEndOfFrame</text:p>
          </table:table-cell>
          <table:table-cell office:value-type="string" calcext:value-type="string">
            <text:p>Scripts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8900001" calcext:value-type="float">
            <text:p>0.0008900001</text:p>
          </table:table-cell>
          <table:table-cell table:formula="of:=COM.MICROSOFT.IFS([.C120]&gt;[.D120];1;[.D120]&gt;[.C120];0;[.C120]=[.D120];0)" office:value-type="float" office:value="1" calcext:value-type="float">
            <text:p>1</text:p>
          </table:table-cell>
          <table:table-cell table:formula="of:=[.C120]-[.D120]" office:value-type="float" office:value="0.00000199990000000001" calcext:value-type="float">
            <text:p>1.99990000000001E-06</text:p>
          </table:table-cell>
          <table:table-cell/>
        </table:table-row>
        <table:table-row table:style-name="ro1">
          <table:table-cell office:value-type="string" calcext:value-type="string">
            <text:p>Inl_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0.0008906667" calcext:value-type="float">
            <text:p>0.0008906667</text:p>
          </table:table-cell>
          <table:table-cell office:value-type="float" office:value="0.0008636664" calcext:value-type="float">
            <text:p>0.0008636664</text:p>
          </table:table-cell>
          <table:table-cell table:formula="of:=COM.MICROSOFT.IFS([.C121]&gt;[.D121];1;[.D121]&gt;[.C121];0;[.C121]=[.D121];0)" office:value-type="float" office:value="1" calcext:value-type="float">
            <text:p>1</text:p>
          </table:table-cell>
          <table:table-cell table:formula="of:=[.C121]-[.D121]" office:value-type="float" office:value="0.0000270003" calcext:value-type="float">
            <text:p>2.70003E-05</text:p>
          </table:table-cell>
          <table:table-cell/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8696743" calcext:value-type="float">
            <text:p>0.0008696743</text:p>
          </table:table-cell>
          <table:table-cell office:value-type="float" office:value="0.000449668" calcext:value-type="float">
            <text:p>0.000449668</text:p>
          </table:table-cell>
          <table:table-cell table:formula="of:=COM.MICROSOFT.IFS([.C122]&gt;[.D122];1;[.D122]&gt;[.C122];0;[.C122]=[.D122];0)" office:value-type="float" office:value="1" calcext:value-type="float">
            <text:p>1</text:p>
          </table:table-cell>
          <table:table-cell table:formula="of:=[.C122]-[.D122]" office:value-type="float" office:value="0.0004200063" calcext:value-type="float">
            <text:p>0.0004200063</text:p>
          </table:table-cell>
          <table:table-cell/>
        </table:table-row>
        <table:table-row table:style-name="ro1">
          <table:table-cell office:value-type="string" calcext:value-type="string">
            <text:p>Inl_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0.0008679993" calcext:value-type="float">
            <text:p>0.0008679993</text:p>
          </table:table-cell>
          <table:table-cell office:value-type="float" office:value="0.0007936655" calcext:value-type="float">
            <text:p>0.0007936655</text:p>
          </table:table-cell>
          <table:table-cell table:formula="of:=COM.MICROSOFT.IFS([.C123]&gt;[.D123];1;[.D123]&gt;[.C123];0;[.C123]=[.D123];0)" office:value-type="float" office:value="1" calcext:value-type="float">
            <text:p>1</text:p>
          </table:table-cell>
          <table:table-cell table:formula="of:=[.C123]-[.D123]" office:value-type="float" office:value="0.0000743338" calcext:value-type="float">
            <text:p>7.43338E-05</text:p>
          </table:table-cell>
          <table:table-cell/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8599996" calcext:value-type="float">
            <text:p>0.0008599996</text:p>
          </table:table-cell>
          <table:table-cell office:value-type="float" office:value="0.0008099985" calcext:value-type="float">
            <text:p>0.0008099985</text:p>
          </table:table-cell>
          <table:table-cell table:formula="of:=COM.MICROSOFT.IFS([.C124]&gt;[.D124];1;[.D124]&gt;[.C124];0;[.C124]=[.D124];0)" office:value-type="float" office:value="1" calcext:value-type="float">
            <text:p>1</text:p>
          </table:table-cell>
          <table:table-cell table:formula="of:=[.C124]-[.D124]" office:value-type="float" office:value="0.0000500011000000001" calcext:value-type="float">
            <text:p>5.00011000000001E-05</text:p>
          </table:table-cell>
          <table:table-cell/>
        </table:table-row>
        <table:table-row table:style-name="ro1">
          <table:table-cell office:value-type="string" calcext:value-type="string">
            <text:p>Update.ScriptRunDelayedTasks</text:p>
          </table:table-cell>
          <table:table-cell office:value-type="string" calcext:value-type="string">
            <text:p>PlayerLoop</text:p>
          </table:table-cell>
          <table:table-cell office:value-type="float" office:value="0.0008556661" calcext:value-type="float">
            <text:p>0.0008556661</text:p>
          </table:table-cell>
          <table:table-cell office:value-type="float" office:value="0.0007749987" calcext:value-type="float">
            <text:p>0.0007749987</text:p>
          </table:table-cell>
          <table:table-cell table:formula="of:=COM.MICROSOFT.IFS([.C125]&gt;[.D125];1;[.D125]&gt;[.C125];0;[.C125]=[.D125];0)" office:value-type="float" office:value="1" calcext:value-type="float">
            <text:p>1</text:p>
          </table:table-cell>
          <table:table-cell table:formula="of:=[.C125]-[.D125]" office:value-type="float" office:value="0.0000806674" calcext:value-type="float">
            <text:p>8.06674E-05</text:p>
          </table:table-cell>
          <table:table-cell/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8283394" calcext:value-type="float">
            <text:p>0.0008283394</text:p>
          </table:table-cell>
          <table:table-cell office:value-type="float" office:value="0.0008176721" calcext:value-type="float">
            <text:p>0.0008176721</text:p>
          </table:table-cell>
          <table:table-cell table:formula="of:=COM.MICROSOFT.IFS([.C126]&gt;[.D126];1;[.D126]&gt;[.C126];0;[.C126]=[.D126];0)" office:value-type="float" office:value="1" calcext:value-type="float">
            <text:p>1</text:p>
          </table:table-cell>
          <table:table-cell table:formula="of:=[.C126]-[.D126]" office:value-type="float" office:value="0.0000106673" calcext:value-type="float">
            <text:p>1.06673E-05</text:p>
          </table:table-cell>
          <table:table-cell/>
        </table:table-row>
        <table:table-row table:style-name="ro1">
          <table:table-cell office:value-type="string" calcext:value-type="string">
            <text:p>Initialization.DirectorSampleTime</text:p>
          </table:table-cell>
          <table:table-cell office:value-type="string" calcext:value-type="string">
            <text:p>PlayerLoop</text:p>
          </table:table-cell>
          <table:table-cell office:value-type="float" office:value="0.0008226657" calcext:value-type="float">
            <text:p>0.0008226657</text:p>
          </table:table-cell>
          <table:table-cell office:value-type="float" office:value="0.0007936655" calcext:value-type="float">
            <text:p>0.0007936655</text:p>
          </table:table-cell>
          <table:table-cell table:formula="of:=COM.MICROSOFT.IFS([.C127]&gt;[.D127];1;[.D127]&gt;[.C127];0;[.C127]=[.D127];0)" office:value-type="float" office:value="1" calcext:value-type="float">
            <text:p>1</text:p>
          </table:table-cell>
          <table:table-cell table:formula="of:=[.C127]-[.D127]" office:value-type="float" office:value="0.0000290002" calcext:value-type="float">
            <text:p>2.90002E-05</text:p>
          </table:table-cell>
          <table:table-cell/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805666" calcext:value-type="float">
            <text:p>0.000805666</text:p>
          </table:table-cell>
          <table:table-cell office:value-type="float" office:value="0.0008096658" calcext:value-type="float">
            <text:p>0.0008096658</text:p>
          </table:table-cell>
          <table:table-cell table:formula="of:=COM.MICROSOFT.IFS([.C128]&gt;[.D128];1;[.D128]&gt;[.C128];0;[.C128]=[.D128];0)" office:value-type="float" office:value="0" calcext:value-type="float">
            <text:p>0</text:p>
          </table:table-cell>
          <table:table-cell table:formula="of:=[.C128]-[.D128]" office:value-type="float" office:value="-0.00000399980000000003" calcext:value-type="float">
            <text:p>-3.99980000000003E-06</text:p>
          </table:table-cell>
          <table:table-cell/>
        </table:table-row>
        <table:table-row table:style-name="ro1">
          <table:table-cell office:value-type="string" calcext:value-type="string">
            <text:p>UIEvents.WillRenderCanvases</text:p>
          </table:table-cell>
          <table:table-cell office:value-type="string" calcext:value-type="string">
            <text:p>PlayerLoop</text:p>
          </table:table-cell>
          <table:table-cell office:value-type="float" office:value="0.0008046656" calcext:value-type="float">
            <text:p>0.0008046656</text:p>
          </table:table-cell>
          <table:table-cell office:value-type="float" office:value="0.0008159989" calcext:value-type="float">
            <text:p>0.0008159989</text:p>
          </table:table-cell>
          <table:table-cell table:formula="of:=COM.MICROSOFT.IFS([.C129]&gt;[.D129];1;[.D129]&gt;[.C129];0;[.C129]=[.D129];0)" office:value-type="float" office:value="0" calcext:value-type="float">
            <text:p>0</text:p>
          </table:table-cell>
          <table:table-cell table:formula="of:=[.C129]-[.D129]" office:value-type="float" office:value="-0.0000113333" calcext:value-type="float">
            <text:p>-1.13333E-05</text:p>
          </table:table-cell>
          <table:table-cell/>
        </table:table-row>
        <table:table-row table:style-name="ro1">
          <table:table-cell office:value-type="string" calcext:value-type="string">
            <text:p>UnityEngine.CoreModule.dll!UnityEngine.Rendering::SupportedRenderingFeatures.IsUIOverlayRenderedBySRP()</text:p>
          </table:table-cell>
          <table:table-cell office:value-type="string" calcext:value-type="string">
            <text:p>Scripts</text:p>
          </table:table-cell>
          <table:table-cell office:value-type="float" office:value="0.0007956653" calcext:value-type="float">
            <text:p>0.0007956653</text:p>
          </table:table-cell>
          <table:table-cell office:value-type="float" office:value="0.0006849984" calcext:value-type="float">
            <text:p>0.0006849984</text:p>
          </table:table-cell>
          <table:table-cell table:formula="of:=COM.MICROSOFT.IFS([.C130]&gt;[.D130];1;[.D130]&gt;[.C130];0;[.C130]=[.D130];0)" office:value-type="float" office:value="1" calcext:value-type="float">
            <text:p>1</text:p>
          </table:table-cell>
          <table:table-cell table:formula="of:=[.C130]-[.D130]" office:value-type="float" office:value="0.0001106669" calcext:value-type="float">
            <text:p>0.0001106669</text:p>
          </table:table-cell>
          <table:table-cell/>
        </table:table-row>
        <table:table-row table:style-name="ro1">
          <table:table-cell office:value-type="string" calcext:value-type="string">
            <text:p>PostLateUpdate.PlayerEmitCanvasGeometry</text:p>
          </table:table-cell>
          <table:table-cell office:value-type="string" calcext:value-type="string">
            <text:p>PlayerLoop</text:p>
          </table:table-cell>
          <table:table-cell office:value-type="float" office:value="0.0007883324" calcext:value-type="float">
            <text:p>0.0007883324</text:p>
          </table:table-cell>
          <table:table-cell office:value-type="float" office:value="0.0007069989" calcext:value-type="float">
            <text:p>0.0007069989</text:p>
          </table:table-cell>
          <table:table-cell table:formula="of:=COM.MICROSOFT.IFS([.C131]&gt;[.D131];1;[.D131]&gt;[.C131];0;[.C131]=[.D131];0)" office:value-type="float" office:value="1" calcext:value-type="float">
            <text:p>1</text:p>
          </table:table-cell>
          <table:table-cell table:formula="of:=[.C131]-[.D131]" office:value-type="float" office:value="0.0000813335" calcext:value-type="float">
            <text:p>8.13335E-05</text:p>
          </table:table-cell>
          <table:table-cell/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7633329" calcext:value-type="float">
            <text:p>0.0007633329</text:p>
          </table:table-cell>
          <table:table-cell office:value-type="float" office:value="0.0008716662" calcext:value-type="float">
            <text:p>0.0008716662</text:p>
          </table:table-cell>
          <table:table-cell table:formula="of:=COM.MICROSOFT.IFS([.C132]&gt;[.D132];1;[.D132]&gt;[.C132];0;[.C132]=[.D132];0)" office:value-type="float" office:value="0" calcext:value-type="float">
            <text:p>0</text:p>
          </table:table-cell>
          <table:table-cell table:formula="of:=[.C132]-[.D132]" office:value-type="float" office:value="-0.0001083333" calcext:value-type="float">
            <text:p>-0.0001083333</text:p>
          </table:table-cell>
          <table:table-cell/>
        </table:table-row>
        <table:table-row table:style-name="ro1">
          <table:table-cell office:value-type="string" calcext:value-type="string">
            <text:p>Inl_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0.0007623321" calcext:value-type="float">
            <text:p>0.0007623321</text:p>
          </table:table-cell>
          <table:table-cell office:value-type="float" office:value="0.0009206652" calcext:value-type="float">
            <text:p>0.0009206652</text:p>
          </table:table-cell>
          <table:table-cell table:formula="of:=COM.MICROSOFT.IFS([.C133]&gt;[.D133];1;[.D133]&gt;[.C133];0;[.C133]=[.D133];0)" office:value-type="float" office:value="0" calcext:value-type="float">
            <text:p>0</text:p>
          </table:table-cell>
          <table:table-cell table:formula="of:=[.C133]-[.D133]" office:value-type="float" office:value="-0.0001583331" calcext:value-type="float">
            <text:p>-0.0001583331</text:p>
          </table:table-cell>
          <table:table-cell/>
        </table:table-row>
        <table:table-row table:style-name="ro1">
          <table:table-cell office:value-type="string" calcext:value-type="string">
            <text:p>Initialization.AsyncUploadTimeSlicedUpdate</text:p>
          </table:table-cell>
          <table:table-cell office:value-type="string" calcext:value-type="string">
            <text:p>PlayerLoop</text:p>
          </table:table-cell>
          <table:table-cell office:value-type="float" office:value="0.0007546682" calcext:value-type="float">
            <text:p>0.0007546682</text:p>
          </table:table-cell>
          <table:table-cell office:value-type="float" office:value="0.0008696683" calcext:value-type="float">
            <text:p>0.0008696683</text:p>
          </table:table-cell>
          <table:table-cell table:formula="of:=COM.MICROSOFT.IFS([.C134]&gt;[.D134];1;[.D134]&gt;[.C134];0;[.C134]=[.D134];0)" office:value-type="float" office:value="0" calcext:value-type="float">
            <text:p>0</text:p>
          </table:table-cell>
          <table:table-cell table:formula="of:=[.C134]-[.D134]" office:value-type="float" office:value="-0.0001150001" calcext:value-type="float">
            <text:p>-0.0001150001</text:p>
          </table:table-cell>
          <table:table-cell/>
        </table:table-row>
        <table:table-row table:style-name="ro1">
          <table:table-cell office:value-type="string" calcext:value-type="string">
            <text:p>EarlyUpdate.PlayerCleanupCachedData</text:p>
          </table:table-cell>
          <table:table-cell office:value-type="string" calcext:value-type="string">
            <text:p>PlayerLoop</text:p>
          </table:table-cell>
          <table:table-cell office:value-type="float" office:value="0.0007493321" calcext:value-type="float">
            <text:p>0.0007493321</text:p>
          </table:table-cell>
          <table:table-cell office:value-type="float" office:value="0.0006776654" calcext:value-type="float">
            <text:p>0.0006776654</text:p>
          </table:table-cell>
          <table:table-cell table:formula="of:=COM.MICROSOFT.IFS([.C135]&gt;[.D135];1;[.D135]&gt;[.C135];0;[.C135]=[.D135];0)" office:value-type="float" office:value="1" calcext:value-type="float">
            <text:p>1</text:p>
          </table:table-cell>
          <table:table-cell table:formula="of:=[.C135]-[.D135]" office:value-type="float" office:value="0.0000716667" calcext:value-type="float">
            <text:p>7.16667E-05</text:p>
          </table:table-cell>
          <table:table-cell/>
        </table:table-row>
        <table:table-row table:style-name="ro1">
          <table:table-cell office:value-type="string" calcext:value-type="string">
            <text:p>Director.SampleTime</text:p>
          </table:table-cell>
          <table:table-cell office:value-type="string" calcext:value-type="string">
            <text:p>Director</text:p>
          </table:table-cell>
          <table:table-cell office:value-type="float" office:value="0.0007363319" calcext:value-type="float">
            <text:p>0.0007363319</text:p>
          </table:table-cell>
          <table:table-cell office:value-type="float" office:value="0.0007156652" calcext:value-type="float">
            <text:p>0.0007156652</text:p>
          </table:table-cell>
          <table:table-cell table:formula="of:=COM.MICROSOFT.IFS([.C136]&gt;[.D136];1;[.D136]&gt;[.C136];0;[.C136]=[.D136];0)" office:value-type="float" office:value="1" calcext:value-type="float">
            <text:p>1</text:p>
          </table:table-cell>
          <table:table-cell table:formula="of:=[.C136]-[.D136]" office:value-type="float" office:value="0.0000206666999999999" calcext:value-type="float">
            <text:p>2.06666999999999E-05</text:p>
          </table:table-cell>
          <table:table-cell/>
        </table:table-row>
        <table:table-row table:style-name="ro1">
          <table:table-cell office:value-type="string" calcext:value-type="string">
            <text:p>EarlyUpdate.UpdatePreloading</text:p>
          </table:table-cell>
          <table:table-cell office:value-type="string" calcext:value-type="string">
            <text:p>PlayerLoop</text:p>
          </table:table-cell>
          <table:table-cell office:value-type="float" office:value="0.0007083323" calcext:value-type="float">
            <text:p>0.0007083323</text:p>
          </table:table-cell>
          <table:table-cell office:value-type="float" office:value="0.0006943321" calcext:value-type="float">
            <text:p>0.0006943321</text:p>
          </table:table-cell>
          <table:table-cell table:formula="of:=COM.MICROSOFT.IFS([.C137]&gt;[.D137];1;[.D137]&gt;[.C137];0;[.C137]=[.D137];0)" office:value-type="float" office:value="1" calcext:value-type="float">
            <text:p>1</text:p>
          </table:table-cell>
          <table:table-cell table:formula="of:=[.C137]-[.D137]" office:value-type="float" office:value="0.0000140002" calcext:value-type="float">
            <text:p>1.40002E-05</text:p>
          </table:table-cell>
          <table:table-cell/>
        </table:table-row>
        <table:table-row table:style-name="ro1">
          <table:table-cell office:value-type="string" calcext:value-type="string">
            <text:p>UGUI.Rendering.UpdateBatches</text:p>
          </table:table-cell>
          <table:table-cell office:value-type="string" calcext:value-type="string">
            <text:p>UI Render</text:p>
          </table:table-cell>
          <table:table-cell office:value-type="float" office:value="0.0007079984" calcext:value-type="float">
            <text:p>0.0007079984</text:p>
          </table:table-cell>
          <table:table-cell office:value-type="float" office:value="0.0007139987" calcext:value-type="float">
            <text:p>0.0007139987</text:p>
          </table:table-cell>
          <table:table-cell table:formula="of:=COM.MICROSOFT.IFS([.C138]&gt;[.D138];1;[.D138]&gt;[.C138];0;[.C138]=[.D138];0)" office:value-type="float" office:value="0" calcext:value-type="float">
            <text:p>0</text:p>
          </table:table-cell>
          <table:table-cell table:formula="of:=[.C138]-[.D138]" office:value-type="float" office:value="-0.00000600029999999992" calcext:value-type="float">
            <text:p>-6.00029999999992E-06</text:p>
          </table:table-cell>
          <table:table-cell/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7046653" calcext:value-type="float">
            <text:p>0.0007046653</text:p>
          </table:table-cell>
          <table:table-cell office:value-type="float" office:value="0.0006253331" calcext:value-type="float">
            <text:p>0.0006253331</text:p>
          </table:table-cell>
          <table:table-cell table:formula="of:=COM.MICROSOFT.IFS([.C139]&gt;[.D139];1;[.D139]&gt;[.C139];0;[.C139]=[.D139];0)" office:value-type="float" office:value="1" calcext:value-type="float">
            <text:p>1</text:p>
          </table:table-cell>
          <table:table-cell table:formula="of:=[.C139]-[.D139]" office:value-type="float" office:value="0.0000793322000000001" calcext:value-type="float">
            <text:p>7.93322000000001E-05</text:p>
          </table:table-cell>
          <table:table-cell/>
        </table:table-row>
        <table:table-row table:style-name="ro1">
          <table:table-cell office:value-type="string" calcext:value-type="string">
            <text:p>PostLateUpdate.MemoryFrameMaintenance</text:p>
          </table:table-cell>
          <table:table-cell office:value-type="string" calcext:value-type="string">
            <text:p>PlayerLoop</text:p>
          </table:table-cell>
          <table:table-cell office:value-type="float" office:value="0.0006926656" calcext:value-type="float">
            <text:p>0.0006926656</text:p>
          </table:table-cell>
          <table:table-cell office:value-type="float" office:value="0.0006513321" calcext:value-type="float">
            <text:p>0.0006513321</text:p>
          </table:table-cell>
          <table:table-cell table:formula="of:=COM.MICROSOFT.IFS([.C140]&gt;[.D140];1;[.D140]&gt;[.C140];0;[.C140]=[.D140];0)" office:value-type="float" office:value="1" calcext:value-type="float">
            <text:p>1</text:p>
          </table:table-cell>
          <table:table-cell table:formula="of:=[.C140]-[.D140]" office:value-type="float" office:value="0.0000413335" calcext:value-type="float">
            <text:p>4.13335E-05</text:p>
          </table:table-cell>
          <table:table-cell/>
        </table:table-row>
        <table:table-row table:style-name="ro1">
          <table:table-cell office:value-type="string" calcext:value-type="string">
            <text:p>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0.0006893322" calcext:value-type="float">
            <text:p>0.0006893322</text:p>
          </table:table-cell>
          <table:table-cell office:value-type="float" office:value="0.0006463322" calcext:value-type="float">
            <text:p>0.0006463322</text:p>
          </table:table-cell>
          <table:table-cell table:formula="of:=COM.MICROSOFT.IFS([.C141]&gt;[.D141];1;[.D141]&gt;[.C141];0;[.C141]=[.D141];0)" office:value-type="float" office:value="1" calcext:value-type="float">
            <text:p>1</text:p>
          </table:table-cell>
          <table:table-cell table:formula="of:=[.C141]-[.D141]" office:value-type="float" office:value="0.000043" calcext:value-type="float">
            <text:p>4.3E-05</text:p>
          </table:table-cell>
          <table:table-cell/>
        </table:table-row>
        <table:table-row table:style-name="ro1">
          <table:table-cell office:value-type="string" calcext:value-type="string">
            <text:p>ReflectionProbes.Update</text:p>
          </table:table-cell>
          <table:table-cell office:value-type="string" calcext:value-type="string">
            <text:p>Render</text:p>
          </table:table-cell>
          <table:table-cell office:value-type="float" office:value="0.0006753335" calcext:value-type="float">
            <text:p>0.0006753335</text:p>
          </table:table-cell>
          <table:table-cell office:value-type="float" office:value="0.0005810006" calcext:value-type="float">
            <text:p>0.0005810006</text:p>
          </table:table-cell>
          <table:table-cell table:formula="of:=COM.MICROSOFT.IFS([.C142]&gt;[.D142];1;[.D142]&gt;[.C142];0;[.C142]=[.D142];0)" office:value-type="float" office:value="1" calcext:value-type="float">
            <text:p>1</text:p>
          </table:table-cell>
          <table:table-cell table:formula="of:=[.C142]-[.D142]" office:value-type="float" office:value="0.0000943329" calcext:value-type="float">
            <text:p>9.43329E-05</text:p>
          </table:table-cell>
          <table:table-cell/>
        </table:table-row>
        <table:table-row table:style-name="ro1">
          <table:table-cell office:value-type="string" calcext:value-type="string">
            <text:p>Cleanup Unused Cached Data</text:p>
          </table:table-cell>
          <table:table-cell office:value-type="string" calcext:value-type="string">
            <text:p>PlayerLoop</text:p>
          </table:table-cell>
          <table:table-cell office:value-type="float" office:value="0.0006729986" calcext:value-type="float">
            <text:p>0.0006729986</text:p>
          </table:table-cell>
          <table:table-cell office:value-type="float" office:value="0.0005936655" calcext:value-type="float">
            <text:p>0.0005936655</text:p>
          </table:table-cell>
          <table:table-cell table:formula="of:=COM.MICROSOFT.IFS([.C143]&gt;[.D143];1;[.D143]&gt;[.C143];0;[.C143]=[.D143];0)" office:value-type="float" office:value="1" calcext:value-type="float">
            <text:p>1</text:p>
          </table:table-cell>
          <table:table-cell table:formula="of:=[.C143]-[.D143]" office:value-type="float" office:value="0.0000793331" calcext:value-type="float">
            <text:p>7.93331E-05</text:p>
          </table:table-cell>
          <table:table-cell/>
        </table:table-row>
        <table:table-row table:style-name="ro1">
          <table:table-cell office:value-type="string" calcext:value-type="string">
            <text:p>afterCullingOutputReady.Invoke</text:p>
          </table:table-cell>
          <table:table-cell office:value-type="string" calcext:value-type="string">
            <text:p>PlayerLoop</text:p>
          </table:table-cell>
          <table:table-cell office:value-type="float" office:value="0.0006519991" calcext:value-type="float">
            <text:p>0.0006519991</text:p>
          </table:table-cell>
          <table:table-cell office:value-type="float" office:value="0.0005523333" calcext:value-type="float">
            <text:p>0.0005523333</text:p>
          </table:table-cell>
          <table:table-cell table:formula="of:=COM.MICROSOFT.IFS([.C144]&gt;[.D144];1;[.D144]&gt;[.C144];0;[.C144]=[.D144];0)" office:value-type="float" office:value="1" calcext:value-type="float">
            <text:p>1</text:p>
          </table:table-cell>
          <table:table-cell table:formula="of:=[.C144]-[.D144]" office:value-type="float" office:value="0.0000996658" calcext:value-type="float">
            <text:p>9.96658E-05</text:p>
          </table:table-cell>
          <table:table-cell/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06393322" calcext:value-type="float">
            <text:p>0.0006393322</text:p>
          </table:table-cell>
          <table:table-cell office:value-type="float" office:value="0.0006156657" calcext:value-type="float">
            <text:p>0.0006156657</text:p>
          </table:table-cell>
          <table:table-cell table:formula="of:=COM.MICROSOFT.IFS([.C145]&gt;[.D145];1;[.D145]&gt;[.C145];0;[.C145]=[.D145];0)" office:value-type="float" office:value="1" calcext:value-type="float">
            <text:p>1</text:p>
          </table:table-cell>
          <table:table-cell table:formula="of:=[.C145]-[.D145]" office:value-type="float" office:value="0.0000236664999999999" calcext:value-type="float">
            <text:p>2.36664999999999E-05</text:p>
          </table:table-cell>
          <table:table-cell/>
        </table:table-row>
        <table:table-row table:style-name="ro1">
          <table:table-cell office:value-type="string" calcext:value-type="string">
            <text:p>Loading.UpdatePreloading</text:p>
          </table:table-cell>
          <table:table-cell office:value-type="string" calcext:value-type="string">
            <text:p>PlayerLoop</text:p>
          </table:table-cell>
          <table:table-cell office:value-type="float" office:value="0.0006253321" calcext:value-type="float">
            <text:p>0.0006253321</text:p>
          </table:table-cell>
          <table:table-cell office:value-type="float" office:value="0.0006256654" calcext:value-type="float">
            <text:p>0.0006256654</text:p>
          </table:table-cell>
          <table:table-cell table:formula="of:=COM.MICROSOFT.IFS([.C146]&gt;[.D146];1;[.D146]&gt;[.C146];0;[.C146]=[.D146];0)" office:value-type="float" office:value="0" calcext:value-type="float">
            <text:p>0</text:p>
          </table:table-cell>
          <table:table-cell table:formula="of:=[.C146]-[.D146]" office:value-type="float" office:value="-0.000000333299999999924" calcext:value-type="float">
            <text:p>-3.33299999999924E-07</text:p>
          </table:table-cell>
          <table:table-cell/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6243324" calcext:value-type="float">
            <text:p>0.0006243324</text:p>
          </table:table-cell>
          <table:table-cell office:value-type="float" office:value="0.00007766657" calcext:value-type="float">
            <text:p>7.766657E-05</text:p>
          </table:table-cell>
          <table:table-cell table:formula="of:=COM.MICROSOFT.IFS([.C147]&gt;[.D147];1;[.D147]&gt;[.C147];0;[.C147]=[.D147];0)" office:value-type="float" office:value="1" calcext:value-type="float">
            <text:p>1</text:p>
          </table:table-cell>
          <table:table-cell table:formula="of:=[.C147]-[.D147]" office:value-type="float" office:value="0.00054666583" calcext:value-type="float">
            <text:p>0.00054666583</text:p>
          </table:table-cell>
          <table:table-cell/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0006176655" calcext:value-type="float">
            <text:p>0.0006176655</text:p>
          </table:table-cell>
          <table:table-cell office:value-type="float" office:value="0.0005966657" calcext:value-type="float">
            <text:p>0.0005966657</text:p>
          </table:table-cell>
          <table:table-cell table:formula="of:=COM.MICROSOFT.IFS([.C148]&gt;[.D148];1;[.D148]&gt;[.C148];0;[.C148]=[.D148];0)" office:value-type="float" office:value="1" calcext:value-type="float">
            <text:p>1</text:p>
          </table:table-cell>
          <table:table-cell table:formula="of:=[.C148]-[.D148]" office:value-type="float" office:value="0.0000209998" calcext:value-type="float">
            <text:p>2.09998E-05</text:p>
          </table:table-cell>
          <table:table-cell/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6123355" calcext:value-type="float">
            <text:p>0.0006123355</text:p>
          </table:table-cell>
          <table:table-cell office:value-type="float" office:value="0.0007866746" calcext:value-type="float">
            <text:p>0.0007866746</text:p>
          </table:table-cell>
          <table:table-cell table:formula="of:=COM.MICROSOFT.IFS([.C149]&gt;[.D149];1;[.D149]&gt;[.C149];0;[.C149]=[.D149];0)" office:value-type="float" office:value="0" calcext:value-type="float">
            <text:p>0</text:p>
          </table:table-cell>
          <table:table-cell table:formula="of:=[.C149]-[.D149]" office:value-type="float" office:value="-0.0001743391" calcext:value-type="float">
            <text:p>-0.0001743391</text:p>
          </table:table-cell>
          <table:table-cell/>
        </table:table-row>
        <table:table-row table:style-name="ro1">
          <table:table-cell office:value-type="string" calcext:value-type="string">
            <text:p>PlayerCleanupCachedData</text:p>
          </table:table-cell>
          <table:table-cell office:value-type="string" calcext:value-type="string">
            <text:p>GUI</text:p>
          </table:table-cell>
          <table:table-cell office:value-type="float" office:value="0.0006076657" calcext:value-type="float">
            <text:p>0.0006076657</text:p>
          </table:table-cell>
          <table:table-cell office:value-type="float" office:value="0.0005339997" calcext:value-type="float">
            <text:p>0.0005339997</text:p>
          </table:table-cell>
          <table:table-cell table:formula="of:=COM.MICROSOFT.IFS([.C150]&gt;[.D150];1;[.D150]&gt;[.C150];0;[.C150]=[.D150];0)" office:value-type="float" office:value="1" calcext:value-type="float">
            <text:p>1</text:p>
          </table:table-cell>
          <table:table-cell table:formula="of:=[.C150]-[.D150]" office:value-type="float" office:value="0.000073666" calcext:value-type="float">
            <text:p>7.3666E-05</text:p>
          </table:table-cell>
          <table:table-cell/>
        </table:table-row>
        <table:table-row table:style-name="ro1">
          <table:table-cell office:value-type="string" calcext:value-type="string">
            <text:p>UnityEngine.CoreModule.dll!UnityEngine::UnitySynchronizationContext.ExecuteTasks()</text:p>
          </table:table-cell>
          <table:table-cell office:value-type="string" calcext:value-type="string">
            <text:p>Scripts</text:p>
          </table:table-cell>
          <table:table-cell office:value-type="float" office:value="0.0005986664" calcext:value-type="float">
            <text:p>0.0005986664</text:p>
          </table:table-cell>
          <table:table-cell office:value-type="float" office:value="0.0005636663" calcext:value-type="float">
            <text:p>0.0005636663</text:p>
          </table:table-cell>
          <table:table-cell table:formula="of:=COM.MICROSOFT.IFS([.C151]&gt;[.D151];1;[.D151]&gt;[.C151];0;[.C151]=[.D151];0)" office:value-type="float" office:value="1" calcext:value-type="float">
            <text:p>1</text:p>
          </table:table-cell>
          <table:table-cell table:formula="of:=[.C151]-[.D151]" office:value-type="float" office:value="0.0000350001" calcext:value-type="float">
            <text:p>3.50001E-05</text:p>
          </table:table-cell>
          <table:table-cell/>
        </table:table-row>
        <table:table-row table:style-name="ro1">
          <table:table-cell office:value-type="string" calcext:value-type="string">
            <text:p>FrameEvents.XRBeginFrame</text:p>
          </table:table-cell>
          <table:table-cell office:value-type="string" calcext:value-type="string">
            <text:p>PlayerLoop</text:p>
          </table:table-cell>
          <table:table-cell office:value-type="float" office:value="0.0005463331" calcext:value-type="float">
            <text:p>0.0005463331</text:p>
          </table:table-cell>
          <table:table-cell office:value-type="float" office:value="0.0005680001" calcext:value-type="float">
            <text:p>0.0005680001</text:p>
          </table:table-cell>
          <table:table-cell table:formula="of:=COM.MICROSOFT.IFS([.C152]&gt;[.D152];1;[.D152]&gt;[.C152];0;[.C152]=[.D152];0)" office:value-type="float" office:value="0" calcext:value-type="float">
            <text:p>0</text:p>
          </table:table-cell>
          <table:table-cell table:formula="of:=[.C152]-[.D152]" office:value-type="float" office:value="-0.0000216670000000001" calcext:value-type="float">
            <text:p>-2.16670000000001E-05</text:p>
          </table:table-cell>
          <table:table-cell/>
        </table:table-row>
        <table:table-row table:style-name="ro1">
          <table:table-cell office:value-type="string" calcext:value-type="string">
            <text:p>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0.0005373334" calcext:value-type="float">
            <text:p>0.0005373334</text:p>
          </table:table-cell>
          <table:table-cell office:value-type="float" office:value="0.0004916672" calcext:value-type="float">
            <text:p>0.0004916672</text:p>
          </table:table-cell>
          <table:table-cell table:formula="of:=COM.MICROSOFT.IFS([.C153]&gt;[.D153];1;[.D153]&gt;[.C153];0;[.C153]=[.D153];0)" office:value-type="float" office:value="1" calcext:value-type="float">
            <text:p>1</text:p>
          </table:table-cell>
          <table:table-cell table:formula="of:=[.C153]-[.D153]" office:value-type="float" office:value="0.0000456661999999999" calcext:value-type="float">
            <text:p>4.56661999999999E-05</text:p>
          </table:table-cell>
          <table:table-cell/>
        </table:table-row>
        <table:table-row table:style-name="ro1">
          <table:table-cell office:value-type="string" calcext:value-type="string">
            <text:p>PreUpdate.AIUpdate</text:p>
          </table:table-cell>
          <table:table-cell office:value-type="string" calcext:value-type="string">
            <text:p>PlayerLoop</text:p>
          </table:table-cell>
          <table:table-cell office:value-type="float" office:value="0.0004996668" calcext:value-type="float">
            <text:p>0.0004996668</text:p>
          </table:table-cell>
          <table:table-cell office:value-type="float" office:value="0.0005426673" calcext:value-type="float">
            <text:p>0.0005426673</text:p>
          </table:table-cell>
          <table:table-cell table:formula="of:=COM.MICROSOFT.IFS([.C154]&gt;[.D154];1;[.D154]&gt;[.C154];0;[.C154]=[.D154];0)" office:value-type="float" office:value="0" calcext:value-type="float">
            <text:p>0</text:p>
          </table:table-cell>
          <table:table-cell table:formula="of:=[.C154]-[.D154]" office:value-type="float" office:value="-0.0000430005" calcext:value-type="float">
            <text:p>-4.30005E-05</text:p>
          </table:table-cell>
          <table:table-cell/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4963388" calcext:value-type="float">
            <text:p>0.0004963388</text:p>
          </table:table-cell>
          <table:table-cell office:value-type="float" office:value="0.0003590038" calcext:value-type="float">
            <text:p>0.0003590038</text:p>
          </table:table-cell>
          <table:table-cell table:formula="of:=COM.MICROSOFT.IFS([.C155]&gt;[.D155];1;[.D155]&gt;[.C155];0;[.C155]=[.D155];0)" office:value-type="float" office:value="1" calcext:value-type="float">
            <text:p>1</text:p>
          </table:table-cell>
          <table:table-cell table:formula="of:=[.C155]-[.D155]" office:value-type="float" office:value="0.000137335" calcext:value-type="float">
            <text:p>0.000137335</text:p>
          </table:table-cell>
          <table:table-cell/>
        </table:table-row>
        <table:table-row table:style-name="ro1">
          <table:table-cell office:value-type="string" calcext:value-type="string">
            <text:p>UpdatePreloading</text:p>
          </table:table-cell>
          <table:table-cell office:value-type="string" calcext:value-type="string">
            <text:p>Loading</text:p>
          </table:table-cell>
          <table:table-cell office:value-type="float" office:value="0.0004933338" calcext:value-type="float">
            <text:p>0.0004933338</text:p>
          </table:table-cell>
          <table:table-cell office:value-type="float" office:value="0.0004950007" calcext:value-type="float">
            <text:p>0.0004950007</text:p>
          </table:table-cell>
          <table:table-cell table:formula="of:=COM.MICROSOFT.IFS([.C156]&gt;[.D156];1;[.D156]&gt;[.C156];0;[.C156]=[.D156];0)" office:value-type="float" office:value="0" calcext:value-type="float">
            <text:p>0</text:p>
          </table:table-cell>
          <table:table-cell table:formula="of:=[.C156]-[.D156]" office:value-type="float" office:value="-0.00000166689999999998" calcext:value-type="float">
            <text:p>-1.66689999999998E-06</text:p>
          </table:table-cell>
          <table:table-cell/>
        </table:table-row>
        <table:table-row table:style-name="ro1">
          <table:table-cell office:value-type="string" calcext:value-type="string">
            <text:p>Inl_UniversalRenderPipeline.InitializeShadowData</text:p>
          </table:table-cell>
          <table:table-cell office:value-type="string" calcext:value-type="string">
            <text:p>Scripts</text:p>
          </table:table-cell>
          <table:table-cell office:value-type="float" office:value="0.000479334" calcext:value-type="float">
            <text:p>0.000479334</text:p>
          </table:table-cell>
          <table:table-cell office:value-type="float" office:value="0.0005120007" calcext:value-type="float">
            <text:p>0.0005120007</text:p>
          </table:table-cell>
          <table:table-cell table:formula="of:=COM.MICROSOFT.IFS([.C157]&gt;[.D157];1;[.D157]&gt;[.C157];0;[.C157]=[.D157];0)" office:value-type="float" office:value="0" calcext:value-type="float">
            <text:p>0</text:p>
          </table:table-cell>
          <table:table-cell table:formula="of:=[.C157]-[.D157]" office:value-type="float" office:value="-0.0000326667" calcext:value-type="float">
            <text:p>-3.26667E-05</text:p>
          </table:table-cell>
          <table:table-cell/>
        </table:table-row>
        <table:table-row table:style-name="ro1">
          <table:table-cell office:value-type="string" calcext:value-type="string">
            <text:p>PreUpdate.Physics2DUpdate</text:p>
          </table:table-cell>
          <table:table-cell office:value-type="string" calcext:value-type="string">
            <text:p>PlayerLoop</text:p>
          </table:table-cell>
          <table:table-cell office:value-type="float" office:value="0.0004733337" calcext:value-type="float">
            <text:p>0.0004733337</text:p>
          </table:table-cell>
          <table:table-cell office:value-type="float" office:value="0.000437667" calcext:value-type="float">
            <text:p>0.000437667</text:p>
          </table:table-cell>
          <table:table-cell table:formula="of:=COM.MICROSOFT.IFS([.C158]&gt;[.D158];1;[.D158]&gt;[.C158];0;[.C158]=[.D158];0)" office:value-type="float" office:value="1" calcext:value-type="float">
            <text:p>1</text:p>
          </table:table-cell>
          <table:table-cell table:formula="of:=[.C158]-[.D158]" office:value-type="float" office:value="0.0000356667" calcext:value-type="float">
            <text:p>3.56667E-05</text:p>
          </table:table-cell>
          <table:table-cell/>
        </table:table-row>
        <table:table-row table:style-name="ro1">
          <table:table-cell office:value-type="string" calcext:value-type="string">
            <text:p>FrameEvents.OnBeforeRenderCallback</text:p>
          </table:table-cell>
          <table:table-cell office:value-type="string" calcext:value-type="string">
            <text:p>PlayerLoop</text:p>
          </table:table-cell>
          <table:table-cell office:value-type="float" office:value="0.0004653335" calcext:value-type="float">
            <text:p>0.0004653335</text:p>
          </table:table-cell>
          <table:table-cell office:value-type="float" office:value="0.0004286666" calcext:value-type="float">
            <text:p>0.0004286666</text:p>
          </table:table-cell>
          <table:table-cell table:formula="of:=COM.MICROSOFT.IFS([.C159]&gt;[.D159];1;[.D159]&gt;[.C159];0;[.C159]=[.D159];0)" office:value-type="float" office:value="1" calcext:value-type="float">
            <text:p>1</text:p>
          </table:table-cell>
          <table:table-cell table:formula="of:=[.C159]-[.D159]" office:value-type="float" office:value="0.0000366669" calcext:value-type="float">
            <text:p>3.66669E-05</text:p>
          </table:table-cell>
          <table:table-cell/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04640001" calcext:value-type="float">
            <text:p>0.0004640001</text:p>
          </table:table-cell>
          <table:table-cell office:value-type="float" office:value="0.0006476673" calcext:value-type="float">
            <text:p>0.0006476673</text:p>
          </table:table-cell>
          <table:table-cell table:formula="of:=COM.MICROSOFT.IFS([.C160]&gt;[.D160];1;[.D160]&gt;[.C160];0;[.C160]=[.D160];0)" office:value-type="float" office:value="0" calcext:value-type="float">
            <text:p>0</text:p>
          </table:table-cell>
          <table:table-cell table:formula="of:=[.C160]-[.D160]" office:value-type="float" office:value="-0.0001836672" calcext:value-type="float">
            <text:p>-0.0001836672</text:p>
          </table:table-cell>
          <table:table-cell/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462334" calcext:value-type="float">
            <text:p>0.000462334</text:p>
          </table:table-cell>
          <table:table-cell office:value-type="float" office:value="0.0003870004" calcext:value-type="float">
            <text:p>0.0003870004</text:p>
          </table:table-cell>
          <table:table-cell table:formula="of:=COM.MICROSOFT.IFS([.C161]&gt;[.D161];1;[.D161]&gt;[.C161];0;[.C161]=[.D161];0)" office:value-type="float" office:value="1" calcext:value-type="float">
            <text:p>1</text:p>
          </table:table-cell>
          <table:table-cell table:formula="of:=[.C161]-[.D161]" office:value-type="float" office:value="0.0000753336" calcext:value-type="float">
            <text:p>7.53336E-05</text:p>
          </table:table-cell>
          <table:table-cell/>
        </table:table-row>
        <table:table-row table:style-name="ro1">
          <table:table-cell office:value-type="string" calcext:value-type="string">
            <text:p>EarlyUpdate.ScriptRunDelayedStartupFrame</text:p>
          </table:table-cell>
          <table:table-cell office:value-type="string" calcext:value-type="string">
            <text:p>PlayerLoop</text:p>
          </table:table-cell>
          <table:table-cell office:value-type="float" office:value="0.0004580001" calcext:value-type="float">
            <text:p>0.0004580001</text:p>
          </table:table-cell>
          <table:table-cell office:value-type="float" office:value="0.0004446667" calcext:value-type="float">
            <text:p>0.0004446667</text:p>
          </table:table-cell>
          <table:table-cell table:formula="of:=COM.MICROSOFT.IFS([.C162]&gt;[.D162];1;[.D162]&gt;[.C162];0;[.C162]=[.D162];0)" office:value-type="float" office:value="1" calcext:value-type="float">
            <text:p>1</text:p>
          </table:table-cell>
          <table:table-cell table:formula="of:=[.C162]-[.D162]" office:value-type="float" office:value="0.0000133334" calcext:value-type="float">
            <text:p>1.33334E-05</text:p>
          </table:table-cell>
          <table:table-cell/>
        </table:table-row>
        <table:table-row table:style-name="ro1">
          <table:table-cell office:value-type="string" calcext:value-type="string">
            <text:p>UnityEngine.IMGUIModule.dll!UnityEngine::Event.Internal_MakeMasterEventCurrent()</text:p>
          </table:table-cell>
          <table:table-cell office:value-type="string" calcext:value-type="string">
            <text:p>Scripts</text:p>
          </table:table-cell>
          <table:table-cell office:value-type="float" office:value="0.0004526669" calcext:value-type="float">
            <text:p>0.0004526669</text:p>
          </table:table-cell>
          <table:table-cell office:value-type="float" office:value="0.0004263331" calcext:value-type="float">
            <text:p>0.0004263331</text:p>
          </table:table-cell>
          <table:table-cell table:formula="of:=COM.MICROSOFT.IFS([.C163]&gt;[.D163];1;[.D163]&gt;[.C163];0;[.C163]=[.D163];0)" office:value-type="float" office:value="1" calcext:value-type="float">
            <text:p>1</text:p>
          </table:table-cell>
          <table:table-cell table:formula="of:=[.C163]-[.D163]" office:value-type="float" office:value="0.0000263338" calcext:value-type="float">
            <text:p>2.63338E-05</text:p>
          </table:table-cell>
          <table:table-cell/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04480001" calcext:value-type="float">
            <text:p>0.0004480001</text:p>
          </table:table-cell>
          <table:table-cell office:value-type="float" office:value="0.0009003334" calcext:value-type="float">
            <text:p>0.0009003334</text:p>
          </table:table-cell>
          <table:table-cell table:formula="of:=COM.MICROSOFT.IFS([.C164]&gt;[.D164];1;[.D164]&gt;[.C164];0;[.C164]=[.D164];0)" office:value-type="float" office:value="0" calcext:value-type="float">
            <text:p>0</text:p>
          </table:table-cell>
          <table:table-cell table:formula="of:=[.C164]-[.D164]" office:value-type="float" office:value="-0.0004523333" calcext:value-type="float">
            <text:p>-0.0004523333</text:p>
          </table:table-cell>
          <table:table-cell/>
        </table:table-row>
        <table:table-row table:style-name="ro1">
          <table:table-cell office:value-type="string" calcext:value-type="string">
            <text:p>Inl_UniversalRenderPipeline.InitializeLightData</text:p>
          </table:table-cell>
          <table:table-cell office:value-type="string" calcext:value-type="string">
            <text:p>Scripts</text:p>
          </table:table-cell>
          <table:table-cell office:value-type="float" office:value="0.0004333336" calcext:value-type="float">
            <text:p>0.0004333336</text:p>
          </table:table-cell>
          <table:table-cell office:value-type="float" office:value="0.0004306668" calcext:value-type="float">
            <text:p>0.0004306668</text:p>
          </table:table-cell>
          <table:table-cell table:formula="of:=COM.MICROSOFT.IFS([.C165]&gt;[.D165];1;[.D165]&gt;[.C165];0;[.C165]=[.D165];0)" office:value-type="float" office:value="1" calcext:value-type="float">
            <text:p>1</text:p>
          </table:table-cell>
          <table:table-cell table:formula="of:=[.C165]-[.D165]" office:value-type="float" office:value="0.00000266680000000002" calcext:value-type="float">
            <text:p>2.66680000000002E-06</text:p>
          </table:table-cell>
          <table:table-cell/>
        </table:table-row>
        <table:table-row table:style-name="ro1">
          <table:table-cell office:value-type="string" calcext:value-type="string">
            <text:p>Profiler.CollectPhysicsStats</text:p>
          </table:table-cell>
          <table:table-cell office:value-type="string" calcext:value-type="string">
            <text:p>Overhead</text:p>
          </table:table-cell>
          <table:table-cell office:value-type="float" office:value="0.000416333" calcext:value-type="float">
            <text:p>0.000416333</text:p>
          </table:table-cell>
          <table:table-cell office:value-type="float" office:value="0.0003666662" calcext:value-type="float">
            <text:p>0.0003666662</text:p>
          </table:table-cell>
          <table:table-cell table:formula="of:=COM.MICROSOFT.IFS([.C166]&gt;[.D166];1;[.D166]&gt;[.C166];0;[.C166]=[.D166];0)" office:value-type="float" office:value="1" calcext:value-type="float">
            <text:p>1</text:p>
          </table:table-cell>
          <table:table-cell table:formula="of:=[.C166]-[.D166]" office:value-type="float" office:value="0.0000496668" calcext:value-type="float">
            <text:p>4.96668E-05</text:p>
          </table:table-cell>
          <table:table-cell/>
        </table:table-row>
        <table:table-row table:style-name="ro1">
          <table:table-cell office:value-type="string" calcext:value-type="string">
            <text:p>Camera.Render</text:p>
          </table:table-cell>
          <table:table-cell office:value-type="string" calcext:value-type="string">
            <text:p>Render</text:p>
          </table:table-cell>
          <table:table-cell office:value-type="float" office:value="0.0004036668" calcext:value-type="float">
            <text:p>0.0004036668</text:p>
          </table:table-cell>
          <table:table-cell office:value-type="float" office:value="0.0003623338" calcext:value-type="float">
            <text:p>0.0003623338</text:p>
          </table:table-cell>
          <table:table-cell table:formula="of:=COM.MICROSOFT.IFS([.C167]&gt;[.D167];1;[.D167]&gt;[.C167];0;[.C167]=[.D167];0)" office:value-type="float" office:value="1" calcext:value-type="float">
            <text:p>1</text:p>
          </table:table-cell>
          <table:table-cell table:formula="of:=[.C167]-[.D167]" office:value-type="float" office:value="0.000041333" calcext:value-type="float">
            <text:p>4.1333E-05</text:p>
          </table:table-cell>
          <table:table-cell/>
        </table:table-row>
        <table:table-row table:style-name="ro1">
          <table:table-cell office:value-type="string" calcext:value-type="string">
            <text:p>GarbageCollector.CollectIncremental</text:p>
          </table:table-cell>
          <table:table-cell office:value-type="string" calcext:value-type="string">
            <text:p>GC</text:p>
          </table:table-cell>
          <table:table-cell office:value-type="float" office:value="0.0004029996" calcext:value-type="float">
            <text:p>0.0004029996</text:p>
          </table:table-cell>
          <table:table-cell office:value-type="float" office:value="0.0003829995" calcext:value-type="float">
            <text:p>0.0003829995</text:p>
          </table:table-cell>
          <table:table-cell table:formula="of:=COM.MICROSOFT.IFS([.C168]&gt;[.D168];1;[.D168]&gt;[.C168];0;[.C168]=[.D168];0)" office:value-type="float" office:value="1" calcext:value-type="float">
            <text:p>1</text:p>
          </table:table-cell>
          <table:table-cell table:formula="of:=[.C168]-[.D168]" office:value-type="float" office:value="0.0000200001" calcext:value-type="float">
            <text:p>2.00001E-05</text:p>
          </table:table-cell>
          <table:table-cell/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3856712" calcext:value-type="float">
            <text:p>0.0003856712</text:p>
          </table:table-cell>
          <table:table-cell office:value-type="float" office:value="0.0004996715" calcext:value-type="float">
            <text:p>0.0004996715</text:p>
          </table:table-cell>
          <table:table-cell table:formula="of:=COM.MICROSOFT.IFS([.C169]&gt;[.D169];1;[.D169]&gt;[.C169];0;[.C169]=[.D169];0)" office:value-type="float" office:value="0" calcext:value-type="float">
            <text:p>0</text:p>
          </table:table-cell>
          <table:table-cell table:formula="of:=[.C169]-[.D169]" office:value-type="float" office:value="-0.0001140003" calcext:value-type="float">
            <text:p>-0.0001140003</text:p>
          </table:table-cell>
          <table:table-cell/>
        </table:table-row>
        <table:table-row table:style-name="ro1">
          <table:table-cell office:value-type="string" calcext:value-type="string">
            <text:p>PreLateUpdate.ConstraintManagerUpdate</text:p>
          </table:table-cell>
          <table:table-cell office:value-type="string" calcext:value-type="string">
            <text:p>PlayerLoop</text:p>
          </table:table-cell>
          <table:table-cell office:value-type="float" office:value="0.0003793328" calcext:value-type="float">
            <text:p>0.0003793328</text:p>
          </table:table-cell>
          <table:table-cell office:value-type="float" office:value="0.0003569996" calcext:value-type="float">
            <text:p>0.0003569996</text:p>
          </table:table-cell>
          <table:table-cell table:formula="of:=COM.MICROSOFT.IFS([.C170]&gt;[.D170];1;[.D170]&gt;[.C170];0;[.C170]=[.D170];0)" office:value-type="float" office:value="1" calcext:value-type="float">
            <text:p>1</text:p>
          </table:table-cell>
          <table:table-cell table:formula="of:=[.C170]-[.D170]" office:value-type="float" office:value="0.0000223332" calcext:value-type="float">
            <text:p>2.23332E-05</text:p>
          </table:table-cell>
          <table:table-cell/>
        </table:table-row>
        <table:table-row table:style-name="ro1">
          <table:table-cell office:value-type="string" calcext:value-type="string">
            <text:p>Update.DirectorUpdate</text:p>
          </table:table-cell>
          <table:table-cell office:value-type="string" calcext:value-type="string">
            <text:p>PlayerLoop</text:p>
          </table:table-cell>
          <table:table-cell office:value-type="float" office:value="0.0003773329" calcext:value-type="float">
            <text:p>0.0003773329</text:p>
          </table:table-cell>
          <table:table-cell office:value-type="float" office:value="0.0003349996" calcext:value-type="float">
            <text:p>0.0003349996</text:p>
          </table:table-cell>
          <table:table-cell table:formula="of:=COM.MICROSOFT.IFS([.C171]&gt;[.D171];1;[.D171]&gt;[.C171];0;[.C171]=[.D171];0)" office:value-type="float" office:value="1" calcext:value-type="float">
            <text:p>1</text:p>
          </table:table-cell>
          <table:table-cell table:formula="of:=[.C171]-[.D171]" office:value-type="float" office:value="0.0000423333" calcext:value-type="float">
            <text:p>4.23333E-05</text:p>
          </table:table-cell>
          <table:table-cell/>
        </table:table-row>
        <table:table-row table:style-name="ro1">
          <table:table-cell office:value-type="string" calcext:value-type="string">
            <text:p>Application.Integrate Assets in Background</text:p>
          </table:table-cell>
          <table:table-cell office:value-type="string" calcext:value-type="string">
            <text:p>Loading</text:p>
          </table:table-cell>
          <table:table-cell office:value-type="float" office:value="0.000372333" calcext:value-type="float">
            <text:p>0.000372333</text:p>
          </table:table-cell>
          <table:table-cell office:value-type="float" office:value="0.0003759995" calcext:value-type="float">
            <text:p>0.0003759995</text:p>
          </table:table-cell>
          <table:table-cell table:formula="of:=COM.MICROSOFT.IFS([.C172]&gt;[.D172];1;[.D172]&gt;[.C172];0;[.C172]=[.D172];0)" office:value-type="float" office:value="0" calcext:value-type="float">
            <text:p>0</text:p>
          </table:table-cell>
          <table:table-cell table:formula="of:=[.C172]-[.D172]" office:value-type="float" office:value="-0.0000036665" calcext:value-type="float">
            <text:p>-3.6665E-06</text:p>
          </table:table-cell>
          <table:table-cell/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3573371" calcext:value-type="float">
            <text:p>0.0003573371</text:p>
          </table:table-cell>
          <table:table-cell office:value-type="float" office:value="0.0003526708" calcext:value-type="float">
            <text:p>0.0003526708</text:p>
          </table:table-cell>
          <table:table-cell table:formula="of:=COM.MICROSOFT.IFS([.C173]&gt;[.D173];1;[.D173]&gt;[.C173];0;[.C173]=[.D173];0)" office:value-type="float" office:value="1" calcext:value-type="float">
            <text:p>1</text:p>
          </table:table-cell>
          <table:table-cell table:formula="of:=[.C173]-[.D173]" office:value-type="float" office:value="0.00000466630000000001" calcext:value-type="float">
            <text:p>4.66630000000001E-06</text:p>
          </table:table-cell>
          <table:table-cell/>
        </table:table-row>
        <table:table-row table:style-name="ro1">
          <table:table-cell office:value-type="string" calcext:value-type="string">
            <text:p>UIEvents.CanvasManagerEmitOffScreenGeometry</text:p>
          </table:table-cell>
          <table:table-cell office:value-type="string" calcext:value-type="string">
            <text:p>PlayerLoop</text:p>
          </table:table-cell>
          <table:table-cell office:value-type="float" office:value="0.0003566663" calcext:value-type="float">
            <text:p>0.0003566663</text:p>
          </table:table-cell>
          <table:table-cell office:value-type="float" office:value="0.0003306663" calcext:value-type="float">
            <text:p>0.0003306663</text:p>
          </table:table-cell>
          <table:table-cell table:formula="of:=COM.MICROSOFT.IFS([.C174]&gt;[.D174];1;[.D174]&gt;[.C174];0;[.C174]=[.D174];0)" office:value-type="float" office:value="1" calcext:value-type="float">
            <text:p>1</text:p>
          </table:table-cell>
          <table:table-cell table:formula="of:=[.C174]-[.D174]" office:value-type="float" office:value="0.000026" calcext:value-type="float">
            <text:p>2.6E-05</text:p>
          </table:table-cell>
          <table:table-cell/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0003556663" calcext:value-type="float">
            <text:p>0.0003556663</text:p>
          </table:table-cell>
          <table:table-cell office:value-type="float" office:value="0.0003273333" calcext:value-type="float">
            <text:p>0.0003273333</text:p>
          </table:table-cell>
          <table:table-cell table:formula="of:=COM.MICROSOFT.IFS([.C175]&gt;[.D175];1;[.D175]&gt;[.C175];0;[.C175]=[.D175];0)" office:value-type="float" office:value="1" calcext:value-type="float">
            <text:p>1</text:p>
          </table:table-cell>
          <table:table-cell table:formula="of:=[.C175]-[.D175]" office:value-type="float" office:value="0.000028333" calcext:value-type="float">
            <text:p>2.8333E-05</text:p>
          </table:table-cell>
          <table:table-cell/>
        </table:table-row>
        <table:table-row table:style-name="ro1">
          <table:table-cell office:value-type="string" calcext:value-type="string">
            <text:p>UIEvents.CanvasManagerRenderOverlays</text:p>
          </table:table-cell>
          <table:table-cell office:value-type="string" calcext:value-type="string">
            <text:p>PlayerLoop</text:p>
          </table:table-cell>
          <table:table-cell office:value-type="float" office:value="0.0003523332" calcext:value-type="float">
            <text:p>0.0003523332</text:p>
          </table:table-cell>
          <table:table-cell office:value-type="float" office:value="0.0003253332" calcext:value-type="float">
            <text:p>0.0003253332</text:p>
          </table:table-cell>
          <table:table-cell table:formula="of:=COM.MICROSOFT.IFS([.C176]&gt;[.D176];1;[.D176]&gt;[.C176];0;[.C176]=[.D176];0)" office:value-type="float" office:value="1" calcext:value-type="float">
            <text:p>1</text:p>
          </table:table-cell>
          <table:table-cell table:formula="of:=[.C176]-[.D176]" office:value-type="float" office:value="0.0000269999999999999" calcext:value-type="float">
            <text:p>2.69999999999999E-05</text:p>
          </table:table-cell>
          <table:table-cell/>
        </table:table-row>
        <table:table-row table:style-name="ro1">
          <table:table-cell office:value-type="string" calcext:value-type="string">
            <text:p>PostLateUpdate.EnlightenRuntimeUpdate</text:p>
          </table:table-cell>
          <table:table-cell office:value-type="string" calcext:value-type="string">
            <text:p>PlayerLoop</text:p>
          </table:table-cell>
          <table:table-cell office:value-type="float" office:value="0.0003489998" calcext:value-type="float">
            <text:p>0.0003489998</text:p>
          </table:table-cell>
          <table:table-cell office:value-type="float" office:value="0.0003379998" calcext:value-type="float">
            <text:p>0.0003379998</text:p>
          </table:table-cell>
          <table:table-cell table:formula="of:=COM.MICROSOFT.IFS([.C177]&gt;[.D177];1;[.D177]&gt;[.C177];0;[.C177]=[.D177];0)" office:value-type="float" office:value="1" calcext:value-type="float">
            <text:p>1</text:p>
          </table:table-cell>
          <table:table-cell table:formula="of:=[.C177]-[.D177]" office:value-type="float" office:value="0.000011" calcext:value-type="float">
            <text:p>1.1E-05</text:p>
          </table:table-cell>
          <table:table-cell/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3473331" calcext:value-type="float">
            <text:p>0.0003473331</text:p>
          </table:table-cell>
          <table:table-cell office:value-type="float" office:value="0.00009333321" calcext:value-type="float">
            <text:p>9.333321E-05</text:p>
          </table:table-cell>
          <table:table-cell table:formula="of:=COM.MICROSOFT.IFS([.C178]&gt;[.D178];1;[.D178]&gt;[.C178];0;[.C178]=[.D178];0)" office:value-type="float" office:value="1" calcext:value-type="float">
            <text:p>1</text:p>
          </table:table-cell>
          <table:table-cell table:formula="of:=[.C178]-[.D178]" office:value-type="float" office:value="0.00025399989" calcext:value-type="float">
            <text:p>0.00025399989</text:p>
          </table:table-cell>
          <table:table-cell/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003403357" calcext:value-type="float">
            <text:p>0.0003403357</text:p>
          </table:table-cell>
          <table:table-cell office:value-type="float" office:value="0.0001946678" calcext:value-type="float">
            <text:p>0.0001946678</text:p>
          </table:table-cell>
          <table:table-cell table:formula="of:=COM.MICROSOFT.IFS([.C179]&gt;[.D179];1;[.D179]&gt;[.C179];0;[.C179]=[.D179];0)" office:value-type="float" office:value="1" calcext:value-type="float">
            <text:p>1</text:p>
          </table:table-cell>
          <table:table-cell table:formula="of:=[.C179]-[.D179]" office:value-type="float" office:value="0.0001456679" calcext:value-type="float">
            <text:p>0.0001456679</text:p>
          </table:table-cell>
          <table:table-cell/>
        </table:table-row>
        <table:table-row table:style-name="ro1">
          <table:table-cell office:value-type="string" calcext:value-type="string">
            <text:p>PostLateUpdate.UpdateLightProbeProxyVolumes</text:p>
          </table:table-cell>
          <table:table-cell office:value-type="string" calcext:value-type="string">
            <text:p>PlayerLoop</text:p>
          </table:table-cell>
          <table:table-cell office:value-type="float" office:value="0.0003309997" calcext:value-type="float">
            <text:p>0.0003309997</text:p>
          </table:table-cell>
          <table:table-cell office:value-type="float" office:value="0.0003499998" calcext:value-type="float">
            <text:p>0.0003499998</text:p>
          </table:table-cell>
          <table:table-cell table:formula="of:=COM.MICROSOFT.IFS([.C180]&gt;[.D180];1;[.D180]&gt;[.C180];0;[.C180]=[.D180];0)" office:value-type="float" office:value="0" calcext:value-type="float">
            <text:p>0</text:p>
          </table:table-cell>
          <table:table-cell table:formula="of:=[.C180]-[.D180]" office:value-type="float" office:value="-0.0000190001" calcext:value-type="float">
            <text:p>-1.90001E-05</text:p>
          </table:table-cell>
          <table:table-cell/>
        </table:table-row>
        <table:table-row table:style-name="ro1">
          <table:table-cell office:value-type="string" calcext:value-type="string">
            <text:p>Pr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64667" calcext:value-type="float">
            <text:p>0.000264667</text:p>
          </table:table-cell>
          <table:table-cell table:formula="of:=COM.MICROSOFT.IFS([.C181]&gt;[.D181];1;[.D181]&gt;[.C181];0;[.C181]=[.D181];0)" office:value-type="float" office:value="1" calcext:value-type="float">
            <text:p>1</text:p>
          </table:table-cell>
          <table:table-cell table:formula="of:=[.C181]-[.D181]" office:value-type="float" office:value="0.000065333" calcext:value-type="float">
            <text:p>6.5333E-05</text:p>
          </table:table-cell>
          <table:table-cell/>
        </table:table-row>
        <table:table-row table:style-name="ro1">
          <table:table-cell office:value-type="string" calcext:value-type="string">
            <text:p>CullResultsToNativeArrays</text:p>
          </table:table-cell>
          <table:table-cell office:value-type="string" calcext:value-type="string">
            <text:p>Render</text:p>
          </table:table-cell>
          <table:table-cell office:value-type="float" office:value="0.0003216671" calcext:value-type="float">
            <text:p>0.0003216671</text:p>
          </table:table-cell>
          <table:table-cell office:value-type="float" office:value="0.0002910004" calcext:value-type="float">
            <text:p>0.0002910004</text:p>
          </table:table-cell>
          <table:table-cell table:formula="of:=COM.MICROSOFT.IFS([.C182]&gt;[.D182];1;[.D182]&gt;[.C182];0;[.C182]=[.D182];0)" office:value-type="float" office:value="1" calcext:value-type="float">
            <text:p>1</text:p>
          </table:table-cell>
          <table:table-cell table:formula="of:=[.C182]-[.D182]" office:value-type="float" office:value="0.0000306667" calcext:value-type="float">
            <text:p>3.06667E-05</text:p>
          </table:table-cell>
          <table:table-cell/>
        </table:table-row>
        <table:table-row table:style-name="ro1">
          <table:table-cell office:value-type="string" calcext:value-type="string">
            <text:p>Initialization.UpdateCameraMotionVectors</text:p>
          </table:table-cell>
          <table:table-cell office:value-type="string" calcext:value-type="string">
            <text:p>PlayerLoop</text:p>
          </table:table-cell>
          <table:table-cell office:value-type="float" office:value="0.0003186667" calcext:value-type="float">
            <text:p>0.0003186667</text:p>
          </table:table-cell>
          <table:table-cell office:value-type="float" office:value="0.0003196667" calcext:value-type="float">
            <text:p>0.0003196667</text:p>
          </table:table-cell>
          <table:table-cell table:formula="of:=COM.MICROSOFT.IFS([.C183]&gt;[.D183];1;[.D183]&gt;[.C183];0;[.C183]=[.D183];0)" office:value-type="float" office:value="0" calcext:value-type="float">
            <text:p>0</text:p>
          </table:table-cell>
          <table:table-cell table:formula="of:=[.C183]-[.D183]" office:value-type="float" office:value="-0.00000099999999999997" calcext:value-type="float">
            <text:p>-9.9999999999997E-07</text:p>
          </table:table-cell>
          <table:table-cell/>
        </table:table-row>
        <table:table-row table:style-name="ro1">
          <table:table-cell office:value-type="string" calcext:value-type="string">
            <text:p>Inl_Sort Render Passes</text:p>
          </table:table-cell>
          <table:table-cell office:value-type="string" calcext:value-type="string">
            <text:p>Scripts</text:p>
          </table:table-cell>
          <table:table-cell office:value-type="float" office:value="0.0003103334" calcext:value-type="float">
            <text:p>0.0003103334</text:p>
          </table:table-cell>
          <table:table-cell office:value-type="float" office:value="0.0002876671" calcext:value-type="float">
            <text:p>0.0002876671</text:p>
          </table:table-cell>
          <table:table-cell table:formula="of:=COM.MICROSOFT.IFS([.C184]&gt;[.D184];1;[.D184]&gt;[.C184];0;[.C184]=[.D184];0)" office:value-type="float" office:value="1" calcext:value-type="float">
            <text:p>1</text:p>
          </table:table-cell>
          <table:table-cell table:formula="of:=[.C184]-[.D184]" office:value-type="float" office:value="0.0000226663" calcext:value-type="float">
            <text:p>2.26663E-05</text:p>
          </table:table-cell>
          <table:table-cell/>
        </table:table-row>
        <table:table-row table:style-name="ro1">
          <table:table-cell office:value-type="string" calcext:value-type="string">
            <text:p>PostLateUpdate.DirectorRenderImage</text:p>
          </table:table-cell>
          <table:table-cell office:value-type="string" calcext:value-type="string">
            <text:p>PlayerLoop</text:p>
          </table:table-cell>
          <table:table-cell office:value-type="float" office:value="0.0002966671" calcext:value-type="float">
            <text:p>0.0002966671</text:p>
          </table:table-cell>
          <table:table-cell office:value-type="float" office:value="0.000247667" calcext:value-type="float">
            <text:p>0.000247667</text:p>
          </table:table-cell>
          <table:table-cell table:formula="of:=COM.MICROSOFT.IFS([.C185]&gt;[.D185];1;[.D185]&gt;[.C185];0;[.C185]=[.D185];0)" office:value-type="float" office:value="1" calcext:value-type="float">
            <text:p>1</text:p>
          </table:table-cell>
          <table:table-cell table:formula="of:=[.C185]-[.D185]" office:value-type="float" office:value="0.0000490001" calcext:value-type="float">
            <text:p>4.90001E-05</text:p>
          </table:table-cell>
          <table:table-cell/>
        </table:table-row>
        <table:table-row table:style-name="ro1">
          <table:table-cell office:value-type="string" calcext:value-type="string">
            <text:p>PreUpdate.PhysicsUpdate</text:p>
          </table:table-cell>
          <table:table-cell office:value-type="string" calcext:value-type="string">
            <text:p>PlayerLoop</text:p>
          </table:table-cell>
          <table:table-cell office:value-type="float" office:value="0.0002916668" calcext:value-type="float">
            <text:p>0.0002916668</text:p>
          </table:table-cell>
          <table:table-cell office:value-type="float" office:value="0.0002976666" calcext:value-type="float">
            <text:p>0.0002976666</text:p>
          </table:table-cell>
          <table:table-cell table:formula="of:=COM.MICROSOFT.IFS([.C186]&gt;[.D186];1;[.D186]&gt;[.C186];0;[.C186]=[.D186];0)" office:value-type="float" office:value="0" calcext:value-type="float">
            <text:p>0</text:p>
          </table:table-cell>
          <table:table-cell table:formula="of:=[.C186]-[.D186]" office:value-type="float" office:value="-0.00000599980000000002" calcext:value-type="float">
            <text:p>-5.99980000000002E-06</text:p>
          </table:table-cell>
          <table:table-cell/>
        </table:table-row>
        <table:table-row table:style-name="ro1">
          <table:table-cell office:value-type="string" calcext:value-type="string">
            <text:p>Initialization.XREarlyUpdate</text:p>
          </table:table-cell>
          <table:table-cell office:value-type="string" calcext:value-type="string">
            <text:p>PlayerLoop</text:p>
          </table:table-cell>
          <table:table-cell office:value-type="float" office:value="0.000289667" calcext:value-type="float">
            <text:p>0.000289667</text:p>
          </table:table-cell>
          <table:table-cell office:value-type="float" office:value="0.0002513336" calcext:value-type="float">
            <text:p>0.0002513336</text:p>
          </table:table-cell>
          <table:table-cell table:formula="of:=COM.MICROSOFT.IFS([.C187]&gt;[.D187];1;[.D187]&gt;[.C187];0;[.C187]=[.D187];0)" office:value-type="float" office:value="1" calcext:value-type="float">
            <text:p>1</text:p>
          </table:table-cell>
          <table:table-cell table:formula="of:=[.C187]-[.D187]" office:value-type="float" office:value="0.0000383334" calcext:value-type="float">
            <text:p>3.83334E-05</text:p>
          </table:table-cell>
          <table:table-cell/>
        </table:table-row>
        <table:table-row table:style-name="ro1">
          <table:table-cell office:value-type="string" calcext:value-type="string">
            <text:p>Profiler.CollectPhysics2DStats</text:p>
          </table:table-cell>
          <table:table-cell office:value-type="string" calcext:value-type="string">
            <text:p>Overhead</text:p>
          </table:table-cell>
          <table:table-cell office:value-type="float" office:value="0.0002830002" calcext:value-type="float">
            <text:p>0.0002830002</text:p>
          </table:table-cell>
          <table:table-cell office:value-type="float" office:value="0.0002656668" calcext:value-type="float">
            <text:p>0.0002656668</text:p>
          </table:table-cell>
          <table:table-cell table:formula="of:=COM.MICROSOFT.IFS([.C188]&gt;[.D188];1;[.D188]&gt;[.C188];0;[.C188]=[.D188];0)" office:value-type="float" office:value="1" calcext:value-type="float">
            <text:p>1</text:p>
          </table:table-cell>
          <table:table-cell table:formula="of:=[.C188]-[.D188]" office:value-type="float" office:value="0.0000173334" calcext:value-type="float">
            <text:p>1.73334E-05</text:p>
          </table:table-cell>
          <table:table-cell/>
        </table:table-row>
        <table:table-row table:style-name="ro1">
          <table:table-cell office:value-type="string" calcext:value-type="string">
            <text:p>PreLateUpdate.ScriptRunBehaviourLateUpdate</text:p>
          </table:table-cell>
          <table:table-cell office:value-type="string" calcext:value-type="string">
            <text:p>PlayerLoop</text:p>
          </table:table-cell>
          <table:table-cell office:value-type="float" office:value="0.0002803336" calcext:value-type="float">
            <text:p>0.0002803336</text:p>
          </table:table-cell>
          <table:table-cell office:value-type="float" office:value="0.0002720004" calcext:value-type="float">
            <text:p>0.0002720004</text:p>
          </table:table-cell>
          <table:table-cell table:formula="of:=COM.MICROSOFT.IFS([.C189]&gt;[.D189];1;[.D189]&gt;[.C189];0;[.C189]=[.D189];0)" office:value-type="float" office:value="1" calcext:value-type="float">
            <text:p>1</text:p>
          </table:table-cell>
          <table:table-cell table:formula="of:=[.C189]-[.D189]" office:value-type="float" office:value="0.00000833319999999998" calcext:value-type="float">
            <text:p>8.33319999999998E-06</text:p>
          </table:table-cell>
          <table:table-cell/>
        </table:table-row>
        <table:table-row table:style-name="ro1">
          <table:table-cell office:value-type="string" calcext:value-type="string">
            <text:p>UnityEngine.CoreModule.dll!UnityEngine::Application.InvokeOnBeforeRender()</text:p>
          </table:table-cell>
          <table:table-cell office:value-type="string" calcext:value-type="string">
            <text:p>Scripts</text:p>
          </table:table-cell>
          <table:table-cell office:value-type="float" office:value="0.0002760004" calcext:value-type="float">
            <text:p>0.0002760004</text:p>
          </table:table-cell>
          <table:table-cell office:value-type="float" office:value="0.0002576671" calcext:value-type="float">
            <text:p>0.0002576671</text:p>
          </table:table-cell>
          <table:table-cell table:formula="of:=COM.MICROSOFT.IFS([.C190]&gt;[.D190];1;[.D190]&gt;[.C190];0;[.C190]=[.D190];0)" office:value-type="float" office:value="1" calcext:value-type="float">
            <text:p>1</text:p>
          </table:table-cell>
          <table:table-cell table:formula="of:=[.C190]-[.D190]" office:value-type="float" office:value="0.0000183333" calcext:value-type="float">
            <text:p>1.83333E-05</text:p>
          </table:table-cell>
          <table:table-cell/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0.0002740003" calcext:value-type="float">
            <text:p>0.0002740003</text:p>
          </table:table-cell>
          <table:table-cell office:value-type="float" office:value="0.0002833337" calcext:value-type="float">
            <text:p>0.0002833337</text:p>
          </table:table-cell>
          <table:table-cell table:formula="of:=COM.MICROSOFT.IFS([.C191]&gt;[.D191];1;[.D191]&gt;[.C191];0;[.C191]=[.D191];0)" office:value-type="float" office:value="0" calcext:value-type="float">
            <text:p>0</text:p>
          </table:table-cell>
          <table:table-cell table:formula="of:=[.C191]-[.D191]" office:value-type="float" office:value="-0.00000933340000000002" calcext:value-type="float">
            <text:p>-9.33340000000002E-06</text:p>
          </table:table-cell>
          <table:table-cell/>
        </table:table-row>
        <table:table-row table:style-name="ro1">
          <table:table-cell office:value-type="string" calcext:value-type="string">
            <text:p>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0.0002713336" calcext:value-type="float">
            <text:p>0.0002713336</text:p>
          </table:table-cell>
          <table:table-cell office:value-type="float" office:value="0.0002496669" calcext:value-type="float">
            <text:p>0.0002496669</text:p>
          </table:table-cell>
          <table:table-cell table:formula="of:=COM.MICROSOFT.IFS([.C192]&gt;[.D192];1;[.D192]&gt;[.C192];0;[.C192]=[.D192];0)" office:value-type="float" office:value="1" calcext:value-type="float">
            <text:p>1</text:p>
          </table:table-cell>
          <table:table-cell table:formula="of:=[.C192]-[.D192]" office:value-type="float" office:value="0.0000216667" calcext:value-type="float">
            <text:p>2.16667E-05</text:p>
          </table:table-cell>
          <table:table-cell/>
        </table:table-row>
        <table:table-row table:style-name="ro1">
          <table:table-cell office:value-type="string" calcext:value-type="string">
            <text:p>Profiler.CollectVideoStats</text:p>
          </table:table-cell>
          <table:table-cell office:value-type="string" calcext:value-type="string">
            <text:p>Overhead</text:p>
          </table:table-cell>
          <table:table-cell office:value-type="float" office:value="0.000270667" calcext:value-type="float">
            <text:p>0.000270667</text:p>
          </table:table-cell>
          <table:table-cell office:value-type="float" office:value="0.0002253334" calcext:value-type="float">
            <text:p>0.0002253334</text:p>
          </table:table-cell>
          <table:table-cell table:formula="of:=COM.MICROSOFT.IFS([.C193]&gt;[.D193];1;[.D193]&gt;[.C193];0;[.C193]=[.D193];0)" office:value-type="float" office:value="1" calcext:value-type="float">
            <text:p>1</text:p>
          </table:table-cell>
          <table:table-cell table:formula="of:=[.C193]-[.D193]" office:value-type="float" office:value="0.0000453336" calcext:value-type="float">
            <text:p>4.53336E-05</text:p>
          </table:table-cell>
          <table:table-cell/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0.0002613337" calcext:value-type="float">
            <text:p>0.0002613337</text:p>
          </table:table-cell>
          <table:table-cell office:value-type="float" office:value="0.000245667" calcext:value-type="float">
            <text:p>0.000245667</text:p>
          </table:table-cell>
          <table:table-cell table:formula="of:=COM.MICROSOFT.IFS([.C194]&gt;[.D194];1;[.D194]&gt;[.C194];0;[.C194]=[.D194];0)" office:value-type="float" office:value="1" calcext:value-type="float">
            <text:p>1</text:p>
          </table:table-cell>
          <table:table-cell table:formula="of:=[.C194]-[.D194]" office:value-type="float" office:value="0.0000156667" calcext:value-type="float">
            <text:p>1.56667E-05</text:p>
          </table:table-cell>
          <table:table-cell/>
        </table:table-row>
        <table:table-row table:style-name="ro1">
          <table:table-cell office:value-type="string" calcext:value-type="string">
            <text:p>PostLateUpdate.PhysicsSkinnedClothBeginUpdate</text:p>
          </table:table-cell>
          <table:table-cell office:value-type="string" calcext:value-type="string">
            <text:p>PlayerLoop</text:p>
          </table:table-cell>
          <table:table-cell office:value-type="float" office:value="0.0002613335" calcext:value-type="float">
            <text:p>0.0002613335</text:p>
          </table:table-cell>
          <table:table-cell office:value-type="float" office:value="0.0002813337" calcext:value-type="float">
            <text:p>0.0002813337</text:p>
          </table:table-cell>
          <table:table-cell table:formula="of:=COM.MICROSOFT.IFS([.C195]&gt;[.D195];1;[.D195]&gt;[.C195];0;[.C195]=[.D195];0)" office:value-type="float" office:value="0" calcext:value-type="float">
            <text:p>0</text:p>
          </table:table-cell>
          <table:table-cell table:formula="of:=[.C195]-[.D195]" office:value-type="float" office:value="-0.0000200002" calcext:value-type="float">
            <text:p>-2.00002E-05</text:p>
          </table:table-cell>
          <table:table-cell/>
        </table:table-row>
        <table:table-row table:style-name="ro1">
          <table:table-cell office:value-type="string" calcext:value-type="string">
            <text:p>PostLateUpdate.DirectorLateUpdate</text:p>
          </table:table-cell>
          <table:table-cell office:value-type="string" calcext:value-type="string">
            <text:p>PlayerLoop</text:p>
          </table:table-cell>
          <table:table-cell office:value-type="float" office:value="0.0002583337" calcext:value-type="float">
            <text:p>0.0002583337</text:p>
          </table:table-cell>
          <table:table-cell office:value-type="float" office:value="0.000242667" calcext:value-type="float">
            <text:p>0.000242667</text:p>
          </table:table-cell>
          <table:table-cell table:formula="of:=COM.MICROSOFT.IFS([.C196]&gt;[.D196];1;[.D196]&gt;[.C196];0;[.C196]=[.D196];0)" office:value-type="float" office:value="1" calcext:value-type="float">
            <text:p>1</text:p>
          </table:table-cell>
          <table:table-cell table:formula="of:=[.C196]-[.D196]" office:value-type="float" office:value="0.0000156667" calcext:value-type="float">
            <text:p>1.56667E-05</text:p>
          </table:table-cell>
          <table:table-cell/>
        </table:table-row>
        <table:table-row table:style-name="ro1">
          <table:table-cell office:value-type="string" calcext:value-type="string">
            <text:p>PreUpdate.WindUpdate</text:p>
          </table:table-cell>
          <table:table-cell office:value-type="string" calcext:value-type="string">
            <text:p>PlayerLoop</text:p>
          </table:table-cell>
          <table:table-cell office:value-type="float" office:value="0.0002543339" calcext:value-type="float">
            <text:p>0.0002543339</text:p>
          </table:table-cell>
          <table:table-cell office:value-type="float" office:value="0.0003010003" calcext:value-type="float">
            <text:p>0.0003010003</text:p>
          </table:table-cell>
          <table:table-cell table:formula="of:=COM.MICROSOFT.IFS([.C197]&gt;[.D197];1;[.D197]&gt;[.C197];0;[.C197]=[.D197];0)" office:value-type="float" office:value="0" calcext:value-type="float">
            <text:p>0</text:p>
          </table:table-cell>
          <table:table-cell table:formula="of:=[.C197]-[.D197]" office:value-type="float" office:value="-0.0000466664" calcext:value-type="float">
            <text:p>-4.66664E-05</text:p>
          </table:table-cell>
          <table:table-cell/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002543336" calcext:value-type="float">
            <text:p>0.0002543336</text:p>
          </table:table-cell>
          <table:table-cell office:value-type="float" office:value="0.0002776673" calcext:value-type="float">
            <text:p>0.0002776673</text:p>
          </table:table-cell>
          <table:table-cell table:formula="of:=COM.MICROSOFT.IFS([.C198]&gt;[.D198];1;[.D198]&gt;[.C198];0;[.C198]=[.D198];0)" office:value-type="float" office:value="0" calcext:value-type="float">
            <text:p>0</text:p>
          </table:table-cell>
          <table:table-cell table:formula="of:=[.C198]-[.D198]" office:value-type="float" office:value="-0.0000233337" calcext:value-type="float">
            <text:p>-2.33337E-05</text:p>
          </table:table-cell>
          <table:table-cell/>
        </table:table-row>
        <table:table-row table:style-name="ro1">
          <table:table-cell office:value-type="string" calcext:value-type="string">
            <text:p>UIEvents.CanvasmanagerEmitOnScreenGeometry</text:p>
          </table:table-cell>
          <table:table-cell office:value-type="string" calcext:value-type="string">
            <text:p>PlayerLoop</text:p>
          </table:table-cell>
          <table:table-cell office:value-type="float" office:value="0.0002513338" calcext:value-type="float">
            <text:p>0.0002513338</text:p>
          </table:table-cell>
          <table:table-cell office:value-type="float" office:value="0.0002286669" calcext:value-type="float">
            <text:p>0.0002286669</text:p>
          </table:table-cell>
          <table:table-cell table:formula="of:=COM.MICROSOFT.IFS([.C199]&gt;[.D199];1;[.D199]&gt;[.C199];0;[.C199]=[.D199];0)" office:value-type="float" office:value="1" calcext:value-type="float">
            <text:p>1</text:p>
          </table:table-cell>
          <table:table-cell table:formula="of:=[.C199]-[.D199]" office:value-type="float" office:value="0.0000226669" calcext:value-type="float">
            <text:p>2.26669E-05</text:p>
          </table:table-cell>
          <table:table-cell/>
        </table:table-row>
        <table:table-row table:style-name="ro1">
          <table:table-cell office:value-type="string" calcext:value-type="string">
            <text:p>PostLateUpdate.UpdateRectTransform</text:p>
          </table:table-cell>
          <table:table-cell office:value-type="string" calcext:value-type="string">
            <text:p>PlayerLoop</text:p>
          </table:table-cell>
          <table:table-cell office:value-type="float" office:value="0.000249667" calcext:value-type="float">
            <text:p>0.000249667</text:p>
          </table:table-cell>
          <table:table-cell office:value-type="float" office:value="0.0003016675" calcext:value-type="float">
            <text:p>0.0003016675</text:p>
          </table:table-cell>
          <table:table-cell table:formula="of:=COM.MICROSOFT.IFS([.C200]&gt;[.D200];1;[.D200]&gt;[.C200];0;[.C200]=[.D200];0)" office:value-type="float" office:value="0" calcext:value-type="float">
            <text:p>0</text:p>
          </table:table-cell>
          <table:table-cell table:formula="of:=[.C200]-[.D200]" office:value-type="float" office:value="-0.0000520005" calcext:value-type="float">
            <text:p>-5.20005E-05</text:p>
          </table:table-cell>
          <table:table-cell/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2460002" calcext:value-type="float">
            <text:p>0.0002460002</text:p>
          </table:table-cell>
          <table:table-cell office:value-type="float" office:value="0.0003463329" calcext:value-type="float">
            <text:p>0.0003463329</text:p>
          </table:table-cell>
          <table:table-cell table:formula="of:=COM.MICROSOFT.IFS([.C201]&gt;[.D201];1;[.D201]&gt;[.C201];0;[.C201]=[.D201];0)" office:value-type="float" office:value="0" calcext:value-type="float">
            <text:p>0</text:p>
          </table:table-cell>
          <table:table-cell table:formula="of:=[.C201]-[.D201]" office:value-type="float" office:value="-0.0001003327" calcext:value-type="float">
            <text:p>-0.0001003327</text:p>
          </table:table-cell>
          <table:table-cell/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2440004" calcext:value-type="float">
            <text:p>0.0002440004</text:p>
          </table:table-cell>
          <table:table-cell office:value-type="float" office:value="0.0002680006" calcext:value-type="float">
            <text:p>0.0002680006</text:p>
          </table:table-cell>
          <table:table-cell table:formula="of:=COM.MICROSOFT.IFS([.C202]&gt;[.D202];1;[.D202]&gt;[.C202];0;[.C202]=[.D202];0)" office:value-type="float" office:value="0" calcext:value-type="float">
            <text:p>0</text:p>
          </table:table-cell>
          <table:table-cell table:formula="of:=[.C202]-[.D202]" office:value-type="float" office:value="-0.0000240002" calcext:value-type="float">
            <text:p>-2.40002E-05</text:p>
          </table:table-cell>
          <table:table-cell/>
        </table:table-row>
        <table:table-row table:style-name="ro1">
          <table:table-cell office:value-type="string" calcext:value-type="string">
            <text:p>PostLate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0.0002400004" calcext:value-type="float">
            <text:p>0.0002400004</text:p>
          </table:table-cell>
          <table:table-cell office:value-type="float" office:value="0.0002140001" calcext:value-type="float">
            <text:p>0.0002140001</text:p>
          </table:table-cell>
          <table:table-cell table:formula="of:=COM.MICROSOFT.IFS([.C203]&gt;[.D203];1;[.D203]&gt;[.C203];0;[.C203]=[.D203];0)" office:value-type="float" office:value="1" calcext:value-type="float">
            <text:p>1</text:p>
          </table:table-cell>
          <table:table-cell table:formula="of:=[.C203]-[.D203]" office:value-type="float" office:value="0.0000260003" calcext:value-type="float">
            <text:p>2.60003E-05</text:p>
          </table:table-cell>
          <table:table-cell/>
        </table:table-row>
        <table:table-row table:style-name="ro1">
          <table:table-cell office:value-type="string" calcext:value-type="string">
            <text:p>PostLateUpdate.UpdateAllSkinnedMeshes</text:p>
          </table:table-cell>
          <table:table-cell office:value-type="string" calcext:value-type="string">
            <text:p>PlayerLoop</text:p>
          </table:table-cell>
          <table:table-cell office:value-type="float" office:value="0.0002386671" calcext:value-type="float">
            <text:p>0.0002386671</text:p>
          </table:table-cell>
          <table:table-cell office:value-type="float" office:value="0.0002156667" calcext:value-type="float">
            <text:p>0.0002156667</text:p>
          </table:table-cell>
          <table:table-cell table:formula="of:=COM.MICROSOFT.IFS([.C204]&gt;[.D204];1;[.D204]&gt;[.C204];0;[.C204]=[.D204];0)" office:value-type="float" office:value="1" calcext:value-type="float">
            <text:p>1</text:p>
          </table:table-cell>
          <table:table-cell table:formula="of:=[.C204]-[.D204]" office:value-type="float" office:value="0.0000230004" calcext:value-type="float">
            <text:p>2.30004E-05</text:p>
          </table:table-cell>
          <table:table-cell/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0002380004" calcext:value-type="float">
            <text:p>0.0002380004</text:p>
          </table:table-cell>
          <table:table-cell office:value-type="float" office:value="0.0002600008" calcext:value-type="float">
            <text:p>0.0002600008</text:p>
          </table:table-cell>
          <table:table-cell table:formula="of:=COM.MICROSOFT.IFS([.C205]&gt;[.D205];1;[.D205]&gt;[.C205];0;[.C205]=[.D205];0)" office:value-type="float" office:value="0" calcext:value-type="float">
            <text:p>0</text:p>
          </table:table-cell>
          <table:table-cell table:formula="of:=[.C205]-[.D205]" office:value-type="float" office:value="-0.0000220004" calcext:value-type="float">
            <text:p>-2.20004E-05</text:p>
          </table:table-cell>
          <table:table-cell/>
        </table:table-row>
        <table:table-row table:style-name="ro1">
          <table:table-cell office:value-type="string" calcext:value-type="string">
            <text:p>RenderTexture.GarbageCollectTemporary</text:p>
          </table:table-cell>
          <table:table-cell office:value-type="string" calcext:value-type="string">
            <text:p>Render</text:p>
          </table:table-cell>
          <table:table-cell office:value-type="float" office:value="0.0002376671" calcext:value-type="float">
            <text:p>0.0002376671</text:p>
          </table:table-cell>
          <table:table-cell office:value-type="float" office:value="0.0002043334" calcext:value-type="float">
            <text:p>0.0002043334</text:p>
          </table:table-cell>
          <table:table-cell table:formula="of:=COM.MICROSOFT.IFS([.C206]&gt;[.D206];1;[.D206]&gt;[.C206];0;[.C206]=[.D206];0)" office:value-type="float" office:value="1" calcext:value-type="float">
            <text:p>1</text:p>
          </table:table-cell>
          <table:table-cell table:formula="of:=[.C206]-[.D206]" office:value-type="float" office:value="0.0000333337" calcext:value-type="float">
            <text:p>3.33337E-05</text:p>
          </table:table-cell>
          <table:table-cell/>
        </table:table-row>
        <table:table-row table:style-name="ro1">
          <table:table-cell office:value-type="string" calcext:value-type="string">
            <text:p>PrepareSceneNodesSetUp</text:p>
          </table:table-cell>
          <table:table-cell office:value-type="string" calcext:value-type="string">
            <text:p>Render</text:p>
          </table:table-cell>
          <table:table-cell office:value-type="float" office:value="0.0002226671" calcext:value-type="float">
            <text:p>0.0002226671</text:p>
          </table:table-cell>
          <table:table-cell office:value-type="float" office:value="0.0001783336" calcext:value-type="float">
            <text:p>0.0001783336</text:p>
          </table:table-cell>
          <table:table-cell table:formula="of:=COM.MICROSOFT.IFS([.C207]&gt;[.D207];1;[.D207]&gt;[.C207];0;[.C207]=[.D207];0)" office:value-type="float" office:value="1" calcext:value-type="float">
            <text:p>1</text:p>
          </table:table-cell>
          <table:table-cell table:formula="of:=[.C207]-[.D207]" office:value-type="float" office:value="0.0000443335" calcext:value-type="float">
            <text:p>4.43335E-05</text:p>
          </table:table-cell>
          <table:table-cell/>
        </table:table-row>
        <table:table-row table:style-name="ro1">
          <table:table-cell office:value-type="string" calcext:value-type="string">
            <text:p>UGUI.Rendering.RenderOverlays</text:p>
          </table:table-cell>
          <table:table-cell office:value-type="string" calcext:value-type="string">
            <text:p>UI Render</text:p>
          </table:table-cell>
          <table:table-cell office:value-type="float" office:value="0.000222667" calcext:value-type="float">
            <text:p>0.000222667</text:p>
          </table:table-cell>
          <table:table-cell office:value-type="float" office:value="0.0001780002" calcext:value-type="float">
            <text:p>0.0001780002</text:p>
          </table:table-cell>
          <table:table-cell table:formula="of:=COM.MICROSOFT.IFS([.C208]&gt;[.D208];1;[.D208]&gt;[.C208];0;[.C208]=[.D208];0)" office:value-type="float" office:value="1" calcext:value-type="float">
            <text:p>1</text:p>
          </table:table-cell>
          <table:table-cell table:formula="of:=[.C208]-[.D208]" office:value-type="float" office:value="0.0000446668" calcext:value-type="float">
            <text:p>4.46668E-05</text:p>
          </table:table-cell>
          <table:table-cell/>
        </table:table-row>
        <table:table-row table:style-name="ro1">
          <table:table-cell office:value-type="string" calcext:value-type="string">
            <text:p>Inl_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0.0002226668" calcext:value-type="float">
            <text:p>0.0002226668</text:p>
          </table:table-cell>
          <table:table-cell office:value-type="float" office:value="0.0001806666" calcext:value-type="float">
            <text:p>0.0001806666</text:p>
          </table:table-cell>
          <table:table-cell table:formula="of:=COM.MICROSOFT.IFS([.C209]&gt;[.D209];1;[.D209]&gt;[.C209];0;[.C209]=[.D209];0)" office:value-type="float" office:value="1" calcext:value-type="float">
            <text:p>1</text:p>
          </table:table-cell>
          <table:table-cell table:formula="of:=[.C209]-[.D209]" office:value-type="float" office:value="0.0000420002" calcext:value-type="float">
            <text:p>4.20002E-05</text:p>
          </table:table-cell>
          <table:table-cell/>
        </table:table-row>
        <table:table-row table:style-name="ro1">
          <table:table-cell office:value-type="string" calcext:value-type="string">
            <text:p>PreUpdate.IMGUISendQueuedEvents</text:p>
          </table:table-cell>
          <table:table-cell office:value-type="string" calcext:value-type="string">
            <text:p>PlayerLoop</text:p>
          </table:table-cell>
          <table:table-cell office:value-type="float" office:value="0.0002216669" calcext:value-type="float">
            <text:p>0.0002216669</text:p>
          </table:table-cell>
          <table:table-cell office:value-type="float" office:value="0.0002276668" calcext:value-type="float">
            <text:p>0.0002276668</text:p>
          </table:table-cell>
          <table:table-cell table:formula="of:=COM.MICROSOFT.IFS([.C210]&gt;[.D210];1;[.D210]&gt;[.C210];0;[.C210]=[.D210];0)" office:value-type="float" office:value="0" calcext:value-type="float">
            <text:p>0</text:p>
          </table:table-cell>
          <table:table-cell table:formula="of:=[.C210]-[.D210]" office:value-type="float" office:value="-0.0000059999" calcext:value-type="float">
            <text:p>-5.9999E-06</text:p>
          </table:table-cell>
          <table:table-cell/>
        </table:table-row>
        <table:table-row table:style-name="ro1">
          <table:table-cell office:value-type="string" calcext:value-type="string">
            <text:p>Renderers.OncePerFrameUpdate</text:p>
          </table:table-cell>
          <table:table-cell office:value-type="string" calcext:value-type="string">
            <text:p>Render</text:p>
          </table:table-cell>
          <table:table-cell office:value-type="float" office:value="0.0002206667" calcext:value-type="float">
            <text:p>0.0002206667</text:p>
          </table:table-cell>
          <table:table-cell office:value-type="float" office:value="0.0002133333" calcext:value-type="float">
            <text:p>0.0002133333</text:p>
          </table:table-cell>
          <table:table-cell table:formula="of:=COM.MICROSOFT.IFS([.C211]&gt;[.D211];1;[.D211]&gt;[.C211];0;[.C211]=[.D211];0)" office:value-type="float" office:value="1" calcext:value-type="float">
            <text:p>1</text:p>
          </table:table-cell>
          <table:table-cell table:formula="of:=[.C211]-[.D211]" office:value-type="float" office:value="0.00000733339999999999" calcext:value-type="float">
            <text:p>7.33339999999999E-06</text:p>
          </table:table-cell>
          <table:table-cell/>
        </table:table-row>
        <table:table-row table:style-name="ro1">
          <table:table-cell office:value-type="string" calcext:value-type="string">
            <text:p>PostLateUpdate.PhysicsSkinnedClothFinishUpdate</text:p>
          </table:table-cell>
          <table:table-cell office:value-type="string" calcext:value-type="string">
            <text:p>PlayerLoop</text:p>
          </table:table-cell>
          <table:table-cell office:value-type="float" office:value="0.0002200002" calcext:value-type="float">
            <text:p>0.0002200002</text:p>
          </table:table-cell>
          <table:table-cell office:value-type="float" office:value="0.000175" calcext:value-type="float">
            <text:p>0.000175</text:p>
          </table:table-cell>
          <table:table-cell table:formula="of:=COM.MICROSOFT.IFS([.C212]&gt;[.D212];1;[.D212]&gt;[.C212];0;[.C212]=[.D212];0)" office:value-type="float" office:value="1" calcext:value-type="float">
            <text:p>1</text:p>
          </table:table-cell>
          <table:table-cell table:formula="of:=[.C212]-[.D212]" office:value-type="float" office:value="0.0000450002" calcext:value-type="float">
            <text:p>4.50002E-05</text:p>
          </table:table-cell>
          <table:table-cell/>
        </table:table-row>
        <table:table-row table:style-name="ro1">
          <table:table-cell office:value-type="string" calcext:value-type="string">
            <text:p>PreLateUpdate.DirectorUpdateAnimationBegin</text:p>
          </table:table-cell>
          <table:table-cell office:value-type="string" calcext:value-type="string">
            <text:p>PlayerLoop</text:p>
          </table:table-cell>
          <table:table-cell office:value-type="float" office:value="0.0002173334" calcext:value-type="float">
            <text:p>0.0002173334</text:p>
          </table:table-cell>
          <table:table-cell office:value-type="float" office:value="0.0002083334" calcext:value-type="float">
            <text:p>0.0002083334</text:p>
          </table:table-cell>
          <table:table-cell table:formula="of:=COM.MICROSOFT.IFS([.C213]&gt;[.D213];1;[.D213]&gt;[.C213];0;[.C213]=[.D213];0)" office:value-type="float" office:value="1" calcext:value-type="float">
            <text:p>1</text:p>
          </table:table-cell>
          <table:table-cell table:formula="of:=[.C213]-[.D213]" office:value-type="float" office:value="0.000009" calcext:value-type="float">
            <text:p>9E-06</text:p>
          </table:table-cell>
          <table:table-cell/>
        </table:table-row>
        <table:table-row table:style-name="ro1">
          <table:table-cell office:value-type="string" calcext:value-type="string">
            <text:p>EarlyUpdate.RendererNotifyInvisible</text:p>
          </table:table-cell>
          <table:table-cell office:value-type="string" calcext:value-type="string">
            <text:p>PlayerLoop</text:p>
          </table:table-cell>
          <table:table-cell office:value-type="float" office:value="0.0002156668" calcext:value-type="float">
            <text:p>0.0002156668</text:p>
          </table:table-cell>
          <table:table-cell office:value-type="float" office:value="0.0002133333" calcext:value-type="float">
            <text:p>0.0002133333</text:p>
          </table:table-cell>
          <table:table-cell table:formula="of:=COM.MICROSOFT.IFS([.C214]&gt;[.D214];1;[.D214]&gt;[.C214];0;[.C214]=[.D214];0)" office:value-type="float" office:value="1" calcext:value-type="float">
            <text:p>1</text:p>
          </table:table-cell>
          <table:table-cell table:formula="of:=[.C214]-[.D214]" office:value-type="float" office:value="0.00000233350000000001" calcext:value-type="float">
            <text:p>2.33350000000001E-06</text:p>
          </table:table-cell>
          <table:table-cell/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002066669" calcext:value-type="float">
            <text:p>0.0002066669</text:p>
          </table:table-cell>
          <table:table-cell office:value-type="float" office:value="0.0001340002" calcext:value-type="float">
            <text:p>0.0001340002</text:p>
          </table:table-cell>
          <table:table-cell table:formula="of:=COM.MICROSOFT.IFS([.C215]&gt;[.D215];1;[.D215]&gt;[.C215];0;[.C215]=[.D215];0)" office:value-type="float" office:value="1" calcext:value-type="float">
            <text:p>1</text:p>
          </table:table-cell>
          <table:table-cell table:formula="of:=[.C215]-[.D215]" office:value-type="float" office:value="0.0000726667" calcext:value-type="float">
            <text:p>7.26667E-05</text:p>
          </table:table-cell>
          <table:table-cell/>
        </table:table-row>
        <table:table-row table:style-name="ro1">
          <table:table-cell office:value-type="string" calcext:value-type="string">
            <text:p>PreLateUpdate.DirectorUpdateAnimationEnd</text:p>
          </table:table-cell>
          <table:table-cell office:value-type="string" calcext:value-type="string">
            <text:p>PlayerLoop</text:p>
          </table:table-cell>
          <table:table-cell office:value-type="float" office:value="0.0002023334" calcext:value-type="float">
            <text:p>0.0002023334</text:p>
          </table:table-cell>
          <table:table-cell office:value-type="float" office:value="0.0001980001" calcext:value-type="float">
            <text:p>0.0001980001</text:p>
          </table:table-cell>
          <table:table-cell table:formula="of:=COM.MICROSOFT.IFS([.C216]&gt;[.D216];1;[.D216]&gt;[.C216];0;[.C216]=[.D216];0)" office:value-type="float" office:value="1" calcext:value-type="float">
            <text:p>1</text:p>
          </table:table-cell>
          <table:table-cell table:formula="of:=[.C216]-[.D216]" office:value-type="float" office:value="0.00000433330000000002" calcext:value-type="float">
            <text:p>4.33330000000002E-06</text:p>
          </table:table-cell>
          <table:table-cell/>
        </table:table-row>
        <table:table-row table:style-name="ro1">
          <table:table-cell office:value-type="string" calcext:value-type="string">
            <text:p>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0.0002016667" calcext:value-type="float">
            <text:p>0.0002016667</text:p>
          </table:table-cell>
          <table:table-cell office:value-type="float" office:value="0.0001970002" calcext:value-type="float">
            <text:p>0.0001970002</text:p>
          </table:table-cell>
          <table:table-cell table:formula="of:=COM.MICROSOFT.IFS([.C217]&gt;[.D217];1;[.D217]&gt;[.C217];0;[.C217]=[.D217];0)" office:value-type="float" office:value="1" calcext:value-type="float">
            <text:p>1</text:p>
          </table:table-cell>
          <table:table-cell table:formula="of:=[.C217]-[.D217]" office:value-type="float" office:value="0.00000466649999999999" calcext:value-type="float">
            <text:p>4.66649999999999E-06</text:p>
          </table:table-cell>
          <table:table-cell/>
        </table:table-row>
        <table:table-row table:style-name="ro1">
          <table:table-cell office:value-type="string" calcext:value-type="string">
            <text:p>EarlyUpdate.DispatchEventQueueEvents</text:p>
          </table:table-cell>
          <table:table-cell office:value-type="string" calcext:value-type="string">
            <text:p>PlayerLoop</text:p>
          </table:table-cell>
          <table:table-cell office:value-type="float" office:value="0.0001966667" calcext:value-type="float">
            <text:p>0.0001966667</text:p>
          </table:table-cell>
          <table:table-cell office:value-type="float" office:value="0.0001930001" calcext:value-type="float">
            <text:p>0.0001930001</text:p>
          </table:table-cell>
          <table:table-cell table:formula="of:=COM.MICROSOFT.IFS([.C218]&gt;[.D218];1;[.D218]&gt;[.C218];0;[.C218]=[.D218];0)" office:value-type="float" office:value="1" calcext:value-type="float">
            <text:p>1</text:p>
          </table:table-cell>
          <table:table-cell table:formula="of:=[.C218]-[.D218]" office:value-type="float" office:value="0.0000036666" calcext:value-type="float">
            <text:p>3.6666E-06</text:p>
          </table:table-cell>
          <table:table-cell/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1936666" calcext:value-type="float">
            <text:p>0.0001936666</text:p>
          </table:table-cell>
          <table:table-cell office:value-type="float" office:value="0.000184" calcext:value-type="float">
            <text:p>0.000184</text:p>
          </table:table-cell>
          <table:table-cell table:formula="of:=COM.MICROSOFT.IFS([.C219]&gt;[.D219];1;[.D219]&gt;[.C219];0;[.C219]=[.D219];0)" office:value-type="float" office:value="1" calcext:value-type="float">
            <text:p>1</text:p>
          </table:table-cell>
          <table:table-cell table:formula="of:=[.C219]-[.D219]" office:value-type="float" office:value="0.00000966660000000001" calcext:value-type="float">
            <text:p>9.66660000000001E-06</text:p>
          </table:table-cell>
          <table:table-cell/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1910003" calcext:value-type="float">
            <text:p>0.0001910003</text:p>
          </table:table-cell>
          <table:table-cell office:value-type="float" office:value="0.0001596668" calcext:value-type="float">
            <text:p>0.0001596668</text:p>
          </table:table-cell>
          <table:table-cell table:formula="of:=COM.MICROSOFT.IFS([.C220]&gt;[.D220];1;[.D220]&gt;[.C220];0;[.C220]=[.D220];0)" office:value-type="float" office:value="1" calcext:value-type="float">
            <text:p>1</text:p>
          </table:table-cell>
          <table:table-cell table:formula="of:=[.C220]-[.D220]" office:value-type="float" office:value="0.0000313335" calcext:value-type="float">
            <text:p>3.13335E-05</text:p>
          </table:table-cell>
          <table:table-cell/>
        </table:table-row>
        <table:table-row table:style-name="ro1">
          <table:table-cell office:value-type="string" calcext:value-type="string">
            <text:p>PostLateUpdate.UpdateVideoTextures</text:p>
          </table:table-cell>
          <table:table-cell office:value-type="string" calcext:value-type="string">
            <text:p>PlayerLoop</text:p>
          </table:table-cell>
          <table:table-cell office:value-type="float" office:value="0.0001910001" calcext:value-type="float">
            <text:p>0.0001910001</text:p>
          </table:table-cell>
          <table:table-cell office:value-type="float" office:value="0.0001893335" calcext:value-type="float">
            <text:p>0.0001893335</text:p>
          </table:table-cell>
          <table:table-cell table:formula="of:=COM.MICROSOFT.IFS([.C221]&gt;[.D221];1;[.D221]&gt;[.C221];0;[.C221]=[.D221];0)" office:value-type="float" office:value="1" calcext:value-type="float">
            <text:p>1</text:p>
          </table:table-cell>
          <table:table-cell table:formula="of:=[.C221]-[.D221]" office:value-type="float" office:value="0.00000166660000000001" calcext:value-type="float">
            <text:p>1.66660000000001E-06</text:p>
          </table:table-cell>
          <table:table-cell/>
        </table:table-row>
        <table:table-row table:style-name="ro1">
          <table:table-cell office:value-type="string" calcext:value-type="string">
            <text:p>UnityEngine.AIModule.dll!UnityEngine.AI::NavMesh.Internal_CallOnNavMeshPreUpdate()</text:p>
          </table:table-cell>
          <table:table-cell office:value-type="string" calcext:value-type="string">
            <text:p>Scripts</text:p>
          </table:table-cell>
          <table:table-cell office:value-type="float" office:value="0.0001893333" calcext:value-type="float">
            <text:p>0.0001893333</text:p>
          </table:table-cell>
          <table:table-cell office:value-type="float" office:value="0.0002263338" calcext:value-type="float">
            <text:p>0.0002263338</text:p>
          </table:table-cell>
          <table:table-cell table:formula="of:=COM.MICROSOFT.IFS([.C222]&gt;[.D222];1;[.D222]&gt;[.C222];0;[.C222]=[.D222];0)" office:value-type="float" office:value="0" calcext:value-type="float">
            <text:p>0</text:p>
          </table:table-cell>
          <table:table-cell table:formula="of:=[.C222]-[.D222]" office:value-type="float" office:value="-0.0000370005" calcext:value-type="float">
            <text:p>-3.70005E-05</text:p>
          </table:table-cell>
          <table:table-cell/>
        </table:table-row>
        <table:table-row table:style-name="ro1">
          <table:table-cell office:value-type="string" calcext:value-type="string">
            <text:p>UnityEngine.UIModule.dll!UnityEngine::Canvas.SendPreWillRenderCanvases()</text:p>
          </table:table-cell>
          <table:table-cell office:value-type="string" calcext:value-type="string">
            <text:p>Scripts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1903334" calcext:value-type="float">
            <text:p>0.0001903334</text:p>
          </table:table-cell>
          <table:table-cell table:formula="of:=COM.MICROSOFT.IFS([.C223]&gt;[.D223];1;[.D223]&gt;[.C223];0;[.C223]=[.D223];0)" office:value-type="float" office:value="0" calcext:value-type="float">
            <text:p>0</text:p>
          </table:table-cell>
          <table:table-cell table:formula="of:=[.C223]-[.D223]" office:value-type="float" office:value="-0.00000233340000000001" calcext:value-type="float">
            <text:p>-2.33340000000001E-06</text:p>
          </table:table-cell>
          <table:table-cell/>
        </table:table-row>
        <table:table-row table:style-name="ro1">
          <table:table-cell office:value-type="string" calcext:value-type="string">
            <text:p>PostLateUpdate.ParticleSystemEndUpdateAll</text:p>
          </table:table-cell>
          <table:table-cell office:value-type="string" calcext:value-type="string">
            <text:p>PlayerLoop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1996668" calcext:value-type="float">
            <text:p>0.0001996668</text:p>
          </table:table-cell>
          <table:table-cell table:formula="of:=COM.MICROSOFT.IFS([.C224]&gt;[.D224];1;[.D224]&gt;[.C224];0;[.C224]=[.D224];0)" office:value-type="float" office:value="0" calcext:value-type="float">
            <text:p>0</text:p>
          </table:table-cell>
          <table:table-cell table:formula="of:=[.C224]-[.D224]" office:value-type="float" office:value="-0.0000116668" calcext:value-type="float">
            <text:p>-1.16668E-05</text:p>
          </table:table-cell>
          <table:table-cell/>
        </table:table-row>
        <table:table-row table:style-name="ro1">
          <table:table-cell office:value-type="string" calcext:value-type="string">
            <text:p>LightProbeProxyVolumeManager.Update</text:p>
          </table:table-cell>
          <table:table-cell office:value-type="string" calcext:value-type="string">
            <text:p>Render</text:p>
          </table:table-cell>
          <table:table-cell office:value-type="float" office:value="0.0001853334" calcext:value-type="float">
            <text:p>0.0001853334</text:p>
          </table:table-cell>
          <table:table-cell office:value-type="float" office:value="0.0002136671" calcext:value-type="float">
            <text:p>0.0002136671</text:p>
          </table:table-cell>
          <table:table-cell table:formula="of:=COM.MICROSOFT.IFS([.C225]&gt;[.D225];1;[.D225]&gt;[.C225];0;[.C225]=[.D225];0)" office:value-type="float" office:value="0" calcext:value-type="float">
            <text:p>0</text:p>
          </table:table-cell>
          <table:table-cell table:formula="of:=[.C225]-[.D225]" office:value-type="float" office:value="-0.0000283337" calcext:value-type="float">
            <text:p>-2.83337E-05</text:p>
          </table:table-cell>
          <table:table-cell/>
        </table:table-row>
        <table:table-row table:style-name="ro1">
          <table:table-cell office:value-type="string" calcext:value-type="string">
            <text:p>PostLat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0.0001839999" calcext:value-type="float">
            <text:p>0.0001839999</text:p>
          </table:table-cell>
          <table:table-cell office:value-type="float" office:value="0.0001793334" calcext:value-type="float">
            <text:p>0.0001793334</text:p>
          </table:table-cell>
          <table:table-cell table:formula="of:=COM.MICROSOFT.IFS([.C226]&gt;[.D226];1;[.D226]&gt;[.C226];0;[.C226]=[.D226];0)" office:value-type="float" office:value="1" calcext:value-type="float">
            <text:p>1</text:p>
          </table:table-cell>
          <table:table-cell table:formula="of:=[.C226]-[.D226]" office:value-type="float" office:value="0.00000466650000000002" calcext:value-type="float">
            <text:p>4.66650000000002E-06</text:p>
          </table:table-cell>
          <table:table-cell/>
        </table:table-row>
        <table:table-row table:style-name="ro1">
          <table:table-cell office:value-type="string" calcext:value-type="string">
            <text:p>Physics2D.InterpolatePoses</text:p>
          </table:table-cell>
          <table:table-cell office:value-type="string" calcext:value-type="string">
            <text:p>Physics</text:p>
          </table:table-cell>
          <table:table-cell office:value-type="float" office:value="0.0001833334" calcext:value-type="float">
            <text:p>0.0001833334</text:p>
          </table:table-cell>
          <table:table-cell office:value-type="float" office:value="0.0001736667" calcext:value-type="float">
            <text:p>0.0001736667</text:p>
          </table:table-cell>
          <table:table-cell table:formula="of:=COM.MICROSOFT.IFS([.C227]&gt;[.D227];1;[.D227]&gt;[.C227];0;[.C227]=[.D227];0)" office:value-type="float" office:value="1" calcext:value-type="float">
            <text:p>1</text:p>
          </table:table-cell>
          <table:table-cell table:formula="of:=[.C227]-[.D227]" office:value-type="float" office:value="0.00000966670000000002" calcext:value-type="float">
            <text:p>9.66670000000002E-06</text:p>
          </table:table-cell>
          <table:table-cell/>
        </table:table-row>
        <table:table-row table:style-name="ro1">
          <table:table-cell office:value-type="string" calcext:value-type="string">
            <text:p>Inl_Setup Additional Shadows</text:p>
          </table:table-cell>
          <table:table-cell office:value-type="string" calcext:value-type="string">
            <text:p>Scripts</text:p>
          </table:table-cell>
          <table:table-cell office:value-type="float" office:value="0.0001813334" calcext:value-type="float">
            <text:p>0.0001813334</text:p>
          </table:table-cell>
          <table:table-cell office:value-type="float" office:value="0.0001916669" calcext:value-type="float">
            <text:p>0.0001916669</text:p>
          </table:table-cell>
          <table:table-cell table:formula="of:=COM.MICROSOFT.IFS([.C228]&gt;[.D228];1;[.D228]&gt;[.C228];0;[.C228]=[.D228];0)" office:value-type="float" office:value="0" calcext:value-type="float">
            <text:p>0</text:p>
          </table:table-cell>
          <table:table-cell table:formula="of:=[.C228]-[.D228]" office:value-type="float" office:value="-0.0000103335" calcext:value-type="float">
            <text:p>-1.03335E-05</text:p>
          </table:table-cell>
          <table:table-cell/>
        </table:table-row>
        <table:table-row table:style-name="ro1">
          <table:table-cell office:value-type="string" calcext:value-type="string">
            <text:p>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0.0001796666" calcext:value-type="float">
            <text:p>0.0001796666</text:p>
          </table:table-cell>
          <table:table-cell office:value-type="float" office:value="0.0001626667" calcext:value-type="float">
            <text:p>0.0001626667</text:p>
          </table:table-cell>
          <table:table-cell table:formula="of:=COM.MICROSOFT.IFS([.C229]&gt;[.D229];1;[.D229]&gt;[.C229];0;[.C229]=[.D229];0)" office:value-type="float" office:value="1" calcext:value-type="float">
            <text:p>1</text:p>
          </table:table-cell>
          <table:table-cell table:formula="of:=[.C229]-[.D229]" office:value-type="float" office:value="0.0000169999" calcext:value-type="float">
            <text:p>1.69999E-05</text:p>
          </table:table-cell>
          <table:table-cell/>
        </table:table-row>
        <table:table-row table:style-name="ro1">
          <table:table-cell office:value-type="string" calcext:value-type="string">
            <text:p>EarlyUpdate.ExecuteMainThreadJobs</text:p>
          </table:table-cell>
          <table:table-cell office:value-type="string" calcext:value-type="string">
            <text:p>PlayerLoop</text:p>
          </table:table-cell>
          <table:table-cell office:value-type="float" office:value="0.0001786669" calcext:value-type="float">
            <text:p>0.0001786669</text:p>
          </table:table-cell>
          <table:table-cell office:value-type="float" office:value="0.0001443334" calcext:value-type="float">
            <text:p>0.0001443334</text:p>
          </table:table-cell>
          <table:table-cell table:formula="of:=COM.MICROSOFT.IFS([.C230]&gt;[.D230];1;[.D230]&gt;[.C230];0;[.C230]=[.D230];0)" office:value-type="float" office:value="1" calcext:value-type="float">
            <text:p>1</text:p>
          </table:table-cell>
          <table:table-cell table:formula="of:=[.C230]-[.D230]" office:value-type="float" office:value="0.0000343335" calcext:value-type="float">
            <text:p>3.43335E-05</text:p>
          </table:table-cell>
          <table:table-cell/>
        </table:table-row>
        <table:table-row table:style-name="ro1">
          <table:table-cell office:value-type="string" calcext:value-type="string">
            <text:p>SoundManager.Update</text:p>
          </table:table-cell>
          <table:table-cell office:value-type="string" calcext:value-type="string">
            <text:p>Audio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1650001" calcext:value-type="float">
            <text:p>0.0001650001</text:p>
          </table:table-cell>
          <table:table-cell table:formula="of:=COM.MICROSOFT.IFS([.C231]&gt;[.D231];1;[.D231]&gt;[.C231];0;[.C231]=[.D231];0)" office:value-type="float" office:value="1" calcext:value-type="float">
            <text:p>1</text:p>
          </table:table-cell>
          <table:table-cell table:formula="of:=[.C231]-[.D231]" office:value-type="float" office:value="0.0000119999" calcext:value-type="float">
            <text:p>1.19999E-05</text:p>
          </table:table-cell>
          <table:table-cell/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0.0001736668" calcext:value-type="float">
            <text:p>0.0001736668</text:p>
          </table:table-cell>
          <table:table-cell office:value-type="float" office:value="0.0001633334" calcext:value-type="float">
            <text:p>0.0001633334</text:p>
          </table:table-cell>
          <table:table-cell table:formula="of:=COM.MICROSOFT.IFS([.C232]&gt;[.D232];1;[.D232]&gt;[.C232];0;[.C232]=[.D232];0)" office:value-type="float" office:value="1" calcext:value-type="float">
            <text:p>1</text:p>
          </table:table-cell>
          <table:table-cell table:formula="of:=[.C232]-[.D232]" office:value-type="float" office:value="0.0000103334" calcext:value-type="float">
            <text:p>1.03334E-05</text:p>
          </table:table-cell>
          <table:table-cell/>
        </table:table-row>
        <table:table-row table:style-name="ro1">
          <table:table-cell office:value-type="string" calcext:value-type="string">
            <text:p>GUITexture.Draw</text:p>
          </table:table-cell>
          <table:table-cell office:value-type="string" calcext:value-type="string">
            <text:p>Render</text:p>
          </table:table-cell>
          <table:table-cell office:value-type="float" office:value="0.0001726667" calcext:value-type="float">
            <text:p>0.0001726667</text:p>
          </table:table-cell>
          <table:table-cell office:value-type="float" office:value="0.0001640002" calcext:value-type="float">
            <text:p>0.0001640002</text:p>
          </table:table-cell>
          <table:table-cell table:formula="of:=COM.MICROSOFT.IFS([.C233]&gt;[.D233];1;[.D233]&gt;[.C233];0;[.C233]=[.D233];0)" office:value-type="float" office:value="1" calcext:value-type="float">
            <text:p>1</text:p>
          </table:table-cell>
          <table:table-cell table:formula="of:=[.C233]-[.D233]" office:value-type="float" office:value="0.00000866649999999998" calcext:value-type="float">
            <text:p>8.66649999999998E-06</text:p>
          </table:table-cell>
          <table:table-cell/>
        </table:table-row>
        <table:table-row table:style-name="ro1">
          <table:table-cell office:value-type="string" calcext:value-type="string">
            <text:p>PostLateUpdate.SortingGroupsUpdate</text:p>
          </table:table-cell>
          <table:table-cell office:value-type="string" calcext:value-type="string">
            <text:p>PlayerLoop</text:p>
          </table:table-cell>
          <table:table-cell office:value-type="float" office:value="0.0001673334" calcext:value-type="float">
            <text:p>0.0001673334</text:p>
          </table:table-cell>
          <table:table-cell office:value-type="float" office:value="0.0001513334" calcext:value-type="float">
            <text:p>0.0001513334</text:p>
          </table:table-cell>
          <table:table-cell table:formula="of:=COM.MICROSOFT.IFS([.C234]&gt;[.D234];1;[.D234]&gt;[.C234];0;[.C234]=[.D234];0)" office:value-type="float" office:value="1" calcext:value-type="float">
            <text:p>1</text:p>
          </table:table-cell>
          <table:table-cell table:formula="of:=[.C234]-[.D234]" office:value-type="float" office:value="0.000016" calcext:value-type="float">
            <text:p>1.6E-05</text:p>
          </table:table-cell>
          <table:table-cell/>
        </table:table-row>
        <table:table-row table:style-name="ro1">
          <table:table-cell office:value-type="string" calcext:value-type="string">
            <text:p>EarlyUpdate.UpdateTextureStreamingManager</text:p>
          </table:table-cell>
          <table:table-cell office:value-type="string" calcext:value-type="string">
            <text:p>PlayerLoop</text:p>
          </table:table-cell>
          <table:table-cell office:value-type="float" office:value="0.0001673334" calcext:value-type="float">
            <text:p>0.0001673334</text:p>
          </table:table-cell>
          <table:table-cell office:value-type="float" office:value="0.0001553335" calcext:value-type="float">
            <text:p>0.0001553335</text:p>
          </table:table-cell>
          <table:table-cell table:formula="of:=COM.MICROSOFT.IFS([.C235]&gt;[.D235];1;[.D235]&gt;[.C235];0;[.C235]=[.D235];0)" office:value-type="float" office:value="1" calcext:value-type="float">
            <text:p>1</text:p>
          </table:table-cell>
          <table:table-cell table:formula="of:=[.C235]-[.D235]" office:value-type="float" office:value="0.0000119999" calcext:value-type="float">
            <text:p>1.19999E-05</text:p>
          </table:table-cell>
          <table:table-cell/>
        </table:table-row>
        <table:table-row table:style-name="ro1">
          <table:table-cell office:value-type="string" calcext:value-type="string">
            <text:p>UnityEngine.UIModule.dll!UnityEngine::Canvas.SendWillRenderCanvases()</text:p>
          </table:table-cell>
          <table:table-cell office:value-type="string" calcext:value-type="string">
            <text:p>Scripts</text:p>
          </table:table-cell>
          <table:table-cell office:value-type="float" office:value="0.0001663335" calcext:value-type="float">
            <text:p>0.0001663335</text:p>
          </table:table-cell>
          <table:table-cell office:value-type="float" office:value="0.0001423335" calcext:value-type="float">
            <text:p>0.0001423335</text:p>
          </table:table-cell>
          <table:table-cell table:formula="of:=COM.MICROSOFT.IFS([.C236]&gt;[.D236];1;[.D236]&gt;[.C236];0;[.C236]=[.D236];0)" office:value-type="float" office:value="1" calcext:value-type="float">
            <text:p>1</text:p>
          </table:table-cell>
          <table:table-cell table:formula="of:=[.C236]-[.D236]" office:value-type="float" office:value="0.000024" calcext:value-type="float">
            <text:p>2.4E-05</text:p>
          </table:table-cell>
          <table:table-cell/>
        </table:table-row>
        <table:table-row table:style-name="ro1">
          <table:table-cell office:value-type="string" calcext:value-type="string">
            <text:p>ConstraintManager::Update</text:p>
          </table:table-cell>
          <table:table-cell office:value-type="string" calcext:value-type="string">
            <text:p>Animation</text:p>
          </table:table-cell>
          <table:table-cell office:value-type="float" office:value="0.0001646667" calcext:value-type="float">
            <text:p>0.0001646667</text:p>
          </table:table-cell>
          <table:table-cell office:value-type="float" office:value="0.0001740001" calcext:value-type="float">
            <text:p>0.0001740001</text:p>
          </table:table-cell>
          <table:table-cell table:formula="of:=COM.MICROSOFT.IFS([.C237]&gt;[.D237];1;[.D237]&gt;[.C237];0;[.C237]=[.D237];0)" office:value-type="float" office:value="0" calcext:value-type="float">
            <text:p>0</text:p>
          </table:table-cell>
          <table:table-cell table:formula="of:=[.C237]-[.D237]" office:value-type="float" office:value="-0.00000933340000000002" calcext:value-type="float">
            <text:p>-9.33340000000002E-06</text:p>
          </table:table-cell>
          <table:table-cell/>
        </table:table-row>
        <table:table-row table:style-name="ro1">
          <table:table-cell office:value-type="string" calcext:value-type="string">
            <text:p>PostLateUpdate.VFXUpdate</text:p>
          </table:table-cell>
          <table:table-cell office:value-type="string" calcext:value-type="string">
            <text:p>PlayerLoop</text:p>
          </table:table-cell>
          <table:table-cell office:value-type="float" office:value="0.0001636667" calcext:value-type="float">
            <text:p>0.0001636667</text:p>
          </table:table-cell>
          <table:table-cell office:value-type="float" office:value="0.0001403335" calcext:value-type="float">
            <text:p>0.0001403335</text:p>
          </table:table-cell>
          <table:table-cell table:formula="of:=COM.MICROSOFT.IFS([.C238]&gt;[.D238];1;[.D238]&gt;[.C238];0;[.C238]=[.D238];0)" office:value-type="float" office:value="1" calcext:value-type="float">
            <text:p>1</text:p>
          </table:table-cell>
          <table:table-cell table:formula="of:=[.C238]-[.D238]" office:value-type="float" office:value="0.0000233332" calcext:value-type="float">
            <text:p>2.33332E-05</text:p>
          </table:table-cell>
          <table:table-cell/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001616668" calcext:value-type="float">
            <text:p>0.0001616668</text:p>
          </table:table-cell>
          <table:table-cell office:value-type="float" office:value="0.0001770001" calcext:value-type="float">
            <text:p>0.0001770001</text:p>
          </table:table-cell>
          <table:table-cell table:formula="of:=COM.MICROSOFT.IFS([.C239]&gt;[.D239];1;[.D239]&gt;[.C239];0;[.C239]=[.D239];0)" office:value-type="float" office:value="0" calcext:value-type="float">
            <text:p>0</text:p>
          </table:table-cell>
          <table:table-cell table:formula="of:=[.C239]-[.D239]" office:value-type="float" office:value="-0.0000153333" calcext:value-type="float">
            <text:p>-1.53333E-05</text:p>
          </table:table-cell>
          <table:table-cell/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1610001" calcext:value-type="float">
            <text:p>0.0001610001</text:p>
          </table:table-cell>
          <table:table-cell office:value-type="float" office:value="0.0001466668" calcext:value-type="float">
            <text:p>0.0001466668</text:p>
          </table:table-cell>
          <table:table-cell table:formula="of:=COM.MICROSOFT.IFS([.C240]&gt;[.D240];1;[.D240]&gt;[.C240];0;[.C240]=[.D240];0)" office:value-type="float" office:value="1" calcext:value-type="float">
            <text:p>1</text:p>
          </table:table-cell>
          <table:table-cell table:formula="of:=[.C240]-[.D240]" office:value-type="float" office:value="0.0000143333" calcext:value-type="float">
            <text:p>1.43333E-05</text:p>
          </table:table-cell>
          <table:table-cell/>
        </table:table-row>
        <table:table-row table:style-name="ro1">
          <table:table-cell office:value-type="string" calcext:value-type="string">
            <text:p>PostLateUpdate.PlayerSendFramePostPresent</text:p>
          </table:table-cell>
          <table:table-cell office:value-type="string" calcext:value-type="string">
            <text:p>PlayerLoop</text:p>
          </table:table-cell>
          <table:table-cell office:value-type="float" office:value="0.0001600001" calcext:value-type="float">
            <text:p>0.0001600001</text:p>
          </table:table-cell>
          <table:table-cell office:value-type="float" office:value="0.0001500001" calcext:value-type="float">
            <text:p>0.0001500001</text:p>
          </table:table-cell>
          <table:table-cell table:formula="of:=COM.MICROSOFT.IFS([.C241]&gt;[.D241];1;[.D241]&gt;[.C241];0;[.C241]=[.D241];0)" office:value-type="float" office:value="1" calcext:value-type="float">
            <text:p>1</text:p>
          </table:table-cell>
          <table:table-cell table:formula="of:=[.C241]-[.D241]" office:value-type="float" office:value="0.00001" calcext:value-type="float">
            <text:p>1E-05</text:p>
          </table:table-cell>
          <table:table-cell/>
        </table:table-row>
        <table:table-row table:style-name="ro1">
          <table:table-cell office:value-type="string" calcext:value-type="string">
            <text:p>PrepareSceneNodesCombineJob</text:p>
          </table:table-cell>
          <table:table-cell office:value-type="string" calcext:value-type="string">
            <text:p>Render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9833334" calcext:value-type="float">
            <text:p>9.833334E-05</text:p>
          </table:table-cell>
          <table:table-cell table:formula="of:=COM.MICROSOFT.IFS([.C242]&gt;[.D242];1;[.D242]&gt;[.C242];0;[.C242]=[.D242];0)" office:value-type="float" office:value="1" calcext:value-type="float">
            <text:p>1</text:p>
          </table:table-cell>
          <table:table-cell table:formula="of:=[.C242]-[.D242]" office:value-type="float" office:value="0.00006166666" calcext:value-type="float">
            <text:p>6.166666E-05</text:p>
          </table:table-cell>
          <table:table-cell/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0.0001593334" calcext:value-type="float">
            <text:p>0.0001593334</text:p>
          </table:table-cell>
          <table:table-cell office:value-type="float" office:value="0.0001613334" calcext:value-type="float">
            <text:p>0.0001613334</text:p>
          </table:table-cell>
          <table:table-cell table:formula="of:=COM.MICROSOFT.IFS([.C243]&gt;[.D243];1;[.D243]&gt;[.C243];0;[.C243]=[.D243];0)" office:value-type="float" office:value="0" calcext:value-type="float">
            <text:p>0</text:p>
          </table:table-cell>
          <table:table-cell table:formula="of:=[.C243]-[.D243]" office:value-type="float" office:value="-0.000002" calcext:value-type="float">
            <text:p>-2E-06</text:p>
          </table:table-cell>
          <table:table-cell/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001580001" calcext:value-type="float">
            <text:p>0.0001580001</text:p>
          </table:table-cell>
          <table:table-cell office:value-type="float" office:value="0.0001446668" calcext:value-type="float">
            <text:p>0.0001446668</text:p>
          </table:table-cell>
          <table:table-cell table:formula="of:=COM.MICROSOFT.IFS([.C244]&gt;[.D244];1;[.D244]&gt;[.C244];0;[.C244]=[.D244];0)" office:value-type="float" office:value="1" calcext:value-type="float">
            <text:p>1</text:p>
          </table:table-cell>
          <table:table-cell table:formula="of:=[.C244]-[.D244]" office:value-type="float" office:value="0.0000133333" calcext:value-type="float">
            <text:p>1.33333E-05</text:p>
          </table:table-cell>
          <table:table-cell/>
        </table:table-row>
        <table:table-row table:style-name="ro1">
          <table:table-cell office:value-type="string" calcext:value-type="string">
            <text:p>EndDynamicVBOFrame</text:p>
          </table:table-cell>
          <table:table-cell office:value-type="string" calcext:value-type="string">
            <text:p>Render</text:p>
          </table:table-cell>
          <table:table-cell office:value-type="float" office:value="0.0001563335" calcext:value-type="float">
            <text:p>0.0001563335</text:p>
          </table:table-cell>
          <table:table-cell office:value-type="float" office:value="0.0001393335" calcext:value-type="float">
            <text:p>0.0001393335</text:p>
          </table:table-cell>
          <table:table-cell table:formula="of:=COM.MICROSOFT.IFS([.C245]&gt;[.D245];1;[.D245]&gt;[.C245];0;[.C245]=[.D245];0)" office:value-type="float" office:value="1" calcext:value-type="float">
            <text:p>1</text:p>
          </table:table-cell>
          <table:table-cell table:formula="of:=[.C245]-[.D245]" office:value-type="float" office:value="0.000017" calcext:value-type="float">
            <text:p>1.7E-05</text:p>
          </table:table-cell>
          <table:table-cell/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1556668" calcext:value-type="float">
            <text:p>0.0001556668</text:p>
          </table:table-cell>
          <table:table-cell office:value-type="float" office:value="0.0001696668" calcext:value-type="float">
            <text:p>0.0001696668</text:p>
          </table:table-cell>
          <table:table-cell table:formula="of:=COM.MICROSOFT.IFS([.C246]&gt;[.D246];1;[.D246]&gt;[.C246];0;[.C246]=[.D246];0)" office:value-type="float" office:value="0" calcext:value-type="float">
            <text:p>0</text:p>
          </table:table-cell>
          <table:table-cell table:formula="of:=[.C246]-[.D246]" office:value-type="float" office:value="-0.000014" calcext:value-type="float">
            <text:p>-1.4E-05</text:p>
          </table:table-cell>
          <table:table-cell/>
        </table:table-row>
        <table:table-row table:style-name="ro1">
          <table:table-cell office:value-type="string" calcext:value-type="string">
            <text:p>Profiler.CollectGIStats</text:p>
          </table:table-cell>
          <table:table-cell office:value-type="string" calcext:value-type="string">
            <text:p>Overhead</text:p>
          </table:table-cell>
          <table:table-cell office:value-type="float" office:value="0.0001530001" calcext:value-type="float">
            <text:p>0.0001530001</text:p>
          </table:table-cell>
          <table:table-cell office:value-type="float" office:value="0.0001433336" calcext:value-type="float">
            <text:p>0.0001433336</text:p>
          </table:table-cell>
          <table:table-cell table:formula="of:=COM.MICROSOFT.IFS([.C247]&gt;[.D247];1;[.D247]&gt;[.C247];0;[.C247]=[.D247];0)" office:value-type="float" office:value="1" calcext:value-type="float">
            <text:p>1</text:p>
          </table:table-cell>
          <table:table-cell table:formula="of:=[.C247]-[.D247]" office:value-type="float" office:value="0.00000966650000000001" calcext:value-type="float">
            <text:p>9.66650000000001E-06</text:p>
          </table:table-cell>
          <table:table-cell/>
        </table:table-row>
        <table:table-row table:style-name="ro1">
          <table:table-cell office:value-type="string" calcext:value-type="string">
            <text:p>EarlyUpdate.XRUpdate</text:p>
          </table:table-cell>
          <table:table-cell office:value-type="string" calcext:value-type="string">
            <text:p>PlayerLoop</text:p>
          </table:table-cell>
          <table:table-cell office:value-type="float" office:value="0.0001520001" calcext:value-type="float">
            <text:p>0.0001520001</text:p>
          </table:table-cell>
          <table:table-cell office:value-type="float" office:value="0.0002050008" calcext:value-type="float">
            <text:p>0.0002050008</text:p>
          </table:table-cell>
          <table:table-cell table:formula="of:=COM.MICROSOFT.IFS([.C248]&gt;[.D248];1;[.D248]&gt;[.C248];0;[.C248]=[.D248];0)" office:value-type="float" office:value="0" calcext:value-type="float">
            <text:p>0</text:p>
          </table:table-cell>
          <table:table-cell table:formula="of:=[.C248]-[.D248]" office:value-type="float" office:value="-0.0000530007" calcext:value-type="float">
            <text:p>-5.30007E-05</text:p>
          </table:table-cell>
          <table:table-cell/>
        </table:table-row>
        <table:table-row table:style-name="ro1">
          <table:table-cell office:value-type="string" calcext:value-type="string">
            <text:p>PostLateUpdate.GUIClearEvents</text:p>
          </table:table-cell>
          <table:table-cell office:value-type="string" calcext:value-type="string">
            <text:p>PlayerLoop</text:p>
          </table:table-cell>
          <table:table-cell office:value-type="float" office:value="0.0001513334" calcext:value-type="float">
            <text:p>0.0001513334</text:p>
          </table:table-cell>
          <table:table-cell office:value-type="float" office:value="0.0001373335" calcext:value-type="float">
            <text:p>0.0001373335</text:p>
          </table:table-cell>
          <table:table-cell table:formula="of:=COM.MICROSOFT.IFS([.C249]&gt;[.D249];1;[.D249]&gt;[.C249];0;[.C249]=[.D249];0)" office:value-type="float" office:value="1" calcext:value-type="float">
            <text:p>1</text:p>
          </table:table-cell>
          <table:table-cell table:formula="of:=[.C249]-[.D249]" office:value-type="float" office:value="0.0000139999" calcext:value-type="float">
            <text:p>1.39999E-05</text:p>
          </table:table-cell>
          <table:table-cell/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001513334" calcext:value-type="float">
            <text:p>0.0001513334</text:p>
          </table:table-cell>
          <table:table-cell office:value-type="float" office:value="0.0002510007" calcext:value-type="float">
            <text:p>0.0002510007</text:p>
          </table:table-cell>
          <table:table-cell table:formula="of:=COM.MICROSOFT.IFS([.C250]&gt;[.D250];1;[.D250]&gt;[.C250];0;[.C250]=[.D250];0)" office:value-type="float" office:value="0" calcext:value-type="float">
            <text:p>0</text:p>
          </table:table-cell>
          <table:table-cell table:formula="of:=[.C250]-[.D250]" office:value-type="float" office:value="-0.0000996673" calcext:value-type="float">
            <text:p>-9.96673E-05</text:p>
          </table:table-cell>
          <table:table-cell/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1503334" calcext:value-type="float">
            <text:p>0.0001503334</text:p>
          </table:table-cell>
          <table:table-cell office:value-type="float" office:value="0.0003353352" calcext:value-type="float">
            <text:p>0.0003353352</text:p>
          </table:table-cell>
          <table:table-cell table:formula="of:=COM.MICROSOFT.IFS([.C251]&gt;[.D251];1;[.D251]&gt;[.C251];0;[.C251]=[.D251];0)" office:value-type="float" office:value="0" calcext:value-type="float">
            <text:p>0</text:p>
          </table:table-cell>
          <table:table-cell table:formula="of:=[.C251]-[.D251]" office:value-type="float" office:value="-0.0001850018" calcext:value-type="float">
            <text:p>-0.0001850018</text:p>
          </table:table-cell>
          <table:table-cell/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1500002" calcext:value-type="float">
            <text:p>0.0001500002</text:p>
          </table:table-cell>
          <table:table-cell office:value-type="float" office:value="0.0001470001" calcext:value-type="float">
            <text:p>0.0001470001</text:p>
          </table:table-cell>
          <table:table-cell table:formula="of:=COM.MICROSOFT.IFS([.C252]&gt;[.D252];1;[.D252]&gt;[.C252];0;[.C252]=[.D252];0)" office:value-type="float" office:value="1" calcext:value-type="float">
            <text:p>1</text:p>
          </table:table-cell>
          <table:table-cell table:formula="of:=[.C252]-[.D252]" office:value-type="float" office:value="0.0000030001" calcext:value-type="float">
            <text:p>3.0001E-06</text:p>
          </table:table-cell>
          <table:table-cell/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001500001" calcext:value-type="float">
            <text:p>0.0001500001</text:p>
          </table:table-cell>
          <table:table-cell office:value-type="float" office:value="0.0001290001" calcext:value-type="float">
            <text:p>0.0001290001</text:p>
          </table:table-cell>
          <table:table-cell table:formula="of:=COM.MICROSOFT.IFS([.C253]&gt;[.D253];1;[.D253]&gt;[.C253];0;[.C253]=[.D253];0)" office:value-type="float" office:value="1" calcext:value-type="float">
            <text:p>1</text:p>
          </table:table-cell>
          <table:table-cell table:formula="of:=[.C253]-[.D253]" office:value-type="float" office:value="0.000021" calcext:value-type="float">
            <text:p>2.1E-05</text:p>
          </table:table-cell>
          <table:table-cell/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001493335" calcext:value-type="float">
            <text:p>0.0001493335</text:p>
          </table:table-cell>
          <table:table-cell office:value-type="float" office:value="0.0001436668" calcext:value-type="float">
            <text:p>0.0001436668</text:p>
          </table:table-cell>
          <table:table-cell table:formula="of:=COM.MICROSOFT.IFS([.C254]&gt;[.D254];1;[.D254]&gt;[.C254];0;[.C254]=[.D254];0)" office:value-type="float" office:value="1" calcext:value-type="float">
            <text:p>1</text:p>
          </table:table-cell>
          <table:table-cell table:formula="of:=[.C254]-[.D254]" office:value-type="float" office:value="0.00000566670000000001" calcext:value-type="float">
            <text:p>5.66670000000001E-06</text:p>
          </table:table-cell>
          <table:table-cell/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001466668" calcext:value-type="float">
            <text:p>0.0001466668</text:p>
          </table:table-cell>
          <table:table-cell office:value-type="float" office:value="0.0001613336" calcext:value-type="float">
            <text:p>0.0001613336</text:p>
          </table:table-cell>
          <table:table-cell table:formula="of:=COM.MICROSOFT.IFS([.C255]&gt;[.D255];1;[.D255]&gt;[.C255];0;[.C255]=[.D255];0)" office:value-type="float" office:value="0" calcext:value-type="float">
            <text:p>0</text:p>
          </table:table-cell>
          <table:table-cell table:formula="of:=[.C255]-[.D255]" office:value-type="float" office:value="-0.0000146668" calcext:value-type="float">
            <text:p>-1.46668E-05</text:p>
          </table:table-cell>
          <table:table-cell/>
        </table:table-row>
        <table:table-row table:style-name="ro1">
          <table:table-cell office:value-type="string" calcext:value-type="string">
            <text:p>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0.0001463334" calcext:value-type="float">
            <text:p>0.0001463334</text:p>
          </table:table-cell>
          <table:table-cell office:value-type="float" office:value="0.0001396668" calcext:value-type="float">
            <text:p>0.0001396668</text:p>
          </table:table-cell>
          <table:table-cell table:formula="of:=COM.MICROSOFT.IFS([.C256]&gt;[.D256];1;[.D256]&gt;[.C256];0;[.C256]=[.D256];0)" office:value-type="float" office:value="1" calcext:value-type="float">
            <text:p>1</text:p>
          </table:table-cell>
          <table:table-cell table:formula="of:=[.C256]-[.D256]" office:value-type="float" office:value="0.0000066666" calcext:value-type="float">
            <text:p>6.6666E-06</text:p>
          </table:table-cell>
          <table:table-cell/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001460002" calcext:value-type="float">
            <text:p>0.0001460002</text:p>
          </table:table-cell>
          <table:table-cell office:value-type="float" office:value="0.0001450001" calcext:value-type="float">
            <text:p>0.0001450001</text:p>
          </table:table-cell>
          <table:table-cell table:formula="of:=COM.MICROSOFT.IFS([.C257]&gt;[.D257];1;[.D257]&gt;[.C257];0;[.C257]=[.D257];0)" office:value-type="float" office:value="1" calcext:value-type="float">
            <text:p>1</text:p>
          </table:table-cell>
          <table:table-cell table:formula="of:=[.C257]-[.D257]" office:value-type="float" office:value="0.0000010001" calcext:value-type="float">
            <text:p>1.0001E-06</text:p>
          </table:table-cell>
          <table:table-cell/>
        </table:table-row>
        <table:table-row table:style-name="ro1">
          <table:table-cell office:value-type="string" calcext:value-type="string">
            <text:p>EarlyUpdate.UpdateStreamingManager</text:p>
          </table:table-cell>
          <table:table-cell office:value-type="string" calcext:value-type="string">
            <text:p>PlayerLoop</text:p>
          </table:table-cell>
          <table:table-cell office:value-type="float" office:value="0.0001440001" calcext:value-type="float">
            <text:p>0.0001440001</text:p>
          </table:table-cell>
          <table:table-cell office:value-type="float" office:value="0.0001540002" calcext:value-type="float">
            <text:p>0.0001540002</text:p>
          </table:table-cell>
          <table:table-cell table:formula="of:=COM.MICROSOFT.IFS([.C258]&gt;[.D258];1;[.D258]&gt;[.C258];0;[.C258]=[.D258];0)" office:value-type="float" office:value="0" calcext:value-type="float">
            <text:p>0</text:p>
          </table:table-cell>
          <table:table-cell table:formula="of:=[.C258]-[.D258]" office:value-type="float" office:value="-0.0000100001" calcext:value-type="float">
            <text:p>-1.00001E-05</text:p>
          </table:table-cell>
          <table:table-cell/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001416668" calcext:value-type="float">
            <text:p>0.0001416668</text:p>
          </table:table-cell>
          <table:table-cell office:value-type="float" office:value="0.0001320001" calcext:value-type="float">
            <text:p>0.0001320001</text:p>
          </table:table-cell>
          <table:table-cell table:formula="of:=COM.MICROSOFT.IFS([.C259]&gt;[.D259];1;[.D259]&gt;[.C259];0;[.C259]=[.D259];0)" office:value-type="float" office:value="1" calcext:value-type="float">
            <text:p>1</text:p>
          </table:table-cell>
          <table:table-cell table:formula="of:=[.C259]-[.D259]" office:value-type="float" office:value="0.00000966669999999999" calcext:value-type="float">
            <text:p>9.66669999999999E-06</text:p>
          </table:table-cell>
          <table:table-cell/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0.0001413338" calcext:value-type="float">
            <text:p>0.0001413338</text:p>
          </table:table-cell>
          <table:table-cell office:value-type="float" office:value="0.0001250002" calcext:value-type="float">
            <text:p>0.0001250002</text:p>
          </table:table-cell>
          <table:table-cell table:formula="of:=COM.MICROSOFT.IFS([.C260]&gt;[.D260];1;[.D260]&gt;[.C260];0;[.C260]=[.D260];0)" office:value-type="float" office:value="1" calcext:value-type="float">
            <text:p>1</text:p>
          </table:table-cell>
          <table:table-cell table:formula="of:=[.C260]-[.D260]" office:value-type="float" office:value="0.0000163336" calcext:value-type="float">
            <text:p>1.63336E-05</text:p>
          </table:table-cell>
          <table:table-cell/>
        </table:table-row>
        <table:table-row table:style-name="ro1">
          <table:table-cell office:value-type="string" calcext:value-type="string">
            <text:p>PreLateUpdate.Physics2DLateUpdate</text:p>
          </table:table-cell>
          <table:table-cell office:value-type="string" calcext:value-type="string">
            <text:p>PlayerLoop</text:p>
          </table:table-cell>
          <table:table-cell office:value-type="float" office:value="0.0001396669" calcext:value-type="float">
            <text:p>0.0001396669</text:p>
          </table:table-cell>
          <table:table-cell office:value-type="float" office:value="0.0001523336" calcext:value-type="float">
            <text:p>0.0001523336</text:p>
          </table:table-cell>
          <table:table-cell table:formula="of:=COM.MICROSOFT.IFS([.C261]&gt;[.D261];1;[.D261]&gt;[.C261];0;[.C261]=[.D261];0)" office:value-type="float" office:value="0" calcext:value-type="float">
            <text:p>0</text:p>
          </table:table-cell>
          <table:table-cell table:formula="of:=[.C261]-[.D261]" office:value-type="float" office:value="-0.0000126667" calcext:value-type="float">
            <text:p>-1.26667E-05</text:p>
          </table:table-cell>
          <table:table-cell/>
        </table:table-row>
        <table:table-row table:style-name="ro1">
          <table:table-cell office:value-type="string" calcext:value-type="string">
            <text:p>CleanUp.TextRenderingGarbageCollect</text:p>
          </table:table-cell>
          <table:table-cell office:value-type="string" calcext:value-type="string">
            <text:p>PlayerLoop</text:p>
          </table:table-cell>
          <table:table-cell office:value-type="float" office:value="0.0001393338" calcext:value-type="float">
            <text:p>0.0001393338</text:p>
          </table:table-cell>
          <table:table-cell office:value-type="float" office:value="0.0001009999" calcext:value-type="float">
            <text:p>0.0001009999</text:p>
          </table:table-cell>
          <table:table-cell table:formula="of:=COM.MICROSOFT.IFS([.C262]&gt;[.D262];1;[.D262]&gt;[.C262];0;[.C262]=[.D262];0)" office:value-type="float" office:value="1" calcext:value-type="float">
            <text:p>1</text:p>
          </table:table-cell>
          <table:table-cell table:formula="of:=[.C262]-[.D262]" office:value-type="float" office:value="0.0000383339" calcext:value-type="float">
            <text:p>3.83339E-05</text:p>
          </table:table-cell>
          <table:table-cell/>
        </table:table-row>
        <table:table-row table:style-name="ro1">
          <table:table-cell office:value-type="string" calcext:value-type="string">
            <text:p>PreLateUpdate.AIUpdatePostScript</text:p>
          </table:table-cell>
          <table:table-cell office:value-type="string" calcext:value-type="string">
            <text:p>PlayerLoop</text:p>
          </table:table-cell>
          <table:table-cell office:value-type="float" office:value="0.0001390002" calcext:value-type="float">
            <text:p>0.0001390002</text:p>
          </table:table-cell>
          <table:table-cell office:value-type="float" office:value="0.0001253335" calcext:value-type="float">
            <text:p>0.0001253335</text:p>
          </table:table-cell>
          <table:table-cell table:formula="of:=COM.MICROSOFT.IFS([.C263]&gt;[.D263];1;[.D263]&gt;[.C263];0;[.C263]=[.D263];0)" office:value-type="float" office:value="1" calcext:value-type="float">
            <text:p>1</text:p>
          </table:table-cell>
          <table:table-cell table:formula="of:=[.C263]-[.D263]" office:value-type="float" office:value="0.0000136667" calcext:value-type="float">
            <text:p>1.36667E-05</text:p>
          </table:table-cell>
          <table:table-cell/>
        </table:table-row>
        <table:table-row table:style-name="ro1">
          <table:table-cell office:value-type="string" calcext:value-type="string">
            <text:p>PostLateUpdate.EndGraphicsJobsAfterScriptLateUpdate</text:p>
          </table:table-cell>
          <table:table-cell office:value-type="string" calcext:value-type="string">
            <text:p>PlayerLoop</text:p>
          </table:table-cell>
          <table:table-cell office:value-type="float" office:value="0.0001320001" calcext:value-type="float">
            <text:p>0.0001320001</text:p>
          </table:table-cell>
          <table:table-cell office:value-type="float" office:value="0.0001233334" calcext:value-type="float">
            <text:p>0.0001233334</text:p>
          </table:table-cell>
          <table:table-cell table:formula="of:=COM.MICROSOFT.IFS([.C264]&gt;[.D264];1;[.D264]&gt;[.C264];0;[.C264]=[.D264];0)" office:value-type="float" office:value="1" calcext:value-type="float">
            <text:p>1</text:p>
          </table:table-cell>
          <table:table-cell table:formula="of:=[.C264]-[.D264]" office:value-type="float" office:value="0.00000866670000000002" calcext:value-type="float">
            <text:p>8.66670000000002E-06</text:p>
          </table:table-cell>
          <table:table-cell/>
        </table:table-row>
        <table:table-row table:style-name="ro1">
          <table:table-cell office:value-type="string" calcext:value-type="string">
            <text:p>Late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001313335" calcext:value-type="float">
            <text:p>0.0001313335</text:p>
          </table:table-cell>
          <table:table-cell office:value-type="float" office:value="0.0001280002" calcext:value-type="float">
            <text:p>0.0001280002</text:p>
          </table:table-cell>
          <table:table-cell table:formula="of:=COM.MICROSOFT.IFS([.C265]&gt;[.D265];1;[.D265]&gt;[.C265];0;[.C265]=[.D265];0)" office:value-type="float" office:value="1" calcext:value-type="float">
            <text:p>1</text:p>
          </table:table-cell>
          <table:table-cell table:formula="of:=[.C265]-[.D265]" office:value-type="float" office:value="0.0000033333" calcext:value-type="float">
            <text:p>3.3333E-06</text:p>
          </table:table-cell>
          <table:table-cell/>
        </table:table-row>
        <table:table-row table:style-name="ro1">
          <table:table-cell office:value-type="string" calcext:value-type="string">
            <text:p>EarlyUpdate.UnityWebRequestUpdate</text:p>
          </table:table-cell>
          <table:table-cell office:value-type="string" calcext:value-type="string">
            <text:p>PlayerLoop</text:p>
          </table:table-cell>
          <table:table-cell office:value-type="float" office:value="0.0001280002" calcext:value-type="float">
            <text:p>0.0001280002</text:p>
          </table:table-cell>
          <table:table-cell office:value-type="float" office:value="0.0001560005" calcext:value-type="float">
            <text:p>0.0001560005</text:p>
          </table:table-cell>
          <table:table-cell table:formula="of:=COM.MICROSOFT.IFS([.C266]&gt;[.D266];1;[.D266]&gt;[.C266];0;[.C266]=[.D266];0)" office:value-type="float" office:value="0" calcext:value-type="float">
            <text:p>0</text:p>
          </table:table-cell>
          <table:table-cell table:formula="of:=[.C266]-[.D266]" office:value-type="float" office:value="-0.0000280003" calcext:value-type="float">
            <text:p>-2.80003E-05</text:p>
          </table:table-cell>
          <table:table-cell/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1246669" calcext:value-type="float">
            <text:p>0.0001246669</text:p>
          </table:table-cell>
          <table:table-cell office:value-type="float" office:value="0.0006559985" calcext:value-type="float">
            <text:p>0.0006559985</text:p>
          </table:table-cell>
          <table:table-cell table:formula="of:=COM.MICROSOFT.IFS([.C267]&gt;[.D267];1;[.D267]&gt;[.C267];0;[.C267]=[.D267];0)" office:value-type="float" office:value="0" calcext:value-type="float">
            <text:p>0</text:p>
          </table:table-cell>
          <table:table-cell table:formula="of:=[.C267]-[.D267]" office:value-type="float" office:value="-0.0005313316" calcext:value-type="float">
            <text:p>-0.0005313316</text:p>
          </table:table-cell>
          <table:table-cell/>
        </table:table-row>
        <table:table-row table:style-name="ro1">
          <table:table-cell office:value-type="string" calcext:value-type="string">
            <text:p>PostLateUpdate.InputEndFrame</text:p>
          </table:table-cell>
          <table:table-cell office:value-type="string" calcext:value-type="string">
            <text:p>PlayerLoop</text:p>
          </table:table-cell>
          <table:table-cell office:value-type="float" office:value="0.0001230001" calcext:value-type="float">
            <text:p>0.0001230001</text:p>
          </table:table-cell>
          <table:table-cell office:value-type="float" office:value="0.0001486671" calcext:value-type="float">
            <text:p>0.0001486671</text:p>
          </table:table-cell>
          <table:table-cell table:formula="of:=COM.MICROSOFT.IFS([.C268]&gt;[.D268];1;[.D268]&gt;[.C268];0;[.C268]=[.D268];0)" office:value-type="float" office:value="0" calcext:value-type="float">
            <text:p>0</text:p>
          </table:table-cell>
          <table:table-cell table:formula="of:=[.C268]-[.D268]" office:value-type="float" office:value="-0.000025667" calcext:value-type="float">
            <text:p>-2.5667E-05</text:p>
          </table:table-cell>
          <table:table-cell/>
        </table:table-row>
        <table:table-row table:style-name="ro1">
          <table:table-cell office:value-type="string" calcext:value-type="string">
            <text:p>PostLateUpdate.ProfilerSynchronizeStats</text:p>
          </table:table-cell>
          <table:table-cell office:value-type="string" calcext:value-type="string">
            <text:p>PlayerLoop</text:p>
          </table:table-cell>
          <table:table-cell office:value-type="float" office:value="0.0001213335" calcext:value-type="float">
            <text:p>0.0001213335</text:p>
          </table:table-cell>
          <table:table-cell office:value-type="float" office:value="0.000109" calcext:value-type="float">
            <text:p>0.000109</text:p>
          </table:table-cell>
          <table:table-cell table:formula="of:=COM.MICROSOFT.IFS([.C269]&gt;[.D269];1;[.D269]&gt;[.C269];0;[.C269]=[.D269];0)" office:value-type="float" office:value="1" calcext:value-type="float">
            <text:p>1</text:p>
          </table:table-cell>
          <table:table-cell table:formula="of:=[.C269]-[.D269]" office:value-type="float" office:value="0.0000123335" calcext:value-type="float">
            <text:p>1.23335E-05</text:p>
          </table:table-cell>
          <table:table-cell/>
        </table:table-row>
        <table:table-row table:style-name="ro1">
          <table:table-cell office:value-type="string" calcext:value-type="string">
            <text:p>Inl_RenderPipeline.BeginFrameRendering</text:p>
          </table:table-cell>
          <table:table-cell office:value-type="string" calcext:value-type="string">
            <text:p>Scripts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16" calcext:value-type="float">
            <text:p>0.000116</text:p>
          </table:table-cell>
          <table:table-cell table:formula="of:=COM.MICROSOFT.IFS([.C270]&gt;[.D270];1;[.D270]&gt;[.C270];0;[.C270]=[.D270];0)" office:value-type="float" office:value="1" calcext:value-type="float">
            <text:p>1</text:p>
          </table:table-cell>
          <table:table-cell table:formula="of:=[.C270]-[.D270]" office:value-type="float" office:value="0.000005" calcext:value-type="float">
            <text:p>5E-06</text:p>
          </table:table-cell>
          <table:table-cell/>
        </table:table-row>
        <table:table-row table:style-name="ro1">
          <table:table-cell office:value-type="string" calcext:value-type="string">
            <text:p>Preload Single Step</text:p>
          </table:table-cell>
          <table:table-cell office:value-type="string" calcext:value-type="string">
            <text:p>Loading</text:p>
          </table:table-cell>
          <table:table-cell office:value-type="float" office:value="0.0001203334" calcext:value-type="float">
            <text:p>0.0001203334</text:p>
          </table:table-cell>
          <table:table-cell office:value-type="float" office:value="0.0001166667" calcext:value-type="float">
            <text:p>0.0001166667</text:p>
          </table:table-cell>
          <table:table-cell table:formula="of:=COM.MICROSOFT.IFS([.C271]&gt;[.D271];1;[.D271]&gt;[.C271];0;[.C271]=[.D271];0)" office:value-type="float" office:value="1" calcext:value-type="float">
            <text:p>1</text:p>
          </table:table-cell>
          <table:table-cell table:formula="of:=[.C271]-[.D271]" office:value-type="float" office:value="0.0000036667" calcext:value-type="float">
            <text:p>3.6667E-06</text:p>
          </table:table-cell>
          <table:table-cell/>
        </table:table-row>
        <table:table-row table:style-name="ro1">
          <table:table-cell office:value-type="string" calcext:value-type="string">
            <text:p>PreLateUpdate.LegacyAnimationUpdate</text:p>
          </table:table-cell>
          <table:table-cell office:value-type="string" calcext:value-type="string">
            <text:p>PlayerLoop</text:p>
          </table:table-cell>
          <table:table-cell office:value-type="float" office:value="0.0001196667" calcext:value-type="float">
            <text:p>0.0001196667</text:p>
          </table:table-cell>
          <table:table-cell office:value-type="float" office:value="0.0001276669" calcext:value-type="float">
            <text:p>0.0001276669</text:p>
          </table:table-cell>
          <table:table-cell table:formula="of:=COM.MICROSOFT.IFS([.C272]&gt;[.D272];1;[.D272]&gt;[.C272];0;[.C272]=[.D272];0)" office:value-type="float" office:value="0" calcext:value-type="float">
            <text:p>0</text:p>
          </table:table-cell>
          <table:table-cell table:formula="of:=[.C272]-[.D272]" office:value-type="float" office:value="-0.00000800019999999999" calcext:value-type="float">
            <text:p>-8.00019999999999E-06</text:p>
          </table:table-cell>
          <table:table-cell/>
        </table:table-row>
        <table:table-row table:style-name="ro1">
          <table:table-cell office:value-type="string" calcext:value-type="string">
            <text:p>PostLateUpdate.UpdateResolution</text:p>
          </table:table-cell>
          <table:table-cell office:value-type="string" calcext:value-type="string">
            <text:p>PlayerLoop</text:p>
          </table:table-cell>
          <table:table-cell office:value-type="float" office:value="0.0001183334" calcext:value-type="float">
            <text:p>0.0001183334</text:p>
          </table:table-cell>
          <table:table-cell office:value-type="float" office:value="0.0001123333" calcext:value-type="float">
            <text:p>0.0001123333</text:p>
          </table:table-cell>
          <table:table-cell table:formula="of:=COM.MICROSOFT.IFS([.C273]&gt;[.D273];1;[.D273]&gt;[.C273];0;[.C273]=[.D273];0)" office:value-type="float" office:value="1" calcext:value-type="float">
            <text:p>1</text:p>
          </table:table-cell>
          <table:table-cell table:formula="of:=[.C273]-[.D273]" office:value-type="float" office:value="0.0000060001" calcext:value-type="float">
            <text:p>6.0001E-06</text:p>
          </table:table-cell>
          <table:table-cell/>
        </table:table-row>
        <table:table-row table:style-name="ro1">
          <table:table-cell office:value-type="string" calcext:value-type="string">
            <text:p>PostLateUpdate.TriggerEndOfFrameCallbacks</text:p>
          </table:table-cell>
          <table:table-cell office:value-type="string" calcext:value-type="string">
            <text:p>PlayerLoop</text:p>
          </table:table-cell>
          <table:table-cell office:value-type="float" office:value="0.0001133333" calcext:value-type="float">
            <text:p>0.0001133333</text:p>
          </table:table-cell>
          <table:table-cell office:value-type="float" office:value="0.0001003332" calcext:value-type="float">
            <text:p>0.0001003332</text:p>
          </table:table-cell>
          <table:table-cell table:formula="of:=COM.MICROSOFT.IFS([.C274]&gt;[.D274];1;[.D274]&gt;[.C274];0;[.C274]=[.D274];0)" office:value-type="float" office:value="1" calcext:value-type="float">
            <text:p>1</text:p>
          </table:table-cell>
          <table:table-cell table:formula="of:=[.C274]-[.D274]" office:value-type="float" office:value="0.0000130001" calcext:value-type="float">
            <text:p>1.30001E-05</text:p>
          </table:table-cell>
          <table:table-cell/>
        </table:table-row>
        <table:table-row table:style-name="ro1">
          <table:table-cell office:value-type="string" calcext:value-type="string">
            <text:p>PostLateUpdate.ClearImmediateRenderers</text:p>
          </table:table-cell>
          <table:table-cell office:value-type="string" calcext:value-type="string">
            <text:p>PlayerLoop</text:p>
          </table:table-cell>
          <table:table-cell office:value-type="float" office:value="0.0001133333" calcext:value-type="float">
            <text:p>0.0001133333</text:p>
          </table:table-cell>
          <table:table-cell office:value-type="float" office:value="0.0001059999" calcext:value-type="float">
            <text:p>0.0001059999</text:p>
          </table:table-cell>
          <table:table-cell table:formula="of:=COM.MICROSOFT.IFS([.C275]&gt;[.D275];1;[.D275]&gt;[.C275];0;[.C275]=[.D275];0)" office:value-type="float" office:value="1" calcext:value-type="float">
            <text:p>1</text:p>
          </table:table-cell>
          <table:table-cell table:formula="of:=[.C275]-[.D275]" office:value-type="float" office:value="0.00000733339999999999" calcext:value-type="float">
            <text:p>7.33339999999999E-06</text:p>
          </table:table-cell>
          <table:table-cell/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8833322" calcext:value-type="float">
            <text:p>8.833322E-05</text:p>
          </table:table-cell>
          <table:table-cell table:formula="of:=COM.MICROSOFT.IFS([.C276]&gt;[.D276];1;[.D276]&gt;[.C276];0;[.C276]=[.D276];0)" office:value-type="float" office:value="1" calcext:value-type="float">
            <text:p>1</text:p>
          </table:table-cell>
          <table:table-cell table:formula="of:=[.C276]-[.D276]" office:value-type="float" office:value="0.00002266678" calcext:value-type="float">
            <text:p>2.266678E-05</text:p>
          </table:table-cell>
          <table:table-cell/>
        </table:table-row>
        <table:table-row table:style-name="ro1">
          <table:table-cell office:value-type="string" calcext:value-type="string">
            <text:p>PreLateUpdate.DirectorDeferredEvaluate</text:p>
          </table:table-cell>
          <table:table-cell office:value-type="string" calcext:value-type="string">
            <text:p>PlayerLoop</text:p>
          </table:table-cell>
          <table:table-cell office:value-type="float" office:value="0.0001106666" calcext:value-type="float">
            <text:p>0.0001106666</text:p>
          </table:table-cell>
          <table:table-cell office:value-type="float" office:value="0.0001063332" calcext:value-type="float">
            <text:p>0.0001063332</text:p>
          </table:table-cell>
          <table:table-cell table:formula="of:=COM.MICROSOFT.IFS([.C277]&gt;[.D277];1;[.D277]&gt;[.C277];0;[.C277]=[.D277];0)" office:value-type="float" office:value="1" calcext:value-type="float">
            <text:p>1</text:p>
          </table:table-cell>
          <table:table-cell table:formula="of:=[.C277]-[.D277]" office:value-type="float" office:value="0.0000043334" calcext:value-type="float">
            <text:p>4.3334E-06</text:p>
          </table:table-cell>
          <table:table-cell/>
        </table:table-row>
        <table:table-row table:style-name="ro1">
          <table:table-cell office:value-type="string" calcext:value-type="string">
            <text:p>PostLateUpdate.BatchModeUpdate</text:p>
          </table:table-cell>
          <table:table-cell office:value-type="string" calcext:value-type="string">
            <text:p>PlayerLoop</text:p>
          </table:table-cell>
          <table:table-cell office:value-type="float" office:value="0.0001103333" calcext:value-type="float">
            <text:p>0.0001103333</text:p>
          </table:table-cell>
          <table:table-cell office:value-type="float" office:value="0.0001009999" calcext:value-type="float">
            <text:p>0.0001009999</text:p>
          </table:table-cell>
          <table:table-cell table:formula="of:=COM.MICROSOFT.IFS([.C278]&gt;[.D278];1;[.D278]&gt;[.C278];0;[.C278]=[.D278];0)" office:value-type="float" office:value="1" calcext:value-type="float">
            <text:p>1</text:p>
          </table:table-cell>
          <table:table-cell table:formula="of:=[.C278]-[.D278]" office:value-type="float" office:value="0.0000093334" calcext:value-type="float">
            <text:p>9.3334E-06</text:p>
          </table:table-cell>
          <table:table-cell/>
        </table:table-row>
        <table:table-row table:style-name="ro1">
          <table:table-cell office:value-type="string" calcext:value-type="string">
            <text:p>FrameEvents.XREndFrame</text:p>
          </table:table-cell>
          <table:table-cell office:value-type="string" calcext:value-type="string">
            <text:p>PlayerLoop</text:p>
          </table:table-cell>
          <table:table-cell office:value-type="float" office:value="0.0001093333" calcext:value-type="float">
            <text:p>0.0001093333</text:p>
          </table:table-cell>
          <table:table-cell office:value-type="float" office:value="0.0001049999" calcext:value-type="float">
            <text:p>0.0001049999</text:p>
          </table:table-cell>
          <table:table-cell table:formula="of:=COM.MICROSOFT.IFS([.C279]&gt;[.D279];1;[.D279]&gt;[.C279];0;[.C279]=[.D279];0)" office:value-type="float" office:value="1" calcext:value-type="float">
            <text:p>1</text:p>
          </table:table-cell>
          <table:table-cell table:formula="of:=[.C279]-[.D279]" office:value-type="float" office:value="0.0000043334" calcext:value-type="float">
            <text:p>4.3334E-06</text:p>
          </table:table-cell>
          <table:table-cell/>
        </table:table-row>
        <table:table-row table:style-name="ro1">
          <table:table-cell office:value-type="string" calcext:value-type="string">
            <text:p>suspendPointHook.Invoke</text:p>
          </table:table-cell>
          <table:table-cell office:value-type="string" calcext:value-type="string">
            <text:p>PlayerLoop</text:p>
          </table:table-cell>
          <table:table-cell office:value-type="float" office:value="0.0001079999" calcext:value-type="float">
            <text:p>0.0001079999</text:p>
          </table:table-cell>
          <table:table-cell office:value-type="float" office:value="0.0001113333" calcext:value-type="float">
            <text:p>0.0001113333</text:p>
          </table:table-cell>
          <table:table-cell table:formula="of:=COM.MICROSOFT.IFS([.C280]&gt;[.D280];1;[.D280]&gt;[.C280];0;[.C280]=[.D280];0)" office:value-type="float" office:value="0" calcext:value-type="float">
            <text:p>0</text:p>
          </table:table-cell>
          <table:table-cell table:formula="of:=[.C280]-[.D280]" office:value-type="float" office:value="-0.0000033334" calcext:value-type="float">
            <text:p>-3.3334E-06</text:p>
          </table:table-cell>
          <table:table-cell/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1066666" calcext:value-type="float">
            <text:p>0.0001066666</text:p>
          </table:table-cell>
          <table:table-cell office:value-type="float" office:value="0.00007433323" calcext:value-type="float">
            <text:p>7.433323E-05</text:p>
          </table:table-cell>
          <table:table-cell table:formula="of:=COM.MICROSOFT.IFS([.C281]&gt;[.D281];1;[.D281]&gt;[.C281];0;[.C281]=[.D281];0)" office:value-type="float" office:value="1" calcext:value-type="float">
            <text:p>1</text:p>
          </table:table-cell>
          <table:table-cell table:formula="of:=[.C281]-[.D281]" office:value-type="float" office:value="0.00003233337" calcext:value-type="float">
            <text:p>3.233337E-05</text:p>
          </table:table-cell>
          <table:table-cell/>
        </table:table-row>
        <table:table-row table:style-name="ro1">
          <table:table-cell office:value-type="string" calcext:value-type="string">
            <text:p>Inl_UniversalRenderPipeline.GetMainLightIndex</text:p>
          </table:table-cell>
          <table:table-cell office:value-type="string" calcext:value-type="string">
            <text:p>Scripts</text:p>
          </table:table-cell>
          <table:table-cell office:value-type="float" office:value="0.0001063332" calcext:value-type="float">
            <text:p>0.0001063332</text:p>
          </table:table-cell>
          <table:table-cell office:value-type="float" office:value="0.0001153334" calcext:value-type="float">
            <text:p>0.0001153334</text:p>
          </table:table-cell>
          <table:table-cell table:formula="of:=COM.MICROSOFT.IFS([.C282]&gt;[.D282];1;[.D282]&gt;[.C282];0;[.C282]=[.D282];0)" office:value-type="float" office:value="0" calcext:value-type="float">
            <text:p>0</text:p>
          </table:table-cell>
          <table:table-cell table:formula="of:=[.C282]-[.D282]" office:value-type="float" office:value="-0.0000090002" calcext:value-type="float">
            <text:p>-9.0002E-06</text:p>
          </table:table-cell>
          <table:table-cell/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1056666" calcext:value-type="float">
            <text:p>0.0001056666</text:p>
          </table:table-cell>
          <table:table-cell office:value-type="float" office:value="0.0002326669" calcext:value-type="float">
            <text:p>0.0002326669</text:p>
          </table:table-cell>
          <table:table-cell table:formula="of:=COM.MICROSOFT.IFS([.C283]&gt;[.D283];1;[.D283]&gt;[.C283];0;[.C283]=[.D283];0)" office:value-type="float" office:value="0" calcext:value-type="float">
            <text:p>0</text:p>
          </table:table-cell>
          <table:table-cell table:formula="of:=[.C283]-[.D283]" office:value-type="float" office:value="-0.0001270003" calcext:value-type="float">
            <text:p>-0.0001270003</text:p>
          </table:table-cell>
          <table:table-cell/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001019999" calcext:value-type="float">
            <text:p>0.0001019999</text:p>
          </table:table-cell>
          <table:table-cell office:value-type="float" office:value="0.00009533321" calcext:value-type="float">
            <text:p>9.533321E-05</text:p>
          </table:table-cell>
          <table:table-cell table:formula="of:=COM.MICROSOFT.IFS([.C284]&gt;[.D284];1;[.D284]&gt;[.C284];0;[.C284]=[.D284];0)" office:value-type="float" office:value="1" calcext:value-type="float">
            <text:p>1</text:p>
          </table:table-cell>
          <table:table-cell table:formula="of:=[.C284]-[.D284]" office:value-type="float" office:value="0.00000666669000000002" calcext:value-type="float">
            <text:p>6.66669000000002E-06</text:p>
          </table:table-cell>
          <table:table-cell/>
        </table:table-row>
        <table:table-row table:style-name="ro1">
          <table:table-cell office:value-type="string" calcext:value-type="string">
            <text:p>EarlyUpdate.AnalyticsCoreStatsUpdate</text:p>
          </table:table-cell>
          <table:table-cell office:value-type="string" calcext:value-type="string">
            <text:p>PlayerLoop</text:p>
          </table:table-cell>
          <table:table-cell office:value-type="float" office:value="0.0001016665" calcext:value-type="float">
            <text:p>0.0001016665</text:p>
          </table:table-cell>
          <table:table-cell office:value-type="float" office:value="0.00009999987" calcext:value-type="float">
            <text:p>9.999987E-05</text:p>
          </table:table-cell>
          <table:table-cell table:formula="of:=COM.MICROSOFT.IFS([.C285]&gt;[.D285];1;[.D285]&gt;[.C285];0;[.C285]=[.D285];0)" office:value-type="float" office:value="1" calcext:value-type="float">
            <text:p>1</text:p>
          </table:table-cell>
          <table:table-cell table:formula="of:=[.C285]-[.D285]" office:value-type="float" office:value="0.00000166663000000001" calcext:value-type="float">
            <text:p>1.66663000000001E-06</text:p>
          </table:table-cell>
          <table:table-cell/>
        </table:table-row>
        <table:table-row table:style-name="ro1">
          <table:table-cell office:value-type="string" calcext:value-type="string">
            <text:p>PostLateUpdate.ShaderHandleErrors</text:p>
          </table:table-cell>
          <table:table-cell office:value-type="string" calcext:value-type="string">
            <text:p>PlayerLoop</text:p>
          </table:table-cell>
          <table:table-cell office:value-type="float" office:value="0.0001013332" calcext:value-type="float">
            <text:p>0.0001013332</text:p>
          </table:table-cell>
          <table:table-cell office:value-type="float" office:value="0.00009066656" calcext:value-type="float">
            <text:p>9.066656E-05</text:p>
          </table:table-cell>
          <table:table-cell table:formula="of:=COM.MICROSOFT.IFS([.C286]&gt;[.D286];1;[.D286]&gt;[.C286];0;[.C286]=[.D286];0)" office:value-type="float" office:value="1" calcext:value-type="float">
            <text:p>1</text:p>
          </table:table-cell>
          <table:table-cell table:formula="of:=[.C286]-[.D286]" office:value-type="float" office:value="0.00001066664" calcext:value-type="float">
            <text:p>1.066664E-05</text:p>
          </table:table-cell>
          <table:table-cell/>
        </table:table-row>
        <table:table-row table:style-name="ro1">
          <table:table-cell office:value-type="string" calcext:value-type="string">
            <text:p>Profiler.CollectUICanvasStats</text:p>
          </table:table-cell>
          <table:table-cell office:value-type="string" calcext:value-type="string">
            <text:p>Overhead</text:p>
          </table:table-cell>
          <table:table-cell office:value-type="float" office:value="0.0001003332" calcext:value-type="float">
            <text:p>0.0001003332</text:p>
          </table:table-cell>
          <table:table-cell office:value-type="float" office:value="0.00008366656" calcext:value-type="float">
            <text:p>8.366656E-05</text:p>
          </table:table-cell>
          <table:table-cell table:formula="of:=COM.MICROSOFT.IFS([.C287]&gt;[.D287];1;[.D287]&gt;[.C287];0;[.C287]=[.D287];0)" office:value-type="float" office:value="1" calcext:value-type="float">
            <text:p>1</text:p>
          </table:table-cell>
          <table:table-cell table:formula="of:=[.C287]-[.D287]" office:value-type="float" office:value="0.00001666664" calcext:value-type="float">
            <text:p>1.666664E-05</text:p>
          </table:table-cell>
          <table:table-cell/>
        </table:table-row>
        <table:table-row table:style-name="ro1">
          <table:table-cell office:value-type="string" calcext:value-type="string">
            <text:p>Update Lights</text:p>
          </table:table-cell>
          <table:table-cell office:value-type="string" calcext:value-type="string">
            <text:p>Render</text:p>
          </table:table-cell>
          <table:table-cell office:value-type="float" office:value="0.00009966653" calcext:value-type="float">
            <text:p>9.966653E-05</text:p>
          </table:table-cell>
          <table:table-cell office:value-type="float" office:value="0.00009666654" calcext:value-type="float">
            <text:p>9.666654E-05</text:p>
          </table:table-cell>
          <table:table-cell table:formula="of:=COM.MICROSOFT.IFS([.C288]&gt;[.D288];1;[.D288]&gt;[.C288];0;[.C288]=[.D288];0)" office:value-type="float" office:value="1" calcext:value-type="float">
            <text:p>1</text:p>
          </table:table-cell>
          <table:table-cell table:formula="of:=[.C288]-[.D288]" office:value-type="float" office:value="0.00000299999" calcext:value-type="float">
            <text:p>2.99999E-06</text:p>
          </table:table-cell>
          <table:table-cell/>
        </table:table-row>
        <table:table-row table:style-name="ro1">
          <table:table-cell office:value-type="string" calcext:value-type="string">
            <text:p>Inl_RenderPipeline.EndCameraRendering</text:p>
          </table:table-cell>
          <table:table-cell office:value-type="string" calcext:value-type="string">
            <text:p>Scripts</text:p>
          </table:table-cell>
          <table:table-cell office:value-type="float" office:value="0.00009899987" calcext:value-type="float">
            <text:p>9.899987E-05</text:p>
          </table:table-cell>
          <table:table-cell office:value-type="float" office:value="0.0000923332" calcext:value-type="float">
            <text:p>9.23332E-05</text:p>
          </table:table-cell>
          <table:table-cell table:formula="of:=COM.MICROSOFT.IFS([.C289]&gt;[.D289];1;[.D289]&gt;[.C289];0;[.C289]=[.D289];0)" office:value-type="float" office:value="1" calcext:value-type="float">
            <text:p>1</text:p>
          </table:table-cell>
          <table:table-cell table:formula="of:=[.C289]-[.D289]" office:value-type="float" office:value="0.00000666667" calcext:value-type="float">
            <text:p>6.66667E-06</text:p>
          </table:table-cell>
          <table:table-cell/>
        </table:table-row>
        <table:table-row table:style-name="ro1">
          <table:table-cell office:value-type="string" calcext:value-type="string">
            <text:p>Sort Render Passes</text:p>
          </table:table-cell>
          <table:table-cell office:value-type="string" calcext:value-type="string">
            <text:p>Scripts</text:p>
          </table:table-cell>
          <table:table-cell office:value-type="float" office:value="0.00009833321" calcext:value-type="float">
            <text:p>9.833321E-05</text:p>
          </table:table-cell>
          <table:table-cell office:value-type="float" office:value="0.00009133322" calcext:value-type="float">
            <text:p>9.133322E-05</text:p>
          </table:table-cell>
          <table:table-cell table:formula="of:=COM.MICROSOFT.IFS([.C290]&gt;[.D290];1;[.D290]&gt;[.C290];0;[.C290]=[.D290];0)" office:value-type="float" office:value="1" calcext:value-type="float">
            <text:p>1</text:p>
          </table:table-cell>
          <table:table-cell table:formula="of:=[.C290]-[.D290]" office:value-type="float" office:value="0.00000699999000000001" calcext:value-type="float">
            <text:p>6.99999000000001E-06</text:p>
          </table:table-cell>
          <table:table-cell/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0009499988" calcext:value-type="float">
            <text:p>9.499988E-05</text:p>
          </table:table-cell>
          <table:table-cell office:value-type="float" office:value="0.0001236669" calcext:value-type="float">
            <text:p>0.0001236669</text:p>
          </table:table-cell>
          <table:table-cell table:formula="of:=COM.MICROSOFT.IFS([.C291]&gt;[.D291];1;[.D291]&gt;[.C291];0;[.C291]=[.D291];0)" office:value-type="float" office:value="0" calcext:value-type="float">
            <text:p>0</text:p>
          </table:table-cell>
          <table:table-cell table:formula="of:=[.C291]-[.D291]" office:value-type="float" office:value="-0.00002866702" calcext:value-type="float">
            <text:p>-2.866702E-05</text:p>
          </table:table-cell>
          <table:table-cell/>
        </table:table-row>
        <table:table-row table:style-name="ro1">
          <table:table-cell office:value-type="string" calcext:value-type="string">
            <text:p>EarlyUpdate.SpriteAtlasManagerUpdate</text:p>
          </table:table-cell>
          <table:table-cell office:value-type="string" calcext:value-type="string">
            <text:p>PlayerLoop</text:p>
          </table:table-cell>
          <table:table-cell office:value-type="float" office:value="0.00009466657" calcext:value-type="float">
            <text:p>9.466657E-05</text:p>
          </table:table-cell>
          <table:table-cell office:value-type="float" office:value="0.00008199989" calcext:value-type="float">
            <text:p>8.199989E-05</text:p>
          </table:table-cell>
          <table:table-cell table:formula="of:=COM.MICROSOFT.IFS([.C292]&gt;[.D292];1;[.D292]&gt;[.C292];0;[.C292]=[.D292];0)" office:value-type="float" office:value="1" calcext:value-type="float">
            <text:p>1</text:p>
          </table:table-cell>
          <table:table-cell table:formula="of:=[.C292]-[.D292]" office:value-type="float" office:value="0.00001266668" calcext:value-type="float">
            <text:p>1.266668E-05</text:p>
          </table:table-cell>
          <table:table-cell/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0009433321" calcext:value-type="float">
            <text:p>9.433321E-05</text:p>
          </table:table-cell>
          <table:table-cell office:value-type="float" office:value="0.00009933324" calcext:value-type="float">
            <text:p>9.933324E-05</text:p>
          </table:table-cell>
          <table:table-cell table:formula="of:=COM.MICROSOFT.IFS([.C293]&gt;[.D293];1;[.D293]&gt;[.C293];0;[.C293]=[.D293];0)" office:value-type="float" office:value="0" calcext:value-type="float">
            <text:p>0</text:p>
          </table:table-cell>
          <table:table-cell table:formula="of:=[.C293]-[.D293]" office:value-type="float" office:value="-0.00000500003" calcext:value-type="float">
            <text:p>-5.00003E-06</text:p>
          </table:table-cell>
          <table:table-cell/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9133325" calcext:value-type="float">
            <text:p>9.133325E-05</text:p>
          </table:table-cell>
          <table:table-cell office:value-type="float" office:value="0.00007133327" calcext:value-type="float">
            <text:p>7.133327E-05</text:p>
          </table:table-cell>
          <table:table-cell table:formula="of:=COM.MICROSOFT.IFS([.C294]&gt;[.D294];1;[.D294]&gt;[.C294];0;[.C294]=[.D294];0)" office:value-type="float" office:value="1" calcext:value-type="float">
            <text:p>1</text:p>
          </table:table-cell>
          <table:table-cell table:formula="of:=[.C294]-[.D294]" office:value-type="float" office:value="0.00001999998" calcext:value-type="float">
            <text:p>1.999998E-05</text:p>
          </table:table-cell>
          <table:table-cell/>
        </table:table-row>
        <table:table-row table:style-name="ro1">
          <table:table-cell office:value-type="string" calcext:value-type="string">
            <text:p>Terrain.UpdateSplatProperties</text:p>
          </table:table-cell>
          <table:table-cell office:value-type="string" calcext:value-type="string">
            <text:p>Render</text:p>
          </table:table-cell>
          <table:table-cell office:value-type="float" office:value="0.00008833325" calcext:value-type="float">
            <text:p>8.833325E-05</text:p>
          </table:table-cell>
          <table:table-cell office:value-type="float" office:value="0.00005733327" calcext:value-type="float">
            <text:p>5.733327E-05</text:p>
          </table:table-cell>
          <table:table-cell table:formula="of:=COM.MICROSOFT.IFS([.C295]&gt;[.D295];1;[.D295]&gt;[.C295];0;[.C295]=[.D295];0)" office:value-type="float" office:value="1" calcext:value-type="float">
            <text:p>1</text:p>
          </table:table-cell>
          <table:table-cell table:formula="of:=[.C295]-[.D295]" office:value-type="float" office:value="0.00003099998" calcext:value-type="float">
            <text:p>3.099998E-05</text:p>
          </table:table-cell>
          <table:table-cell/>
        </table:table-row>
        <table:table-row table:style-name="ro1">
          <table:table-cell office:value-type="string" calcext:value-type="string">
            <text:p>Terrain.Trees.OnWillRender</text:p>
          </table:table-cell>
          <table:table-cell office:value-type="string" calcext:value-type="string">
            <text:p>Render</text:p>
          </table:table-cell>
          <table:table-cell office:value-type="float" office:value="0.00008499991" calcext:value-type="float">
            <text:p>8.499991E-05</text:p>
          </table:table-cell>
          <table:table-cell office:value-type="float" office:value="0.00006733325" calcext:value-type="float">
            <text:p>6.733325E-05</text:p>
          </table:table-cell>
          <table:table-cell table:formula="of:=COM.MICROSOFT.IFS([.C296]&gt;[.D296];1;[.D296]&gt;[.C296];0;[.C296]=[.D296];0)" office:value-type="float" office:value="1" calcext:value-type="float">
            <text:p>1</text:p>
          </table:table-cell>
          <table:table-cell table:formula="of:=[.C296]-[.D296]" office:value-type="float" office:value="0.00001766666" calcext:value-type="float">
            <text:p>1.766666E-05</text:p>
          </table:table-cell>
          <table:table-cell/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08366656" calcext:value-type="float">
            <text:p>8.366656E-05</text:p>
          </table:table-cell>
          <table:table-cell office:value-type="float" office:value="0.000001333333" calcext:value-type="float">
            <text:p>1.333333E-06</text:p>
          </table:table-cell>
          <table:table-cell table:formula="of:=COM.MICROSOFT.IFS([.C297]&gt;[.D297];1;[.D297]&gt;[.C297];0;[.C297]=[.D297];0)" office:value-type="float" office:value="1" calcext:value-type="float">
            <text:p>1</text:p>
          </table:table-cell>
          <table:table-cell table:formula="of:=[.C297]-[.D297]" office:value-type="float" office:value="0.000082333227" calcext:value-type="float">
            <text:p>8.2333227E-05</text:p>
          </table:table-cell>
          <table:table-cell/>
        </table:table-row>
        <table:table-row table:style-name="ro1">
          <table:table-cell office:value-type="string" calcext:value-type="string">
            <text:p>ParticleSystem.EndUpdateAll</text:p>
          </table:table-cell>
          <table:table-cell office:value-type="string" calcext:value-type="string">
            <text:p>Particles</text:p>
          </table:table-cell>
          <table:table-cell office:value-type="float" office:value="0.00008199989" calcext:value-type="float">
            <text:p>8.199989E-05</text:p>
          </table:table-cell>
          <table:table-cell office:value-type="float" office:value="0.00007866657" calcext:value-type="float">
            <text:p>7.866657E-05</text:p>
          </table:table-cell>
          <table:table-cell table:formula="of:=COM.MICROSOFT.IFS([.C298]&gt;[.D298];1;[.D298]&gt;[.C298];0;[.C298]=[.D298];0)" office:value-type="float" office:value="1" calcext:value-type="float">
            <text:p>1</text:p>
          </table:table-cell>
          <table:table-cell table:formula="of:=[.C298]-[.D298]" office:value-type="float" office:value="0.00000333332" calcext:value-type="float">
            <text:p>3.33332E-06</text:p>
          </table:table-cell>
          <table:table-cell/>
        </table:table-row>
        <table:table-row table:style-name="ro1">
          <table:table-cell office:value-type="string" calcext:value-type="string">
            <text:p>TimeManager.Update</text:p>
          </table:table-cell>
          <table:table-cell office:value-type="string" calcext:value-type="string">
            <text:p>PlayerLoop</text:p>
          </table:table-cell>
          <table:table-cell office:value-type="float" office:value="0.00008066656" calcext:value-type="float">
            <text:p>8.066656E-05</text:p>
          </table:table-cell>
          <table:table-cell office:value-type="float" office:value="0.00008033324" calcext:value-type="float">
            <text:p>8.033324E-05</text:p>
          </table:table-cell>
          <table:table-cell table:formula="of:=COM.MICROSOFT.IFS([.C299]&gt;[.D299];1;[.D299]&gt;[.C299];0;[.C299]=[.D299];0)" office:value-type="float" office:value="1" calcext:value-type="float">
            <text:p>1</text:p>
          </table:table-cell>
          <table:table-cell table:formula="of:=[.C299]-[.D299]" office:value-type="float" office:value="0.000000333320000000007" calcext:value-type="float">
            <text:p>3.33320000000007E-07</text:p>
          </table:table-cell>
          <table:table-cell/>
        </table:table-row>
        <table:table-row table:style-name="ro1">
          <table:table-cell office:value-type="string" calcext:value-type="string">
            <text:p>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0.00008033324" calcext:value-type="float">
            <text:p>8.033324E-05</text:p>
          </table:table-cell>
          <table:table-cell office:value-type="float" office:value="0.00006299993" calcext:value-type="float">
            <text:p>6.299993E-05</text:p>
          </table:table-cell>
          <table:table-cell table:formula="of:=COM.MICROSOFT.IFS([.C300]&gt;[.D300];1;[.D300]&gt;[.C300];0;[.C300]=[.D300];0)" office:value-type="float" office:value="1" calcext:value-type="float">
            <text:p>1</text:p>
          </table:table-cell>
          <table:table-cell table:formula="of:=[.C300]-[.D300]" office:value-type="float" office:value="0.00001733331" calcext:value-type="float">
            <text:p>1.733331E-05</text:p>
          </table:table-cell>
          <table:table-cell/>
        </table:table-row>
        <table:table-row table:style-name="ro1">
          <table:table-cell office:value-type="string" calcext:value-type="string">
            <text:p>EarlyUpdate.GpuTimestamp</text:p>
          </table:table-cell>
          <table:table-cell office:value-type="string" calcext:value-type="string">
            <text:p>PlayerLoop</text:p>
          </table:table-cell>
          <table:table-cell office:value-type="float" office:value="0.00008033323" calcext:value-type="float">
            <text:p>8.033323E-05</text:p>
          </table:table-cell>
          <table:table-cell office:value-type="float" office:value="0.00007666657" calcext:value-type="float">
            <text:p>7.666657E-05</text:p>
          </table:table-cell>
          <table:table-cell table:formula="of:=COM.MICROSOFT.IFS([.C301]&gt;[.D301];1;[.D301]&gt;[.C301];0;[.C301]=[.D301];0)" office:value-type="float" office:value="1" calcext:value-type="float">
            <text:p>1</text:p>
          </table:table-cell>
          <table:table-cell table:formula="of:=[.C301]-[.D301]" office:value-type="float" office:value="0.00000366665999999999" calcext:value-type="float">
            <text:p>3.66665999999999E-06</text:p>
          </table:table-cell>
          <table:table-cell/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0.00007966657" calcext:value-type="float">
            <text:p>7.966657E-05</text:p>
          </table:table-cell>
          <table:table-cell office:value-type="float" office:value="0.00007666657" calcext:value-type="float">
            <text:p>7.666657E-05</text:p>
          </table:table-cell>
          <table:table-cell table:formula="of:=COM.MICROSOFT.IFS([.C302]&gt;[.D302];1;[.D302]&gt;[.C302];0;[.C302]=[.D302];0)" office:value-type="float" office:value="1" calcext:value-type="float">
            <text:p>1</text:p>
          </table:table-cell>
          <table:table-cell table:formula="of:=[.C302]-[.D302]" office:value-type="float" office:value="0.00000299999999999999" calcext:value-type="float">
            <text:p>2.99999999999999E-06</text:p>
          </table:table-cell>
          <table:table-cell/>
        </table:table-row>
        <table:table-row table:style-name="ro1">
          <table:table-cell office:value-type="string" calcext:value-type="string">
            <text:p>ScheduleCullingGroups</text:p>
          </table:table-cell>
          <table:table-cell office:value-type="string" calcext:value-type="string">
            <text:p>Render</text:p>
          </table:table-cell>
          <table:table-cell office:value-type="float" office:value="0.00007833323" calcext:value-type="float">
            <text:p>7.833323E-05</text:p>
          </table:table-cell>
          <table:table-cell office:value-type="float" office:value="0.00006833325" calcext:value-type="float">
            <text:p>6.833325E-05</text:p>
          </table:table-cell>
          <table:table-cell table:formula="of:=COM.MICROSOFT.IFS([.C303]&gt;[.D303];1;[.D303]&gt;[.C303];0;[.C303]=[.D303];0)" office:value-type="float" office:value="1" calcext:value-type="float">
            <text:p>1</text:p>
          </table:table-cell>
          <table:table-cell table:formula="of:=[.C303]-[.D303]" office:value-type="float" office:value="0.00000999998" calcext:value-type="float">
            <text:p>9.99998E-06</text:p>
          </table:table-cell>
          <table:table-cell/>
        </table:table-row>
        <table:table-row table:style-name="ro1">
          <table:table-cell office:value-type="string" calcext:value-type="string">
            <text:p>EarlyUpdate.UpdateAsyncReadbackManager</text:p>
          </table:table-cell>
          <table:table-cell office:value-type="string" calcext:value-type="string">
            <text:p>PlayerLoop</text:p>
          </table:table-cell>
          <table:table-cell office:value-type="float" office:value="0.0000779999" calcext:value-type="float">
            <text:p>7.79999E-05</text:p>
          </table:table-cell>
          <table:table-cell office:value-type="float" office:value="0.00006666659" calcext:value-type="float">
            <text:p>6.666659E-05</text:p>
          </table:table-cell>
          <table:table-cell table:formula="of:=COM.MICROSOFT.IFS([.C304]&gt;[.D304];1;[.D304]&gt;[.C304];0;[.C304]=[.D304];0)" office:value-type="float" office:value="1" calcext:value-type="float">
            <text:p>1</text:p>
          </table:table-cell>
          <table:table-cell table:formula="of:=[.C304]-[.D304]" office:value-type="float" office:value="0.00001133331" calcext:value-type="float">
            <text:p>1.133331E-05</text:p>
          </table:table-cell>
          <table:table-cell/>
        </table:table-row>
        <table:table-row table:style-name="ro1">
          <table:table-cell office:value-type="string" calcext:value-type="string">
            <text:p>Inl_UniversalRenderPipeline.GetPerObjectLightFlags</text:p>
          </table:table-cell>
          <table:table-cell office:value-type="string" calcext:value-type="string">
            <text:p>Scripts</text:p>
          </table:table-cell>
          <table:table-cell office:value-type="float" office:value="0.00007699993" calcext:value-type="float">
            <text:p>7.699993E-05</text:p>
          </table:table-cell>
          <table:table-cell office:value-type="float" office:value="0.00007899992" calcext:value-type="float">
            <text:p>7.899992E-05</text:p>
          </table:table-cell>
          <table:table-cell table:formula="of:=COM.MICROSOFT.IFS([.C305]&gt;[.D305];1;[.D305]&gt;[.C305];0;[.C305]=[.D305];0)" office:value-type="float" office:value="0" calcext:value-type="float">
            <text:p>0</text:p>
          </table:table-cell>
          <table:table-cell table:formula="of:=[.C305]-[.D305]" office:value-type="float" office:value="-0.00000199998999999999" calcext:value-type="float">
            <text:p>-1.99998999999999E-06</text:p>
          </table:table-cell>
          <table:table-cell/>
        </table:table-row>
        <table:table-row table:style-name="ro1">
          <table:table-cell office:value-type="string" calcext:value-type="string">
            <text:p>Inl_RenderPipeline.BeginCameraRendering</text:p>
          </table:table-cell>
          <table:table-cell office:value-type="string" calcext:value-type="string">
            <text:p>Scripts</text:p>
          </table:table-cell>
          <table:table-cell office:value-type="float" office:value="0.00007533324" calcext:value-type="float">
            <text:p>7.533324E-05</text:p>
          </table:table-cell>
          <table:table-cell office:value-type="float" office:value="0.00006833325" calcext:value-type="float">
            <text:p>6.833325E-05</text:p>
          </table:table-cell>
          <table:table-cell table:formula="of:=COM.MICROSOFT.IFS([.C306]&gt;[.D306];1;[.D306]&gt;[.C306];0;[.C306]=[.D306];0)" office:value-type="float" office:value="1" calcext:value-type="float">
            <text:p>1</text:p>
          </table:table-cell>
          <table:table-cell table:formula="of:=[.C306]-[.D306]" office:value-type="float" office:value="0.00000699998999999999" calcext:value-type="float">
            <text:p>6.99998999999999E-06</text:p>
          </table:table-cell>
          <table:table-cell/>
        </table:table-row>
        <table:table-row table:style-name="ro1">
          <table:table-cell office:value-type="string" calcext:value-type="string">
            <text:p>FixedUpdate.PhysicsFixedUpdate</text:p>
          </table:table-cell>
          <table:table-cell office:value-type="string" calcext:value-type="string">
            <text:p>PlayerLoop</text:p>
          </table:table-cell>
          <table:table-cell office:value-type="float" office:value="0.00007466667" calcext:value-type="float">
            <text:p>7.466667E-05</text:p>
          </table:table-cell>
          <table:table-cell office:value-type="float" office:value="0.00005666666" calcext:value-type="float">
            <text:p>5.666666E-05</text:p>
          </table:table-cell>
          <table:table-cell table:formula="of:=COM.MICROSOFT.IFS([.C307]&gt;[.D307];1;[.D307]&gt;[.C307];0;[.C307]=[.D307];0)" office:value-type="float" office:value="1" calcext:value-type="float">
            <text:p>1</text:p>
          </table:table-cell>
          <table:table-cell table:formula="of:=[.C307]-[.D307]" office:value-type="float" office:value="0.00001800001" calcext:value-type="float">
            <text:p>1.800001E-05</text:p>
          </table:table-cell>
          <table:table-cell/>
        </table:table-row>
        <table:table-row table:style-name="ro1">
          <table:table-cell office:value-type="string" calcext:value-type="string">
            <text:p>EarlyUpdate.PerformanceAnalyticsUpdate</text:p>
          </table:table-cell>
          <table:table-cell office:value-type="string" calcext:value-type="string">
            <text:p>PlayerLoop</text:p>
          </table:table-cell>
          <table:table-cell office:value-type="float" office:value="0.00007299991" calcext:value-type="float">
            <text:p>7.299991E-05</text:p>
          </table:table-cell>
          <table:table-cell office:value-type="float" office:value="0.00006133326" calcext:value-type="float">
            <text:p>6.133326E-05</text:p>
          </table:table-cell>
          <table:table-cell table:formula="of:=COM.MICROSOFT.IFS([.C308]&gt;[.D308];1;[.D308]&gt;[.C308];0;[.C308]=[.D308];0)" office:value-type="float" office:value="1" calcext:value-type="float">
            <text:p>1</text:p>
          </table:table-cell>
          <table:table-cell table:formula="of:=[.C308]-[.D308]" office:value-type="float" office:value="0.00001166665" calcext:value-type="float">
            <text:p>1.166665E-05</text:p>
          </table:table-cell>
          <table:table-cell/>
        </table:table-row>
        <table:table-row table:style-name="ro1">
          <table:table-cell office:value-type="string" calcext:value-type="string">
            <text:p>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0.00007299991" calcext:value-type="float">
            <text:p>7.299991E-05</text:p>
          </table:table-cell>
          <table:table-cell office:value-type="float" office:value="0.00006633325" calcext:value-type="float">
            <text:p>6.633325E-05</text:p>
          </table:table-cell>
          <table:table-cell table:formula="of:=COM.MICROSOFT.IFS([.C309]&gt;[.D309];1;[.D309]&gt;[.C309];0;[.C309]=[.D309];0)" office:value-type="float" office:value="1" calcext:value-type="float">
            <text:p>1</text:p>
          </table:table-cell>
          <table:table-cell table:formula="of:=[.C309]-[.D309]" office:value-type="float" office:value="0.00000666666" calcext:value-type="float">
            <text:p>6.66666E-06</text:p>
          </table:table-cell>
          <table:table-cell/>
        </table:table-row>
        <table:table-row table:style-name="ro1">
          <table:table-cell office:value-type="string" calcext:value-type="string">
            <text:p>Inl_ScriptableRenderer.AddRenderPasses</text:p>
          </table:table-cell>
          <table:table-cell office:value-type="string" calcext:value-type="string">
            <text:p>Scripts</text:p>
          </table:table-cell>
          <table:table-cell office:value-type="float" office:value="0.00007299991" calcext:value-type="float">
            <text:p>7.299991E-05</text:p>
          </table:table-cell>
          <table:table-cell office:value-type="float" office:value="0.00006933325" calcext:value-type="float">
            <text:p>6.933325E-05</text:p>
          </table:table-cell>
          <table:table-cell table:formula="of:=COM.MICROSOFT.IFS([.C310]&gt;[.D310];1;[.D310]&gt;[.C310];0;[.C310]=[.D310];0)" office:value-type="float" office:value="1" calcext:value-type="float">
            <text:p>1</text:p>
          </table:table-cell>
          <table:table-cell table:formula="of:=[.C310]-[.D310]" office:value-type="float" office:value="0.00000366665999999999" calcext:value-type="float">
            <text:p>3.66665999999999E-06</text:p>
          </table:table-cell>
          <table:table-cell/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0007099991" calcext:value-type="float">
            <text:p>7.099991E-05</text:p>
          </table:table-cell>
          <table:table-cell office:value-type="float" office:value="0.00006266659" calcext:value-type="float">
            <text:p>6.266659E-05</text:p>
          </table:table-cell>
          <table:table-cell table:formula="of:=COM.MICROSOFT.IFS([.C311]&gt;[.D311];1;[.D311]&gt;[.C311];0;[.C311]=[.D311];0)" office:value-type="float" office:value="1" calcext:value-type="float">
            <text:p>1</text:p>
          </table:table-cell>
          <table:table-cell table:formula="of:=[.C311]-[.D311]" office:value-type="float" office:value="0.00000833332" calcext:value-type="float">
            <text:p>8.33332E-06</text:p>
          </table:table-cell>
          <table:table-cell/>
        </table:table-row>
        <table:table-row table:style-name="ro1">
          <table:table-cell office:value-type="string" calcext:value-type="string">
            <text:p>Inl_Setup Main Shadowmap</text:p>
          </table:table-cell>
          <table:table-cell office:value-type="string" calcext:value-type="string">
            <text:p>Scripts</text:p>
          </table:table-cell>
          <table:table-cell office:value-type="float" office:value="0.00006999991" calcext:value-type="float">
            <text:p>6.999991E-05</text:p>
          </table:table-cell>
          <table:table-cell office:value-type="float" office:value="0.00008866659" calcext:value-type="float">
            <text:p>8.866659E-05</text:p>
          </table:table-cell>
          <table:table-cell table:formula="of:=COM.MICROSOFT.IFS([.C312]&gt;[.D312];1;[.D312]&gt;[.C312];0;[.C312]=[.D312];0)" office:value-type="float" office:value="0" calcext:value-type="float">
            <text:p>0</text:p>
          </table:table-cell>
          <table:table-cell table:formula="of:=[.C312]-[.D312]" office:value-type="float" office:value="-0.00001866668" calcext:value-type="float">
            <text:p>-1.866668E-05</text:p>
          </table:table-cell>
          <table:table-cell/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0.00006766658" calcext:value-type="float">
            <text:p>6.766658E-05</text:p>
          </table:table-cell>
          <table:table-cell office:value-type="float" office:value="0.00006999991" calcext:value-type="float">
            <text:p>6.999991E-05</text:p>
          </table:table-cell>
          <table:table-cell table:formula="of:=COM.MICROSOFT.IFS([.C313]&gt;[.D313];1;[.D313]&gt;[.C313];0;[.C313]=[.D313];0)" office:value-type="float" office:value="0" calcext:value-type="float">
            <text:p>0</text:p>
          </table:table-cell>
          <table:table-cell table:formula="of:=[.C313]-[.D313]" office:value-type="float" office:value="-0.00000233333" calcext:value-type="float">
            <text:p>-2.33333E-06</text:p>
          </table:table-cell>
          <table:table-cell/>
        </table:table-row>
        <table:table-row table:style-name="ro1">
          <table:table-cell office:value-type="string" calcext:value-type="string">
            <text:p>Inl_RenderPipeline.EndFrameRendering</text:p>
          </table:table-cell>
          <table:table-cell office:value-type="string" calcext:value-type="string">
            <text:p>Scripts</text:p>
          </table:table-cell>
          <table:table-cell office:value-type="float" office:value="0.00006699992" calcext:value-type="float">
            <text:p>6.699992E-05</text:p>
          </table:table-cell>
          <table:table-cell office:value-type="float" office:value="0.00006199993" calcext:value-type="float">
            <text:p>6.199993E-05</text:p>
          </table:table-cell>
          <table:table-cell table:formula="of:=COM.MICROSOFT.IFS([.C314]&gt;[.D314];1;[.D314]&gt;[.C314];0;[.C314]=[.D314];0)" office:value-type="float" office:value="1" calcext:value-type="float">
            <text:p>1</text:p>
          </table:table-cell>
          <table:table-cell table:formula="of:=[.C314]-[.D314]" office:value-type="float" office:value="0.00000499999" calcext:value-type="float">
            <text:p>4.99999E-06</text:p>
          </table:table-cell>
          <table:table-cell/>
        </table:table-row>
        <table:table-row table:style-name="ro1">
          <table:table-cell office:value-type="string" calcext:value-type="string">
            <text:p>PostLateUpdate.XRPostLateUpdate</text:p>
          </table:table-cell>
          <table:table-cell office:value-type="string" calcext:value-type="string">
            <text:p>PlayerLoop</text:p>
          </table:table-cell>
          <table:table-cell office:value-type="float" office:value="0.00006566659" calcext:value-type="float">
            <text:p>6.566659E-05</text:p>
          </table:table-cell>
          <table:table-cell office:value-type="float" office:value="0.00005833327" calcext:value-type="float">
            <text:p>5.833327E-05</text:p>
          </table:table-cell>
          <table:table-cell table:formula="of:=COM.MICROSOFT.IFS([.C315]&gt;[.D315];1;[.D315]&gt;[.C315];0;[.C315]=[.D315];0)" office:value-type="float" office:value="1" calcext:value-type="float">
            <text:p>1</text:p>
          </table:table-cell>
          <table:table-cell table:formula="of:=[.C315]-[.D315]" office:value-type="float" office:value="0.00000733331999999999" calcext:value-type="float">
            <text:p>7.33331999999999E-06</text:p>
          </table:table-cell>
          <table:table-cell/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6433325" calcext:value-type="float">
            <text:p>6.433325E-05</text:p>
          </table:table-cell>
          <table:table-cell office:value-type="float" office:value="0.00003199997" calcext:value-type="float">
            <text:p>3.199997E-05</text:p>
          </table:table-cell>
          <table:table-cell table:formula="of:=COM.MICROSOFT.IFS([.C316]&gt;[.D316];1;[.D316]&gt;[.C316];0;[.C316]=[.D316];0)" office:value-type="float" office:value="1" calcext:value-type="float">
            <text:p>1</text:p>
          </table:table-cell>
          <table:table-cell table:formula="of:=[.C316]-[.D316]" office:value-type="float" office:value="0.00003233328" calcext:value-type="float">
            <text:p>3.233328E-05</text:p>
          </table:table-cell>
          <table:table-cell/>
        </table:table-row>
        <table:table-row table:style-name="ro1">
          <table:table-cell office:value-type="string" calcext:value-type="string">
            <text:p>FrameEvents.XRPostPresent</text:p>
          </table:table-cell>
          <table:table-cell office:value-type="string" calcext:value-type="string">
            <text:p>PlayerLoop</text:p>
          </table:table-cell>
          <table:table-cell office:value-type="float" office:value="0.00006433325" calcext:value-type="float">
            <text:p>6.433325E-05</text:p>
          </table:table-cell>
          <table:table-cell office:value-type="float" office:value="0.00005833327" calcext:value-type="float">
            <text:p>5.833327E-05</text:p>
          </table:table-cell>
          <table:table-cell table:formula="of:=COM.MICROSOFT.IFS([.C317]&gt;[.D317];1;[.D317]&gt;[.C317];0;[.C317]=[.D317];0)" office:value-type="float" office:value="1" calcext:value-type="float">
            <text:p>1</text:p>
          </table:table-cell>
          <table:table-cell table:formula="of:=[.C317]-[.D317]" office:value-type="float" office:value="0.00000599998" calcext:value-type="float">
            <text:p>5.99998E-06</text:p>
          </table:table-cell>
          <table:table-cell/>
        </table:table-row>
        <table:table-row table:style-name="ro1">
          <table:table-cell office:value-type="string" calcext:value-type="string">
            <text:p>EarlyUpdate.PresentBeforeUpdate</text:p>
          </table:table-cell>
          <table:table-cell office:value-type="string" calcext:value-type="string">
            <text:p>PlayerLoop</text:p>
          </table:table-cell>
          <table:table-cell office:value-type="float" office:value="0.00006333326" calcext:value-type="float">
            <text:p>6.333326E-05</text:p>
          </table:table-cell>
          <table:table-cell office:value-type="float" office:value="0.00005599994" calcext:value-type="float">
            <text:p>5.599994E-05</text:p>
          </table:table-cell>
          <table:table-cell table:formula="of:=COM.MICROSOFT.IFS([.C318]&gt;[.D318];1;[.D318]&gt;[.C318];0;[.C318]=[.D318];0)" office:value-type="float" office:value="1" calcext:value-type="float">
            <text:p>1</text:p>
          </table:table-cell>
          <table:table-cell table:formula="of:=[.C318]-[.D318]" office:value-type="float" office:value="0.00000733332000000001" calcext:value-type="float">
            <text:p>7.33332000000001E-06</text:p>
          </table:table-cell>
          <table:table-cell/>
        </table:table-row>
        <table:table-row table:style-name="ro1">
          <table:table-cell office:value-type="string" calcext:value-type="string">
            <text:p>NavMeshManager</text:p>
          </table:table-cell>
          <table:table-cell office:value-type="string" calcext:value-type="string">
            <text:p>AI</text:p>
          </table:table-cell>
          <table:table-cell office:value-type="float" office:value="0.00006333326" calcext:value-type="float">
            <text:p>6.333326E-05</text:p>
          </table:table-cell>
          <table:table-cell office:value-type="float" office:value="0.00005799993" calcext:value-type="float">
            <text:p>5.799993E-05</text:p>
          </table:table-cell>
          <table:table-cell table:formula="of:=COM.MICROSOFT.IFS([.C319]&gt;[.D319];1;[.D319]&gt;[.C319];0;[.C319]=[.D319];0)" office:value-type="float" office:value="1" calcext:value-type="float">
            <text:p>1</text:p>
          </table:table-cell>
          <table:table-cell table:formula="of:=[.C319]-[.D319]" office:value-type="float" office:value="0.00000533333000000001" calcext:value-type="float">
            <text:p>5.33333000000001E-06</text:p>
          </table:table-cell>
          <table:table-cell/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39" calcext:value-type="float">
            <text:p>3.9E-05</text:p>
          </table:table-cell>
          <table:table-cell table:formula="of:=COM.MICROSOFT.IFS([.C320]&gt;[.D320];1;[.D320]&gt;[.C320];0;[.C320]=[.D320];0)" office:value-type="float" office:value="1" calcext:value-type="float">
            <text:p>1</text:p>
          </table:table-cell>
          <table:table-cell table:formula="of:=[.C320]-[.D320]" office:value-type="float" office:value="0.000024" calcext:value-type="float">
            <text:p>2.4E-05</text:p>
          </table:table-cell>
          <table:table-cell/>
        </table:table-row>
        <table:table-row table:style-name="ro1">
          <table:table-cell office:value-type="string" calcext:value-type="string">
            <text:p>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0.00006299993" calcext:value-type="float">
            <text:p>6.299993E-05</text:p>
          </table:table-cell>
          <table:table-cell office:value-type="float" office:value="0.0000566666" calcext:value-type="float">
            <text:p>5.66666E-05</text:p>
          </table:table-cell>
          <table:table-cell table:formula="of:=COM.MICROSOFT.IFS([.C321]&gt;[.D321];1;[.D321]&gt;[.C321];0;[.C321]=[.D321];0)" office:value-type="float" office:value="1" calcext:value-type="float">
            <text:p>1</text:p>
          </table:table-cell>
          <table:table-cell table:formula="of:=[.C321]-[.D321]" office:value-type="float" office:value="0.00000633332999999999" calcext:value-type="float">
            <text:p>6.33332999999999E-06</text:p>
          </table:table-cell>
          <table:table-cell/>
        </table:table-row>
        <table:table-row table:style-name="ro1">
          <table:table-cell office:value-type="string" calcext:value-type="string">
            <text:p>SoundManager.UpdateChannels</text:p>
          </table:table-cell>
          <table:table-cell office:value-type="string" calcext:value-type="string">
            <text:p>Audio</text:p>
          </table:table-cell>
          <table:table-cell office:value-type="float" office:value="0.00006133326" calcext:value-type="float">
            <text:p>6.133326E-05</text:p>
          </table:table-cell>
          <table:table-cell office:value-type="float" office:value="0.00005633327" calcext:value-type="float">
            <text:p>5.633327E-05</text:p>
          </table:table-cell>
          <table:table-cell table:formula="of:=COM.MICROSOFT.IFS([.C322]&gt;[.D322];1;[.D322]&gt;[.C322];0;[.C322]=[.D322];0)" office:value-type="float" office:value="1" calcext:value-type="float">
            <text:p>1</text:p>
          </table:table-cell>
          <table:table-cell table:formula="of:=[.C322]-[.D322]" office:value-type="float" office:value="0.00000499999" calcext:value-type="float">
            <text:p>4.99999E-06</text:p>
          </table:table-cell>
          <table:table-cell/>
        </table:table-row>
        <table:table-row table:style-name="ro1">
          <table:table-cell office:value-type="string" calcext:value-type="string">
            <text:p>PostLateUpdate.UpdateCaptureScreenshot</text:p>
          </table:table-cell>
          <table:table-cell office:value-type="string" calcext:value-type="string">
            <text:p>PlayerLoop</text:p>
          </table:table-cell>
          <table:table-cell office:value-type="float" office:value="0.00005999993" calcext:value-type="float">
            <text:p>5.999993E-05</text:p>
          </table:table-cell>
          <table:table-cell office:value-type="float" office:value="0.00009199991" calcext:value-type="float">
            <text:p>9.199991E-05</text:p>
          </table:table-cell>
          <table:table-cell table:formula="of:=COM.MICROSOFT.IFS([.C323]&gt;[.D323];1;[.D323]&gt;[.C323];0;[.C323]=[.D323];0)" office:value-type="float" office:value="0" calcext:value-type="float">
            <text:p>0</text:p>
          </table:table-cell>
          <table:table-cell table:formula="of:=[.C323]-[.D323]" office:value-type="float" office:value="-0.00003199998" calcext:value-type="float">
            <text:p>-3.199998E-05</text:p>
          </table:table-cell>
          <table:table-cell/>
        </table:table-row>
        <table:table-row table:style-name="ro1">
          <table:table-cell office:value-type="string" calcext:value-type="string">
            <text:p>PostLateUpdate.XRPreEndFrame</text:p>
          </table:table-cell>
          <table:table-cell office:value-type="string" calcext:value-type="string">
            <text:p>PlayerLoop</text:p>
          </table:table-cell>
          <table:table-cell office:value-type="float" office:value="0.00005833327" calcext:value-type="float">
            <text:p>5.833327E-05</text:p>
          </table:table-cell>
          <table:table-cell office:value-type="float" office:value="0.00004866661" calcext:value-type="float">
            <text:p>4.866661E-05</text:p>
          </table:table-cell>
          <table:table-cell table:formula="of:=COM.MICROSOFT.IFS([.C324]&gt;[.D324];1;[.D324]&gt;[.C324];0;[.C324]=[.D324];0)" office:value-type="float" office:value="1" calcext:value-type="float">
            <text:p>1</text:p>
          </table:table-cell>
          <table:table-cell table:formula="of:=[.C324]-[.D324]" office:value-type="float" office:value="0.00000966666" calcext:value-type="float">
            <text:p>9.66666E-06</text:p>
          </table:table-cell>
          <table:table-cell/>
        </table:table-row>
        <table:table-row table:style-name="ro1">
          <table:table-cell office:value-type="string" calcext:value-type="string">
            <text:p>EarlyUpdate.PhysicsResetInterpolatedTransformPosition</text:p>
          </table:table-cell>
          <table:table-cell office:value-type="string" calcext:value-type="string">
            <text:p>PlayerLoop</text:p>
          </table:table-cell>
          <table:table-cell office:value-type="float" office:value="0.00005766661" calcext:value-type="float">
            <text:p>5.766661E-05</text:p>
          </table:table-cell>
          <table:table-cell office:value-type="float" office:value="0.00005266661" calcext:value-type="float">
            <text:p>5.266661E-05</text:p>
          </table:table-cell>
          <table:table-cell table:formula="of:=COM.MICROSOFT.IFS([.C325]&gt;[.D325];1;[.D325]&gt;[.C325];0;[.C325]=[.D325];0)" office:value-type="float" office:value="1" calcext:value-type="float">
            <text:p>1</text:p>
          </table:table-cell>
          <table:table-cell table:formula="of:=[.C325]-[.D325]" office:value-type="float" office:value="0.000005" calcext:value-type="float">
            <text:p>5E-06</text:p>
          </table:table-cell>
          <table:table-cell/>
        </table:table-row>
        <table:table-row table:style-name="ro1">
          <table:table-cell office:value-type="string" calcext:value-type="string">
            <text:p>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0.00005733327" calcext:value-type="float">
            <text:p>5.733327E-05</text:p>
          </table:table-cell>
          <table:table-cell office:value-type="float" office:value="0.00004966661" calcext:value-type="float">
            <text:p>4.966661E-05</text:p>
          </table:table-cell>
          <table:table-cell table:formula="of:=COM.MICROSOFT.IFS([.C326]&gt;[.D326];1;[.D326]&gt;[.C326];0;[.C326]=[.D326];0)" office:value-type="float" office:value="1" calcext:value-type="float">
            <text:p>1</text:p>
          </table:table-cell>
          <table:table-cell table:formula="of:=[.C326]-[.D326]" office:value-type="float" office:value="0.00000766666" calcext:value-type="float">
            <text:p>7.66666E-06</text:p>
          </table:table-cell>
          <table:table-cell/>
        </table:table-row>
        <table:table-row table:style-name="ro1">
          <table:table-cell office:value-type="string" calcext:value-type="string">
            <text:p>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0.00005733327" calcext:value-type="float">
            <text:p>5.733327E-05</text:p>
          </table:table-cell>
          <table:table-cell office:value-type="float" office:value="0.00005499994" calcext:value-type="float">
            <text:p>5.499994E-05</text:p>
          </table:table-cell>
          <table:table-cell table:formula="of:=COM.MICROSOFT.IFS([.C327]&gt;[.D327];1;[.D327]&gt;[.C327];0;[.C327]=[.D327];0)" office:value-type="float" office:value="1" calcext:value-type="float">
            <text:p>1</text:p>
          </table:table-cell>
          <table:table-cell table:formula="of:=[.C327]-[.D327]" office:value-type="float" office:value="0.00000233333" calcext:value-type="float">
            <text:p>2.33333E-06</text:p>
          </table:table-cell>
          <table:table-cell/>
        </table:table-row>
        <table:table-row table:style-name="ro1">
          <table:table-cell office:value-type="string" calcext:value-type="string">
            <text:p>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0.0000536666" calcext:value-type="float">
            <text:p>5.36666E-05</text:p>
          </table:table-cell>
          <table:table-cell office:value-type="float" office:value="0.00004233329" calcext:value-type="float">
            <text:p>4.233329E-05</text:p>
          </table:table-cell>
          <table:table-cell table:formula="of:=COM.MICROSOFT.IFS([.C328]&gt;[.D328];1;[.D328]&gt;[.C328];0;[.C328]=[.D328];0)" office:value-type="float" office:value="1" calcext:value-type="float">
            <text:p>1</text:p>
          </table:table-cell>
          <table:table-cell table:formula="of:=[.C328]-[.D328]" office:value-type="float" office:value="0.00001133331" calcext:value-type="float">
            <text:p>1.133331E-05</text:p>
          </table:table-cell>
          <table:table-cell/>
        </table:table-row>
        <table:table-row table:style-name="ro1">
          <table:table-cell office:value-type="string" calcext:value-type="string">
            <text:p>EarlyUpdate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0.0000536666" calcext:value-type="float">
            <text:p>5.36666E-05</text:p>
          </table:table-cell>
          <table:table-cell office:value-type="float" office:value="0.00006133326" calcext:value-type="float">
            <text:p>6.133326E-05</text:p>
          </table:table-cell>
          <table:table-cell table:formula="of:=COM.MICROSOFT.IFS([.C329]&gt;[.D329];1;[.D329]&gt;[.C329];0;[.C329]=[.D329];0)" office:value-type="float" office:value="0" calcext:value-type="float">
            <text:p>0</text:p>
          </table:table-cell>
          <table:table-cell table:formula="of:=[.C329]-[.D329]" office:value-type="float" office:value="-0.00000766666" calcext:value-type="float">
            <text:p>-7.66666E-06</text:p>
          </table:table-cell>
          <table:table-cell/>
        </table:table-row>
        <table:table-row table:style-name="ro1">
          <table:table-cell office:value-type="string" calcext:value-type="string">
            <text:p>SkinnedMeshOncePerFrameUpdate</text:p>
          </table:table-cell>
          <table:table-cell office:value-type="string" calcext:value-type="string">
            <text:p>Render</text:p>
          </table:table-cell>
          <table:table-cell office:value-type="float" office:value="0.00005233327" calcext:value-type="float">
            <text:p>5.233327E-05</text:p>
          </table:table-cell>
          <table:table-cell office:value-type="float" office:value="0.00004899994" calcext:value-type="float">
            <text:p>4.899994E-05</text:p>
          </table:table-cell>
          <table:table-cell table:formula="of:=COM.MICROSOFT.IFS([.C330]&gt;[.D330];1;[.D330]&gt;[.C330];0;[.C330]=[.D330];0)" office:value-type="float" office:value="1" calcext:value-type="float">
            <text:p>1</text:p>
          </table:table-cell>
          <table:table-cell table:formula="of:=[.C330]-[.D330]" office:value-type="float" office:value="0.00000333333" calcext:value-type="float">
            <text:p>3.33333E-06</text:p>
          </table:table-cell>
          <table:table-cell/>
        </table:table-row>
        <table:table-row table:style-name="ro1">
          <table:table-cell office:value-type="string" calcext:value-type="string">
            <text:p>PostLateUpdate.ResetInputAxis</text:p>
          </table:table-cell>
          <table:table-cell office:value-type="string" calcext:value-type="string">
            <text:p>PlayerLoop</text:p>
          </table:table-cell>
          <table:table-cell office:value-type="float" office:value="0.00005099994" calcext:value-type="float">
            <text:p>5.099994E-05</text:p>
          </table:table-cell>
          <table:table-cell office:value-type="float" office:value="0.00004333329" calcext:value-type="float">
            <text:p>4.333329E-05</text:p>
          </table:table-cell>
          <table:table-cell table:formula="of:=COM.MICROSOFT.IFS([.C331]&gt;[.D331];1;[.D331]&gt;[.C331];0;[.C331]=[.D331];0)" office:value-type="float" office:value="1" calcext:value-type="float">
            <text:p>1</text:p>
          </table:table-cell>
          <table:table-cell table:formula="of:=[.C331]-[.D331]" office:value-type="float" office:value="0.00000766665" calcext:value-type="float">
            <text:p>7.66665E-06</text:p>
          </table:table-cell>
          <table:table-cell/>
        </table:table-row>
        <table:table-row table:style-name="ro1">
          <table:table-cell office:value-type="string" calcext:value-type="string">
            <text:p>TextureStreamingManager.Update</text:p>
          </table:table-cell>
          <table:table-cell office:value-type="string" calcext:value-type="string">
            <text:p>Loading</text:p>
          </table:table-cell>
          <table:table-cell office:value-type="float" office:value="0.00004966661" calcext:value-type="float">
            <text:p>4.966661E-05</text:p>
          </table:table-cell>
          <table:table-cell office:value-type="float" office:value="0.00004366662" calcext:value-type="float">
            <text:p>4.366662E-05</text:p>
          </table:table-cell>
          <table:table-cell table:formula="of:=COM.MICROSOFT.IFS([.C332]&gt;[.D332];1;[.D332]&gt;[.C332];0;[.C332]=[.D332];0)" office:value-type="float" office:value="1" calcext:value-type="float">
            <text:p>1</text:p>
          </table:table-cell>
          <table:table-cell table:formula="of:=[.C332]-[.D332]" office:value-type="float" office:value="0.00000599999" calcext:value-type="float">
            <text:p>5.99999E-06</text:p>
          </table:table-cell>
          <table:table-cell/>
        </table:table-row>
        <table:table-row table:style-name="ro1">
          <table:table-cell office:value-type="string" calcext:value-type="string">
            <text:p>PreUpdate.CheckTexFieldInput</text:p>
          </table:table-cell>
          <table:table-cell office:value-type="string" calcext:value-type="string">
            <text:p>PlayerLoop</text:p>
          </table:table-cell>
          <table:table-cell office:value-type="float" office:value="0.00004899995" calcext:value-type="float">
            <text:p>4.899995E-05</text:p>
          </table:table-cell>
          <table:table-cell office:value-type="float" office:value="0.00005399994" calcext:value-type="float">
            <text:p>5.399994E-05</text:p>
          </table:table-cell>
          <table:table-cell table:formula="of:=COM.MICROSOFT.IFS([.C333]&gt;[.D333];1;[.D333]&gt;[.C333];0;[.C333]=[.D333];0)" office:value-type="float" office:value="0" calcext:value-type="float">
            <text:p>0</text:p>
          </table:table-cell>
          <table:table-cell table:formula="of:=[.C333]-[.D333]" office:value-type="float" office:value="-0.00000499999" calcext:value-type="float">
            <text:p>-4.99999E-06</text:p>
          </table:table-cell>
          <table:table-cell/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0004866661" calcext:value-type="float">
            <text:p>4.866661E-05</text:p>
          </table:table-cell>
          <table:table-cell office:value-type="float" office:value="0.00005499994" calcext:value-type="float">
            <text:p>5.499994E-05</text:p>
          </table:table-cell>
          <table:table-cell table:formula="of:=COM.MICROSOFT.IFS([.C334]&gt;[.D334];1;[.D334]&gt;[.C334];0;[.C334]=[.D334];0)" office:value-type="float" office:value="0" calcext:value-type="float">
            <text:p>0</text:p>
          </table:table-cell>
          <table:table-cell table:formula="of:=[.C334]-[.D334]" office:value-type="float" office:value="-0.00000633333" calcext:value-type="float">
            <text:p>-6.33333E-06</text:p>
          </table:table-cell>
          <table:table-cell/>
        </table:table-row>
        <table:table-row table:style-name="ro1">
          <table:table-cell office:value-type="string" calcext:value-type="string">
            <text:p>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0.00004799995" calcext:value-type="float">
            <text:p>4.799995E-05</text:p>
          </table:table-cell>
          <table:table-cell office:value-type="float" office:value="0.00005833327" calcext:value-type="float">
            <text:p>5.833327E-05</text:p>
          </table:table-cell>
          <table:table-cell table:formula="of:=COM.MICROSOFT.IFS([.C335]&gt;[.D335];1;[.D335]&gt;[.C335];0;[.C335]=[.D335];0)" office:value-type="float" office:value="0" calcext:value-type="float">
            <text:p>0</text:p>
          </table:table-cell>
          <table:table-cell table:formula="of:=[.C335]-[.D335]" office:value-type="float" office:value="-0.00001033332" calcext:value-type="float">
            <text:p>-1.033332E-05</text:p>
          </table:table-cell>
          <table:table-cell/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0004733328" calcext:value-type="float">
            <text:p>4.733328E-05</text:p>
          </table:table-cell>
          <table:table-cell office:value-type="float" office:value="0.00004266662" calcext:value-type="float">
            <text:p>4.266662E-05</text:p>
          </table:table-cell>
          <table:table-cell table:formula="of:=COM.MICROSOFT.IFS([.C336]&gt;[.D336];1;[.D336]&gt;[.C336];0;[.C336]=[.D336];0)" office:value-type="float" office:value="1" calcext:value-type="float">
            <text:p>1</text:p>
          </table:table-cell>
          <table:table-cell table:formula="of:=[.C336]-[.D336]" office:value-type="float" office:value="0.00000466666" calcext:value-type="float">
            <text:p>4.66666E-06</text:p>
          </table:table-cell>
          <table:table-cell/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4733328" calcext:value-type="float">
            <text:p>4.733328E-05</text:p>
          </table:table-cell>
          <table:table-cell office:value-type="float" office:value="0.0000606666" calcext:value-type="float">
            <text:p>6.06666E-05</text:p>
          </table:table-cell>
          <table:table-cell table:formula="of:=COM.MICROSOFT.IFS([.C337]&gt;[.D337];1;[.D337]&gt;[.C337];0;[.C337]=[.D337];0)" office:value-type="float" office:value="0" calcext:value-type="float">
            <text:p>0</text:p>
          </table:table-cell>
          <table:table-cell table:formula="of:=[.C337]-[.D337]" office:value-type="float" office:value="-0.00001333332" calcext:value-type="float">
            <text:p>-1.333332E-05</text:p>
          </table:table-cell>
          <table:table-cell/>
        </table:table-row>
        <table:table-row table:style-name="ro1">
          <table:table-cell office:value-type="string" calcext:value-type="string">
            <text:p>UIEvents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0.00004699995" calcext:value-type="float">
            <text:p>4.699995E-05</text:p>
          </table:table-cell>
          <table:table-cell office:value-type="float" office:value="0.00004533328" calcext:value-type="float">
            <text:p>4.533328E-05</text:p>
          </table:table-cell>
          <table:table-cell table:formula="of:=COM.MICROSOFT.IFS([.C338]&gt;[.D338];1;[.D338]&gt;[.C338];0;[.C338]=[.D338];0)" office:value-type="float" office:value="1" calcext:value-type="float">
            <text:p>1</text:p>
          </table:table-cell>
          <table:table-cell table:formula="of:=[.C338]-[.D338]" office:value-type="float" office:value="0.00000166667" calcext:value-type="float">
            <text:p>1.66667E-06</text:p>
          </table:table-cell>
          <table:table-cell/>
        </table:table-row>
        <table:table-row table:style-name="ro1">
          <table:table-cell office:value-type="string" calcext:value-type="string">
            <text:p>CullingGroupSendEvents</text:p>
          </table:table-cell>
          <table:table-cell office:value-type="string" calcext:value-type="string">
            <text:p>Render</text:p>
          </table:table-cell>
          <table:table-cell office:value-type="float" office:value="0.00004633328" calcext:value-type="float">
            <text:p>4.633328E-05</text:p>
          </table:table-cell>
          <table:table-cell office:value-type="float" office:value="0.00003999996" calcext:value-type="float">
            <text:p>3.999996E-05</text:p>
          </table:table-cell>
          <table:table-cell table:formula="of:=COM.MICROSOFT.IFS([.C339]&gt;[.D339];1;[.D339]&gt;[.C339];0;[.C339]=[.D339];0)" office:value-type="float" office:value="1" calcext:value-type="float">
            <text:p>1</text:p>
          </table:table-cell>
          <table:table-cell table:formula="of:=[.C339]-[.D339]" office:value-type="float" office:value="0.00000633332" calcext:value-type="float">
            <text:p>6.33332E-06</text:p>
          </table:table-cell>
          <table:table-cell/>
        </table:table-row>
        <table:table-row table:style-name="ro1">
          <table:table-cell office:value-type="string" calcext:value-type="string">
            <text:p>EarlyUpdate.ProcessMouseInWindow</text:p>
          </table:table-cell>
          <table:table-cell office:value-type="string" calcext:value-type="string">
            <text:p>PlayerLoop</text:p>
          </table:table-cell>
          <table:table-cell office:value-type="float" office:value="0.00004599995" calcext:value-type="float">
            <text:p>4.599995E-05</text:p>
          </table:table-cell>
          <table:table-cell office:value-type="float" office:value="0.0001633338" calcext:value-type="float">
            <text:p>0.0001633338</text:p>
          </table:table-cell>
          <table:table-cell table:formula="of:=COM.MICROSOFT.IFS([.C340]&gt;[.D340];1;[.D340]&gt;[.C340];0;[.C340]=[.D340];0)" office:value-type="float" office:value="0" calcext:value-type="float">
            <text:p>0</text:p>
          </table:table-cell>
          <table:table-cell table:formula="of:=[.C340]-[.D340]" office:value-type="float" office:value="-0.00011733385" calcext:value-type="float">
            <text:p>-0.00011733385</text:p>
          </table:table-cell>
          <table:table-cell/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0.00004499995" calcext:value-type="float">
            <text:p>4.499995E-05</text:p>
          </table:table-cell>
          <table:table-cell office:value-type="float" office:value="0.00003999996" calcext:value-type="float">
            <text:p>3.999996E-05</text:p>
          </table:table-cell>
          <table:table-cell table:formula="of:=COM.MICROSOFT.IFS([.C341]&gt;[.D341];1;[.D341]&gt;[.C341];0;[.C341]=[.D341];0)" office:value-type="float" office:value="1" calcext:value-type="float">
            <text:p>1</text:p>
          </table:table-cell>
          <table:table-cell table:formula="of:=[.C341]-[.D341]" office:value-type="float" office:value="0.00000499999" calcext:value-type="float">
            <text:p>4.99999E-06</text:p>
          </table:table-cell>
          <table:table-cell/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0.00004366662" calcext:value-type="float">
            <text:p>4.366662E-05</text:p>
          </table:table-cell>
          <table:table-cell office:value-type="float" office:value="0.00003666664" calcext:value-type="float">
            <text:p>3.666664E-05</text:p>
          </table:table-cell>
          <table:table-cell table:formula="of:=COM.MICROSOFT.IFS([.C342]&gt;[.D342];1;[.D342]&gt;[.C342];0;[.C342]=[.D342];0)" office:value-type="float" office:value="1" calcext:value-type="float">
            <text:p>1</text:p>
          </table:table-cell>
          <table:table-cell table:formula="of:=[.C342]-[.D342]" office:value-type="float" office:value="0.00000699998" calcext:value-type="float">
            <text:p>6.99998E-06</text:p>
          </table:table-cell>
          <table:table-cell/>
        </table:table-row>
        <table:table-row table:style-name="ro1">
          <table:table-cell office:value-type="string" calcext:value-type="string">
            <text:p>SortingGroupManager.Update</text:p>
          </table:table-cell>
          <table:table-cell office:value-type="string" calcext:value-type="string">
            <text:p>PlayerLoop</text:p>
          </table:table-cell>
          <table:table-cell office:value-type="float" office:value="0.00004366662" calcext:value-type="float">
            <text:p>4.366662E-05</text:p>
          </table:table-cell>
          <table:table-cell office:value-type="float" office:value="0.00005066661" calcext:value-type="float">
            <text:p>5.066661E-05</text:p>
          </table:table-cell>
          <table:table-cell table:formula="of:=COM.MICROSOFT.IFS([.C343]&gt;[.D343];1;[.D343]&gt;[.C343];0;[.C343]=[.D343];0)" office:value-type="float" office:value="0" calcext:value-type="float">
            <text:p>0</text:p>
          </table:table-cell>
          <table:table-cell table:formula="of:=[.C343]-[.D343]" office:value-type="float" office:value="-0.00000699999" calcext:value-type="float">
            <text:p>-6.99999E-06</text:p>
          </table:table-cell>
          <table:table-cell/>
        </table:table-row>
        <table:table-row table:style-name="ro1">
          <table:table-cell office:value-type="string" calcext:value-type="string">
            <text:p>CullSceneDynamicObjects</text:p>
          </table:table-cell>
          <table:table-cell office:value-type="string" calcext:value-type="string">
            <text:p>Render</text:p>
          </table:table-cell>
          <table:table-cell office:value-type="float" office:value="0.00004333333" calcext:value-type="float">
            <text:p>4.333333E-05</text:p>
          </table:table-cell>
          <table:table-cell office:value-type="float" office:value="0.00001" calcext:value-type="float">
            <text:p>1E-05</text:p>
          </table:table-cell>
          <table:table-cell table:formula="of:=COM.MICROSOFT.IFS([.C344]&gt;[.D344];1;[.D344]&gt;[.C344];0;[.C344]=[.D344];0)" office:value-type="float" office:value="1" calcext:value-type="float">
            <text:p>1</text:p>
          </table:table-cell>
          <table:table-cell table:formula="of:=[.C344]-[.D344]" office:value-type="float" office:value="0.00003333333" calcext:value-type="float">
            <text:p>3.333333E-05</text:p>
          </table:table-cell>
          <table:table-cell/>
        </table:table-row>
        <table:table-row table:style-name="ro1">
          <table:table-cell office:value-type="string" calcext:value-type="string">
            <text:p>ConstraintManager::Update::JobSetup</text:p>
          </table:table-cell>
          <table:table-cell office:value-type="string" calcext:value-type="string">
            <text:p>Animation</text:p>
          </table:table-cell>
          <table:table-cell office:value-type="float" office:value="0.00004233329" calcext:value-type="float">
            <text:p>4.233329E-05</text:p>
          </table:table-cell>
          <table:table-cell office:value-type="float" office:value="0.00005633329" calcext:value-type="float">
            <text:p>5.633329E-05</text:p>
          </table:table-cell>
          <table:table-cell table:formula="of:=COM.MICROSOFT.IFS([.C345]&gt;[.D345];1;[.D345]&gt;[.C345];0;[.C345]=[.D345];0)" office:value-type="float" office:value="0" calcext:value-type="float">
            <text:p>0</text:p>
          </table:table-cell>
          <table:table-cell table:formula="of:=[.C345]-[.D345]" office:value-type="float" office:value="-0.000014" calcext:value-type="float">
            <text:p>-1.4E-05</text:p>
          </table:table-cell>
          <table:table-cell/>
        </table:table-row>
        <table:table-row table:style-name="ro1">
          <table:table-cell office:value-type="string" calcext:value-type="string">
            <text:p>UIEvents.AlignCanvasRectTransformWithCamera</text:p>
          </table:table-cell>
          <table:table-cell office:value-type="string" calcext:value-type="string">
            <text:p>PlayerLoop</text:p>
          </table:table-cell>
          <table:table-cell office:value-type="float" office:value="0.00004199996" calcext:value-type="float">
            <text:p>4.199996E-05</text:p>
          </table:table-cell>
          <table:table-cell office:value-type="float" office:value="0.00003966663" calcext:value-type="float">
            <text:p>3.966663E-05</text:p>
          </table:table-cell>
          <table:table-cell table:formula="of:=COM.MICROSOFT.IFS([.C346]&gt;[.D346];1;[.D346]&gt;[.C346];0;[.C346]=[.D346];0)" office:value-type="float" office:value="1" calcext:value-type="float">
            <text:p>1</text:p>
          </table:table-cell>
          <table:table-cell table:formula="of:=[.C346]-[.D346]" office:value-type="float" office:value="0.00000233333" calcext:value-type="float">
            <text:p>2.33333E-06</text:p>
          </table:table-cell>
          <table:table-cell/>
        </table:table-row>
        <table:table-row table:style-name="ro1">
          <table:table-cell office:value-type="string" calcext:value-type="string">
            <text:p>EarlyUpdate.ClearLines</text:p>
          </table:table-cell>
          <table:table-cell office:value-type="string" calcext:value-type="string">
            <text:p>PlayerLoop</text:p>
          </table:table-cell>
          <table:table-cell office:value-type="float" office:value="0.00004166662" calcext:value-type="float">
            <text:p>4.166662E-05</text:p>
          </table:table-cell>
          <table:table-cell office:value-type="float" office:value="0.00003266664" calcext:value-type="float">
            <text:p>3.266664E-05</text:p>
          </table:table-cell>
          <table:table-cell table:formula="of:=COM.MICROSOFT.IFS([.C347]&gt;[.D347];1;[.D347]&gt;[.C347];0;[.C347]=[.D347];0)" office:value-type="float" office:value="1" calcext:value-type="float">
            <text:p>1</text:p>
          </table:table-cell>
          <table:table-cell table:formula="of:=[.C347]-[.D347]" office:value-type="float" office:value="0.00000899998" calcext:value-type="float">
            <text:p>8.99998E-06</text:p>
          </table:table-cell>
          <table:table-cell/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4033329" calcext:value-type="float">
            <text:p>4.033329E-05</text:p>
          </table:table-cell>
          <table:table-cell office:value-type="float" office:value="0.00003366664" calcext:value-type="float">
            <text:p>3.366664E-05</text:p>
          </table:table-cell>
          <table:table-cell table:formula="of:=COM.MICROSOFT.IFS([.C348]&gt;[.D348];1;[.D348]&gt;[.C348];0;[.C348]=[.D348];0)" office:value-type="float" office:value="1" calcext:value-type="float">
            <text:p>1</text:p>
          </table:table-cell>
          <table:table-cell table:formula="of:=[.C348]-[.D348]" office:value-type="float" office:value="0.00000666665" calcext:value-type="float">
            <text:p>6.66665E-06</text:p>
          </table:table-cell>
          <table:table-cell/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003966667" calcext:value-type="float">
            <text:p>3.966667E-05</text:p>
          </table:table-cell>
          <table:table-cell office:value-type="float" office:value="0.0001736667" calcext:value-type="float">
            <text:p>0.0001736667</text:p>
          </table:table-cell>
          <table:table-cell table:formula="of:=COM.MICROSOFT.IFS([.C349]&gt;[.D349];1;[.D349]&gt;[.C349];0;[.C349]=[.D349];0)" office:value-type="float" office:value="0" calcext:value-type="float">
            <text:p>0</text:p>
          </table:table-cell>
          <table:table-cell table:formula="of:=[.C349]-[.D349]" office:value-type="float" office:value="-0.00013400003" calcext:value-type="float">
            <text:p>-0.00013400003</text:p>
          </table:table-cell>
          <table:table-cell/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393333" calcext:value-type="float">
            <text:p>3.93333E-05</text:p>
          </table:table-cell>
          <table:table-cell office:value-type="float" office:value="0.00002899998" calcext:value-type="float">
            <text:p>2.899998E-05</text:p>
          </table:table-cell>
          <table:table-cell table:formula="of:=COM.MICROSOFT.IFS([.C350]&gt;[.D350];1;[.D350]&gt;[.C350];0;[.C350]=[.D350];0)" office:value-type="float" office:value="1" calcext:value-type="float">
            <text:p>1</text:p>
          </table:table-cell>
          <table:table-cell table:formula="of:=[.C350]-[.D350]" office:value-type="float" office:value="0.00001033332" calcext:value-type="float">
            <text:p>1.033332E-05</text:p>
          </table:table-cell>
          <table:table-cell/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000393333" calcext:value-type="float">
            <text:p>3.93333E-05</text:p>
          </table:table-cell>
          <table:table-cell office:value-type="float" office:value="0.00004633328" calcext:value-type="float">
            <text:p>4.633328E-05</text:p>
          </table:table-cell>
          <table:table-cell table:formula="of:=COM.MICROSOFT.IFS([.C351]&gt;[.D351];1;[.D351]&gt;[.C351];0;[.C351]=[.D351];0)" office:value-type="float" office:value="0" calcext:value-type="float">
            <text:p>0</text:p>
          </table:table-cell>
          <table:table-cell table:formula="of:=[.C351]-[.D351]" office:value-type="float" office:value="-0.00000699998" calcext:value-type="float">
            <text:p>-6.99998E-06</text:p>
          </table:table-cell>
          <table:table-cell/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0.00003533331" calcext:value-type="float">
            <text:p>3.533331E-05</text:p>
          </table:table-cell>
          <table:table-cell office:value-type="float" office:value="0.00003966663" calcext:value-type="float">
            <text:p>3.966663E-05</text:p>
          </table:table-cell>
          <table:table-cell table:formula="of:=COM.MICROSOFT.IFS([.C352]&gt;[.D352];1;[.D352]&gt;[.C352];0;[.C352]=[.D352];0)" office:value-type="float" office:value="0" calcext:value-type="float">
            <text:p>0</text:p>
          </table:table-cell>
          <table:table-cell table:formula="of:=[.C352]-[.D352]" office:value-type="float" office:value="-0.00000433332" calcext:value-type="float">
            <text:p>-4.33332E-06</text:p>
          </table:table-cell>
          <table:table-cell/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3499997" calcext:value-type="float">
            <text:p>3.499997E-05</text:p>
          </table:table-cell>
          <table:table-cell office:value-type="float" office:value="0.00003766663" calcext:value-type="float">
            <text:p>3.766663E-05</text:p>
          </table:table-cell>
          <table:table-cell table:formula="of:=COM.MICROSOFT.IFS([.C353]&gt;[.D353];1;[.D353]&gt;[.C353];0;[.C353]=[.D353];0)" office:value-type="float" office:value="0" calcext:value-type="float">
            <text:p>0</text:p>
          </table:table-cell>
          <table:table-cell table:formula="of:=[.C353]-[.D353]" office:value-type="float" office:value="-0.00000266666" calcext:value-type="float">
            <text:p>-2.66666E-06</text:p>
          </table:table-cell>
          <table:table-cell/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3466663" calcext:value-type="float">
            <text:p>3.466663E-05</text:p>
          </table:table-cell>
          <table:table-cell office:value-type="float" office:value="0.000001" calcext:value-type="float">
            <text:p>1E-06</text:p>
          </table:table-cell>
          <table:table-cell table:formula="of:=COM.MICROSOFT.IFS([.C354]&gt;[.D354];1;[.D354]&gt;[.C354];0;[.C354]=[.D354];0)" office:value-type="float" office:value="1" calcext:value-type="float">
            <text:p>1</text:p>
          </table:table-cell>
          <table:table-cell table:formula="of:=[.C354]-[.D354]" office:value-type="float" office:value="0.00003366663" calcext:value-type="float">
            <text:p>3.366663E-05</text:p>
          </table:table-cell>
          <table:table-cell/>
        </table:table-row>
        <table:table-row table:style-name="ro1">
          <table:table-cell office:value-type="string" calcext:value-type="string">
            <text:p>Particles.Sync</text:p>
          </table:table-cell>
          <table:table-cell office:value-type="string" calcext:value-type="string">
            <text:p>Particles</text:p>
          </table:table-cell>
          <table:table-cell office:value-type="float" office:value="0.00003466663" calcext:value-type="float">
            <text:p>3.466663E-05</text:p>
          </table:table-cell>
          <table:table-cell office:value-type="float" office:value="0.00004466662" calcext:value-type="float">
            <text:p>4.466662E-05</text:p>
          </table:table-cell>
          <table:table-cell table:formula="of:=COM.MICROSOFT.IFS([.C355]&gt;[.D355];1;[.D355]&gt;[.C355];0;[.C355]=[.D355];0)" office:value-type="float" office:value="0" calcext:value-type="float">
            <text:p>0</text:p>
          </table:table-cell>
          <table:table-cell table:formula="of:=[.C355]-[.D355]" office:value-type="float" office:value="-0.00000999999" calcext:value-type="float">
            <text:p>-9.99999E-06</text:p>
          </table:table-cell>
          <table:table-cell/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3399997" calcext:value-type="float">
            <text:p>3.399997E-05</text:p>
          </table:table-cell>
          <table:table-cell office:value-type="float" office:value="0.00002866665" calcext:value-type="float">
            <text:p>2.866665E-05</text:p>
          </table:table-cell>
          <table:table-cell table:formula="of:=COM.MICROSOFT.IFS([.C356]&gt;[.D356];1;[.D356]&gt;[.C356];0;[.C356]=[.D356];0)" office:value-type="float" office:value="1" calcext:value-type="float">
            <text:p>1</text:p>
          </table:table-cell>
          <table:table-cell table:formula="of:=[.C356]-[.D356]" office:value-type="float" office:value="0.00000533332" calcext:value-type="float">
            <text:p>5.33332E-06</text:p>
          </table:table-cell>
          <table:table-cell/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3366664" calcext:value-type="float">
            <text:p>3.366664E-05</text:p>
          </table:table-cell>
          <table:table-cell office:value-type="float" office:value="0.00003666663" calcext:value-type="float">
            <text:p>3.666663E-05</text:p>
          </table:table-cell>
          <table:table-cell table:formula="of:=COM.MICROSOFT.IFS([.C357]&gt;[.D357];1;[.D357]&gt;[.C357];0;[.C357]=[.D357];0)" office:value-type="float" office:value="0" calcext:value-type="float">
            <text:p>0</text:p>
          </table:table-cell>
          <table:table-cell table:formula="of:=[.C357]-[.D357]" office:value-type="float" office:value="-0.00000299999" calcext:value-type="float">
            <text:p>-2.99999E-06</text:p>
          </table:table-cell>
          <table:table-cell/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0.00003233332" calcext:value-type="float">
            <text:p>3.233332E-05</text:p>
          </table:table-cell>
          <table:table-cell office:value-type="float" office:value="0.00003333331" calcext:value-type="float">
            <text:p>3.333331E-05</text:p>
          </table:table-cell>
          <table:table-cell table:formula="of:=COM.MICROSOFT.IFS([.C358]&gt;[.D358];1;[.D358]&gt;[.C358];0;[.C358]=[.D358];0)" office:value-type="float" office:value="0" calcext:value-type="float">
            <text:p>0</text:p>
          </table:table-cell>
          <table:table-cell table:formula="of:=[.C358]-[.D358]" office:value-type="float" office:value="-0.000000999989999999997" calcext:value-type="float">
            <text:p>-9.99989999999997E-07</text:p>
          </table:table-cell>
          <table:table-cell/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03166664" calcext:value-type="float">
            <text:p>3.166664E-05</text:p>
          </table:table-cell>
          <table:table-cell office:value-type="float" office:value="0.00003499997" calcext:value-type="float">
            <text:p>3.499997E-05</text:p>
          </table:table-cell>
          <table:table-cell table:formula="of:=COM.MICROSOFT.IFS([.C359]&gt;[.D359];1;[.D359]&gt;[.C359];0;[.C359]=[.D359];0)" office:value-type="float" office:value="0" calcext:value-type="float">
            <text:p>0</text:p>
          </table:table-cell>
          <table:table-cell table:formula="of:=[.C359]-[.D359]" office:value-type="float" office:value="-0.00000333333" calcext:value-type="float">
            <text:p>-3.33333E-06</text:p>
          </table:table-cell>
          <table:table-cell/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1166667" calcext:value-type="float">
            <text:p>1.166667E-05</text:p>
          </table:table-cell>
          <table:table-cell table:formula="of:=COM.MICROSOFT.IFS([.C360]&gt;[.D360];1;[.D360]&gt;[.C360];0;[.C360]=[.D360];0)" office:value-type="float" office:value="1" calcext:value-type="float">
            <text:p>1</text:p>
          </table:table-cell>
          <table:table-cell table:formula="of:=[.C360]-[.D360]" office:value-type="float" office:value="0.00001833333" calcext:value-type="float">
            <text:p>1.833333E-05</text:p>
          </table:table-cell>
          <table:table-cell/>
        </table:table-row>
        <table:table-row table:style-name="ro1">
          <table:table-cell office:value-type="string" calcext:value-type="string">
            <text:p>FixedUpdate.NewInputFixedUpdate</text:p>
          </table:table-cell>
          <table:table-cell office:value-type="string" calcext:value-type="string">
            <text:p>PlayerLoop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21" calcext:value-type="float">
            <text:p>2.1E-05</text:p>
          </table:table-cell>
          <table:table-cell table:formula="of:=COM.MICROSOFT.IFS([.C361]&gt;[.D361];1;[.D361]&gt;[.C361];0;[.C361]=[.D361];0)" office:value-type="float" office:value="1" calcext:value-type="float">
            <text:p>1</text:p>
          </table:table-cell>
          <table:table-cell table:formula="of:=[.C361]-[.D361]" office:value-type="float" office:value="0.000008" calcext:value-type="float">
            <text:p>8E-06</text:p>
          </table:table-cell>
          <table:table-cell/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2833331" calcext:value-type="float">
            <text:p>2.833331E-05</text:p>
          </table:table-cell>
          <table:table-cell office:value-type="float" office:value="0.00003299997" calcext:value-type="float">
            <text:p>3.299997E-05</text:p>
          </table:table-cell>
          <table:table-cell table:formula="of:=COM.MICROSOFT.IFS([.C362]&gt;[.D362];1;[.D362]&gt;[.C362];0;[.C362]=[.D362];0)" office:value-type="float" office:value="0" calcext:value-type="float">
            <text:p>0</text:p>
          </table:table-cell>
          <table:table-cell table:formula="of:=[.C362]-[.D362]" office:value-type="float" office:value="-0.00000466666" calcext:value-type="float">
            <text:p>-4.66666E-06</text:p>
          </table:table-cell>
          <table:table-cell/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02799998" calcext:value-type="float">
            <text:p>2.799998E-05</text:p>
          </table:table-cell>
          <table:table-cell office:value-type="float" office:value="0.00002833331" calcext:value-type="float">
            <text:p>2.833331E-05</text:p>
          </table:table-cell>
          <table:table-cell table:formula="of:=COM.MICROSOFT.IFS([.C363]&gt;[.D363];1;[.D363]&gt;[.C363];0;[.C363]=[.D363];0)" office:value-type="float" office:value="0" calcext:value-type="float">
            <text:p>0</text:p>
          </table:table-cell>
          <table:table-cell table:formula="of:=[.C363]-[.D363]" office:value-type="float" office:value="-0.000000333330000000001" calcext:value-type="float">
            <text:p>-3.33330000000001E-07</text:p>
          </table:table-cell>
          <table:table-cell/>
        </table:table-row>
        <table:table-row table:style-name="ro1">
          <table:table-cell office:value-type="string" calcext:value-type="string">
            <text:p>FixedUpdate.Physics2DFixedUpdate</text:p>
          </table:table-cell>
          <table:table-cell office:value-type="string" calcext:value-type="string">
            <text:p>PlayerLoop</text:p>
          </table:table-cell>
          <table:table-cell office:value-type="float" office:value="0.00002766667" calcext:value-type="float">
            <text:p>2.766667E-05</text:p>
          </table:table-cell>
          <table:table-cell office:value-type="float" office:value="0.00002066667" calcext:value-type="float">
            <text:p>2.066667E-05</text:p>
          </table:table-cell>
          <table:table-cell table:formula="of:=COM.MICROSOFT.IFS([.C364]&gt;[.D364];1;[.D364]&gt;[.C364];0;[.C364]=[.D364];0)" office:value-type="float" office:value="1" calcext:value-type="float">
            <text:p>1</text:p>
          </table:table-cell>
          <table:table-cell table:formula="of:=[.C364]-[.D364]" office:value-type="float" office:value="0.000007" calcext:value-type="float">
            <text:p>7E-06</text:p>
          </table:table-cell>
          <table:table-cell/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0002733332" calcext:value-type="float">
            <text:p>2.733332E-05</text:p>
          </table:table-cell>
          <table:table-cell office:value-type="float" office:value="0.00002799998" calcext:value-type="float">
            <text:p>2.799998E-05</text:p>
          </table:table-cell>
          <table:table-cell table:formula="of:=COM.MICROSOFT.IFS([.C365]&gt;[.D365];1;[.D365]&gt;[.C365];0;[.C365]=[.D365];0)" office:value-type="float" office:value="0" calcext:value-type="float">
            <text:p>0</text:p>
          </table:table-cell>
          <table:table-cell table:formula="of:=[.C365]-[.D365]" office:value-type="float" office:value="-0.000000666659999999999" calcext:value-type="float">
            <text:p>-6.66659999999999E-07</text:p>
          </table:table-cell>
          <table:table-cell/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33334" calcext:value-type="float">
            <text:p>2.433334E-05</text:p>
          </table:table-cell>
          <table:table-cell table:formula="of:=COM.MICROSOFT.IFS([.C366]&gt;[.D366];1;[.D366]&gt;[.C366];0;[.C366]=[.D366];0)" office:value-type="float" office:value="1" calcext:value-type="float">
            <text:p>1</text:p>
          </table:table-cell>
          <table:table-cell table:formula="of:=[.C366]-[.D366]" office:value-type="float" office:value="0.00000166666" calcext:value-type="float">
            <text:p>1.66666E-06</text:p>
          </table:table-cell>
          <table:table-cell/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2466667" calcext:value-type="float">
            <text:p>2.466667E-05</text:p>
          </table:table-cell>
          <table:table-cell office:value-type="float" office:value="0.00003333333" calcext:value-type="float">
            <text:p>3.333333E-05</text:p>
          </table:table-cell>
          <table:table-cell table:formula="of:=COM.MICROSOFT.IFS([.C367]&gt;[.D367];1;[.D367]&gt;[.C367];0;[.C367]=[.D367];0)" office:value-type="float" office:value="0" calcext:value-type="float">
            <text:p>0</text:p>
          </table:table-cell>
          <table:table-cell table:formula="of:=[.C367]-[.D367]" office:value-type="float" office:value="-0.00000866666" calcext:value-type="float">
            <text:p>-8.66666E-06</text:p>
          </table:table-cell>
          <table:table-cell/>
        </table:table-row>
        <table:table-row table:style-name="ro1">
          <table:table-cell office:value-type="string" calcext:value-type="string">
            <text:p>CullSceneDynamicObjectsCombineJob</text:p>
          </table:table-cell>
          <table:table-cell office:value-type="string" calcext:value-type="string">
            <text:p>Render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5" calcext:value-type="float">
            <text:p>5E-06</text:p>
          </table:table-cell>
          <table:table-cell table:formula="of:=COM.MICROSOFT.IFS([.C368]&gt;[.D368];1;[.D368]&gt;[.C368];0;[.C368]=[.D368];0)" office:value-type="float" office:value="1" calcext:value-type="float">
            <text:p>1</text:p>
          </table:table-cell>
          <table:table-cell table:formula="of:=[.C368]-[.D368]" office:value-type="float" office:value="0.000011" calcext:value-type="float">
            <text:p>1.1E-05</text:p>
          </table:table-cell>
          <table:table-cell/>
        </table:table-row>
        <table:table-row table:style-name="ro1">
          <table:table-cell office:value-type="string" calcext:value-type="string">
            <text:p>Physics2D.Simulate</text:p>
          </table:table-cell>
          <table:table-cell office:value-type="string" calcext:value-type="string">
            <text:p>Physics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066667" calcext:value-type="float">
            <text:p>1.066667E-05</text:p>
          </table:table-cell>
          <table:table-cell table:formula="of:=COM.MICROSOFT.IFS([.C369]&gt;[.D369];1;[.D369]&gt;[.C369];0;[.C369]=[.D369];0)" office:value-type="float" office:value="1" calcext:value-type="float">
            <text:p>1</text:p>
          </table:table-cell>
          <table:table-cell table:formula="of:=[.C369]-[.D369]" office:value-type="float" office:value="0.00000433333" calcext:value-type="float">
            <text:p>4.33333E-06</text:p>
          </table:table-cell>
          <table:table-cell/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2233334" calcext:value-type="float">
            <text:p>2.233334E-05</text:p>
          </table:table-cell>
          <table:table-cell table:formula="of:=COM.MICROSOFT.IFS([.C370]&gt;[.D370];1;[.D370]&gt;[.C370];0;[.C370]=[.D370];0)" office:value-type="float" office:value="0" calcext:value-type="float">
            <text:p>0</text:p>
          </table:table-cell>
          <table:table-cell table:formula="of:=[.C370]-[.D370]" office:value-type="float" office:value="-0.00000933334" calcext:value-type="float">
            <text:p>-9.33334E-06</text:p>
          </table:table-cell>
          <table:table-cell/>
        </table:table-row>
        <table:table-row table:style-name="ro1">
          <table:table-cell office:value-type="string" calcext:value-type="string">
            <text:p>CullObjectsWithoutUmbra</text:p>
          </table:table-cell>
          <table:table-cell office:value-type="string" calcext:value-type="string">
            <text:p>Render</text:p>
          </table:table-cell>
          <table:table-cell office:value-type="float" office:value="0.00001166667" calcext:value-type="float">
            <text:p>1.166667E-05</text:p>
          </table:table-cell>
          <table:table-cell office:value-type="float" office:value="0.000003333334" calcext:value-type="float">
            <text:p>3.333334E-06</text:p>
          </table:table-cell>
          <table:table-cell table:formula="of:=COM.MICROSOFT.IFS([.C371]&gt;[.D371];1;[.D371]&gt;[.C371];0;[.C371]=[.D371];0)" office:value-type="float" office:value="1" calcext:value-type="float">
            <text:p>1</text:p>
          </table:table-cell>
          <table:table-cell table:formula="of:=[.C371]-[.D371]" office:value-type="float" office:value="0.000008333336" calcext:value-type="float">
            <text:p>8.333336E-06</text:p>
          </table:table-cell>
          <table:table-cell/>
        </table:table-row>
        <table:table-row table:style-name="ro1">
          <table:table-cell office:value-type="string" calcext:value-type="string">
            <text:p>FixedUpdate.ScriptRunBehaviourFixedUpdate</text:p>
          </table:table-cell>
          <table:table-cell office:value-type="string" calcext:value-type="string">
            <text:p>PlayerLoop</text:p>
          </table:table-cell>
          <table:table-cell office:value-type="float" office:value="0.000009000001" calcext:value-type="float">
            <text:p>9.000001E-06</text:p>
          </table:table-cell>
          <table:table-cell office:value-type="float" office:value="0.000006666667" calcext:value-type="float">
            <text:p>6.666667E-06</text:p>
          </table:table-cell>
          <table:table-cell table:formula="of:=COM.MICROSOFT.IFS([.C372]&gt;[.D372];1;[.D372]&gt;[.C372];0;[.C372]=[.D372];0)" office:value-type="float" office:value="1" calcext:value-type="float">
            <text:p>1</text:p>
          </table:table-cell>
          <table:table-cell table:formula="of:=[.C372]-[.D372]" office:value-type="float" office:value="0.000002333334" calcext:value-type="float">
            <text:p>2.333334E-06</text:p>
          </table:table-cell>
          <table:table-cell/>
        </table:table-row>
        <table:table-row table:style-name="ro1">
          <table:table-cell office:value-type="string" calcext:value-type="string">
            <text:p>FixedUpdate.AudioFixedUpdate</text:p>
          </table:table-cell>
          <table:table-cell office:value-type="string" calcext:value-type="string">
            <text:p>PlayerLoop</text:p>
          </table:table-cell>
          <table:table-cell office:value-type="float" office:value="0.000008666668" calcext:value-type="float">
            <text:p>8.666668E-06</text:p>
          </table:table-cell>
          <table:table-cell office:value-type="float" office:value="0.000006666667" calcext:value-type="float">
            <text:p>6.666667E-06</text:p>
          </table:table-cell>
          <table:table-cell table:formula="of:=COM.MICROSOFT.IFS([.C373]&gt;[.D373];1;[.D373]&gt;[.C373];0;[.C373]=[.D373];0)" office:value-type="float" office:value="1" calcext:value-type="float">
            <text:p>1</text:p>
          </table:table-cell>
          <table:table-cell table:formula="of:=[.C373]-[.D373]" office:value-type="float" office:value="0.000002000001" calcext:value-type="float">
            <text:p>2.000001E-06</text:p>
          </table:table-cell>
          <table:table-cell/>
        </table:table-row>
        <table:table-row table:style-name="ro1">
          <table:table-cell office:value-type="string" calcext:value-type="string">
            <text:p>Physics2D.SyncTransformChanges</text:p>
          </table:table-cell>
          <table:table-cell office:value-type="string" calcext:value-type="string">
            <text:p>Physics</text:p>
          </table:table-cell>
          <table:table-cell office:value-type="float" office:value="0.000008333334" calcext:value-type="float">
            <text:p>8.333334E-06</text:p>
          </table:table-cell>
          <table:table-cell office:value-type="float" office:value="0.000006" calcext:value-type="float">
            <text:p>6E-06</text:p>
          </table:table-cell>
          <table:table-cell table:formula="of:=COM.MICROSOFT.IFS([.C374]&gt;[.D374];1;[.D374]&gt;[.C374];0;[.C374]=[.D374];0)" office:value-type="float" office:value="1" calcext:value-type="float">
            <text:p>1</text:p>
          </table:table-cell>
          <table:table-cell table:formula="of:=[.C374]-[.D374]" office:value-type="float" office:value="0.000002333334" calcext:value-type="float">
            <text:p>2.333334E-06</text:p>
          </table:table-cell>
          <table:table-cell/>
        </table:table-row>
        <table:table-row table:style-name="ro1">
          <table:table-cell office:value-type="string" calcext:value-type="string">
            <text:p>FixedUpdate.DirectorFixedUpdate</text:p>
          </table:table-cell>
          <table:table-cell office:value-type="string" calcext:value-type="string">
            <text:p>PlayerLoop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5666667" calcext:value-type="float">
            <text:p>5.666667E-06</text:p>
          </table:table-cell>
          <table:table-cell table:formula="of:=COM.MICROSOFT.IFS([.C375]&gt;[.D375];1;[.D375]&gt;[.C375];0;[.C375]=[.D375];0)" office:value-type="float" office:value="1" calcext:value-type="float">
            <text:p>1</text:p>
          </table:table-cell>
          <table:table-cell table:formula="of:=[.C375]-[.D375]" office:value-type="float" office:value="0.000002333333" calcext:value-type="float">
            <text:p>2.333333E-06</text:p>
          </table:table-cell>
          <table:table-cell/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000006666667" calcext:value-type="float">
            <text:p>6.666667E-06</text:p>
          </table:table-cell>
          <table:table-cell office:value-type="float" office:value="0.000005333334" calcext:value-type="float">
            <text:p>5.333334E-06</text:p>
          </table:table-cell>
          <table:table-cell table:formula="of:=COM.MICROSOFT.IFS([.C376]&gt;[.D376];1;[.D376]&gt;[.C376];0;[.C376]=[.D376];0)" office:value-type="float" office:value="1" calcext:value-type="float">
            <text:p>1</text:p>
          </table:table-cell>
          <table:table-cell table:formula="of:=[.C376]-[.D376]" office:value-type="float" office:value="0.000001333333" calcext:value-type="float">
            <text:p>1.333333E-06</text:p>
          </table:table-cell>
          <table:table-cell/>
        </table:table-row>
        <table:table-row table:style-name="ro1">
          <table:table-cell office:value-type="string" calcext:value-type="string">
            <text:p>SceneNodesInitJob</text:p>
          </table:table-cell>
          <table:table-cell office:value-type="string" calcext:value-type="string">
            <text:p>Render</text:p>
          </table:table-cell>
          <table:table-cell office:value-type="float" office:value="0.000004666667" calcext:value-type="float">
            <text:p>4.666667E-06</text:p>
          </table:table-cell>
          <table:table-cell office:value-type="float" office:value="0.000003" calcext:value-type="float">
            <text:p>3E-06</text:p>
          </table:table-cell>
          <table:table-cell table:formula="of:=COM.MICROSOFT.IFS([.C377]&gt;[.D377];1;[.D377]&gt;[.C377];0;[.C377]=[.D377];0)" office:value-type="float" office:value="1" calcext:value-type="float">
            <text:p>1</text:p>
          </table:table-cell>
          <table:table-cell table:formula="of:=[.C377]-[.D377]" office:value-type="float" office:value="0.000001666667" calcext:value-type="float">
            <text:p>1.666667E-06</text:p>
          </table:table-cell>
          <table:table-cell/>
        </table:table-row>
        <table:table-row table:style-name="ro1">
          <table:table-cell office:value-type="string" calcext:value-type="string">
            <text:p>FixedUpdate.DirectorFixedUpdatePostPhysics</text:p>
          </table:table-cell>
          <table:table-cell office:value-type="string" calcext:value-type="string">
            <text:p>PlayerLoop</text:p>
          </table:table-cell>
          <table:table-cell office:value-type="float" office:value="0.000004666667" calcext:value-type="float">
            <text:p>4.666667E-06</text:p>
          </table:table-cell>
          <table:table-cell office:value-type="float" office:value="0.000003333334" calcext:value-type="float">
            <text:p>3.333334E-06</text:p>
          </table:table-cell>
          <table:table-cell table:formula="of:=COM.MICROSOFT.IFS([.C378]&gt;[.D378];1;[.D378]&gt;[.C378];0;[.C378]=[.D378];0)" office:value-type="float" office:value="1" calcext:value-type="float">
            <text:p>1</text:p>
          </table:table-cell>
          <table:table-cell table:formula="of:=[.C378]-[.D378]" office:value-type="float" office:value="0.000001333333" calcext:value-type="float">
            <text:p>1.333333E-06</text:p>
          </table:table-cell>
          <table:table-cell/>
        </table:table-row>
        <table:table-row table:style-name="ro1">
          <table:table-cell office:value-type="string" calcext:value-type="string">
            <text:p>FixedUpdate.ScriptRunDelayedFixedFrameRate</text:p>
          </table:table-cell>
          <table:table-cell office:value-type="string" calcext:value-type="string">
            <text:p>PlayerLoop</text:p>
          </table:table-cell>
          <table:table-cell office:value-type="float" office:value="0.000004666666" calcext:value-type="float">
            <text:p>4.666666E-06</text:p>
          </table:table-cell>
          <table:table-cell office:value-type="float" office:value="0.000003" calcext:value-type="float">
            <text:p>3E-06</text:p>
          </table:table-cell>
          <table:table-cell table:formula="of:=COM.MICROSOFT.IFS([.C379]&gt;[.D379];1;[.D379]&gt;[.C379];0;[.C379]=[.D379];0)" office:value-type="float" office:value="1" calcext:value-type="float">
            <text:p>1</text:p>
          </table:table-cell>
          <table:table-cell table:formula="of:=[.C379]-[.D379]" office:value-type="float" office:value="0.000001666666" calcext:value-type="float">
            <text:p>1.666666E-06</text:p>
          </table:table-cell>
          <table:table-cell/>
        </table:table-row>
        <table:table-row table:style-name="ro1">
          <table:table-cell office:value-type="string" calcext:value-type="string">
            <text:p>Fixed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00004333333" calcext:value-type="float">
            <text:p>4.333333E-06</text:p>
          </table:table-cell>
          <table:table-cell office:value-type="float" office:value="0.000002666667" calcext:value-type="float">
            <text:p>2.666667E-06</text:p>
          </table:table-cell>
          <table:table-cell table:formula="of:=COM.MICROSOFT.IFS([.C380]&gt;[.D380];1;[.D380]&gt;[.C380];0;[.C380]=[.D380];0)" office:value-type="float" office:value="1" calcext:value-type="float">
            <text:p>1</text:p>
          </table:table-cell>
          <table:table-cell table:formula="of:=[.C380]-[.D380]" office:value-type="float" office:value="0.000001666666" calcext:value-type="float">
            <text:p>1.666666E-06</text:p>
          </table:table-cell>
          <table:table-cell/>
        </table:table-row>
        <table:table-row table:style-name="ro1">
          <table:table-cell office:value-type="string" calcext:value-type="string">
            <text:p>AudioManager.FixedUpdate</text:p>
          </table:table-cell>
          <table:table-cell office:value-type="string" calcext:value-type="string">
            <text:p>Audio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333334" calcext:value-type="float">
            <text:p>3.333334E-06</text:p>
          </table:table-cell>
          <table:table-cell table:formula="of:=COM.MICROSOFT.IFS([.C381]&gt;[.D381];1;[.D381]&gt;[.C381];0;[.C381]=[.D381];0)" office:value-type="float" office:value="1" calcext:value-type="float">
            <text:p>1</text:p>
          </table:table-cell>
          <table:table-cell table:formula="of:=[.C381]-[.D381]" office:value-type="float" office:value="0.000000666666" calcext:value-type="float">
            <text:p>6.66666E-07</text:p>
          </table:table-cell>
          <table:table-cell/>
        </table:table-row>
        <table:table-row table:style-name="ro1">
          <table:table-cell office:value-type="string" calcext:value-type="string">
            <text:p>FixedUpdate.DirectorFixedSampleTime</text:p>
          </table:table-cell>
          <table:table-cell office:value-type="string" calcext:value-type="string">
            <text:p>PlayerLoop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002333333" calcext:value-type="float">
            <text:p>2.333333E-06</text:p>
          </table:table-cell>
          <table:table-cell table:formula="of:=COM.MICROSOFT.IFS([.C382]&gt;[.D382];1;[.D382]&gt;[.C382];0;[.C382]=[.D382];0)" office:value-type="float" office:value="1" calcext:value-type="float">
            <text:p>1</text:p>
          </table:table-cell>
          <table:table-cell table:formula="of:=[.C382]-[.D382]" office:value-type="float" office:value="0.000001333334" calcext:value-type="float">
            <text:p>1.333334E-06</text:p>
          </table:table-cell>
          <table:table-cell/>
        </table:table-row>
        <table:table-row table:style-name="ro1">
          <table:table-cell office:value-type="string" calcext:value-type="string">
            <text:p>Physics.SyncRigidbodyTransform</text:p>
          </table:table-cell>
          <table:table-cell office:value-type="string" calcext:value-type="string">
            <text:p>Physics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004666667" calcext:value-type="float">
            <text:p>4.666667E-06</text:p>
          </table:table-cell>
          <table:table-cell table:formula="of:=COM.MICROSOFT.IFS([.C383]&gt;[.D383];1;[.D383]&gt;[.C383];0;[.C383]=[.D383];0)" office:value-type="float" office:value="0" calcext:value-type="float">
            <text:p>0</text:p>
          </table:table-cell>
          <table:table-cell table:formula="of:=[.C383]-[.D383]" office:value-type="float" office:value="-0.000001" calcext:value-type="float">
            <text:p>-1E-06</text:p>
          </table:table-cell>
          <table:table-cell/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005" calcext:value-type="float">
            <text:p>5E-06</text:p>
          </table:table-cell>
          <table:table-cell table:formula="of:=COM.MICROSOFT.IFS([.C384]&gt;[.D384];1;[.D384]&gt;[.C384];0;[.C384]=[.D384];0)" office:value-type="float" office:value="0" calcext:value-type="float">
            <text:p>0</text:p>
          </table:table-cell>
          <table:table-cell table:formula="of:=[.C384]-[.D384]" office:value-type="float" office:value="-0.000001333333" calcext:value-type="float">
            <text:p>-1.333333E-06</text:p>
          </table:table-cell>
          <table:table-cell/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002" calcext:value-type="float">
            <text:p>2E-06</text:p>
          </table:table-cell>
          <table:table-cell table:formula="of:=COM.MICROSOFT.IFS([.C385]&gt;[.D385];1;[.D385]&gt;[.C385];0;[.C385]=[.D385];0)" office:value-type="float" office:value="1" calcext:value-type="float">
            <text:p>1</text:p>
          </table:table-cell>
          <table:table-cell table:formula="of:=[.C385]-[.D385]" office:value-type="float" office:value="0.000001333334" calcext:value-type="float">
            <text:p>1.333334E-06</text:p>
          </table:table-cell>
          <table:table-cell/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002666667" calcext:value-type="float">
            <text:p>2.666667E-06</text:p>
          </table:table-cell>
          <table:table-cell table:formula="of:=COM.MICROSOFT.IFS([.C386]&gt;[.D386];1;[.D386]&gt;[.C386];0;[.C386]=[.D386];0)" office:value-type="float" office:value="1" calcext:value-type="float">
            <text:p>1</text:p>
          </table:table-cell>
          <table:table-cell table:formula="of:=[.C386]-[.D386]" office:value-type="float" office:value="0.000000666667" calcext:value-type="float">
            <text:p>6.66667E-07</text:p>
          </table:table-cell>
          <table:table-cell/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666667" calcext:value-type="float">
            <text:p>2.666667E-06</text:p>
          </table:table-cell>
          <table:table-cell table:formula="of:=COM.MICROSOFT.IFS([.C387]&gt;[.D387];1;[.D387]&gt;[.C387];0;[.C387]=[.D387];0)" office:value-type="float" office:value="1" calcext:value-type="float">
            <text:p>1</text:p>
          </table:table-cell>
          <table:table-cell table:formula="of:=[.C387]-[.D387]" office:value-type="float" office:value="0.000000333333" calcext:value-type="float">
            <text:p>3.33333E-07</text:p>
          </table:table-cell>
          <table:table-cell/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001" calcext:value-type="float">
            <text:p>1E-06</text:p>
          </table:table-cell>
          <table:table-cell table:formula="of:=COM.MICROSOFT.IFS([.C388]&gt;[.D388];1;[.D388]&gt;[.C388];0;[.C388]=[.D388];0)" office:value-type="float" office:value="1" calcext:value-type="float">
            <text:p>1</text:p>
          </table:table-cell>
          <table:table-cell table:formula="of:=[.C388]-[.D388]" office:value-type="float" office:value="0.000001666667" calcext:value-type="float">
            <text:p>1.666667E-06</text:p>
          </table:table-cell>
          <table:table-cell/>
        </table:table-row>
        <table:table-row table:style-name="ro1">
          <table:table-cell office:value-type="string" calcext:value-type="string">
            <text:p>Physics2D.SyncRigidbodyTransformChanges</text:p>
          </table:table-cell>
          <table:table-cell office:value-type="string" calcext:value-type="string">
            <text:p>Physics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003" calcext:value-type="float">
            <text:p>3E-06</text:p>
          </table:table-cell>
          <table:table-cell table:formula="of:=COM.MICROSOFT.IFS([.C389]&gt;[.D389];1;[.D389]&gt;[.C389];0;[.C389]=[.D389];0)" office:value-type="float" office:value="0" calcext:value-type="float">
            <text:p>0</text:p>
          </table:table-cell>
          <table:table-cell table:formula="of:=[.C389]-[.D389]" office:value-type="float" office:value="-0.000000333333" calcext:value-type="float">
            <text:p>-3.33333E-07</text:p>
          </table:table-cell>
          <table:table-cell/>
        </table:table-row>
        <table:table-row table:style-name="ro1">
          <table:table-cell office:value-type="string" calcext:value-type="string">
            <text:p>FixedUpdate.XRFixedUpdate</text:p>
          </table:table-cell>
          <table:table-cell office:value-type="string" calcext:value-type="string">
            <text:p>PlayerLoop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01" calcext:value-type="float">
            <text:p>1E-06</text:p>
          </table:table-cell>
          <table:table-cell table:formula="of:=COM.MICROSOFT.IFS([.C390]&gt;[.D390];1;[.D390]&gt;[.C390];0;[.C390]=[.D390];0)" office:value-type="float" office:value="1" calcext:value-type="float">
            <text:p>1</text:p>
          </table:table-cell>
          <table:table-cell table:formula="of:=[.C390]-[.D390]" office:value-type="float" office:value="0.000001333333" calcext:value-type="float">
            <text:p>1.333333E-06</text:p>
          </table:table-cell>
          <table:table-cell/>
        </table:table-row>
        <table:table-row table:style-name="ro1">
          <table:table-cell office:value-type="string" calcext:value-type="string">
            <text:p>Physics.SyncColliderTransform</text:p>
          </table:table-cell>
          <table:table-cell office:value-type="string" calcext:value-type="string">
            <text:p>Physics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01666667" calcext:value-type="float">
            <text:p>1.666667E-06</text:p>
          </table:table-cell>
          <table:table-cell table:formula="of:=COM.MICROSOFT.IFS([.C391]&gt;[.D391];1;[.D391]&gt;[.C391];0;[.C391]=[.D391];0)" office:value-type="float" office:value="1" calcext:value-type="float">
            <text:p>1</text:p>
          </table:table-cell>
          <table:table-cell table:formula="of:=[.C391]-[.D391]" office:value-type="float" office:value="0.000000666666" calcext:value-type="float">
            <text:p>6.66666E-07</text:p>
          </table:table-cell>
          <table:table-cell/>
        </table:table-row>
        <table:table-row table:style-name="ro1">
          <table:table-cell office:value-type="string" calcext:value-type="string">
            <text:p>FixedUpdate.LegacyFixedAnimationUpdate</text:p>
          </table:table-cell>
          <table:table-cell office:value-type="string" calcext:value-type="string">
            <text:p>PlayerLoop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01666667" calcext:value-type="float">
            <text:p>1.666667E-06</text:p>
          </table:table-cell>
          <table:table-cell table:formula="of:=COM.MICROSOFT.IFS([.C392]&gt;[.D392];1;[.D392]&gt;[.C392];0;[.C392]=[.D392];0)" office:value-type="float" office:value="1" calcext:value-type="float">
            <text:p>1</text:p>
          </table:table-cell>
          <table:table-cell table:formula="of:=[.C392]-[.D392]" office:value-type="float" office:value="0.000000666666" calcext:value-type="float">
            <text:p>6.66666E-07</text:p>
          </table:table-cell>
          <table:table-cell/>
        </table:table-row>
        <table:table-row table:style-name="ro1">
          <table:table-cell office:value-type="string" calcext:value-type="string">
            <text:p>Physics2D.SyncColliderTransformChanges</text:p>
          </table:table-cell>
          <table:table-cell office:value-type="string" calcext:value-type="string">
            <text:p>Physics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02" calcext:value-type="float">
            <text:p>2E-06</text:p>
          </table:table-cell>
          <table:table-cell table:formula="of:=COM.MICROSOFT.IFS([.C393]&gt;[.D393];1;[.D393]&gt;[.C393];0;[.C393]=[.D393];0)" office:value-type="float" office:value="1" calcext:value-type="float">
            <text:p>1</text:p>
          </table:table-cell>
          <table:table-cell table:formula="of:=[.C393]-[.D393]" office:value-type="float" office:value="0.000000333333" calcext:value-type="float">
            <text:p>3.33333E-07</text:p>
          </table:table-cell>
          <table:table-cell/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08966656" calcext:value-type="float">
            <text:p>8.966656E-05</text:p>
          </table:table-cell>
          <table:table-cell table:formula="of:=COM.MICROSOFT.IFS([.C394]&gt;[.D394];1;[.D394]&gt;[.C394];0;[.C394]=[.D394];0)" office:value-type="float" office:value="0" calcext:value-type="float">
            <text:p>0</text:p>
          </table:table-cell>
          <table:table-cell table:formula="of:=[.C394]-[.D394]" office:value-type="float" office:value="-0.000087333227" calcext:value-type="float">
            <text:p>-8.7333227E-05</text:p>
          </table:table-cell>
          <table:table-cell/>
        </table:table-row>
        <table:table-row table:style-name="ro1">
          <table:table-cell office:value-type="string" calcext:value-type="string">
            <text:p>PrepareSceneNodesJob</text:p>
          </table:table-cell>
          <table:table-cell office:value-type="string" calcext:value-type="string">
            <text:p>Render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03333334" calcext:value-type="float">
            <text:p>3.333334E-07</text:p>
          </table:table-cell>
          <table:table-cell table:formula="of:=COM.MICROSOFT.IFS([.C395]&gt;[.D395];1;[.D395]&gt;[.C395];0;[.C395]=[.D395];0)" office:value-type="float" office:value="1" calcext:value-type="float">
            <text:p>1</text:p>
          </table:table-cell>
          <table:table-cell table:formula="of:=[.C395]-[.D395]" office:value-type="float" office:value="0.0000016666666" calcext:value-type="float">
            <text:p>1.6666666E-06</text:p>
          </table:table-cell>
          <table:table-cell/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333333" calcext:value-type="float">
            <text:p>1.333333E-06</text:p>
          </table:table-cell>
          <table:table-cell table:formula="of:=COM.MICROSOFT.IFS([.C396]&gt;[.D396];1;[.D396]&gt;[.C396];0;[.C396]=[.D396];0)" office:value-type="float" office:value="1" calcext:value-type="float">
            <text:p>1</text:p>
          </table:table-cell>
          <table:table-cell table:formula="of:=[.C396]-[.D396]" office:value-type="float" office:value="0.000000666667" calcext:value-type="float">
            <text:p>6.66667E-07</text:p>
          </table:table-cell>
          <table:table-cell/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" calcext:value-type="float">
            <text:p>0</text:p>
          </table:table-cell>
          <table:table-cell table:formula="of:=COM.MICROSOFT.IFS([.C397]&gt;[.D397];1;[.D397]&gt;[.C397];0;[.C397]=[.D397];0)" office:value-type="float" office:value="1" calcext:value-type="float">
            <text:p>1</text:p>
          </table:table-cell>
          <table:table-cell table:formula="of:=[.C397]-[.D397]" office:value-type="float" office:value="0.000001333333" calcext:value-type="float">
            <text:p>1.333333E-06</text:p>
          </table:table-cell>
          <table:table-cell/>
        </table:table-row>
        <table:table-row table:style-name="ro1">
          <table:table-cell office:value-type="string" calcext:value-type="string">
            <text:p>FixedUpdate.PhysicsClothFixedUpdate</text:p>
          </table:table-cell>
          <table:table-cell office:value-type="string" calcext:value-type="string">
            <text:p>PlayerLoop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.0000003333334" calcext:value-type="float">
            <text:p>3.333334E-07</text:p>
          </table:table-cell>
          <table:table-cell table:formula="of:=COM.MICROSOFT.IFS([.C398]&gt;[.D398];1;[.D398]&gt;[.C398];0;[.C398]=[.D398];0)" office:value-type="float" office:value="1" calcext:value-type="float">
            <text:p>1</text:p>
          </table:table-cell>
          <table:table-cell table:formula="of:=[.C398]-[.D398]" office:value-type="float" office:value="0.0000009999996" calcext:value-type="float">
            <text:p>9.999996E-07</text:p>
          </table:table-cell>
          <table:table-cell/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2633332" calcext:value-type="float">
            <text:p>2.633332E-05</text:p>
          </table:table-cell>
          <table:table-cell table:formula="of:=COM.MICROSOFT.IFS([.C399]&gt;[.D399];1;[.D399]&gt;[.C399];0;[.C399]=[.D399];0)" office:value-type="float" office:value="0" calcext:value-type="float">
            <text:p>0</text:p>
          </table:table-cell>
          <table:table-cell table:formula="of:=[.C399]-[.D399]" office:value-type="float" office:value="-0.00002533332" calcext:value-type="float">
            <text:p>-2.533332E-05</text:p>
          </table:table-cell>
          <table:table-cell/>
        </table:table-row>
      </table:table>
      <table:named-expressions/>
      <table:database-ranges>
        <table:database-range table:name="__Anonymous_Sheet_DB__0" table:target-range-address="VolumetriskVattenshaderUSGProfilerData_SECOND_TEST_data_main_self.A1:VolumetriskVattenshaderUSGProfilerData_SECOND_TEST_data_main_self.F39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21:32:35.136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8-02T21:33:16.232000000</dc:date>
    <meta:editing-duration>PT1H59M19S</meta:editing-duration>
    <meta:editing-cycles>10</meta:editing-cycles>
    <meta:generator>LibreOffice/6.4.2.2$Windows_X86_64 LibreOffice_project/4e471d8c02c9c90f512f7f9ead8875b57fcb1ec3</meta:generator>
    <meta:document-statistic meta:table-count="1" meta:cell-count="2394" meta:object-count="0"/>
  </office:meta>
</office:document-meta>
</file>